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 manifest:full-path="Object 2/Pictures/"/>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 svg:font-family="'Andale Sans UI'" style:font-pitch="variable"/>
    <style:font-face style:name="Lucida Sans Unicode" svg:font-family="'Lucida Sans Unicode'" style:font-pitch="variable"/>
    <style:font-face style:name="Tahoma" svg:font-family="Tahoma" style:font-pitch="variable"/>
    <style:font-face style:name="Albany" svg:font-family="Albany" style:font-family-generic="swiss" style:font-pitch="variable"/>
    <style:font-face style:name="Arial" svg:font-family="Arial" style:font-family-generic="swiss" style:font-pitch="variable"/>
  </office:font-face-decls>
  <office:automatic-styles>
    <style:style style:name="co1" style:family="table-column">
      <style:table-column-properties fo:break-before="auto" style:column-width="0.388cm"/>
    </style:style>
    <style:style style:name="co2" style:family="table-column">
      <style:table-column-properties fo:break-before="auto" style:column-width="1.39cm"/>
    </style:style>
    <style:style style:name="co3" style:family="table-column">
      <style:table-column-properties fo:break-before="auto" style:column-width="0.556cm"/>
    </style:style>
    <style:style style:name="co4" style:family="table-column">
      <style:table-column-properties fo:break-before="auto" style:column-width="2.267cm"/>
    </style:style>
    <style:style style:name="co5" style:family="table-column">
      <style:table-column-properties fo:break-before="auto" style:column-width="1.729cm"/>
    </style:style>
    <style:style style:name="co6" style:family="table-column">
      <style:table-column-properties fo:break-before="auto" style:column-width="1.311cm"/>
    </style:style>
    <style:style style:name="co7" style:family="table-column">
      <style:table-column-properties fo:break-before="auto" style:column-width="2.974cm"/>
    </style:style>
    <style:style style:name="co8" style:family="table-column">
      <style:table-column-properties fo:break-before="auto" style:column-width="2.561cm"/>
    </style:style>
    <style:style style:name="co9" style:family="table-column">
      <style:table-column-properties fo:break-before="auto" style:column-width="2.057cm"/>
    </style:style>
    <style:style style:name="co10" style:family="table-column">
      <style:table-column-properties fo:break-before="auto" style:column-width="3.002cm"/>
    </style:style>
    <style:style style:name="co11" style:family="table-column">
      <style:table-column-properties fo:break-before="auto" style:column-width="0.445cm"/>
    </style:style>
    <style:style style:name="co12" style:family="table-column">
      <style:table-column-properties fo:break-before="auto" style:column-width="2.896cm"/>
    </style:style>
    <style:style style:name="co13" style:family="table-column">
      <style:table-column-properties fo:break-before="auto" style:column-width="2.757cm"/>
    </style:style>
    <style:style style:name="co14" style:family="table-column">
      <style:table-column-properties fo:break-before="auto" style:column-width="2.475cm"/>
    </style:style>
    <style:style style:name="co15" style:family="table-column">
      <style:table-column-properties fo:break-before="auto" style:column-width="2.529cm"/>
    </style:style>
    <style:style style:name="co16" style:family="table-column">
      <style:table-column-properties fo:break-before="auto" style:column-width="0.944cm"/>
    </style:style>
    <style:style style:name="co17" style:family="table-column">
      <style:table-column-properties fo:break-before="auto" style:column-width="2.14cm"/>
    </style:style>
    <style:style style:name="ro1" style:family="table-row">
      <style:table-row-properties style:row-height="0.623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788cm" fo:break-before="auto" style:use-optimal-row-height="true"/>
    </style:style>
    <style:style style:name="ro5" style:family="table-row">
      <style:table-row-properties style:row-height="0.788cm" fo:break-before="auto" style:use-optimal-row-height="false"/>
    </style:style>
    <style:style style:name="ta1" style:family="table" style:master-page-name="Report">
      <style:table-properties table:display="true" style:writing-mode="lr-tb"/>
    </style:style>
    <style:style style:name="ta2"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1">
      <number:number number:decimal-places="2" number:min-integer-digits="1"/>
      <number:text>%</number:text>
    </number:percentage-style>
    <number:text-style style:name="N100">
      <number:text-content/>
    </number:text-style>
    <number:percentage-style style:name="N5011" number:language="de" number:country="DE">
      <number:number number:decimal-places="2" number:min-integer-digits="1"/>
      <number:text>%</number:text>
    </number:percentage-style>
    <style:style style:name="ce1" style:family="table-cell" style:parent-style-name="Default">
      <style:table-cell-properties fo:background-color="#000080"/>
    </style:style>
    <style:style style:name="ce2" style:family="table-cell" style:parent-style-name="Default">
      <style:table-cell-properties fo:background-color="#000080" fo:border="none"/>
    </style:style>
    <style:style style:name="ce3" style:family="table-cell" style:parent-style-name="Default">
      <style:table-cell-properties fo:background-color="#ffcc99" fo:border="none"/>
      <style:text-properties fo:font-weight="bold"/>
    </style:style>
    <style:style style:name="ce4" style:family="table-cell" style:parent-style-name="Default">
      <style:table-cell-properties fo:background-color="#ffcc99"/>
      <style:text-properties fo:font-weight="bold"/>
    </style:style>
    <style:style style:name="ce5" style:family="table-cell" style:parent-style-name="Default">
      <style:table-cell-properties fo:background-color="#ffcc99" fo:border="none"/>
    </style:style>
    <style:style style:name="ce6" style:family="table-cell" style:parent-style-name="Default">
      <style:table-cell-properties fo:background-color="#008080"/>
      <style:text-properties fo:color="#ffffff" fo:font-weight="bold"/>
    </style:style>
    <style:style style:name="ce7" style:family="table-cell" style:parent-style-name="Default">
      <style:table-cell-properties fo:background-color="#008000"/>
      <style:text-properties fo:color="#ffffff" fo:font-weight="bold"/>
    </style:style>
    <style:style style:name="ce8" style:family="table-cell" style:parent-style-name="Default">
      <style:table-cell-properties fo:background-color="#800000"/>
      <style:text-properties fo:color="#ffffff" fo:font-weight="bold"/>
    </style:style>
    <style:style style:name="ce9" style:family="table-cell" style:parent-style-name="Default">
      <style:table-cell-properties fo:background-color="#ffcc99" fo:border="none"/>
      <style:text-properties fo:color="#ffffff" fo:font-weight="bold"/>
    </style:style>
    <style:style style:name="ce10" style:family="table-cell" style:parent-style-name="Default">
      <style:table-cell-properties fo:background-color="#ffcc99"/>
    </style:style>
    <style:style style:name="ce11" style:family="table-cell" style:parent-style-name="Default">
      <style:table-cell-properties fo:border-bottom="none" fo:background-color="#e6e6e6" fo:border-left="0.035cm solid #000000" fo:border-right="none" fo:border-top="none"/>
    </style:style>
    <style:style style:name="ce12" style:family="table-cell" style:parent-style-name="Default">
      <style:table-cell-properties fo:border-bottom="0.035cm solid #000000" fo:background-color="#e6e6e6" fo:border-left="0.035cm solid #000000" fo:border-right="none" fo:border-top="none"/>
    </style:style>
    <style:style style:name="ce13" style:family="table-cell" style:parent-style-name="Default">
      <style:table-cell-properties fo:border-bottom="0.035cm solid #000000" fo:background-color="#000080" fo:border-left="none" fo:border-right="none" fo:border-top="none"/>
    </style:style>
    <style:style style:name="ce14" style:family="table-cell" style:parent-style-name="Default">
      <style:table-cell-properties fo:background-color="#e6e6e6" fo:border="none"/>
    </style:style>
    <style:style style:name="ce15" style:family="table-cell" style:parent-style-name="Default">
      <style:table-cell-properties fo:background-color="#e6e6e6" style:text-align-source="fix" style:repeat-content="false" fo:border="none"/>
      <style:paragraph-properties fo:text-align="start" fo:margin-left="0cm"/>
      <style:text-properties fo:font-size="8pt" fo:font-weight="bold"/>
    </style:style>
    <style:style style:name="ce16" style:family="table-cell" style:parent-style-name="Default">
      <style:table-cell-properties fo:background-color="#ffffcc" fo:border="none"/>
      <style:text-properties fo:color="#0000ff"/>
    </style:style>
    <style:style style:name="ce17" style:family="table-cell" style:parent-style-name="Default">
      <style:table-cell-properties fo:background-color="#ffffcc" style:text-align-source="fix" style:repeat-content="false" fo:border="none"/>
      <style:paragraph-properties fo:text-align="end" fo:margin-left="0cm"/>
      <style:text-properties fo:color="#0000ff"/>
    </style:style>
    <style:style style:name="ce18" style:family="table-cell" style:parent-style-name="Default">
      <style:table-cell-properties fo:background-color="#e6e6e6"/>
    </style:style>
    <style:style style:name="ce19" style:family="table-cell" style:parent-style-name="Default">
      <style:table-cell-properties fo:background-color="#e6e6e6" style:text-align-source="fix" style:repeat-content="false"/>
      <style:paragraph-properties fo:text-align="end" fo:margin-left="0cm"/>
    </style:style>
    <style:style style:name="ce20" style:family="table-cell" style:parent-style-name="Default">
      <style:table-cell-properties fo:border-bottom="0.035cm solid #000000" fo:background-color="#e6e6e6" fo:border-left="none" fo:border-right="none" fo:border-top="none"/>
    </style:style>
    <style:style style:name="ce21" style:family="table-cell" style:parent-style-name="Default">
      <style:table-cell-properties fo:background-color="#e6e6e6" style:text-align-source="fix" style:repeat-content="false" fo:border="none"/>
      <style:paragraph-properties fo:text-align="end"/>
      <style:text-properties fo:font-size="8pt" fo:font-weight="bold"/>
    </style:style>
    <style:style style:name="ce22" style:family="table-cell" style:parent-style-name="Default">
      <style:table-cell-properties fo:background-color="#ffffcc" fo:border="none"/>
    </style:style>
    <style:style style:name="ce23" style:family="table-cell" style:parent-style-name="Default">
      <style:table-cell-properties fo:background-color="#ffffcc" style:text-align-source="fix" style:repeat-content="false" fo:border="none"/>
      <style:paragraph-properties fo:text-align="end" fo:margin-left="0cm"/>
      <style:text-properties fo:font-weight="bold"/>
    </style:style>
    <style:style style:name="ce24" style:family="table-cell" style:parent-style-name="Default">
      <style:table-cell-properties fo:background-color="#e6e6e6" style:text-align-source="fix" style:repeat-content="false" fo:wrap-option="wrap" fo:border="none"/>
      <style:paragraph-properties fo:text-align="end" fo:margin-left="0cm"/>
      <style:text-properties fo:font-size="8pt" fo:font-weight="bold"/>
    </style:style>
    <style:style style:name="ce25" style:family="table-cell" style:parent-style-name="Default">
      <style:table-cell-properties fo:background-color="#ffffcc" style:text-align-source="fix" style:repeat-content="false" fo:border="none"/>
      <style:paragraph-properties fo:text-align="end" fo:margin-left="0cm"/>
      <style:text-properties fo:color="#0000ff" fo:font-weight="bold"/>
    </style:style>
    <style:style style:name="ce26" style:family="table-cell" style:parent-style-name="Default">
      <style:table-cell-properties fo:background-color="#000080"/>
      <style:text-properties fo:color="#ffff00" fo:font-size="14pt" fo:font-weight="bold"/>
    </style:style>
    <style:style style:name="ce27" style:family="table-cell" style:parent-style-name="Default" style:data-style-name="N5011">
      <style:table-cell-properties fo:background-color="#ffffcc"/>
    </style:style>
    <style:style style:name="ce28" style:family="table-cell" style:parent-style-name="Default" style:data-style-name="N112">
      <style:table-cell-properties fo:background-color="#ffffcc" fo:border="none"/>
      <style:text-properties fo:color="#0000ff" style:text-underline-style="none"/>
    </style:style>
    <style:style style:name="ce29" style:family="table-cell" style:parent-style-name="Default" style:data-style-name="N112">
      <style:table-cell-properties fo:background-color="#ffffcc" fo:border="none"/>
      <style:text-properties fo:color="#0000ff"/>
    </style:style>
    <style:style style:name="ce30" style:family="table-cell" style:parent-style-name="Default">
      <style:table-cell-properties fo:background-color="#e6e6e6"/>
      <style:text-properties fo:font-style="italic"/>
    </style:style>
    <style:style style:name="ce31" style:family="table-cell" style:parent-style-name="Default" style:data-style-name="N114">
      <style:table-cell-properties fo:background-color="#e6e6e6" fo:border="none"/>
    </style:style>
    <style:style style:name="ce32" style:family="table-cell" style:parent-style-name="Default">
      <style:table-cell-properties fo:background-color="#000080"/>
      <style:text-properties fo:color="#ff0000"/>
    </style:style>
    <style:style style:name="ce33" style:family="table-cell" style:parent-style-name="Default" style:data-style-name="N5011">
      <style:table-cell-properties fo:background-color="#ffffcc"/>
      <style:text-properties fo:color="#0000ff"/>
    </style:style>
    <style:style style:name="ce34" style:family="table-cell" style:parent-style-name="Default">
      <style:table-cell-properties fo:background-color="#000080"/>
      <style:text-properties fo:color="#ff0000" fo:font-size="10pt" fo:font-style="italic" fo:font-weight="bold"/>
    </style:style>
    <style:style style:name="ce35" style:family="table-cell" style:parent-style-name="Default">
      <style:table-cell-properties fo:background-color="#e6e6e6" style:text-align-source="fix" style:repeat-content="false" fo:border="none"/>
      <style:paragraph-properties fo:text-align="end" fo:margin-left="0cm"/>
      <style:text-properties fo:font-size="8pt" fo:font-weight="bold"/>
    </style:style>
    <style:style style:name="ce36" style:family="table-cell" style:parent-style-name="Default" style:data-style-name="N5011">
      <style:table-cell-properties fo:background-color="#ffffcc" fo:border="none"/>
      <style:text-properties fo:color="#0000ff"/>
    </style:style>
    <style:style style:name="ce37" style:family="table-cell" style:parent-style-name="Default">
      <style:table-cell-properties fo:border-bottom="none" fo:background-color="#000080" fo:border-left="none" fo:border-right="none" fo:border-top="0.035cm solid #000000"/>
    </style:style>
    <style:style style:name="ce38" style:family="table-cell" style:parent-style-name="Default">
      <style:table-cell-properties fo:background-color="#000080" fo:border="none"/>
      <style:text-properties fo:color="#ffff00"/>
    </style:style>
    <style:style style:name="ce39" style:family="table-cell" style:parent-style-name="Default">
      <style:table-cell-properties fo:background-color="#e6e6e6" style:text-align-source="fix" style:repeat-content="false" fo:wrap-option="wrap" fo:border="none"/>
      <style:paragraph-properties fo:text-align="end"/>
      <style:text-properties fo:font-size="8pt" fo:font-weight="bold"/>
    </style:style>
    <style:style style:name="ce40" style:family="table-cell" style:parent-style-name="Default" style:data-style-name="N2">
      <style:table-cell-properties fo:background-color="#ffffcc" fo:border="none"/>
      <style:text-properties fo:color="#0000ff"/>
    </style:style>
    <style:style style:name="ce41" style:family="table-cell" style:parent-style-name="Default">
      <style:table-cell-properties fo:background-color="#ffff00" fo:border="none"/>
      <style:text-properties fo:color="#000080"/>
    </style:style>
    <style:style style:name="ce42" style:family="table-cell" style:parent-style-name="Default">
      <style:table-cell-properties fo:background-color="#000080" fo:border="none"/>
      <style:text-properties fo:color="#c0c0c0"/>
    </style:style>
    <style:style style:name="ce43" style:family="table-cell" style:parent-style-name="Default" style:data-style-name="N112">
      <style:table-cell-properties fo:background-color="#ffcc99" style:text-align-source="fix" style:repeat-content="false" fo:border="none"/>
      <style:paragraph-properties fo:text-align="end" fo:margin-left="0cm"/>
      <style:text-properties fo:font-size="8pt"/>
    </style:style>
    <style:style style:name="ce44" style:family="table-cell" style:parent-style-name="Default" style:data-style-name="N112">
      <style:table-cell-properties fo:border-bottom="none" fo:background-color="#ffffcc" fo:border-left="none" fo:border-right="0.035cm solid #000000" fo:border-top="0.035cm solid #000000"/>
      <style:text-properties fo:color="#0000ff"/>
    </style:style>
    <style:style style:name="ce45" style:family="table-cell" style:parent-style-name="Default" style:data-style-name="N112">
      <style:table-cell-properties fo:border-bottom="none" fo:background-color="#ffffcc" fo:border-left="none" fo:border-right="0.035cm solid #000000" fo:border-top="none"/>
      <style:text-properties fo:color="#0000ff"/>
    </style:style>
    <style:style style:name="ce46" style:family="table-cell" style:parent-style-name="Default">
      <style:table-cell-properties fo:border-bottom="none" fo:background-color="#e6e6e6" fo:border-left="none" fo:border-right="0.035cm solid #000000" fo:border-top="none"/>
    </style:style>
    <style:style style:name="ce47" style:family="table-cell" style:parent-style-name="Default" style:data-style-name="N112">
      <style:table-cell-properties fo:border-bottom="none" fo:background-color="#e6e6e6" fo:border-left="none" fo:border-right="0.035cm solid #000000" fo:border-top="none"/>
    </style:style>
    <style:style style:name="ce48" style:family="table-cell" style:parent-style-name="Default" style:data-style-name="N112">
      <style:table-cell-properties fo:background-color="#e6e6e6"/>
      <style:text-properties fo:font-weight="bold"/>
    </style:style>
    <style:style style:name="ce49" style:family="table-cell" style:parent-style-name="Default" style:data-style-name="N112">
      <style:table-cell-properties fo:background-color="#000080" fo:border="none"/>
      <style:text-properties fo:color="#ffff00" fo:font-weight="bold"/>
    </style:style>
    <style:style style:name="ce50" style:family="table-cell" style:parent-style-name="Default" style:data-style-name="N112">
      <style:table-cell-properties fo:background-color="#e6e6e6" fo:border="none"/>
    </style:style>
    <style:style style:name="ce51" style:family="table-cell" style:parent-style-name="Default">
      <style:table-cell-properties fo:background-color="#e6e6e6"/>
      <style:text-properties fo:font-weight="bold"/>
    </style:style>
    <style:style style:name="ce52" style:family="table-cell" style:parent-style-name="Default" style:data-style-name="N112">
      <style:table-cell-properties fo:background-color="#e6e6e6" fo:border="none"/>
      <style:text-properties fo:font-weight="bold"/>
    </style:style>
    <style:style style:name="ce53" style:family="table-cell" style:parent-style-name="Default" style:data-style-name="N112">
      <style:table-cell-properties fo:background-color="#ffff00" fo:border="none"/>
      <style:text-properties fo:color="#000080" fo:font-weight="bold"/>
    </style:style>
    <style:style style:name="ce54" style:family="table-cell" style:parent-style-name="Default" style:data-style-name="N112">
      <style:table-cell-properties fo:background-color="#ffcc99"/>
    </style:style>
    <style:style style:name="ce55" style:family="table-cell" style:parent-style-name="Default" style:data-style-name="N112">
      <style:table-cell-properties fo:background-color="#000080" fo:border="none"/>
    </style:style>
    <style:style style:name="ce56" style:family="table-cell" style:parent-style-name="Default" style:data-style-name="N112">
      <style:table-cell-properties fo:background-color="#ffff00" fo:border="none"/>
      <style:text-properties fo:color="#ff0000" fo:font-weight="bold"/>
    </style:style>
    <style:style style:name="ce57" style:family="table-cell" style:parent-style-name="Default" style:data-style-name="N112">
      <style:table-cell-properties fo:background-color="#000080"/>
    </style:style>
    <style:style style:name="ce58" style:family="table-cell" style:parent-style-name="Default" style:data-style-name="N112"/>
    <style:style style:name="ce59" style:family="table-cell" style:parent-style-name="Default">
      <style:table-cell-properties fo:background-color="transparent"/>
    </style:style>
    <style:style style:name="ce60" style:family="table-cell" style:parent-style-name="Default">
      <style:table-cell-properties fo:border="none"/>
    </style:style>
    <style:style style:name="ce61" style:family="table-cell" style:parent-style-name="Default" style:data-style-name="N1"/>
    <style:style style:name="ce62" style:family="table-cell" style:parent-style-name="Default">
      <style:table-cell-properties fo:background-color="#008080"/>
      <style:text-properties fo:color="#ffffff"/>
    </style:style>
    <style:style style:name="ce63" style:family="table-cell" style:parent-style-name="Default">
      <style:table-cell-properties fo:background-color="#ffff99"/>
      <style:text-properties fo:font-weight="bold"/>
    </style:style>
    <style:style style:name="ce64" style:family="table-cell" style:parent-style-name="Default" style:data-style-name="N115"/>
    <style:style style:name="ce65" style:family="table-cell" style:parent-style-name="Default" style:data-style-name="N100"/>
    <style:style style:name="ce66" style:family="table-cell" style:parent-style-name="Default" style:data-style-name="N100">
      <style:table-cell-properties fo:border-bottom="0.035cm solid #000000" fo:border-left="none" fo:border-right="none" fo:border-top="none"/>
    </style:style>
    <style:style style:name="ce67" style:family="table-cell" style:parent-style-name="Default" style:data-style-name="N100">
      <style:table-cell-properties fo:border-bottom="0.035cm solid #000000" fo:border-left="none" fo:border-right="none" fo:border-top="none" style:vertical-align="bottom"/>
    </style:style>
    <style:style style:name="ce68" style:family="table-cell" style:parent-style-name="Default" style:data-style-name="N115">
      <style:table-cell-properties fo:border="none"/>
    </style:style>
    <style:style style:name="ce69" style:family="table-cell" style:parent-style-name="Default" style:data-style-name="N11">
      <style:table-cell-properties fo:background-color="#e6e6e6"/>
    </style:style>
    <style:style style:name="ce70" style:family="table-cell" style:parent-style-name="Default" style:data-style-name="N11"/>
    <style:style style:name="ce71" style:family="table-cell" style:parent-style-name="Default" style:data-style-name="N11">
      <style:table-cell-properties fo:border="none"/>
    </style:style>
    <style:style style:name="ce72" style:family="table-cell" style:parent-style-name="Default" style:data-style-name="N11">
      <style:table-cell-properties fo:border-bottom="0.035cm solid #000000" fo:border-left="none" fo:border-right="none" fo:border-top="none"/>
    </style:style>
    <style:style style:name="ce73" style:family="table-cell" style:parent-style-name="Default" style:data-style-name="N11">
      <style:table-cell-properties fo:border-bottom="0.002cm solid #000000" fo:border-left="none" fo:border-right="none" fo:border-top="none"/>
    </style:style>
    <style:style style:name="ce74" style:family="table-cell" style:parent-style-name="Default" style:data-style-name="N5011">
      <style:table-cell-properties fo:border="none"/>
    </style:style>
    <style:style style:name="ce75" style:family="table-cell" style:parent-style-name="Default" style:data-style-name="N112">
      <style:table-cell-properties fo:border-bottom="0.035cm solid #000000" fo:border-left="none" fo:border-right="none" fo:border-top="none"/>
    </style:style>
    <style:style style:name="ce76" style:family="table-cell" style:parent-style-name="Default" style:data-style-name="N112">
      <style:table-cell-properties fo:border-bottom="0.035cm solid #000000" fo:border-left="none" fo:border-right="none" fo:border-top="none" style:vertical-align="bottom"/>
    </style:style>
    <style:style style:name="ce77" style:family="table-cell" style:parent-style-name="Default" style:data-style-name="N112">
      <style:table-cell-properties fo:border="none"/>
    </style:style>
    <style:style style:name="ce78" style:family="table-cell" style:parent-style-name="Default">
      <style:table-cell-properties fo:background-color="#008000"/>
      <style:text-properties fo:color="#e6e6ff" fo:font-weight="bold"/>
    </style:style>
    <style:style style:name="ce79" style:family="table-cell" style:parent-style-name="Default">
      <style:table-cell-properties fo:border-bottom="0.035cm solid #000000" fo:border-left="none" fo:border-right="none" fo:border-top="none"/>
    </style:style>
    <style:style style:name="ce80" style:family="table-cell" style:parent-style-name="Default">
      <style:table-cell-properties fo:border-bottom="0.035cm solid #000000" fo:border-left="none" fo:border-right="none" fo:border-top="none" style:vertical-align="bottom"/>
    </style:style>
    <style:style style:name="ce81" style:family="table-cell" style:parent-style-name="Default" style:data-style-name="N2">
      <style:table-cell-properties fo:border="none"/>
      <style:text-properties fo:font-weight="bold"/>
    </style:style>
    <style:style style:name="ce82" style:family="table-cell" style:parent-style-name="Default" style:data-style-name="N11">
      <style:table-cell-properties fo:background-color="#e6e6e6" fo:border="0.002cm solid #000000"/>
    </style:style>
    <style:style style:name="ce83" style:family="table-cell" style:parent-style-name="Default" style:data-style-name="N11">
      <style:table-cell-properties fo:border="0.002cm solid #000000"/>
    </style:style>
    <style:style style:name="ce84" style:family="table-cell" style:parent-style-name="Default">
      <style:table-cell-properties fo:background-color="#008000"/>
      <style:text-properties fo:color="#e6e6ff"/>
    </style:style>
    <style:style style:name="ce85" style:family="table-cell" style:parent-style-name="Default" style:data-style-name="N112">
      <style:table-cell-properties fo:background-color="#e6e6e6"/>
    </style:style>
    <style:style style:name="ce86" style:family="table-cell" style:parent-style-name="Default" style:data-style-name="N112">
      <style:table-cell-properties fo:border-bottom="0.035cm solid #000000" fo:background-color="#e6e6e6" fo:border-left="none" fo:border-right="none" fo:border-top="none"/>
    </style:style>
    <style:style style:name="ce87" style:family="table-cell" style:parent-style-name="Default" style:data-style-name="N112">
      <style:table-cell-properties fo:border="0.002cm solid #000000"/>
    </style:style>
    <style:style style:name="ce88" style:family="table-cell" style:parent-style-name="Default" style:data-style-name="N2">
      <style:table-cell-properties fo:border="none"/>
      <style:text-properties fo:color="#ff0000" fo:font-weight="bold"/>
    </style:style>
    <style:style style:name="ce89" style:family="table-cell" style:parent-style-name="Default">
      <style:text-properties fo:color="#ff0000"/>
    </style:style>
    <style:style style:name="ce90" style:family="table-cell" style:parent-style-name="Default">
      <style:table-cell-properties fo:background-color="#800000"/>
      <style:text-properties fo:color="#ffffff"/>
    </style:style>
    <style:style style:name="ce91" style:family="table-cell" style:parent-style-name="Default">
      <style:text-properties fo:font-weight="bold"/>
    </style:style>
    <style:style style:name="ce92" style:family="table-cell" style:parent-style-name="Default">
      <style:table-cell-properties fo:background-color="#e6e6e6"/>
      <style:text-properties fo:color="#ff0000"/>
    </style:style>
    <style:style style:name="ce93" style:family="table-cell" style:parent-style-name="Default" style:data-style-name="N100">
      <style:table-cell-properties fo:background-color="#ffff99"/>
    </style:style>
    <style:style style:name="ce94" style:family="table-cell" style:parent-style-name="Default">
      <style:table-cell-properties fo:background-color="#e6e6e6" style:text-align-source="fix" style:repeat-content="false"/>
      <style:paragraph-properties fo:text-align="center" fo:margin-left="0cm"/>
      <style:text-properties fo:color="#ff0000" fo:font-weight="bold"/>
    </style:style>
    <style:style style:name="ce95" style:family="table-cell" style:parent-style-name="Default">
      <style:table-cell-properties fo:background-color="#ffff99"/>
    </style:style>
    <style:style style:name="ce96" style:family="table-cell" style:parent-style-name="Default">
      <style:table-cell-properties fo:background-color="#e6e6e6" style:text-align-source="fix" style:repeat-content="false"/>
      <style:paragraph-properties fo:text-align="center" fo:margin-left="0cm"/>
    </style:style>
    <style:style style:name="ce97" style:family="table-cell" style:parent-style-name="Default">
      <style:table-cell-properties fo:background-color="#e6e6e6" style:text-align-source="fix" style:repeat-content="false"/>
      <style:paragraph-properties fo:text-align="center" fo:margin-left="0cm"/>
      <style:text-properties fo:font-weight="bold"/>
    </style:style>
    <style:style style:name="ce98" style:family="table-cell" style:parent-style-name="Default">
      <style:table-cell-properties fo:background-color="#ffffcc"/>
    </style:style>
    <style:style style:name="ce99" style:family="table-cell" style:parent-style-name="Default">
      <style:table-cell-properties fo:background-color="#e6e6e6" style:text-align-source="fix" style:repeat-content="false"/>
      <style:paragraph-properties fo:text-align="center" fo:margin-left="0cm"/>
      <style:text-properties fo:color="#000000"/>
    </style:style>
    <style:style style:name="ce100" style:family="table-cell" style:parent-style-name="Default">
      <style:table-cell-properties fo:border-bottom="0.035cm solid #000000" fo:background-color="#e6e6e6" fo:border-left="0.035cm solid #000000" fo:border-right="none" fo:border-top="0.035cm solid #000000"/>
    </style:style>
    <style:style style:name="ce101" style:family="table-cell" style:parent-style-name="Default" style:data-style-name="N112">
      <style:table-cell-properties fo:border-bottom="none" fo:border-left="0.035cm solid #000000" fo:border-right="none" fo:border-top="none"/>
    </style:style>
    <style:style style:name="ce102" style:family="table-cell" style:parent-style-name="Default" style:data-style-name="N112">
      <style:table-cell-properties fo:border-bottom="0.035cm solid #000000" fo:border-left="0.035cm solid #000000" fo:border-right="none" fo:border-top="none"/>
    </style:style>
    <style:style style:name="ce103" style:family="table-cell" style:parent-style-name="Default">
      <style:table-cell-properties fo:border-bottom="0.035cm solid #000000" fo:background-color="#e6e6e6" fo:border-left="none" fo:border-right="none" fo:border-top="0.035cm solid #000000"/>
    </style:style>
    <style:style style:name="ce104" style:family="table-cell" style:parent-style-name="Default">
      <style:table-cell-properties fo:border-bottom="0.035cm solid #000000" fo:background-color="#e6e6e6" fo:border-left="none" fo:border-right="none" fo:border-top="0.035cm solid #000000"/>
      <style:text-properties fo:color="#ff0000" fo:font-weight="bold"/>
    </style:style>
    <style:style style:name="ce105" style:family="table-cell" style:parent-style-name="Default">
      <style:table-cell-properties fo:border-bottom="0.035cm solid #000000" fo:background-color="#e6e6e6" fo:border-left="none" fo:border-right="0.035cm solid #000000" fo:border-top="0.035cm solid #000000"/>
    </style:style>
    <style:style style:name="ce106" style:family="table-cell" style:parent-style-name="Default" style:data-style-name="N112">
      <style:table-cell-properties fo:border-bottom="none" fo:border-left="none" fo:border-right="0.035cm solid #000000" fo:border-top="none"/>
    </style:style>
    <style:style style:name="ce107" style:family="table-cell" style:parent-style-name="Default">
      <style:table-cell-properties fo:border-bottom="none" fo:border-left="none" fo:border-right="0.035cm solid #000000" fo:border-top="none"/>
    </style:style>
    <style:style style:name="gr1" style:family="graphic">
      <style:graphic-properties draw:marker-start="Linienende_20_1" draw:marker-start-width="0.2cm" draw:marker-start-center="false" draw:fill="solid" draw:fill-color="#ffffc0" fo:padding-top="0.1cm" fo:padding-bottom="0.1cm" fo:padding-left="0.1cm" fo:padding-right="0.1cm" draw:shadow="hidden" draw:shadow-offset-x="0.1cm" draw:shadow-offset-y="0.1cm" draw:caption-escape-direction="auto"/>
    </style:style>
    <style:style style:name="gr2" style:family="graphic">
      <style:graphic-properties draw:marker-start="Linienende_20_1" draw:marker-start-width="0.2cm" draw:marker-start-center="false" draw:fill="solid" draw:fill-color="#ffffc0" fo:min-height="2.822cm" fo:padding-top="0.1cm" fo:padding-bottom="0.1cm" fo:padding-left="0.1cm" fo:padding-right="0.1cm" draw:shadow="hidden" draw:shadow-offset-x="0.1cm" draw:shadow-offset-y="0.1cm" draw:caption-escape-direction="auto"/>
    </style:style>
    <style:style style:name="gr3" style:family="graphic">
      <style:graphic-properties draw:marker-start="Linienende_20_1" draw:marker-start-width="0.2cm" draw:marker-start-center="false" draw:fill="solid" draw:fill-color="#ffffc0" fo:min-height="4.031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lbany" fo:font-size="10pt" fo:language="de" fo:country="DE" fo:font-style="normal" fo:text-shadow="none" style:text-underline-style="none" fo:font-weight="normal" style:text-underline-mode="continuous" style:text-line-through-mode="continuous" style:font-name-asian="Andale Sans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fo:hyphenate="false"/>
    </style:style>
    <style:style style:name="T1" style:family="text">
      <style:text-properties style:text-outline="false" style:text-line-through-style="none" style:font-name="Albany" fo:font-size="10pt" fo:language="de" fo:country="DE" fo:font-style="normal" fo:text-shadow="none" style:text-underline-style="none" fo:font-weight="normal" style:text-underline-mode="continuous" style:text-line-through-mode="continuous" style:font-name-asian="Andale Sans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style>
    <style:style style:name="T2" style:family="text">
      <style:text-properties fo:font-weight="bold"/>
    </style:style>
    <style:style style:name="T3" style:family="text">
      <style:text-properties fo:font-weight="normal"/>
    </style:style>
    <style:style style:name="T4" style:family="text">
      <style:text-properties fo:color="#0000ff" fo:font-weight="bold"/>
    </style:style>
  </office:automatic-styles>
  <office:body>
    <office:spreadsheet>
      <table:table table:name="Finanzierung" table:style-name="ta1" table:print-ranges="Finanzierung.A1:Finanzierung.L35">
        <office:forms form:automatic-focus="false" form:apply-design-mode="false"/>
        <table:table-column table:style-name="co1" table:default-cell-style-name="ce1"/>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4" table:default-cell-style-name="Default"/>
        <table:table-column table:style-name="co10" table:default-cell-style-name="ce58"/>
        <table:table-column table:style-name="co11" table:default-cell-style-name="ce59"/>
        <table:table-column table:style-name="co12" table:default-cell-style-name="Default"/>
        <table:table-column table:style-name="co4" table:number-columns-repeated="243" table:default-cell-style-name="Default"/>
        <table:table-row table:style-name="ro1">
          <table:table-cell/>
          <table:table-cell table:style-name="ce1" table:number-columns-repeated="5"/>
          <table:table-cell table:style-name="ce26" office:value-type="string">
            <text:p>Berechnung der Hypothek für ein Haus</text:p>
          </table:table-cell>
          <table:table-cell table:style-name="ce32"/>
          <table:table-cell table:style-name="ce1" table:number-columns-repeated="4"/>
          <table:table-cell table:number-columns-repeated="244"/>
        </table:table-row>
        <table:table-row table:style-name="ro2">
          <table:table-cell/>
          <table:table-cell table:style-name="ce3" office:value-type="string">
            <text:p>Erwerbskosten</text:p>
          </table:table-cell>
          <table:table-cell table:style-name="ce5" table:number-columns-repeated="8"/>
          <table:table-cell table:style-name="ce43" office:value-type="string">
            <text:p>Betrag</text:p>
          </table:table-cell>
          <table:table-cell table:style-name="ce1"/>
          <table:table-cell table:number-columns-repeated="244"/>
        </table:table-row>
        <table:table-row table:style-name="ro3">
          <table:table-cell/>
          <table:table-cell table:style-name="ce2" table:number-columns-repeated="2"/>
          <table:table-cell table:style-name="ce11" office:value-type="string">
            <text:p>Kaufpreis Immobilie</text:p>
          </table:table-cell>
          <table:table-cell table:style-name="ce18"/>
          <table:table-cell table:style-name="ce14"/>
          <table:table-cell table:style-name="ce14" office:value-type="string">
            <text:p><text:span text:style-name="T4">N</text:span>eu / <text:span text:style-name="T4">G</text:span>ebraucht:</text:p>
          </table:table-cell>
          <table:table-cell table:style-name="ce23" office:value-type="string">
            <office:annotation draw:style-name="gr1" draw:text-style-name="P2" svg:width="2.899cm" svg:height="1.368cm" svg:x="13.725cm" svg:y="0cm" draw:caption-point-x="-13.725cm" draw:caption-point-y="0cm">
              <dc:creator>JL</dc:creator>
              <dc:date>2002-01-24T00:00:00</dc:date>
              <text:p text:style-name="P1"><text:span text:style-name="T1">Wichtig für Eigenheim-zulage</text:span></text:p>
            </office:annotation>
            <text:p>G</text:p>
          </table:table-cell>
          <table:table-cell table:style-name="ce37" table:number-columns-repeated="2"/>
          <table:table-cell table:style-name="ce44" office:value-type="currency" office:currency="EUR" office:value="150000">
            <text:p>150'000 €</text:p>
          </table:table-cell>
          <table:table-cell table:style-name="ce1"/>
          <table:table-cell table:number-columns-repeated="244"/>
        </table:table-row>
        <table:table-row table:style-name="ro2">
          <table:table-cell/>
          <table:table-cell table:style-name="ce2" table:number-columns-repeated="2"/>
          <table:table-cell table:style-name="ce11" office:value-type="string">
            <text:p>Grundstückswert</text:p>
          </table:table-cell>
          <table:table-cell table:style-name="ce18"/>
          <table:table-cell table:style-name="ce14"/>
          <table:table-cell table:style-name="ce1" table:number-columns-repeated="4"/>
          <table:table-cell table:style-name="ce45" office:value-type="currency" office:currency="EUR" office:value="0">
            <text:p>0 €</text:p>
          </table:table-cell>
          <table:table-cell table:style-name="ce1"/>
          <table:table-cell table:number-columns-repeated="244"/>
        </table:table-row>
        <table:table-row table:style-name="ro2">
          <table:table-cell/>
          <table:table-cell table:style-name="ce2" table:number-columns-repeated="2"/>
          <table:table-cell table:style-name="ce11" office:value-type="string">
            <text:p>Grunderwerbssteuer</text:p>
          </table:table-cell>
          <table:table-cell table:style-name="ce18"/>
          <table:table-cell table:style-name="ce14"/>
          <table:table-cell table:style-name="ce27" office:value-type="percentage" office:value="0.035">
            <text:p>3,50%</text:p>
          </table:table-cell>
          <table:table-cell table:style-name="ce1" table:number-columns-repeated="3"/>
          <table:table-cell table:style-name="ce46" table:formula="oooc:=IF([.K4]=0;[.K3]*[.G5];[.K4]*[.G5])" office:value-type="currency" office:currency="EUR" office:value="5250">
            <text:p>5'250 €</text:p>
          </table:table-cell>
          <table:table-cell table:style-name="ce1"/>
          <table:table-cell table:number-columns-repeated="244"/>
        </table:table-row>
        <table:table-row table:style-name="ro2">
          <table:table-cell/>
          <table:table-cell table:style-name="ce2" table:number-columns-repeated="2"/>
          <table:table-cell table:style-name="ce11" office:value-type="string">
            <text:p>Notar-/Gerichtskosten</text:p>
          </table:table-cell>
          <table:table-cell table:style-name="ce18"/>
          <table:table-cell table:style-name="ce14"/>
          <table:table-cell table:style-name="ce27" office:value-type="percentage" office:value="0.02">
            <text:p>2,00%</text:p>
          </table:table-cell>
          <table:table-cell table:style-name="ce1" table:number-columns-repeated="3"/>
          <table:table-cell table:style-name="ce47" table:formula="oooc:=([.K3]+[.K4])*[.G6]" office:value-type="currency" office:currency="EUR" office:value="3000">
            <text:p>3'000 €</text:p>
          </table:table-cell>
          <table:table-cell table:style-name="ce1"/>
          <table:table-cell table:number-columns-repeated="244"/>
        </table:table-row>
        <table:table-row table:style-name="ro3">
          <table:table-cell/>
          <table:table-cell table:style-name="ce2" table:number-columns-repeated="2"/>
          <table:table-cell table:style-name="ce11" office:value-type="string">
            <text:p>Maklerkosten</text:p>
          </table:table-cell>
          <table:table-cell table:style-name="ce19" office:value-type="string">
            <text:p>[<text:span text:style-name="T2">j</text:span>/<text:span text:style-name="T2">n</text:span>]:</text:p>
          </table:table-cell>
          <table:table-cell table:style-name="ce23" office:value-type="string">
            <text:p>J</text:p>
          </table:table-cell>
          <table:table-cell table:style-name="ce27" office:value-type="percentage" office:value="0.0348">
            <text:p>3,48%</text:p>
          </table:table-cell>
          <table:table-cell table:style-name="ce1" table:number-columns-repeated="3"/>
          <table:table-cell table:style-name="ce47" table:formula="oooc:=IF([.F7]=&quot;J&quot;;([.K3]+[.K4])*[.G7];0)" office:value-type="currency" office:currency="EUR" office:value="5220">
            <text:p>5'220 €</text:p>
          </table:table-cell>
          <table:table-cell table:style-name="ce1"/>
          <table:table-cell table:number-columns-repeated="244"/>
        </table:table-row>
        <table:table-row table:style-name="ro2">
          <table:table-cell/>
          <table:table-cell table:style-name="ce2" table:number-columns-repeated="2"/>
          <table:table-cell table:style-name="ce11" office:value-type="string">
            <text:p>Erschließungskosten</text:p>
          </table:table-cell>
          <table:table-cell table:style-name="ce18"/>
          <table:table-cell table:style-name="ce14"/>
          <table:table-cell table:style-name="ce2" table:number-columns-repeated="4"/>
          <table:table-cell table:style-name="ce29" office:value-type="currency" office:currency="EUR" office:value="0">
            <text:p>0 €</text:p>
          </table:table-cell>
          <table:table-cell table:style-name="ce1"/>
          <table:table-cell table:number-columns-repeated="244"/>
        </table:table-row>
        <table:table-row table:style-name="ro2">
          <table:table-cell table:style-name="ce2" table:number-columns-repeated="3"/>
          <table:table-cell table:style-name="ce12" office:value-type="string">
            <text:p>Renovierung-/Modernisierung</text:p>
          </table:table-cell>
          <table:table-cell table:style-name="ce20"/>
          <table:table-cell table:style-name="ce14"/>
          <table:table-cell table:style-name="ce2" table:number-columns-repeated="4"/>
          <table:table-cell table:style-name="ce29" office:value-type="currency" office:currency="EUR" office:value="10000">
            <text:p>10'000 €</text:p>
          </table:table-cell>
          <table:table-cell table:style-name="ce2"/>
          <table:table-cell table:style-name="ce60" table:number-columns-repeated="244"/>
        </table:table-row>
        <table:table-row table:style-name="ro2">
          <table:table-cell/>
          <table:table-cell table:style-name="ce2" table:number-columns-repeated="2"/>
          <table:table-cell table:style-name="ce1" table:number-columns-repeated="6"/>
          <table:table-cell table:style-name="ce18" office:value-type="string">
            <text:p>Summe</text:p>
          </table:table-cell>
          <table:table-cell table:style-name="ce48" table:formula="oooc:=SUM([.K3:.K9])" office:value-type="currency" office:currency="EUR" office:value="173470">
            <text:p>173'470 €</text:p>
          </table:table-cell>
          <table:table-cell table:style-name="ce1"/>
          <table:table-cell table:number-columns-repeated="244"/>
        </table:table-row>
        <table:table-row table:style-name="ro2">
          <table:table-cell/>
          <table:table-cell table:style-name="ce2" table:number-columns-repeated="2"/>
          <table:table-cell table:style-name="ce13" table:number-columns-repeated="2"/>
          <table:table-cell table:style-name="ce2" table:number-columns-repeated="6"/>
          <table:table-cell table:style-name="ce1"/>
          <table:table-cell table:number-columns-repeated="244"/>
        </table:table-row>
        <table:table-row table:style-name="ro2">
          <table:table-cell/>
          <table:table-cell table:style-name="ce2" table:number-columns-repeated="2"/>
          <table:table-cell table:style-name="ce14" office:value-type="string">
            <text:p>Eigenkapital (bar)</text:p>
          </table:table-cell>
          <table:table-cell table:style-name="ce14"/>
          <table:table-cell table:style-name="ce2" table:number-columns-repeated="5"/>
          <table:table-cell table:style-name="ce29" office:value-type="currency" office:currency="EUR" office:value="100000">
            <text:p>100'000 €</text:p>
          </table:table-cell>
          <table:table-cell table:style-name="ce1"/>
          <table:table-cell table:number-columns-repeated="244"/>
        </table:table-row>
        <table:table-row table:style-name="ro2">
          <table:table-cell/>
          <table:table-cell table:style-name="ce1" table:number-columns-repeated="7"/>
          <table:table-cell table:style-name="ce38" office:value-type="string">
            <text:p>Finanzierungsbedarf</text:p>
          </table:table-cell>
          <table:table-cell table:style-name="ce42"/>
          <table:table-cell table:style-name="ce49" table:formula="oooc:=[.K10]-[.K12]" office:value-type="currency" office:currency="EUR" office:value="73470">
            <text:p>73'470 €</text:p>
          </table:table-cell>
          <table:table-cell table:style-name="ce1"/>
          <table:table-cell table:style-name="ce61"/>
          <table:table-cell table:number-columns-repeated="243"/>
        </table:table-row>
        <table:table-row table:style-name="ro2">
          <table:table-cell/>
          <table:table-cell table:style-name="ce4" office:value-type="string">
            <text:p>Berechnung der anfänglichen Zinskosten</text:p>
          </table:table-cell>
          <table:table-cell table:style-name="ce4"/>
          <table:table-cell table:style-name="ce3"/>
          <table:table-cell table:style-name="ce10" table:number-columns-repeated="7"/>
          <table:table-cell table:style-name="ce1"/>
          <table:table-cell table:number-columns-repeated="244"/>
        </table:table-row>
        <table:table-row table:style-name="ro4">
          <table:table-cell/>
          <table:table-cell table:style-name="ce2" table:number-columns-repeated="2"/>
          <table:table-cell table:style-name="ce15" office:value-type="string">
            <text:p>Bank</text:p>
          </table:table-cell>
          <table:table-cell table:style-name="ce21"/>
          <table:table-cell table:style-name="ce21" office:value-type="string">
            <text:p>Laufz.</text:p>
          </table:table-cell>
          <table:table-cell table:style-name="ce21" office:value-type="string">
            <text:p>Darlehn</text:p>
          </table:table-cell>
          <table:table-cell table:style-name="ce21" office:value-type="string">
            <text:p>Zins (nom.)</text:p>
          </table:table-cell>
          <table:table-cell table:style-name="ce39" office:value-type="string">
            <text:p>Fest-schreibung</text:p>
          </table:table-cell>
          <table:table-cell table:style-name="ce21" office:value-type="string">
            <text:p>Zins (eff.)</text:p>
          </table:table-cell>
          <table:table-cell table:style-name="ce35" office:value-type="string">
            <text:p>Mtl. Belastung</text:p>
          </table:table-cell>
          <table:table-cell table:style-name="ce1"/>
          <table:table-cell table:number-columns-repeated="244"/>
        </table:table-row>
        <table:table-row table:style-name="ro2">
          <table:table-cell/>
          <table:table-cell table:style-name="ce2"/>
          <table:table-cell table:style-name="ce6" office:value-type="float" office:value="1">
            <text:p>1</text:p>
          </table:table-cell>
          <table:table-cell table:style-name="ce16" office:value-type="string">
            <text:p>Bank1</text:p>
          </table:table-cell>
          <table:table-cell table:style-name="ce22"/>
          <table:table-cell table:style-name="ce14" table:formula="oooc:=ROUND(IF([.G16]&gt;0;-NPER(Zins1;[TILHyp1.E5];0;[.G16]);0);0)" office:value-type="float" office:value="27">
            <text:p>27</text:p>
          </table:table-cell>
          <table:table-cell table:style-name="ce28" office:value-type="currency" office:currency="EUR" office:value="50000">
            <office:annotation draw:style-name="gr1" draw:text-style-name="P2" svg:width="2.899cm" svg:height="1.368cm" svg:x="11.173cm" svg:y="5.726cm" draw:caption-point-x="-11.173cm" draw:caption-point-y="-5.726cm">
              <dc:creator>JL</dc:creator>
              <dc:date>2001-01-30T00:00:00</dc:date>
              <text:p text:style-name="P1"><text:span text:style-name="T1">=2/3 Finanzie-rungsbedarf - Bank1 – Bank2</text:span></text:p>
            </office:annotation>
            <text:p>50'000 €</text:p>
          </table:table-cell>
          <table:table-cell table:style-name="ce33" office:value-type="percentage" office:value="0.045">
            <text:p>4,50%</text:p>
          </table:table-cell>
          <table:table-cell table:style-name="ce16" office:value-type="float" office:value="15">
            <office:annotation draw:style-name="gr1" draw:text-style-name="P2" svg:width="2.899cm" svg:height="0.59cm" svg:x="15.774cm" svg:y="5.726cm" draw:caption-point-x="-15.774cm" draw:caption-point-y="-5.726cm">
              <dc:creator>JL</dc:creator>
              <dc:date>2002-01-24T00:00:00</dc:date>
              <text:p text:style-name="P1"><text:span text:style-name="T1">Nur Info</text:span></text:p>
            </office:annotation>
            <text:p>15</text:p>
          </table:table-cell>
          <table:table-cell table:style-name="ce18" table:formula="oooc:=EFFECTIVE([.H16];12)" office:value-type="percentage" office:value="0.0459398250405896">
            <text:p>4.59%</text:p>
          </table:table-cell>
          <table:table-cell table:style-name="ce50" table:formula="oooc:=[.G16]*[.H16]/12" office:value-type="currency" office:currency="EUR" office:value="187.5">
            <text:p>188 €</text:p>
          </table:table-cell>
          <table:table-cell table:style-name="ce1"/>
          <table:table-cell table:number-columns-repeated="244"/>
        </table:table-row>
        <table:table-row table:style-name="ro2">
          <table:table-cell/>
          <table:table-cell table:style-name="ce2"/>
          <table:table-cell table:style-name="ce7" office:value-type="float" office:value="2">
            <text:p>2</text:p>
          </table:table-cell>
          <table:table-cell table:style-name="ce17" office:value-type="string">
            <text:p>Bank2 (KfW?)</text:p>
          </table:table-cell>
          <table:table-cell table:style-name="ce22"/>
          <table:table-cell table:style-name="ce14" table:formula="oooc:=ROUND(IF([.G17]&gt;0;-NPER(Zins2;[TILHyp2.E5];0;[.G17]);0);0)" office:value-type="float" office:value="35">
            <text:p>35</text:p>
          </table:table-cell>
          <table:table-cell table:style-name="ce28" office:value-type="currency" office:currency="EUR" office:value="23470">
            <office:annotation draw:style-name="gr1" draw:text-style-name="P2" svg:width="2.899cm" svg:height="1.368cm" svg:x="11.173cm" svg:y="6.177cm" draw:caption-point-x="-11.173cm" draw:caption-point-y="-6.177cm">
              <dc:creator>JL</dc:creator>
              <dc:date>2001-01-30T00:00:00</dc:date>
              <text:p text:style-name="P1"><text:span text:style-name="T1">=1/3 Finanzier-ungsbedarf</text:span></text:p>
              <text:p text:style-name="P1"><text:span text:style-name="T1">gerundet</text:span></text:p>
            </office:annotation>
            <text:p>23'470 €</text:p>
          </table:table-cell>
          <table:table-cell table:style-name="ce33" office:value-type="percentage" office:value="0.04">
            <text:p>4,00%</text:p>
          </table:table-cell>
          <table:table-cell table:style-name="ce16" office:value-type="float" office:value="10">
            <text:p>10</text:p>
          </table:table-cell>
          <table:table-cell table:style-name="ce18" table:formula="oooc:=EFFECTIVE([.H17];12)" office:value-type="percentage" office:value="0.0407415429197906">
            <text:p>4.07%</text:p>
          </table:table-cell>
          <table:table-cell table:style-name="ce50" table:formula="oooc:=[.G17]*[.H17]/12" office:value-type="currency" office:currency="EUR" office:value="78.2333333333333">
            <text:p>78 €</text:p>
          </table:table-cell>
          <table:table-cell table:style-name="ce1"/>
          <table:table-cell table:number-columns-repeated="244"/>
        </table:table-row>
        <table:table-row table:style-name="ro2">
          <table:table-cell/>
          <table:table-cell table:style-name="ce2"/>
          <table:table-cell table:style-name="ce8" office:value-type="float" office:value="3">
            <text:p>3</text:p>
          </table:table-cell>
          <table:table-cell table:style-name="ce16" office:value-type="string">
            <text:p>Bank3</text:p>
          </table:table-cell>
          <table:table-cell table:style-name="ce22"/>
          <table:table-cell table:style-name="ce14" table:formula="oooc:=ROUND(IF([.G18]&gt;0;-NPER(ZinsBank1;[TIL_B1.E5];0;[.G18];0));0)" office:value-type="float" office:value="0">
            <text:p>0</text:p>
          </table:table-cell>
          <table:table-cell table:style-name="ce29" office:value-type="currency" office:currency="EUR" office:value="0">
            <text:p>0 €</text:p>
          </table:table-cell>
          <table:table-cell table:style-name="ce33" office:value-type="percentage" office:value="0.000001">
            <text:p>0,00%</text:p>
          </table:table-cell>
          <table:table-cell table:style-name="ce16"/>
          <table:table-cell table:style-name="ce18" table:formula="oooc:=EFFECTIVE([.H18];12)" office:value-type="percentage" office:value="0.00000100000045843984">
            <text:p>0.00%</text:p>
          </table:table-cell>
          <table:table-cell table:style-name="ce50" table:formula="oooc:=[.G18]*[.H18]/12" office:value-type="currency" office:currency="EUR" office:value="0">
            <text:p>0 €</text:p>
          </table:table-cell>
          <table:table-cell table:style-name="ce1"/>
          <table:table-cell table:number-columns-repeated="244"/>
        </table:table-row>
        <table:table-row table:style-name="ro2">
          <table:table-cell table:style-name="ce2" table:number-columns-repeated="2"/>
          <table:table-cell table:style-name="ce9" office:value-type="float" office:value="4">
            <text:p>4</text:p>
          </table:table-cell>
          <table:table-cell table:style-name="ce16" office:value-type="string">
            <text:p>Bank4</text:p>
          </table:table-cell>
          <table:table-cell table:style-name="ce22"/>
          <table:table-cell table:style-name="ce14" table:formula="oooc:=ROUND(IF([.G19]&gt;0;-NPER(ZinsBank2;[TIL_B2.E5];0;[.G19]);0);0)" office:value-type="float" office:value="0">
            <text:p>0</text:p>
          </table:table-cell>
          <table:table-cell table:style-name="ce29" office:value-type="currency" office:currency="EUR" office:value="0">
            <text:p>0 €</text:p>
          </table:table-cell>
          <table:table-cell table:style-name="ce33" office:value-type="percentage" office:value="0.000001">
            <text:p>0,00%</text:p>
          </table:table-cell>
          <table:table-cell table:style-name="ce40"/>
          <table:table-cell table:style-name="ce14" table:formula="oooc:=EFFECTIVE([.H19];12)" office:value-type="percentage" office:value="0.00000100000045843984">
            <text:p>0.00%</text:p>
          </table:table-cell>
          <table:table-cell table:style-name="ce50" table:formula="oooc:=[.G19]*[.H19]/12" office:value-type="currency" office:currency="EUR" office:value="0">
            <text:p>0 €</text:p>
          </table:table-cell>
          <table:table-cell table:style-name="ce2"/>
          <table:table-cell table:number-columns-repeated="2"/>
          <table:table-cell table:style-name="ce60" table:number-columns-repeated="242"/>
        </table:table-row>
        <table:table-row table:style-name="ro2">
          <table:table-cell/>
          <table:table-cell table:style-name="ce1" table:number-columns-repeated="5"/>
          <table:table-cell table:style-name="ce30" table:formula="oooc:=[.G16]+[.G17]" office:value-type="currency" office:currency="EUR" office:value="73470">
            <office:annotation draw:style-name="gr1" draw:text-style-name="P2" svg:width="2.899cm" svg:height="2.924cm" svg:x="11.173cm" svg:y="7.61cm" draw:caption-point-x="-11.173cm" draw:caption-point-y="-7.61cm">
              <dc:creator>JL</dc:creator>
              <dc:date>2006-02-17T00:00:00</dc:date>
              <text:p text:style-name="P1"><text:span text:style-name="T1">Nur zur Info, damit der Betrag mit dem Finanzierungsbedarf übereinstimmt</text:span></text:p>
              <text:p text:style-name="P2"><text:span text:style-name="T1"/></text:p>
            </office:annotation>
            <text:p>73'470 €</text:p>
          </table:table-cell>
          <table:table-cell table:style-name="ce34" table:formula="oooc:=IF([.G20]=[.K13];&quot; &quot;;[.G20]-[.K13])" office:value-type="string" office:string-value=" ">
            <office:annotation draw:style-name="gr1" draw:text-style-name="P2" svg:width="2.899cm" svg:height="2.535cm" svg:x="13.725cm" svg:y="7.532cm" draw:caption-point-x="-13.725cm" draw:caption-point-y="-7.532cm">
              <dc:creator>JL</dc:creator>
              <dc:date>2002-01-24T00:00:00</dc:date>
              <text:p text:style-name="P1"><text:span text:style-name="T1">Hier muß "Null"stehen, da Summe der Darlehn gleich Finanierungs-bedarf sein muß!</text:span></text:p>
            </office:annotation>
            <text:p><text:s/></text:p>
          </table:table-cell>
          <table:table-cell table:style-name="ce18" office:value-type="string">
            <text:p>Summe Zinsen</text:p>
          </table:table-cell>
          <table:table-cell table:style-name="ce18"/>
          <table:table-cell table:style-name="ce51" table:formula="oooc:=SUM([.K16:.K19])" office:value-type="currency" office:currency="EUR" office:value="265.733333333333">
            <text:p>266 €</text:p>
          </table:table-cell>
          <table:table-cell table:style-name="ce1"/>
          <table:table-cell table:number-columns-repeated="244"/>
        </table:table-row>
        <table:table-row table:style-name="ro2">
          <table:table-cell/>
          <table:table-cell table:style-name="ce4" office:value-type="string">
            <text:p>Berechnung der anfänglichen Tilgungsaufwendungen</text:p>
          </table:table-cell>
          <table:table-cell table:style-name="ce4" table:number-columns-repeated="3"/>
          <table:table-cell table:style-name="ce10" table:number-columns-repeated="6"/>
          <table:table-cell table:style-name="ce1"/>
          <table:table-cell table:number-columns-repeated="244"/>
        </table:table-row>
        <table:table-row table:style-name="ro5">
          <table:table-cell/>
          <table:table-cell table:style-name="ce2" table:number-columns-repeated="2"/>
          <table:table-cell table:style-name="ce14" table:number-columns-repeated="2"/>
          <table:table-cell table:style-name="ce24" office:value-type="string">
            <text:p>ca. Laufz.</text:p>
          </table:table-cell>
          <table:table-cell table:style-name="ce14"/>
          <table:table-cell table:style-name="ce35" office:value-type="string">
            <text:p>Tilgung</text:p>
          </table:table-cell>
          <table:table-cell table:style-name="ce14" table:number-columns-repeated="2"/>
          <table:table-cell table:style-name="ce50"/>
          <table:table-cell table:style-name="ce1"/>
          <table:table-cell table:number-columns-repeated="244"/>
        </table:table-row>
        <table:table-row table:style-name="ro2">
          <table:table-cell/>
          <table:table-cell table:style-name="ce2"/>
          <table:table-cell table:style-name="ce6" office:value-type="float" office:value="1">
            <text:p>1</text:p>
          </table:table-cell>
          <table:table-cell table:style-name="ce16" table:formula="oooc:=[.$D$16]" office:value-type="string" office:string-value="Bank1">
            <text:p>Bank1</text:p>
          </table:table-cell>
          <table:table-cell table:style-name="ce16"/>
          <table:table-cell table:style-name="ce14" table:formula="oooc:=[.F16]" office:value-type="float" office:value="27">
            <text:p>27</text:p>
          </table:table-cell>
          <table:table-cell table:style-name="ce1"/>
          <table:table-cell table:style-name="ce36" office:value-type="percentage" office:value="0.02">
            <text:p>2,00%</text:p>
          </table:table-cell>
          <table:table-cell table:style-name="ce1" table:number-columns-repeated="2"/>
          <table:table-cell table:style-name="ce14" table:formula="oooc:=[.G16]*[.H23]/12" office:value-type="currency" office:currency="EUR" office:value="83.3333333333333">
            <text:p>83 €</text:p>
          </table:table-cell>
          <table:table-cell table:style-name="ce1"/>
          <table:table-cell table:number-columns-repeated="244"/>
        </table:table-row>
        <table:table-row table:style-name="ro2">
          <table:table-cell/>
          <table:table-cell table:style-name="ce2"/>
          <table:table-cell table:style-name="ce7" office:value-type="float" office:value="2">
            <text:p>2</text:p>
          </table:table-cell>
          <table:table-cell table:style-name="ce16" table:formula="oooc:=[.$D$17]" office:value-type="string" office:string-value="Bank2 (KfW?)">
            <text:p>Bank2 (KfW?)</text:p>
          </table:table-cell>
          <table:table-cell table:style-name="ce16"/>
          <table:table-cell table:style-name="ce14" table:formula="oooc:=[.F17]" office:value-type="float" office:value="35">
            <text:p>35</text:p>
          </table:table-cell>
          <table:table-cell table:style-name="ce1"/>
          <table:table-cell table:style-name="ce36" office:value-type="percentage" office:value="0.0137">
            <text:p>1,37%</text:p>
          </table:table-cell>
          <table:table-cell table:style-name="ce1" table:number-columns-repeated="2"/>
          <table:table-cell table:style-name="ce50" table:formula="oooc:=[.G17]*[.H24]/12" office:value-type="currency" office:currency="EUR" office:value="26.7949166666667">
            <text:p>27 €</text:p>
          </table:table-cell>
          <table:table-cell table:style-name="ce1"/>
          <table:table-cell table:number-columns-repeated="244"/>
        </table:table-row>
        <table:table-row table:style-name="ro2">
          <table:table-cell/>
          <table:table-cell table:style-name="ce2"/>
          <table:table-cell table:style-name="ce8" office:value-type="float" office:value="3">
            <text:p>3</text:p>
          </table:table-cell>
          <table:table-cell table:style-name="ce16" table:formula="oooc:=[.$D$18]" office:value-type="string" office:string-value="Bank3">
            <text:p>Bank3</text:p>
          </table:table-cell>
          <table:table-cell table:style-name="ce16"/>
          <table:table-cell table:style-name="ce14" table:formula="oooc:=[.F18]" office:value-type="float" office:value="0">
            <text:p>0</text:p>
          </table:table-cell>
          <table:table-cell table:style-name="ce1"/>
          <table:table-cell table:style-name="ce36" office:value-type="percentage" office:value="0.1">
            <text:p>10,00%</text:p>
          </table:table-cell>
          <table:table-cell table:style-name="ce1" table:number-columns-repeated="2"/>
          <table:table-cell table:style-name="ce50" table:formula="oooc:=[.G18]*[.H25]/12" office:value-type="currency" office:currency="EUR" office:value="0">
            <text:p>0 €</text:p>
          </table:table-cell>
          <table:table-cell table:style-name="ce1"/>
          <table:table-cell table:number-columns-repeated="244"/>
        </table:table-row>
        <table:table-row table:style-name="ro2">
          <table:table-cell table:style-name="ce2" table:number-columns-repeated="2"/>
          <table:table-cell table:style-name="ce9" office:value-type="float" office:value="4">
            <text:p>4</text:p>
          </table:table-cell>
          <table:table-cell table:style-name="ce16" table:formula="oooc:=[.$D$19]" office:value-type="string" office:string-value="Bank4">
            <text:p>Bank4</text:p>
          </table:table-cell>
          <table:table-cell table:style-name="ce16"/>
          <table:table-cell table:style-name="ce14" table:formula="oooc:=[.F19]" office:value-type="float" office:value="0">
            <text:p>0</text:p>
          </table:table-cell>
          <table:table-cell table:style-name="ce2"/>
          <table:table-cell table:style-name="ce36" office:value-type="percentage" office:value="0.05">
            <text:p>5,00%</text:p>
          </table:table-cell>
          <table:table-cell table:style-name="ce2" table:number-columns-repeated="2"/>
          <table:table-cell table:style-name="ce50" table:formula="oooc:=[.G19]*[.H26]/12" office:value-type="currency" office:currency="EUR" office:value="0">
            <text:p>0 €</text:p>
          </table:table-cell>
          <table:table-cell table:style-name="ce2"/>
          <table:table-cell table:style-name="ce60"/>
          <table:table-cell/>
          <table:table-cell table:style-name="ce60" table:number-columns-repeated="242"/>
        </table:table-row>
        <table:table-row table:style-name="ro2">
          <table:table-cell table:style-name="ce2" table:number-columns-repeated="8"/>
          <table:table-cell table:style-name="ce14" office:value-type="string">
            <text:p>Summe Tilgung</text:p>
          </table:table-cell>
          <table:table-cell table:style-name="ce14"/>
          <table:table-cell table:style-name="ce52" table:formula="oooc:=SUM([.K23:.K26])" office:value-type="currency" office:currency="EUR" office:value="110.12825">
            <text:p>110 €</text:p>
          </table:table-cell>
          <table:table-cell table:style-name="ce2"/>
          <table:table-cell table:style-name="ce60" table:number-columns-repeated="244"/>
        </table:table-row>
        <table:table-row table:style-name="ro2">
          <table:table-cell/>
          <table:table-cell table:style-name="ce1" table:number-columns-repeated="7"/>
          <table:table-cell table:style-name="ce41" office:value-type="string">
            <text:p>Summe Belastung mtl.</text:p>
          </table:table-cell>
          <table:table-cell table:style-name="ce41"/>
          <table:table-cell table:style-name="ce53" table:formula="oooc:=[.K20]+[.K27]" office:value-type="currency" office:currency="EUR" office:value="375.861583333333">
            <text:p>376 €</text:p>
          </table:table-cell>
          <table:table-cell table:style-name="ce1"/>
          <table:table-cell table:number-columns-repeated="244"/>
        </table:table-row>
        <table:table-row table:style-name="ro2">
          <table:table-cell/>
          <table:table-cell table:style-name="ce4" office:value-type="string">
            <text:p>Steuerl. Entlastung</text:p>
          </table:table-cell>
          <table:table-cell table:style-name="ce10"/>
          <table:table-cell table:style-name="ce5"/>
          <table:table-cell table:style-name="ce10"/>
          <table:table-cell table:style-name="ce5"/>
          <table:table-cell table:style-name="ce10" table:number-columns-repeated="4"/>
          <table:table-cell table:style-name="ce54"/>
          <table:table-cell table:style-name="ce1"/>
          <table:table-cell table:number-columns-repeated="244"/>
        </table:table-row>
        <table:table-row table:style-name="ro2">
          <table:table-cell/>
          <table:table-cell table:style-name="ce2" table:number-columns-repeated="2"/>
          <table:table-cell table:style-name="ce1" table:number-columns-repeated="9"/>
          <table:table-cell table:number-columns-repeated="244"/>
        </table:table-row>
        <table:table-row table:style-name="ro3">
          <table:table-cell/>
          <table:table-cell table:style-name="ce2" table:number-columns-repeated="2"/>
          <table:table-cell table:style-name="ce14" office:value-type="string">
            <text:p>Eigenheimzul.<text:span text:style-name="T2">j</text:span><text:span text:style-name="T3">/</text:span><text:span text:style-name="T2">n</text:span></text:p>
          </table:table-cell>
          <table:table-cell table:style-name="ce14"/>
          <table:table-cell table:style-name="ce25" office:value-type="string">
            <text:p>J</text:p>
          </table:table-cell>
          <table:table-cell table:style-name="ce31" table:formula="oooc:=IF([.F31]=&quot;J&quot;;IF([.H3]=&quot;N&quot;;2556.46+([.F32]*766.94);(1278.23+([.F32]*766.94)));0)" office:value-type="currency" office:currency="EUR" office:value="2045.17">
            <text:p>2'045.17 €</text:p>
          </table:table-cell>
          <table:table-cell table:style-name="ce14" table:formula="oooc:=[.G31]*8" office:value-type="currency" office:currency="EUR" office:value="16361.36">
            <text:p>16'361.36 €</text:p>
          </table:table-cell>
          <table:table-cell table:style-name="ce2" table:number-columns-repeated="2"/>
          <table:table-cell table:style-name="ce50" table:formula="oooc:=[.G31]/12" office:value-type="currency" office:currency="EUR" office:value="170.430833333333">
            <text:p>170 €</text:p>
          </table:table-cell>
          <table:table-cell table:style-name="ce1"/>
          <table:table-cell table:number-columns-repeated="244"/>
        </table:table-row>
        <table:table-row table:style-name="ro2">
          <table:table-cell/>
          <table:table-cell table:style-name="ce2" table:number-columns-repeated="2"/>
          <table:table-cell table:style-name="ce14" office:value-type="string">
            <text:p>Anzahl Kinder</text:p>
          </table:table-cell>
          <table:table-cell table:style-name="ce14"/>
          <table:table-cell table:style-name="ce25" office:value-type="float" office:value="1">
            <text:p>1</text:p>
          </table:table-cell>
          <table:table-cell table:style-name="ce1" table:number-columns-repeated="2"/>
          <table:table-cell table:style-name="ce2" table:number-columns-repeated="2"/>
          <table:table-cell table:style-name="ce55"/>
          <table:table-cell table:style-name="ce1"/>
          <table:table-cell table:number-columns-repeated="244"/>
        </table:table-row>
        <table:table-row table:style-name="ro2">
          <table:table-cell/>
          <table:table-cell table:style-name="ce1" table:number-columns-repeated="7"/>
          <table:table-cell table:style-name="ce41" office:value-type="string">
            <text:p>Eff. Belastung</text:p>
          </table:table-cell>
          <table:table-cell table:style-name="ce41"/>
          <table:table-cell table:style-name="ce56" table:formula="oooc:=[.K28]-[.K31]" office:value-type="currency" office:currency="EUR" office:value="205.43075">
            <text:p>205 €</text:p>
          </table:table-cell>
          <table:table-cell table:style-name="ce1"/>
          <table:table-cell table:number-columns-repeated="244"/>
        </table:table-row>
        <table:table-row table:style-name="ro2">
          <table:table-cell/>
          <table:table-cell table:style-name="ce1" table:number-columns-repeated="9"/>
          <table:table-cell table:style-name="ce57"/>
          <table:table-cell table:style-name="ce1"/>
          <table:table-cell table:number-columns-repeated="244"/>
        </table:table-row>
        <table:table-row table:style-name="ro2" table:number-rows-repeated="31964">
          <table:table-cell table:number-columns-repeated="256"/>
        </table:table-row>
        <table:table-row table:style-name="ro2">
          <table:table-cell table:number-columns-repeated="256"/>
        </table:table-row>
      </table:table>
      <table:table table:name="TILHyp1" table:style-name="ta2" table:print="false">
        <office:forms form:automatic-focus="false" form:apply-design-mode="false"/>
        <table:table-column table:style-name="co4" table:default-cell-style-name="ce65"/>
        <table:table-column table:style-name="co13" table:default-cell-style-name="ce74"/>
        <table:table-column table:style-name="co14" table:default-cell-style-name="ce58"/>
        <table:table-column table:style-name="co8" table:default-cell-style-name="ce77"/>
        <table:table-column table:style-name="co4" table:default-cell-style-name="ce77"/>
        <table:table-column table:style-name="co13" table:default-cell-style-name="ce60"/>
        <table:table-column table:style-name="co4" table:number-columns-repeated="250" table:default-cell-style-name="Default"/>
        <table:table-row table:style-name="ro2">
          <table:table-cell table:style-name="ce62" table:formula="oooc:=[$Finanzierung.$D$16]" office:value-type="string" office:string-value="Bank1">
            <text:p>Bank1</text:p>
          </table:table-cell>
          <table:table-cell table:style-name="ce6" table:formula="oooc:=Hypo1" office:value-type="currency" office:currency="EUR" office:value="50000">
            <text:p>50'000 €</text:p>
          </table:table-cell>
          <table:table-cell table:style-name="ce62"/>
          <table:table-cell table:style-name="ce62" office:value-type="string">
            <text:p>Zins</text:p>
          </table:table-cell>
          <table:table-cell table:style-name="ce6" table:formula="oooc:=Zins1" office:value-type="percentage" office:value="0.045">
            <text:p>4.50%</text:p>
          </table:table-cell>
          <table:table-cell table:style-name="Default"/>
          <table:table-cell table:number-columns-repeated="250"/>
        </table:table-row>
        <table:table-row table:style-name="ro2">
          <table:table-cell table:style-name="Default" table:number-columns-repeated="6"/>
          <table:table-cell table:number-columns-repeated="250"/>
        </table:table-row>
        <table:table-row table:style-name="ro2">
          <table:table-cell table:style-name="ce63" office:value-type="string">
            <text:p>Jahr</text:p>
          </table:table-cell>
          <table:table-cell table:style-name="ce63" office:value-type="string">
            <text:p>Zinsen</text:p>
          </table:table-cell>
          <table:table-cell table:style-name="ce63" office:value-type="string">
            <text:p>Zinsen/a</text:p>
          </table:table-cell>
          <table:table-cell table:style-name="ce63" office:value-type="string">
            <text:p>Tilgung/a</text:p>
          </table:table-cell>
          <table:table-cell table:style-name="ce63" office:value-type="string">
            <text:p>Annuität/a</text:p>
          </table:table-cell>
          <table:table-cell table:style-name="ce63" office:value-type="string">
            <text:p>Restschuld</text:p>
          </table:table-cell>
          <table:table-cell table:number-columns-repeated="250"/>
        </table:table-row>
        <table:table-row table:style-name="ro2">
          <table:table-cell table:style-name="ce64"/>
          <table:table-cell table:style-name="ce69" table:formula="oooc:=[.E1]" office:value-type="percentage" office:value="0.045">
            <text:p>4.50%</text:p>
          </table:table-cell>
          <table:table-cell table:style-name="ce63" table:number-columns-repeated="3"/>
          <table:table-cell table:style-name="ce78" table:formula="oooc:=Hypo1" office:value-type="currency" office:currency="EUR" office:value="50000">
            <text:p>50'000 €</text:p>
          </table:table-cell>
          <table:table-cell table:number-columns-repeated="250"/>
        </table:table-row>
        <table:table-row table:style-name="ro2">
          <table:table-cell office:value-type="string">
            <text:p>1.</text:p>
          </table:table-cell>
          <table:table-cell table:style-name="ce70" table:formula="oooc:=[.B4]" office:value-type="percentage" office:value="0.045">
            <text:p>4.50%</text:p>
          </table:table-cell>
          <table:table-cell table:formula="oooc:=[.F4]*[.B4]" office:value-type="currency" office:currency="EUR" office:value="2250">
            <text:p>2'250 €</text:p>
          </table:table-cell>
          <table:table-cell table:style-name="Default" table:formula="oooc:=TIL1*12" office:value-type="currency" office:currency="EUR" office:value="1000">
            <text:p>1'000 €</text:p>
          </table:table-cell>
          <table:table-cell table:style-name="ce58" table:formula="oooc:=[.$C$5]+[.$D$5]" office:value-type="currency" office:currency="EUR" office:value="3250">
            <text:p>3'250 €</text:p>
          </table:table-cell>
          <table:table-cell table:style-name="Default" table:formula="oooc:=[.F4]-[.D5]" office:value-type="currency" office:currency="EUR" office:value="49000">
            <text:p>49'000 €</text:p>
          </table:table-cell>
          <table:table-cell table:number-columns-repeated="250"/>
        </table:table-row>
        <table:table-row table:style-name="ro2">
          <table:table-cell office:value-type="string">
            <text:p>2.</text:p>
          </table:table-cell>
          <table:table-cell table:style-name="ce70" table:formula="oooc:=[.B5]" office:value-type="percentage" office:value="0.045">
            <text:p>4.50%</text:p>
          </table:table-cell>
          <table:table-cell table:formula="oooc:=[.F5]*[.B5]" office:value-type="currency" office:currency="EUR" office:value="2205">
            <text:p>2'205 €</text:p>
          </table:table-cell>
          <table:table-cell table:style-name="ce58" table:formula="oooc:=[.E6]-[.C6]" office:value-type="currency" office:currency="EUR" office:value="1045">
            <text:p>1'045 €</text:p>
          </table:table-cell>
          <table:table-cell table:style-name="ce58" table:formula="oooc:=[.$C$5]+[.$D$5]" office:value-type="currency" office:currency="EUR" office:value="3250">
            <text:p>3'250 €</text:p>
          </table:table-cell>
          <table:table-cell table:style-name="Default" table:formula="oooc:=[.F5]-[.D5]" office:value-type="currency" office:currency="EUR" office:value="48000">
            <text:p>48'000 €</text:p>
          </table:table-cell>
          <table:table-cell table:number-columns-repeated="250"/>
        </table:table-row>
        <table:table-row table:style-name="ro2">
          <table:table-cell office:value-type="string">
            <text:p>3.</text:p>
          </table:table-cell>
          <table:table-cell table:style-name="ce70" table:formula="oooc:=[.B6]" office:value-type="percentage" office:value="0.045">
            <text:p>4.50%</text:p>
          </table:table-cell>
          <table:table-cell table:formula="oooc:=[.F6]*[.B6]" office:value-type="currency" office:currency="EUR" office:value="2160">
            <text:p>2'160 €</text:p>
          </table:table-cell>
          <table:table-cell table:style-name="ce58" table:formula="oooc:=[.E7]-[.C7]" office:value-type="currency" office:currency="EUR" office:value="1090">
            <text:p>1'090 €</text:p>
          </table:table-cell>
          <table:table-cell table:style-name="ce58" table:formula="oooc:=[.$C$5]+[.$D$5]" office:value-type="currency" office:currency="EUR" office:value="3250">
            <text:p>3'250 €</text:p>
          </table:table-cell>
          <table:table-cell table:style-name="Default" table:formula="oooc:=[.F6]-[.D6]" office:value-type="currency" office:currency="EUR" office:value="46955">
            <text:p>46'955 €</text:p>
          </table:table-cell>
          <table:table-cell table:number-columns-repeated="250"/>
        </table:table-row>
        <table:table-row table:style-name="ro2">
          <table:table-cell office:value-type="string">
            <text:p>4.</text:p>
          </table:table-cell>
          <table:table-cell table:style-name="ce71" table:formula="oooc:=[.B7]" office:value-type="percentage" office:value="0.045">
            <text:p>4.50%</text:p>
          </table:table-cell>
          <table:table-cell table:formula="oooc:=[.F7]*[.B7]" office:value-type="currency" office:currency="EUR" office:value="2112.975">
            <text:p>2'113 €</text:p>
          </table:table-cell>
          <table:table-cell table:formula="oooc:=[.E8]-[.C8]" office:value-type="currency" office:currency="EUR" office:value="1137.025">
            <text:p>1'137 €</text:p>
          </table:table-cell>
          <table:table-cell table:formula="oooc:=[.$C$5]+[.$D$5]" office:value-type="currency" office:currency="EUR" office:value="3250">
            <text:p>3'250 €</text:p>
          </table:table-cell>
          <table:table-cell table:formula="oooc:=[.F7]-[.D7]" office:value-type="currency" office:currency="EUR" office:value="45865">
            <text:p>45'865 €</text:p>
          </table:table-cell>
          <table:table-cell table:number-columns-repeated="250"/>
        </table:table-row>
        <table:table-row table:style-name="ro2">
          <table:table-cell table:style-name="ce66" office:value-type="string">
            <text:p>5.</text:p>
          </table:table-cell>
          <table:table-cell table:style-name="ce72" table:formula="oooc:=[.B8]" office:value-type="percentage" office:value="0.045">
            <text:p>4.50%</text:p>
          </table:table-cell>
          <table:table-cell table:style-name="ce75" table:formula="oooc:=[.F9]*[.B9]" office:value-type="currency" office:currency="EUR" office:value="2012.758875">
            <text:p>2'013 €</text:p>
          </table:table-cell>
          <table:table-cell table:style-name="ce75" table:formula="oooc:=[.E9]-[.C9]" office:value-type="currency" office:currency="EUR" office:value="1237.241125">
            <text:p>1'237 €</text:p>
          </table:table-cell>
          <table:table-cell table:style-name="ce75" table:formula="oooc:=[.$C$5]+[.$D$5]" office:value-type="currency" office:currency="EUR" office:value="3250">
            <text:p>3'250 €</text:p>
          </table:table-cell>
          <table:table-cell table:style-name="ce79" table:formula="oooc:=[.F8]-[.D8]" office:value-type="currency" office:currency="EUR" office:value="44727.975">
            <text:p>44'728 €</text:p>
          </table:table-cell>
          <table:table-cell table:number-columns-repeated="250"/>
        </table:table-row>
        <table:table-row table:style-name="ro2">
          <table:table-cell office:value-type="string">
            <text:p>6.</text:p>
          </table:table-cell>
          <table:table-cell table:style-name="ce70" table:formula="oooc:=[.B9]" office:value-type="percentage" office:value="0.045">
            <text:p>4.50%</text:p>
          </table:table-cell>
          <table:table-cell table:formula="oooc:=[.F10]*[.B10]" office:value-type="currency" office:currency="EUR" office:value="1957.083024375">
            <text:p>1'957 €</text:p>
          </table:table-cell>
          <table:table-cell table:style-name="ce58" table:formula="oooc:=[.E10]-[.C10]" office:value-type="currency" office:currency="EUR" office:value="1292.916975625">
            <text:p>1'293 €</text:p>
          </table:table-cell>
          <table:table-cell table:style-name="ce58" table:formula="oooc:=[.$C$5]+[.$D$5]" office:value-type="currency" office:currency="EUR" office:value="3250">
            <text:p>3'250 €</text:p>
          </table:table-cell>
          <table:table-cell table:style-name="Default" table:formula="oooc:=[.F9]-[.D9]" office:value-type="currency" office:currency="EUR" office:value="43490.733875">
            <text:p>43'491 €</text:p>
          </table:table-cell>
          <table:table-cell table:number-columns-repeated="250"/>
        </table:table-row>
        <table:table-row table:style-name="ro2">
          <table:table-cell office:value-type="string">
            <text:p>7.</text:p>
          </table:table-cell>
          <table:table-cell table:style-name="ce70" table:formula="oooc:=[.B10]" office:value-type="percentage" office:value="0.045">
            <text:p>4.50%</text:p>
          </table:table-cell>
          <table:table-cell table:formula="oooc:=[.F11]*[.B11]" office:value-type="currency" office:currency="EUR" office:value="1898.90176047187">
            <text:p>1'899 €</text:p>
          </table:table-cell>
          <table:table-cell table:style-name="ce58" table:formula="oooc:=[.E11]-[.C11]" office:value-type="currency" office:currency="EUR" office:value="1351.09823952813">
            <text:p>1'351 €</text:p>
          </table:table-cell>
          <table:table-cell table:style-name="ce58" table:formula="oooc:=[.$C$5]+[.$D$5]" office:value-type="currency" office:currency="EUR" office:value="3250">
            <text:p>3'250 €</text:p>
          </table:table-cell>
          <table:table-cell table:style-name="Default" table:formula="oooc:=[.F10]-[.D10]" office:value-type="currency" office:currency="EUR" office:value="42197.816899375">
            <text:p>42'198 €</text:p>
          </table:table-cell>
          <table:table-cell table:number-columns-repeated="250"/>
        </table:table-row>
        <table:table-row table:style-name="ro2">
          <table:table-cell office:value-type="string">
            <text:p>8.</text:p>
          </table:table-cell>
          <table:table-cell table:style-name="ce70" table:formula="oooc:=[.B11]" office:value-type="percentage" office:value="0.045">
            <text:p>4.50%</text:p>
          </table:table-cell>
          <table:table-cell table:formula="oooc:=[.F12]*[.B12]" office:value-type="currency" office:currency="EUR" office:value="1838.10233969311">
            <text:p>1'838 €</text:p>
          </table:table-cell>
          <table:table-cell table:style-name="ce58" table:formula="oooc:=[.E12]-[.C12]" office:value-type="currency" office:currency="EUR" office:value="1411.89766030689">
            <text:p>1'412 €</text:p>
          </table:table-cell>
          <table:table-cell table:style-name="ce58" table:formula="oooc:=[.$C$5]+[.$D$5]" office:value-type="currency" office:currency="EUR" office:value="3250">
            <text:p>3'250 €</text:p>
          </table:table-cell>
          <table:table-cell table:style-name="Default" table:formula="oooc:=[.F11]-[.D11]" office:value-type="currency" office:currency="EUR" office:value="40846.7186598469">
            <text:p>40'847 €</text:p>
          </table:table-cell>
          <table:table-cell table:number-columns-repeated="250"/>
        </table:table-row>
        <table:table-row table:style-name="ro2">
          <table:table-cell office:value-type="string">
            <text:p>9.</text:p>
          </table:table-cell>
          <table:table-cell table:style-name="ce70" table:formula="oooc:=[.B12]" office:value-type="percentage" office:value="0.045">
            <text:p>4.50%</text:p>
          </table:table-cell>
          <table:table-cell table:formula="oooc:=IF([.F13]*[.B13]&gt;0;[.F13]*[.B13];0)" office:value-type="currency" office:currency="EUR" office:value="1774.5669449793">
            <text:p>1'775 €</text:p>
          </table:table-cell>
          <table:table-cell table:formula="oooc:=IF([.F13]=0;0;[.E13]-[.C13])" office:value-type="currency" office:currency="EUR" office:value="1475.4330550207">
            <text:p>1'475 €</text:p>
          </table:table-cell>
          <table:table-cell table:formula="oooc:=IF([.F13]&lt;=0;0;[.E12])" office:value-type="currency" office:currency="EUR" office:value="3250">
            <text:p>3'250 €</text:p>
          </table:table-cell>
          <table:table-cell table:formula="oooc:=IF([.F12]-[.D12]&gt;0;[.F12]-[.D12];0)" office:value-type="currency" office:currency="EUR" office:value="39434.82099954">
            <text:p>39'435 €</text:p>
          </table:table-cell>
          <table:table-cell table:number-columns-repeated="250"/>
        </table:table-row>
        <table:table-row table:style-name="ro2">
          <table:table-cell table:style-name="ce66" office:value-type="string">
            <text:p>10.</text:p>
          </table:table-cell>
          <table:table-cell table:style-name="ce73" table:formula="oooc:=[.B13]" office:value-type="percentage" office:value="0.045">
            <text:p>4.50%</text:p>
          </table:table-cell>
          <table:table-cell table:style-name="ce75" table:formula="oooc:=IF([.F14]*[.B14]&gt;0;[.F14]*[.B14];0)" office:value-type="currency" office:currency="EUR" office:value="1708.17245750337">
            <text:p>1'708 €</text:p>
          </table:table-cell>
          <table:table-cell table:style-name="ce75" table:formula="oooc:=IF([.F14]=0;0;[.E14]-[.C14])" office:value-type="currency" office:currency="EUR" office:value="1541.82754249663">
            <text:p>1'542 €</text:p>
          </table:table-cell>
          <table:table-cell table:style-name="ce75" table:formula="oooc:=IF([.F14]&lt;=0;0;[.E13])" office:value-type="currency" office:currency="EUR" office:value="3250">
            <text:p>3'250 €</text:p>
          </table:table-cell>
          <table:table-cell table:style-name="ce79" table:formula="oooc:=IF([.F13]-[.D13]&gt;0;[.F13]-[.D13];0)" office:value-type="currency" office:currency="EUR" office:value="37959.3879445193">
            <text:p>37'959 €</text:p>
          </table:table-cell>
          <table:table-cell table:number-columns-repeated="3"/>
          <table:table-cell table:style-name="ce60" table:number-columns-repeated="247"/>
        </table:table-row>
        <table:table-row table:style-name="ro2">
          <table:table-cell office:value-type="string">
            <text:p>11.</text:p>
          </table:table-cell>
          <table:table-cell table:style-name="ce70" table:formula="oooc:=[.B14]" office:value-type="percentage" office:value="0.045">
            <text:p>4.50%</text:p>
          </table:table-cell>
          <table:table-cell table:formula="oooc:=IF([.F15]*[.B15]&gt;0;[.F15]*[.B15];0)" office:value-type="currency" office:currency="EUR" office:value="1638.79021809102">
            <text:p>1'639 €</text:p>
          </table:table-cell>
          <table:table-cell table:formula="oooc:=IF([.F15]=0;0;[.E15]-[.C15])" office:value-type="currency" office:currency="EUR" office:value="1611.20978190898">
            <text:p>1'611 €</text:p>
          </table:table-cell>
          <table:table-cell table:formula="oooc:=IF([.F15]&lt;=0;0;[.E14])" office:value-type="currency" office:currency="EUR" office:value="3250">
            <text:p>3'250 €</text:p>
          </table:table-cell>
          <table:table-cell table:formula="oooc:=IF([.F14]-[.D14]&gt;0;[.F14]-[.D14];0)" office:value-type="currency" office:currency="EUR" office:value="36417.5604020226">
            <text:p>36'418 €</text:p>
          </table:table-cell>
          <table:table-cell table:style-name="ce60" table:number-columns-repeated="2"/>
          <table:table-cell table:number-columns-repeated="248"/>
        </table:table-row>
        <table:table-row table:style-name="ro2">
          <table:table-cell office:value-type="string">
            <text:p>12.</text:p>
          </table:table-cell>
          <table:table-cell table:style-name="ce70" table:formula="oooc:=[.B15]" office:value-type="percentage" office:value="0.045">
            <text:p>4.50%</text:p>
          </table:table-cell>
          <table:table-cell table:formula="oooc:=IF([.F16]*[.B16]&gt;0;[.F16]*[.B16];0)" office:value-type="currency" office:currency="EUR" office:value="1566.28577790512">
            <text:p>1'566 €</text:p>
          </table:table-cell>
          <table:table-cell table:formula="oooc:=IF([.F16]=0;0;[.E16]-[.C16])" office:value-type="currency" office:currency="EUR" office:value="1683.71422209489">
            <text:p>1'684 €</text:p>
          </table:table-cell>
          <table:table-cell table:formula="oooc:=IF([.F16]&lt;=0;0;[.E15])" office:value-type="currency" office:currency="EUR" office:value="3250">
            <text:p>3'250 €</text:p>
          </table:table-cell>
          <table:table-cell table:formula="oooc:=IF([.F15]-[.D15]&gt;0;[.F15]-[.D15];0)" office:value-type="currency" office:currency="EUR" office:value="34806.3506201137">
            <text:p>34'806 €</text:p>
          </table:table-cell>
          <table:table-cell/>
          <table:table-cell table:style-name="ce81"/>
          <table:table-cell table:number-columns-repeated="248"/>
        </table:table-row>
        <table:table-row table:style-name="ro2">
          <table:table-cell office:value-type="string">
            <text:p>13.</text:p>
          </table:table-cell>
          <table:table-cell table:style-name="ce70" table:formula="oooc:=[.B16]" office:value-type="percentage" office:value="0.045">
            <text:p>4.50%</text:p>
          </table:table-cell>
          <table:table-cell table:formula="oooc:=IF([.F17]*[.B17]&gt;0;[.F17]*[.B17];0)" office:value-type="currency" office:currency="EUR" office:value="1490.51863791085">
            <text:p>1'491 €</text:p>
          </table:table-cell>
          <table:table-cell table:formula="oooc:=IF([.F17]=0;0;[.E17]-[.C17])" office:value-type="currency" office:currency="EUR" office:value="1759.48136208915">
            <text:p>1'759 €</text:p>
          </table:table-cell>
          <table:table-cell table:formula="oooc:=IF([.F17]&lt;=0;0;[.E16])" office:value-type="currency" office:currency="EUR" office:value="3250">
            <text:p>3'250 €</text:p>
          </table:table-cell>
          <table:table-cell table:formula="oooc:=IF([.F16]-[.D16]&gt;0;[.F16]-[.D16];0)" office:value-type="currency" office:currency="EUR" office:value="33122.6363980188">
            <text:p>33'123 €</text:p>
          </table:table-cell>
          <table:table-cell table:number-columns-repeated="250"/>
        </table:table-row>
        <table:table-row table:style-name="ro2">
          <table:table-cell office:value-type="string">
            <text:p>14.</text:p>
          </table:table-cell>
          <table:table-cell table:style-name="ce70" table:formula="oooc:=[.B17]" office:value-type="percentage" office:value="0.045">
            <text:p>4.50%</text:p>
          </table:table-cell>
          <table:table-cell table:formula="oooc:=IF([.F18]*[.B18]&gt;0;[.F18]*[.B18];0)" office:value-type="currency" office:currency="EUR" office:value="1411.34197661683">
            <text:p>1'411 €</text:p>
          </table:table-cell>
          <table:table-cell table:formula="oooc:=IF([.F18]=0;0;[.E18]-[.C18])" office:value-type="currency" office:currency="EUR" office:value="1838.65802338317">
            <text:p>1'839 €</text:p>
          </table:table-cell>
          <table:table-cell table:formula="oooc:=IF([.F18]&lt;=0;0;[.E17])" office:value-type="currency" office:currency="EUR" office:value="3250">
            <text:p>3'250 €</text:p>
          </table:table-cell>
          <table:table-cell table:formula="oooc:=IF([.F17]-[.D17]&gt;0;[.F17]-[.D17];0)" office:value-type="currency" office:currency="EUR" office:value="31363.1550359296">
            <text:p>31'363 €</text:p>
          </table:table-cell>
          <table:table-cell table:number-columns-repeated="250"/>
        </table:table-row>
        <table:table-row table:style-name="ro2">
          <table:table-cell table:style-name="ce66" office:value-type="string">
            <text:p>15.</text:p>
          </table:table-cell>
          <table:table-cell table:style-name="ce73" table:formula="oooc:=[.B18]" office:value-type="percentage" office:value="0.045">
            <text:p>4.50%</text:p>
          </table:table-cell>
          <table:table-cell table:style-name="ce75" table:formula="oooc:=IF([.F19]*[.B19]&gt;0;[.F19]*[.B19];0)" office:value-type="currency" office:currency="EUR" office:value="1328.60236556459">
            <text:p>1'329 €</text:p>
          </table:table-cell>
          <table:table-cell table:style-name="ce75" table:formula="oooc:=IF([.F19]=0;0;[.E19]-[.C19])" office:value-type="currency" office:currency="EUR" office:value="1921.39763443541">
            <text:p>1'921 €</text:p>
          </table:table-cell>
          <table:table-cell table:style-name="ce75" table:formula="oooc:=IF([.F19]&lt;=0;0;[.E18])" office:value-type="currency" office:currency="EUR" office:value="3250">
            <text:p>3'250 €</text:p>
          </table:table-cell>
          <table:table-cell table:style-name="ce79" table:formula="oooc:=IF([.F18]-[.D18]&gt;0;[.F18]-[.D18];0)" office:value-type="currency" office:currency="EUR" office:value="29524.4970125465">
            <text:p>29'524 €</text:p>
          </table:table-cell>
          <table:table-cell table:number-columns-repeated="250"/>
        </table:table-row>
        <table:table-row table:style-name="ro2">
          <table:table-cell office:value-type="string">
            <text:p>16.</text:p>
          </table:table-cell>
          <table:table-cell office:value-type="percentage" office:value="0.08">
            <office:annotation draw:style-name="gr2" draw:text-style-name="P2" svg:width="2.899cm" svg:height="3.022cm" svg:x="5.604cm" svg:y="7.081cm" draw:caption-point-x="-5.604cm" draw:caption-point-y="-7.081cm">
              <dc:creator>JL</dc:creator>
              <dc:date>2006-02-15T00:00:00</dc:date>
              <text:p text:style-name="P1"><text:span text:style-name="T1">Nach Ende der Zinsbindung rechnet man mit 8% weiter (=marktüblicher Zins im Mittelwert)</text:span></text:p>
            </office:annotation>
            <text:p>8,00%</text:p>
          </table:table-cell>
          <table:table-cell table:formula="oooc:=IF([.F20]*[.B20]&gt;0;[.F20]*[.B20];0)" office:value-type="currency" office:currency="EUR" office:value="2208.24795024888">
            <text:p>2'208 €</text:p>
          </table:table-cell>
          <table:table-cell table:formula="oooc:=IF([.F20]=0;0;[.E20]-[.C20])" office:value-type="currency" office:currency="EUR" office:value="1041.75204975112">
            <text:p>1'042 €</text:p>
          </table:table-cell>
          <table:table-cell table:formula="oooc:=IF([.F20]&lt;=0;0;[.E19])" office:value-type="currency" office:currency="EUR" office:value="3250">
            <text:p>3'250 €</text:p>
          </table:table-cell>
          <table:table-cell table:formula="oooc:=IF([.F19]-[.D19]&gt;0;[.F19]-[.D19];0)" office:value-type="currency" office:currency="EUR" office:value="27603.0993781111">
            <text:p>27'603 €</text:p>
          </table:table-cell>
          <table:table-cell table:number-columns-repeated="250"/>
        </table:table-row>
        <table:table-row table:style-name="ro2">
          <table:table-cell office:value-type="string">
            <text:p>17.</text:p>
          </table:table-cell>
          <table:table-cell table:formula="oooc:=[.B20]" office:value-type="percentage" office:value="0.08">
            <text:p>8,00%</text:p>
          </table:table-cell>
          <table:table-cell table:formula="oooc:=IF([.F21]*[.B21]&gt;0;[.F21]*[.B21];0)" office:value-type="currency" office:currency="EUR" office:value="2124.90778626879">
            <text:p>2'125 €</text:p>
          </table:table-cell>
          <table:table-cell table:formula="oooc:=IF([.F21]=0;0;[.E21]-[.C21])" office:value-type="currency" office:currency="EUR" office:value="1125.09221373121">
            <text:p>1'125 €</text:p>
          </table:table-cell>
          <table:table-cell table:formula="oooc:=IF([.F21]&lt;=0;0;[.E20])" office:value-type="currency" office:currency="EUR" office:value="3250">
            <text:p>3'250 €</text:p>
          </table:table-cell>
          <table:table-cell table:formula="oooc:=IF([.F20]-[.D20]&gt;0;[.F20]-[.D20];0)" office:value-type="currency" office:currency="EUR" office:value="26561.3473283599">
            <text:p>26'561 €</text:p>
          </table:table-cell>
          <table:table-cell table:number-columns-repeated="250"/>
        </table:table-row>
        <table:table-row table:style-name="ro2">
          <table:table-cell office:value-type="string">
            <text:p>18.</text:p>
          </table:table-cell>
          <table:table-cell table:formula="oooc:=[.B21]" office:value-type="percentage" office:value="0.08">
            <text:p>8,00%</text:p>
          </table:table-cell>
          <table:table-cell table:formula="oooc:=IF([.F22]*[.B22]&gt;0;[.F22]*[.B22];0)" office:value-type="currency" office:currency="EUR" office:value="2034.9004091703">
            <text:p>2'035 €</text:p>
          </table:table-cell>
          <table:table-cell table:formula="oooc:=IF([.F22]=0;0;[.E22]-[.C22])" office:value-type="currency" office:currency="EUR" office:value="1215.0995908297">
            <text:p>1'215 €</text:p>
          </table:table-cell>
          <table:table-cell table:formula="oooc:=IF([.F22]&lt;=0;0;[.E21])" office:value-type="currency" office:currency="EUR" office:value="3250">
            <text:p>3'250 €</text:p>
          </table:table-cell>
          <table:table-cell table:formula="oooc:=IF([.F21]-[.D21]&gt;0;[.F21]-[.D21];0)" office:value-type="currency" office:currency="EUR" office:value="25436.2551146287">
            <text:p>25'436 €</text:p>
          </table:table-cell>
          <table:table-cell table:number-columns-repeated="250"/>
        </table:table-row>
        <table:table-row table:style-name="ro2">
          <table:table-cell office:value-type="string">
            <text:p>19.</text:p>
          </table:table-cell>
          <table:table-cell table:formula="oooc:=[.B22]" office:value-type="percentage" office:value="0.08">
            <text:p>8,00%</text:p>
          </table:table-cell>
          <table:table-cell table:formula="oooc:=IF([.F23]*[.B23]&gt;0;[.F23]*[.B23];0)" office:value-type="currency" office:currency="EUR" office:value="1937.69244190392">
            <text:p>1'938 €</text:p>
          </table:table-cell>
          <table:table-cell table:formula="oooc:=IF([.F23]=0;0;[.E23]-[.C23])" office:value-type="currency" office:currency="EUR" office:value="1312.30755809608">
            <text:p>1'312 €</text:p>
          </table:table-cell>
          <table:table-cell table:formula="oooc:=IF([.F23]&lt;=0;0;[.E22])" office:value-type="currency" office:currency="EUR" office:value="3250">
            <text:p>3'250 €</text:p>
          </table:table-cell>
          <table:table-cell table:formula="oooc:=IF([.F22]-[.D22]&gt;0;[.F22]-[.D22];0)" office:value-type="currency" office:currency="EUR" office:value="24221.155523799">
            <text:p>24'221 €</text:p>
          </table:table-cell>
          <table:table-cell table:number-columns-repeated="250"/>
        </table:table-row>
        <table:table-row table:style-name="ro2">
          <table:table-cell table:style-name="ce66" office:value-type="string">
            <text:p>20.</text:p>
          </table:table-cell>
          <table:table-cell table:style-name="ce73" table:formula="oooc:=[.B23]" office:value-type="percentage" office:value="0.08">
            <text:p>8.00%</text:p>
          </table:table-cell>
          <table:table-cell table:style-name="ce75" table:formula="oooc:=IF([.F24]*[.B24]&gt;0;[.F24]*[.B24];0)" office:value-type="currency" office:currency="EUR" office:value="1832.70783725624">
            <text:p>1'833 €</text:p>
          </table:table-cell>
          <table:table-cell table:style-name="ce75" table:formula="oooc:=IF([.F24]=0;0;[.E24]-[.C24])" office:value-type="currency" office:currency="EUR" office:value="1417.29216274376">
            <text:p>1'417 €</text:p>
          </table:table-cell>
          <table:table-cell table:style-name="ce75" table:formula="oooc:=IF([.F24]&lt;=0;0;[.E23])" office:value-type="currency" office:currency="EUR" office:value="3250">
            <text:p>3'250 €</text:p>
          </table:table-cell>
          <table:table-cell table:style-name="ce79" table:formula="oooc:=IF([.F23]-[.D23]&gt;0;[.F23]-[.D23];0)" office:value-type="currency" office:currency="EUR" office:value="22908.847965703">
            <text:p>22'909 €</text:p>
          </table:table-cell>
          <table:table-cell table:number-columns-repeated="250"/>
        </table:table-row>
        <table:table-row table:style-name="ro2">
          <table:table-cell office:value-type="string">
            <text:p>21.</text:p>
          </table:table-cell>
          <table:table-cell table:formula="oooc:=[.B24]" office:value-type="percentage" office:value="0.08">
            <text:p>8,00%</text:p>
          </table:table-cell>
          <table:table-cell table:formula="oooc:=IF([.F25]*[.B25]&gt;0;[.F25]*[.B25];0)" office:value-type="currency" office:currency="EUR" office:value="1719.32446423674">
            <text:p>1'719 €</text:p>
          </table:table-cell>
          <table:table-cell table:formula="oooc:=IF([.F25]=0;0;[.E25]-[.C25])" office:value-type="currency" office:currency="EUR" office:value="1530.67553576326">
            <text:p>1'531 €</text:p>
          </table:table-cell>
          <table:table-cell table:formula="oooc:=IF([.F25]&lt;=0;0;[.E24])" office:value-type="currency" office:currency="EUR" office:value="3250">
            <text:p>3'250 €</text:p>
          </table:table-cell>
          <table:table-cell table:formula="oooc:=IF([.F24]-[.D24]&gt;0;[.F24]-[.D24];0)" office:value-type="currency" office:currency="EUR" office:value="21491.5558029592">
            <text:p>21'492 €</text:p>
          </table:table-cell>
          <table:table-cell table:number-columns-repeated="250"/>
        </table:table-row>
        <table:table-row table:style-name="ro2">
          <table:table-cell office:value-type="string">
            <text:p>22.</text:p>
          </table:table-cell>
          <table:table-cell table:formula="oooc:=[.B25]" office:value-type="percentage" office:value="0.08">
            <text:p>8,00%</text:p>
          </table:table-cell>
          <table:table-cell table:formula="oooc:=IF([.F26]*[.B26]&gt;0;[.F26]*[.B26];0)" office:value-type="currency" office:currency="EUR" office:value="1596.87042137567">
            <text:p>1'597 €</text:p>
          </table:table-cell>
          <table:table-cell table:formula="oooc:=IF([.F26]=0;0;[.E26]-[.C26])" office:value-type="currency" office:currency="EUR" office:value="1653.12957862433">
            <text:p>1'653 €</text:p>
          </table:table-cell>
          <table:table-cell table:formula="oooc:=IF([.F26]&lt;=0;0;[.E25])" office:value-type="currency" office:currency="EUR" office:value="3250">
            <text:p>3'250 €</text:p>
          </table:table-cell>
          <table:table-cell table:formula="oooc:=IF([.F25]-[.D25]&gt;0;[.F25]-[.D25];0)" office:value-type="currency" office:currency="EUR" office:value="19960.8802671959">
            <text:p>19'961 €</text:p>
          </table:table-cell>
          <table:table-cell table:number-columns-repeated="250"/>
        </table:table-row>
        <table:table-row table:style-name="ro2">
          <table:table-cell office:value-type="string">
            <text:p>23.</text:p>
          </table:table-cell>
          <table:table-cell table:formula="oooc:=[.B26]" office:value-type="percentage" office:value="0.08">
            <text:p>8,00%</text:p>
          </table:table-cell>
          <table:table-cell table:formula="oooc:=IF([.F27]*[.B27]&gt;0;[.F27]*[.B27];0)" office:value-type="currency" office:currency="EUR" office:value="1464.62005508573">
            <text:p>1'465 €</text:p>
          </table:table-cell>
          <table:table-cell table:formula="oooc:=IF([.F27]=0;0;[.E27]-[.C27])" office:value-type="currency" office:currency="EUR" office:value="1785.37994491427">
            <text:p>1'785 €</text:p>
          </table:table-cell>
          <table:table-cell table:formula="oooc:=IF([.F27]&lt;=0;0;[.E26])" office:value-type="currency" office:currency="EUR" office:value="3250">
            <text:p>3'250 €</text:p>
          </table:table-cell>
          <table:table-cell table:formula="oooc:=IF([.F26]-[.D26]&gt;0;[.F26]-[.D26];0)" office:value-type="currency" office:currency="EUR" office:value="18307.7506885716">
            <text:p>18'308 €</text:p>
          </table:table-cell>
          <table:table-cell table:number-columns-repeated="250"/>
        </table:table-row>
        <table:table-row table:style-name="ro2">
          <table:table-cell office:value-type="string">
            <text:p>24.</text:p>
          </table:table-cell>
          <table:table-cell table:formula="oooc:=[.B27]" office:value-type="percentage" office:value="0.08">
            <text:p>8,00%</text:p>
          </table:table-cell>
          <table:table-cell table:formula="oooc:=IF([.F28]*[.B28]&gt;0;[.F28]*[.B28];0)" office:value-type="currency" office:currency="EUR" office:value="1321.78965949259">
            <text:p>1'322 €</text:p>
          </table:table-cell>
          <table:table-cell table:formula="oooc:=IF([.F28]=0;0;[.E28]-[.C28])" office:value-type="currency" office:currency="EUR" office:value="1928.21034050741">
            <text:p>1'928 €</text:p>
          </table:table-cell>
          <table:table-cell table:formula="oooc:=IF([.F28]&lt;=0;0;[.E27])" office:value-type="currency" office:currency="EUR" office:value="3250">
            <text:p>3'250 €</text:p>
          </table:table-cell>
          <table:table-cell table:formula="oooc:=IF([.F27]-[.D27]&gt;0;[.F27]-[.D27];0)" office:value-type="currency" office:currency="EUR" office:value="16522.3707436573">
            <text:p>16'522 €</text:p>
          </table:table-cell>
          <table:table-cell table:number-columns-repeated="250"/>
        </table:table-row>
        <table:table-row table:style-name="ro2">
          <table:table-cell table:style-name="ce67" office:value-type="string">
            <text:p>25.</text:p>
          </table:table-cell>
          <table:table-cell table:style-name="ce73" table:formula="oooc:=[.B28]" office:value-type="percentage" office:value="0.08">
            <text:p>8.00%</text:p>
          </table:table-cell>
          <table:table-cell table:style-name="ce76" table:formula="oooc:=IF([.F29]*[.B29]&gt;0;[.F29]*[.B29];0)" office:value-type="currency" office:currency="EUR" office:value="1167.53283225199">
            <text:p>1'168 €</text:p>
          </table:table-cell>
          <table:table-cell table:style-name="ce76" table:formula="oooc:=IF([.F29]=0;0;[.E29]-[.C29])" office:value-type="currency" office:currency="EUR" office:value="2082.46716774801">
            <text:p>2'082 €</text:p>
          </table:table-cell>
          <table:table-cell table:style-name="ce76" table:formula="oooc:=IF([.F29]&lt;=0;0;[.E28])" office:value-type="currency" office:currency="EUR" office:value="3250">
            <text:p>3'250 €</text:p>
          </table:table-cell>
          <table:table-cell table:style-name="ce80" table:formula="oooc:=IF([.F28]-[.D28]&gt;0;[.F28]-[.D28];0)" office:value-type="currency" office:currency="EUR" office:value="14594.1604031499">
            <text:p>14'594 €</text:p>
          </table:table-cell>
          <table:table-cell table:number-columns-repeated="250"/>
        </table:table-row>
        <table:table-row table:style-name="ro2">
          <table:table-cell office:value-type="string">
            <text:p>26.</text:p>
          </table:table-cell>
          <table:table-cell table:formula="oooc:=[.B29]" office:value-type="percentage" office:value="0.08">
            <text:p>8,00%</text:p>
          </table:table-cell>
          <table:table-cell table:formula="oooc:=IF([.F30]*[.B30]&gt;0;[.F30]*[.B30];0)" office:value-type="currency" office:currency="EUR" office:value="1000.93545883215">
            <text:p>1'001 €</text:p>
          </table:table-cell>
          <table:table-cell table:formula="oooc:=IF([.F30]=0;0;[.E30]-[.C30])" office:value-type="currency" office:currency="EUR" office:value="2249.06454116785">
            <text:p>2'249 €</text:p>
          </table:table-cell>
          <table:table-cell table:formula="oooc:=IF([.F30]&lt;=0;0;[.E29])" office:value-type="currency" office:currency="EUR" office:value="3250">
            <text:p>3'250 €</text:p>
          </table:table-cell>
          <table:table-cell table:formula="oooc:=IF([.F29]-[.D29]&gt;0;[.F29]-[.D29];0)" office:value-type="currency" office:currency="EUR" office:value="12511.6932354019">
            <text:p>12'512 €</text:p>
          </table:table-cell>
          <table:table-cell table:number-columns-repeated="250"/>
        </table:table-row>
        <table:table-row table:style-name="ro2">
          <table:table-cell office:value-type="string">
            <text:p>27.</text:p>
          </table:table-cell>
          <table:table-cell table:formula="oooc:=[.B30]" office:value-type="percentage" office:value="0.08">
            <text:p>8,00%</text:p>
          </table:table-cell>
          <table:table-cell table:formula="oooc:=IF([.F31]*[.B31]&gt;0;[.F31]*[.B31];0)" office:value-type="currency" office:currency="EUR" office:value="821.010295538725">
            <text:p>821 €</text:p>
          </table:table-cell>
          <table:table-cell table:formula="oooc:=IF([.F31]=0;0;[.E31]-[.C31])" office:value-type="currency" office:currency="EUR" office:value="2428.98970446127">
            <text:p>2'429 €</text:p>
          </table:table-cell>
          <table:table-cell table:formula="oooc:=IF([.F31]&lt;=0;0;[.E30])" office:value-type="currency" office:currency="EUR" office:value="3250">
            <text:p>3'250 €</text:p>
          </table:table-cell>
          <table:table-cell table:formula="oooc:=IF([.F30]-[.D30]&gt;0;[.F30]-[.D30];0)" office:value-type="currency" office:currency="EUR" office:value="10262.6286942341">
            <text:p>10'263 €</text:p>
          </table:table-cell>
          <table:table-cell table:number-columns-repeated="250"/>
        </table:table-row>
        <table:table-row table:style-name="ro2">
          <table:table-cell office:value-type="string">
            <text:p>28.</text:p>
          </table:table-cell>
          <table:table-cell table:formula="oooc:=[.B31]" office:value-type="percentage" office:value="0.08">
            <text:p>8,00%</text:p>
          </table:table-cell>
          <table:table-cell table:formula="oooc:=IF([.F32]*[.B32]&gt;0;[.F32]*[.B32];0)" office:value-type="currency" office:currency="EUR" office:value="626.691119181823">
            <text:p>627 €</text:p>
          </table:table-cell>
          <table:table-cell table:formula="oooc:=IF([.F32]=0;0;[.E32]-[.C32])" office:value-type="currency" office:currency="EUR" office:value="2623.30888081818">
            <text:p>2'623 €</text:p>
          </table:table-cell>
          <table:table-cell table:formula="oooc:=IF([.F32]&lt;=0;0;[.E31])" office:value-type="currency" office:currency="EUR" office:value="3250">
            <text:p>3'250 €</text:p>
          </table:table-cell>
          <table:table-cell table:formula="oooc:=IF([.F31]-[.D31]&gt;0;[.F31]-[.D31];0)" office:value-type="currency" office:currency="EUR" office:value="7833.63898977279">
            <text:p>7'834 €</text:p>
          </table:table-cell>
          <table:table-cell table:number-columns-repeated="250"/>
        </table:table-row>
        <table:table-row table:style-name="ro2">
          <table:table-cell office:value-type="string">
            <text:p>29.</text:p>
          </table:table-cell>
          <table:table-cell table:formula="oooc:=[.B32]" office:value-type="percentage" office:value="0.08">
            <text:p>8,00%</text:p>
          </table:table-cell>
          <table:table-cell table:formula="oooc:=IF([.F33]*[.B33]&gt;0;[.F33]*[.B33];0)" office:value-type="currency" office:currency="EUR" office:value="416.826408716369">
            <text:p>417 €</text:p>
          </table:table-cell>
          <table:table-cell table:formula="oooc:=IF([.F33]=0;0;[.E33]-[.C33])" office:value-type="currency" office:currency="EUR" office:value="2833.17359128363">
            <text:p>2'833 €</text:p>
          </table:table-cell>
          <table:table-cell table:formula="oooc:=IF([.F33]&lt;=0;0;[.E32])" office:value-type="currency" office:currency="EUR" office:value="3250">
            <text:p>3'250 €</text:p>
          </table:table-cell>
          <table:table-cell table:formula="oooc:=IF([.F32]-[.D32]&gt;0;[.F32]-[.D32];0)" office:value-type="currency" office:currency="EUR" office:value="5210.33010895461">
            <text:p>5'210 €</text:p>
          </table:table-cell>
          <table:table-cell table:number-columns-repeated="250"/>
        </table:table-row>
        <table:table-row table:style-name="ro2">
          <table:table-cell table:style-name="ce66" office:value-type="string">
            <text:p>30.</text:p>
          </table:table-cell>
          <table:table-cell table:style-name="ce73" table:formula="oooc:=[.B33]" office:value-type="percentage" office:value="0.08">
            <text:p>8.00%</text:p>
          </table:table-cell>
          <table:table-cell table:style-name="ce75" table:formula="oooc:=IF([.F34]*[.B34]&gt;0;[.F34]*[.B34];0)" office:value-type="currency" office:currency="EUR" office:value="190.172521413679">
            <text:p>190 €</text:p>
          </table:table-cell>
          <table:table-cell table:style-name="ce75" table:formula="oooc:=IF([.F34]=0;0;[.E34]-[.C34])" office:value-type="currency" office:currency="EUR" office:value="3059.82747858632">
            <text:p>3'060 €</text:p>
          </table:table-cell>
          <table:table-cell table:style-name="ce75" table:formula="oooc:=IF([.F34]&lt;=0;0;[.E33])" office:value-type="currency" office:currency="EUR" office:value="3250">
            <text:p>3'250 €</text:p>
          </table:table-cell>
          <table:table-cell table:style-name="ce79" table:formula="oooc:=IF([.F33]-[.D33]&gt;0;[.F33]-[.D33];0)" office:value-type="currency" office:currency="EUR" office:value="2377.15651767098">
            <text:p>2'377 €</text:p>
          </table:table-cell>
          <table:table-cell table:number-columns-repeated="250"/>
        </table:table-row>
        <table:table-row table:style-name="ro2">
          <table:table-cell office:value-type="string">
            <text:p>31.</text:p>
          </table:table-cell>
          <table:table-cell table:formula="oooc:=[.B34]" office:value-type="percentage" office:value="0.08">
            <text:p>8,00%</text:p>
          </table:table-cell>
          <table:table-cell table:formula="oooc:=IF([.F35]*[.B35]&gt;0;[.F35]*[.B35];0)" office:value-type="currency" office:currency="EUR" office:value="0">
            <text:p>0 €</text:p>
          </table:table-cell>
          <table:table-cell table:formula="oooc:=IF([.F35]=0;0;[.E35]-[.C35])" office:value-type="currency" office:currency="EUR" office:value="0">
            <text:p>0 €</text:p>
          </table:table-cell>
          <table:table-cell table:formula="oooc:=IF([.F35]&lt;=0;0;[.E34])" office:value-type="currency" office:currency="EUR" office:value="0">
            <text:p>0 €</text:p>
          </table:table-cell>
          <table:table-cell table:formula="oooc:=IF([.F34]-[.D34]&gt;0;[.F34]-[.D34];0)" office:value-type="float" office:value="0">
            <text:p>0</text:p>
          </table:table-cell>
          <table:table-cell table:number-columns-repeated="250"/>
        </table:table-row>
        <table:table-row table:style-name="ro2">
          <table:table-cell office:value-type="string">
            <text:p>32.</text:p>
          </table:table-cell>
          <table:table-cell table:formula="oooc:=[.B35]" office:value-type="percentage" office:value="0.08">
            <text:p>8,00%</text:p>
          </table:table-cell>
          <table:table-cell table:formula="oooc:=IF([.F36]*[.B36]&gt;0;[.F36]*[.B36];0)" office:value-type="currency" office:currency="EUR" office:value="0">
            <text:p>0 €</text:p>
          </table:table-cell>
          <table:table-cell table:formula="oooc:=IF([.F36]=0;0;[.E36]-[.C36])" office:value-type="currency" office:currency="EUR" office:value="0">
            <text:p>0 €</text:p>
          </table:table-cell>
          <table:table-cell table:formula="oooc:=IF([.F36]&lt;=0;0;[.E35])" office:value-type="currency" office:currency="EUR" office:value="0">
            <text:p>0 €</text:p>
          </table:table-cell>
          <table:table-cell table:formula="oooc:=IF([.F35]-[.D35]&gt;0;[.F35]-[.D35];0)" office:value-type="float" office:value="0">
            <text:p>0</text:p>
          </table:table-cell>
          <table:table-cell table:number-columns-repeated="250"/>
        </table:table-row>
        <table:table-row table:style-name="ro2">
          <table:table-cell office:value-type="string">
            <text:p>33.</text:p>
          </table:table-cell>
          <table:table-cell table:formula="oooc:=[.B36]" office:value-type="percentage" office:value="0.08">
            <text:p>8,00%</text:p>
          </table:table-cell>
          <table:table-cell table:formula="oooc:=IF([.F37]*[.B37]&gt;0;[.F37]*[.B37];0)" office:value-type="currency" office:currency="EUR" office:value="0">
            <text:p>0 €</text:p>
          </table:table-cell>
          <table:table-cell table:formula="oooc:=IF([.F37]=0;0;[.E37]-[.C37])" office:value-type="currency" office:currency="EUR" office:value="0">
            <text:p>0 €</text:p>
          </table:table-cell>
          <table:table-cell table:formula="oooc:=IF([.F37]&lt;=0;0;[.E36])" office:value-type="currency" office:currency="EUR" office:value="0">
            <text:p>0 €</text:p>
          </table:table-cell>
          <table:table-cell table:formula="oooc:=IF([.F36]-[.D36]&gt;0;[.F36]-[.D36];0)" office:value-type="float" office:value="0">
            <text:p>0</text:p>
          </table:table-cell>
          <table:table-cell table:number-columns-repeated="250"/>
        </table:table-row>
        <table:table-row table:style-name="ro2">
          <table:table-cell office:value-type="string">
            <text:p>34.</text:p>
          </table:table-cell>
          <table:table-cell table:formula="oooc:=[.B37]" office:value-type="percentage" office:value="0.08">
            <text:p>8,00%</text:p>
          </table:table-cell>
          <table:table-cell table:formula="oooc:=IF([.F38]*[.B38]&gt;0;[.F38]*[.B38];0)" office:value-type="currency" office:currency="EUR" office:value="0">
            <text:p>0 €</text:p>
          </table:table-cell>
          <table:table-cell table:formula="oooc:=IF([.F38]=0;0;[.E38]-[.C38])" office:value-type="currency" office:currency="EUR" office:value="0">
            <text:p>0 €</text:p>
          </table:table-cell>
          <table:table-cell table:formula="oooc:=IF([.F38]&lt;=0;0;[.E37])" office:value-type="currency" office:currency="EUR" office:value="0">
            <text:p>0 €</text:p>
          </table:table-cell>
          <table:table-cell table:formula="oooc:=IF([.F37]-[.D37]&gt;0;[.F37]-[.D37];0)" office:value-type="float" office:value="0">
            <text:p>0</text:p>
          </table:table-cell>
          <table:table-cell table:number-columns-repeated="250"/>
        </table:table-row>
        <table:table-row table:style-name="ro2">
          <table:table-cell office:value-type="string">
            <text:p>35.</text:p>
          </table:table-cell>
          <table:table-cell table:formula="oooc:=[.B38]" office:value-type="percentage" office:value="0.08">
            <text:p>8,00%</text:p>
          </table:table-cell>
          <table:table-cell table:formula="oooc:=IF([.F39]*[.B39]&gt;0;[.F39]*[.B39];0)" office:value-type="currency" office:currency="EUR" office:value="0">
            <text:p>0 €</text:p>
          </table:table-cell>
          <table:table-cell table:formula="oooc:=IF([.F39]=0;0;[.E39]-[.C39])" office:value-type="currency" office:currency="EUR" office:value="0">
            <text:p>0 €</text:p>
          </table:table-cell>
          <table:table-cell table:formula="oooc:=IF([.F39]&lt;=0;0;[.E38])" office:value-type="currency" office:currency="EUR" office:value="0">
            <text:p>0 €</text:p>
          </table:table-cell>
          <table:table-cell table:formula="oooc:=IF([.F38]-[.D38]&gt;0;[.F38]-[.D38];0)" office:value-type="float" office:value="0">
            <text:p>0</text:p>
          </table:table-cell>
          <table:table-cell table:number-columns-repeated="250"/>
        </table:table-row>
        <table:table-row table:style-name="ro2">
          <table:table-cell office:value-type="string">
            <text:p>36.</text:p>
          </table:table-cell>
          <table:table-cell table:formula="oooc:=[.B39]" office:value-type="percentage" office:value="0.08">
            <text:p>8,00%</text:p>
          </table:table-cell>
          <table:table-cell table:formula="oooc:=IF([.F40]*[.B40]&gt;0;[.F40]*[.B40];0)" office:value-type="currency" office:currency="EUR" office:value="0">
            <text:p>0 €</text:p>
          </table:table-cell>
          <table:table-cell table:formula="oooc:=IF([.F40]=0;0;[.E40]-[.C40])" office:value-type="currency" office:currency="EUR" office:value="0">
            <text:p>0 €</text:p>
          </table:table-cell>
          <table:table-cell table:formula="oooc:=IF([.F40]&lt;=0;0;[.E39])" office:value-type="currency" office:currency="EUR" office:value="0">
            <text:p>0 €</text:p>
          </table:table-cell>
          <table:table-cell table:formula="oooc:=IF([.F39]-[.D39]&gt;0;[.F39]-[.D39];0)" office:value-type="float" office:value="0">
            <text:p>0</text:p>
          </table:table-cell>
          <table:table-cell table:number-columns-repeated="250"/>
        </table:table-row>
        <table:table-row table:style-name="ro2">
          <table:table-cell table:style-name="ce68"/>
          <table:table-cell table:style-name="ce60"/>
          <table:table-cell table:style-name="ce77"/>
          <table:table-cell/>
          <table:table-cell table:style-name="ce60"/>
          <table:table-cell table:style-name="Default"/>
          <table:table-cell table:number-columns-repeated="250"/>
        </table:table-row>
      </table:table>
      <table:table table:name="TILHyp2" table:style-name="ta2" table:print="false">
        <office:forms form:automatic-focus="false" form:apply-design-mode="false"/>
        <table:table-column table:style-name="co4" table:default-cell-style-name="ce65"/>
        <table:table-column table:style-name="co4" table:default-cell-style-name="ce70"/>
        <table:table-column table:style-name="co4" table:default-cell-style-name="ce85"/>
        <table:table-column table:style-name="co4" table:default-cell-style-name="ce50"/>
        <table:table-column table:style-name="co4" table:default-cell-style-name="ce77"/>
        <table:table-column table:style-name="co13" table:default-cell-style-name="ce14"/>
        <table:table-column table:style-name="co4" table:number-columns-repeated="6" table:default-cell-style-name="Default"/>
        <table:table-row table:style-name="ro2">
          <table:table-cell table:style-name="ce78" table:formula="oooc:=[$Finanzierung.$D$17]" office:value-type="string" office:string-value="Bank2 (KfW?)">
            <text:p>Bank2 (KfW?)</text:p>
          </table:table-cell>
          <table:table-cell table:style-name="ce78" table:formula="oooc:=Hypo2" office:value-type="currency" office:currency="EUR" office:value="23470">
            <text:p>23'470 €</text:p>
          </table:table-cell>
          <table:table-cell table:style-name="ce84"/>
          <table:table-cell table:style-name="ce84" office:value-type="string">
            <text:p>Zins</text:p>
          </table:table-cell>
          <table:table-cell table:style-name="ce78" table:formula="oooc:=Zins2" office:value-type="percentage" office:value="0.04">
            <text:p>4.00%</text:p>
          </table:table-cell>
          <table:table-cell table:style-name="Default"/>
          <table:table-cell table:number-columns-repeated="6"/>
        </table:table-row>
        <table:table-row table:style-name="ro2">
          <table:table-cell table:style-name="Default" table:number-columns-repeated="6"/>
          <table:table-cell table:number-columns-repeated="6"/>
        </table:table-row>
        <table:table-row table:style-name="ro2">
          <table:table-cell table:style-name="ce63" office:value-type="string">
            <text:p>Jahr</text:p>
          </table:table-cell>
          <table:table-cell table:style-name="ce63" office:value-type="string">
            <text:p>Zinsen</text:p>
          </table:table-cell>
          <table:table-cell table:style-name="ce63" office:value-type="string">
            <text:p>Zinsen/a</text:p>
          </table:table-cell>
          <table:table-cell table:style-name="ce63" office:value-type="string">
            <text:p>Tilgung/a</text:p>
          </table:table-cell>
          <table:table-cell table:style-name="ce63" office:value-type="string">
            <text:p>Annuität/a</text:p>
          </table:table-cell>
          <table:table-cell table:style-name="ce63" office:value-type="string">
            <text:p>Restschuld</text:p>
          </table:table-cell>
          <table:table-cell table:number-columns-repeated="6"/>
        </table:table-row>
        <table:table-row table:style-name="ro2">
          <table:table-cell table:style-name="ce64"/>
          <table:table-cell table:formula="oooc:=[.E1]" office:value-type="percentage" office:value="0.04">
            <text:p>4.00%</text:p>
          </table:table-cell>
          <table:table-cell table:style-name="ce63" table:number-columns-repeated="3"/>
          <table:table-cell table:style-name="ce78" table:formula="oooc:=Hypo2" office:value-type="currency" office:currency="EUR" office:value="23470">
            <text:p>23'470 €</text:p>
          </table:table-cell>
          <table:table-cell table:number-columns-repeated="6"/>
        </table:table-row>
        <table:table-row table:style-name="ro2">
          <table:table-cell office:value-type="string">
            <text:p>1.</text:p>
          </table:table-cell>
          <table:table-cell table:style-name="ce69" table:formula="oooc:=[.B4]" office:value-type="percentage" office:value="0.04">
            <text:p>4.00%</text:p>
          </table:table-cell>
          <table:table-cell table:formula="oooc:=[.F4]*[.B4]" office:value-type="currency" office:currency="EUR" office:value="938.8">
            <text:p>939 €</text:p>
          </table:table-cell>
          <table:table-cell table:style-name="ce18" table:formula="oooc:=TIL2*12" office:value-type="currency" office:currency="EUR" office:value="321.539">
            <text:p>322 €</text:p>
          </table:table-cell>
          <table:table-cell table:style-name="ce58" table:formula="oooc:=[.$C$5]+[.$D$5]" office:value-type="currency" office:currency="EUR" office:value="1260.339">
            <text:p>1'260 €</text:p>
          </table:table-cell>
          <table:table-cell table:style-name="ce78" table:formula="oooc:=Hypo2" office:value-type="currency" office:currency="EUR" office:value="23470">
            <text:p>23'470 €</text:p>
          </table:table-cell>
          <table:table-cell table:number-columns-repeated="6"/>
        </table:table-row>
        <table:table-row table:style-name="ro2">
          <table:table-cell office:value-type="string">
            <text:p>2.</text:p>
          </table:table-cell>
          <table:table-cell table:style-name="ce69" table:formula="oooc:=[.B5]" office:value-type="percentage" office:value="0.04">
            <text:p>4.00%</text:p>
          </table:table-cell>
          <table:table-cell table:formula="oooc:=[.F5]*[.B5]" office:value-type="currency" office:currency="EUR" office:value="938.8">
            <text:p>939 €</text:p>
          </table:table-cell>
          <table:table-cell table:style-name="ce85" table:formula="oooc:=[.E6]-[.C6]" office:value-type="currency" office:currency="EUR" office:value="321.539">
            <text:p>322 €</text:p>
          </table:table-cell>
          <table:table-cell table:style-name="ce58" table:formula="oooc:=[.$C$5]+[.$D$5]" office:value-type="currency" office:currency="EUR" office:value="1260.339">
            <text:p>1'260 €</text:p>
          </table:table-cell>
          <table:table-cell table:style-name="ce18" table:formula="oooc:=[.F5]-[.D5]" office:value-type="currency" office:currency="EUR" office:value="23148.461">
            <text:p>23'148 €</text:p>
          </table:table-cell>
          <table:table-cell table:number-columns-repeated="6"/>
        </table:table-row>
        <table:table-row table:style-name="ro2">
          <table:table-cell office:value-type="string">
            <text:p>3.</text:p>
          </table:table-cell>
          <table:table-cell table:style-name="ce69" table:formula="oooc:=[.B6]" office:value-type="percentage" office:value="0.04">
            <text:p>4.00%</text:p>
          </table:table-cell>
          <table:table-cell table:formula="oooc:=[.F6]*[.B6]" office:value-type="currency" office:currency="EUR" office:value="925.93844">
            <text:p>926 €</text:p>
          </table:table-cell>
          <table:table-cell table:style-name="ce85" table:formula="oooc:=[.E7]-[.C7]" office:value-type="currency" office:currency="EUR" office:value="334.40056">
            <text:p>334 €</text:p>
          </table:table-cell>
          <table:table-cell table:style-name="ce58" table:formula="oooc:=[.$C$5]+[.$D$5]" office:value-type="currency" office:currency="EUR" office:value="1260.339">
            <text:p>1'260 €</text:p>
          </table:table-cell>
          <table:table-cell table:style-name="ce18" table:formula="oooc:=[.F6]-[.D6]" office:value-type="currency" office:currency="EUR" office:value="22826.922">
            <text:p>22'827 €</text:p>
          </table:table-cell>
          <table:table-cell table:number-columns-repeated="6"/>
        </table:table-row>
        <table:table-row table:style-name="ro2">
          <table:table-cell office:value-type="string">
            <text:p>4.</text:p>
          </table:table-cell>
          <table:table-cell table:style-name="ce69" table:formula="oooc:=[.B7]" office:value-type="percentage" office:value="0.04">
            <text:p>4.00%</text:p>
          </table:table-cell>
          <table:table-cell table:formula="oooc:=[.F7]*[.B7]" office:value-type="currency" office:currency="EUR" office:value="913.07688">
            <text:p>913 €</text:p>
          </table:table-cell>
          <table:table-cell table:formula="oooc:=[.E8]-[.C8]" office:value-type="currency" office:currency="EUR" office:value="347.26212">
            <text:p>347 €</text:p>
          </table:table-cell>
          <table:table-cell table:formula="oooc:=[.$C$5]+[.$D$5]" office:value-type="currency" office:currency="EUR" office:value="1260.339">
            <text:p>1'260 €</text:p>
          </table:table-cell>
          <table:table-cell table:formula="oooc:=[.F7]-[.D7]" office:value-type="currency" office:currency="EUR" office:value="22492.52144">
            <text:p>22'493 €</text:p>
          </table:table-cell>
          <table:table-cell table:number-columns-repeated="6"/>
        </table:table-row>
        <table:table-row table:style-name="ro2">
          <table:table-cell table:style-name="ce66" office:value-type="string">
            <text:p>5.</text:p>
          </table:table-cell>
          <table:table-cell table:style-name="ce82" table:formula="oooc:=[.B8]" office:value-type="percentage" office:value="0.04">
            <text:p>4.00%</text:p>
          </table:table-cell>
          <table:table-cell table:style-name="ce86" table:formula="oooc:=[.F9]*[.B9]" office:value-type="currency" office:currency="EUR" office:value="885.8103728">
            <text:p>886 €</text:p>
          </table:table-cell>
          <table:table-cell table:style-name="ce86" table:formula="oooc:=[.E9]-[.C9]" office:value-type="currency" office:currency="EUR" office:value="374.5286272">
            <text:p>375 €</text:p>
          </table:table-cell>
          <table:table-cell table:style-name="ce75" table:formula="oooc:=[.$C$5]+[.$D$5]" office:value-type="currency" office:currency="EUR" office:value="1260.339">
            <text:p>1'260 €</text:p>
          </table:table-cell>
          <table:table-cell table:style-name="ce20" table:formula="oooc:=[.F8]-[.D8]" office:value-type="currency" office:currency="EUR" office:value="22145.25932">
            <text:p>22'145 €</text:p>
          </table:table-cell>
          <table:table-cell table:number-columns-repeated="6"/>
        </table:table-row>
        <table:table-row table:style-name="ro2">
          <table:table-cell office:value-type="string">
            <text:p>6.</text:p>
          </table:table-cell>
          <table:table-cell table:style-name="ce69" table:formula="oooc:=[.B9]" office:value-type="percentage" office:value="0.04">
            <text:p>4.00%</text:p>
          </table:table-cell>
          <table:table-cell table:formula="oooc:=[.F10]*[.B10]" office:value-type="currency" office:currency="EUR" office:value="870.829227712">
            <text:p>871 €</text:p>
          </table:table-cell>
          <table:table-cell table:style-name="ce85" table:formula="oooc:=[.E10]-[.C10]" office:value-type="currency" office:currency="EUR" office:value="389.509772288">
            <text:p>390 €</text:p>
          </table:table-cell>
          <table:table-cell table:style-name="ce58" table:formula="oooc:=[.$C$5]+[.$D$5]" office:value-type="currency" office:currency="EUR" office:value="1260.339">
            <text:p>1'260 €</text:p>
          </table:table-cell>
          <table:table-cell table:style-name="ce18" table:formula="oooc:=[.F9]-[.D9]" office:value-type="currency" office:currency="EUR" office:value="21770.7306928">
            <text:p>21'771 €</text:p>
          </table:table-cell>
          <table:table-cell table:number-columns-repeated="6"/>
        </table:table-row>
        <table:table-row table:style-name="ro2">
          <table:table-cell office:value-type="string">
            <text:p>7.</text:p>
          </table:table-cell>
          <table:table-cell table:style-name="ce69" table:formula="oooc:=[.B10]" office:value-type="percentage" office:value="0.04">
            <text:p>4.00%</text:p>
          </table:table-cell>
          <table:table-cell table:formula="oooc:=[.F11]*[.B11]" office:value-type="currency" office:currency="EUR" office:value="855.24883682048">
            <text:p>855 €</text:p>
          </table:table-cell>
          <table:table-cell table:style-name="ce85" table:formula="oooc:=[.E11]-[.C11]" office:value-type="currency" office:currency="EUR" office:value="405.09016317952">
            <text:p>405 €</text:p>
          </table:table-cell>
          <table:table-cell table:style-name="ce58" table:formula="oooc:=[.$C$5]+[.$D$5]" office:value-type="currency" office:currency="EUR" office:value="1260.339">
            <text:p>1'260 €</text:p>
          </table:table-cell>
          <table:table-cell table:style-name="ce18" table:formula="oooc:=[.F10]-[.D10]" office:value-type="currency" office:currency="EUR" office:value="21381.220920512">
            <text:p>21'381 €</text:p>
          </table:table-cell>
          <table:table-cell table:number-columns-repeated="6"/>
        </table:table-row>
        <table:table-row table:style-name="ro2">
          <table:table-cell office:value-type="string">
            <text:p>8.</text:p>
          </table:table-cell>
          <table:table-cell table:style-name="ce69" table:formula="oooc:=[.B11]" office:value-type="percentage" office:value="0.04">
            <text:p>4.00%</text:p>
          </table:table-cell>
          <table:table-cell table:formula="oooc:=[.F12]*[.B12]" office:value-type="currency" office:currency="EUR" office:value="839.045230293299">
            <text:p>839 €</text:p>
          </table:table-cell>
          <table:table-cell table:style-name="ce85" table:formula="oooc:=[.E12]-[.C12]" office:value-type="currency" office:currency="EUR" office:value="421.293769706701">
            <text:p>421 €</text:p>
          </table:table-cell>
          <table:table-cell table:style-name="ce58" table:formula="oooc:=[.$C$5]+[.$D$5]" office:value-type="currency" office:currency="EUR" office:value="1260.339">
            <text:p>1'260 €</text:p>
          </table:table-cell>
          <table:table-cell table:style-name="ce18" table:formula="oooc:=[.F11]-[.D11]" office:value-type="currency" office:currency="EUR" office:value="20976.1307573325">
            <text:p>20'976 €</text:p>
          </table:table-cell>
          <table:table-cell table:number-columns-repeated="6"/>
        </table:table-row>
        <table:table-row table:style-name="ro2">
          <table:table-cell office:value-type="string">
            <text:p>9.</text:p>
          </table:table-cell>
          <table:table-cell table:style-name="ce69" table:formula="oooc:=[.B12]" office:value-type="percentage" office:value="0.04">
            <text:p>4.00%</text:p>
          </table:table-cell>
          <table:table-cell table:formula="oooc:=IF([.F13]*[.B13]&gt;0;[.F13]*[.B13];0)" office:value-type="currency" office:currency="EUR" office:value="822.193479505031">
            <text:p>822 €</text:p>
          </table:table-cell>
          <table:table-cell table:formula="oooc:=IF([.F13]=0;0;[.E13]-[.C13])" office:value-type="currency" office:currency="EUR" office:value="438.145520494969">
            <text:p>438 €</text:p>
          </table:table-cell>
          <table:table-cell table:formula="oooc:=IF([.F13]&lt;=0;0;[.E12])" office:value-type="currency" office:currency="EUR" office:value="1260.339">
            <text:p>1'260 €</text:p>
          </table:table-cell>
          <table:table-cell table:formula="oooc:=IF([.F12]-[.D12]&gt;0;[.F12]-[.D12];0)" office:value-type="currency" office:currency="EUR" office:value="20554.8369876258">
            <text:p>20'555 €</text:p>
          </table:table-cell>
          <table:table-cell table:number-columns-repeated="6"/>
        </table:table-row>
        <table:table-row table:style-name="ro2">
          <table:table-cell table:style-name="ce66" office:value-type="string">
            <text:p>10.</text:p>
          </table:table-cell>
          <table:table-cell table:style-name="ce82" table:formula="oooc:=[.B13]" office:value-type="percentage" office:value="0.04">
            <text:p>4.00%</text:p>
          </table:table-cell>
          <table:table-cell table:style-name="ce86" table:formula="oooc:=IF([.F14]*[.B14]&gt;0;[.F14]*[.B14];0)" office:value-type="currency" office:currency="EUR" office:value="804.667658685233">
            <text:p>805 €</text:p>
          </table:table-cell>
          <table:table-cell table:style-name="ce86" table:formula="oooc:=IF([.F14]=0;0;[.E14]-[.C14])" office:value-type="currency" office:currency="EUR" office:value="455.671341314767">
            <text:p>456 €</text:p>
          </table:table-cell>
          <table:table-cell table:style-name="ce75" table:formula="oooc:=IF([.F14]&lt;=0;0;[.E13])" office:value-type="currency" office:currency="EUR" office:value="1260.339">
            <text:p>1'260 €</text:p>
          </table:table-cell>
          <table:table-cell table:style-name="ce20" table:formula="oooc:=IF([.F13]-[.D13]&gt;0;[.F13]-[.D13];0)" office:value-type="currency" office:currency="EUR" office:value="20116.6914671308">
            <text:p>20'117 €</text:p>
          </table:table-cell>
          <table:table-cell table:style-name="ce60" table:number-columns-repeated="2"/>
          <table:table-cell table:number-columns-repeated="4"/>
        </table:table-row>
        <table:table-row table:style-name="ro3">
          <table:table-cell office:value-type="string">
            <text:p>11.</text:p>
          </table:table-cell>
          <table:table-cell office:value-type="percentage" office:value="0.08">
            <office:annotation draw:style-name="gr3" draw:text-style-name="P2" svg:width="6.171cm" svg:height="4.231cm" svg:x="5.116cm" svg:y="4.823cm" draw:caption-point-x="-5.116cm" draw:caption-point-y="-4.823cm">
              <dc:creator>JL</dc:creator>
              <dc:date>2006-02-15T00:00:00</dc:date>
              <text:p text:style-name="P1"><text:span text:style-name="T1">Nach Ende der Zinsbindung rechnet man mit 8% weiter (=marktüblicher Zins im Mittelwert)</text:span></text:p>
              <text:p text:style-name="P1"><text:span text:style-name="T1">ACHTUNG: ggf. Muß die Annuität erhöht werden!</text:span></text:p>
            </office:annotation>
            <text:p>8.00%</text:p>
          </table:table-cell>
          <table:table-cell table:formula="oooc:=IF([.F15]*[.B15]&gt;0;[.F15]*[.B15];0)" office:value-type="currency" office:currency="EUR" office:value="1572.88161006528">
            <text:p>1'573 €</text:p>
          </table:table-cell>
          <table:table-cell table:formula="oooc:=IF([.F15]=0;0;[.E15]-[.C15])" office:value-type="currency" office:currency="EUR" office:value="-312.542610065284">
            <text:p>-313 €</text:p>
          </table:table-cell>
          <table:table-cell table:style-name="ce87" table:formula="oooc:=[.E14]" office:value-type="currency" office:currency="EUR" office:value="1260.339">
            <text:p>1'260 €</text:p>
          </table:table-cell>
          <table:table-cell table:style-name="ce18" table:formula="oooc:=[.F14]-[.D14]" office:value-type="currency" office:currency="EUR" office:value="19661.020125816">
            <text:p>19'661 €</text:p>
          </table:table-cell>
          <table:table-cell/>
          <table:table-cell table:style-name="ce88" office:value-type="string">
            <text:p>ACHTUNG: <text:span text:style-name="T3">in Zelle B15 ist ein neuer Zinssatz nach Ablauf </text:span></text:p>
          </table:table-cell>
          <table:table-cell table:style-name="ce89" table:number-columns-repeated="4"/>
        </table:table-row>
        <table:table-row table:style-name="ro2">
          <table:table-cell office:value-type="string">
            <text:p>12.</text:p>
          </table:table-cell>
          <table:table-cell table:formula="oooc:=[.B15]" office:value-type="percentage" office:value="0.08">
            <text:p>8.00%</text:p>
          </table:table-cell>
          <table:table-cell table:formula="oooc:=IF([.F16]*[.B16]&gt;0;[.F16]*[.B16];0)" office:value-type="currency" office:currency="EUR" office:value="1597.88501887051">
            <text:p>1'598 €</text:p>
          </table:table-cell>
          <table:table-cell table:formula="oooc:=IF([.F16]=0;0;[.E16]-[.C16])" office:value-type="currency" office:currency="EUR" office:value="-337.546018870507">
            <text:p>-338 €</text:p>
          </table:table-cell>
          <table:table-cell table:formula="oooc:=IF([.F16]&lt;=0;0;[.E15])" office:value-type="currency" office:currency="EUR" office:value="1260.339">
            <text:p>1'260 €</text:p>
          </table:table-cell>
          <table:table-cell table:formula="oooc:=IF([.F15]-[.D15]&gt;0;[.F15]-[.D15];0)" office:value-type="currency" office:currency="EUR" office:value="19973.5627358813">
            <text:p>19'974 €</text:p>
          </table:table-cell>
          <table:table-cell/>
          <table:table-cell table:style-name="ce89" office:value-type="string">
            <text:p>der Zinsbindung eingegeben (Mittelwert der letzten Jahre)</text:p>
          </table:table-cell>
          <table:table-cell table:style-name="ce89" table:number-columns-repeated="4"/>
        </table:table-row>
        <table:table-row table:style-name="ro2">
          <table:table-cell office:value-type="string">
            <text:p>13.</text:p>
          </table:table-cell>
          <table:table-cell table:formula="oooc:=[.B16]" office:value-type="percentage" office:value="0.08">
            <text:p>8.00%</text:p>
          </table:table-cell>
          <table:table-cell table:formula="oooc:=IF([.F17]*[.B17]&gt;0;[.F17]*[.B17];0)" office:value-type="currency" office:currency="EUR" office:value="1624.88870038015">
            <text:p>1'625 €</text:p>
          </table:table-cell>
          <table:table-cell table:formula="oooc:=IF([.F17]=0;0;[.E17]-[.C17])" office:value-type="currency" office:currency="EUR" office:value="-364.549700380147">
            <text:p>-365 €</text:p>
          </table:table-cell>
          <table:table-cell table:formula="oooc:=IF([.F17]&lt;=0;0;[.E16])" office:value-type="currency" office:currency="EUR" office:value="1260.339">
            <text:p>1'260 €</text:p>
          </table:table-cell>
          <table:table-cell table:formula="oooc:=IF([.F16]-[.D16]&gt;0;[.F16]-[.D16];0)" office:value-type="currency" office:currency="EUR" office:value="20311.1087547518">
            <text:p>20'311 €</text:p>
          </table:table-cell>
          <table:table-cell/>
          <table:table-cell table:style-name="ce89" office:value-type="string">
            <text:p>Ggf. Muß die Annuität (hier E15) erhöht werden, damit keine</text:p>
          </table:table-cell>
          <table:table-cell table:style-name="ce89" table:number-columns-repeated="4"/>
        </table:table-row>
        <table:table-row table:style-name="ro2">
          <table:table-cell office:value-type="string">
            <text:p>14.</text:p>
          </table:table-cell>
          <table:table-cell table:formula="oooc:=[.B17]" office:value-type="percentage" office:value="0.08">
            <text:p>8.00%</text:p>
          </table:table-cell>
          <table:table-cell table:formula="oooc:=IF([.F18]*[.B18]&gt;0;[.F18]*[.B18];0)" office:value-type="currency" office:currency="EUR" office:value="1654.05267641056">
            <text:p>1'654 €</text:p>
          </table:table-cell>
          <table:table-cell table:formula="oooc:=IF([.F18]=0;0;[.E18]-[.C18])" office:value-type="currency" office:currency="EUR" office:value="-393.713676410559">
            <text:p>-394 €</text:p>
          </table:table-cell>
          <table:table-cell table:formula="oooc:=IF([.F18]&lt;=0;0;[.E17])" office:value-type="currency" office:currency="EUR" office:value="1260.339">
            <text:p>1'260 €</text:p>
          </table:table-cell>
          <table:table-cell table:formula="oooc:=IF([.F17]-[.D17]&gt;0;[.F17]-[.D17];0)" office:value-type="currency" office:currency="EUR" office:value="20675.658455132">
            <text:p>20'676 €</text:p>
          </table:table-cell>
          <table:table-cell/>
          <table:table-cell table:style-name="ce89" office:value-type="string">
            <text:p>negativen Werte entstehen.</text:p>
          </table:table-cell>
          <table:table-cell table:style-name="ce89" table:number-columns-repeated="4"/>
        </table:table-row>
        <table:table-row table:style-name="ro2">
          <table:table-cell table:style-name="ce66" office:value-type="string">
            <text:p>15.</text:p>
          </table:table-cell>
          <table:table-cell table:style-name="ce83" table:formula="oooc:=[.B18]" office:value-type="percentage" office:value="0.08">
            <text:p>8.00%</text:p>
          </table:table-cell>
          <table:table-cell table:style-name="ce86" table:formula="oooc:=IF([.F19]*[.B19]&gt;0;[.F19]*[.B19];0)" office:value-type="currency" office:currency="EUR" office:value="1685.5497705234">
            <text:p>1'686 €</text:p>
          </table:table-cell>
          <table:table-cell table:style-name="ce86" table:formula="oooc:=IF([.F19]=0;0;[.E19]-[.C19])" office:value-type="currency" office:currency="EUR" office:value="-425.210770523404">
            <text:p>-425 €</text:p>
          </table:table-cell>
          <table:table-cell table:style-name="ce75" table:formula="oooc:=IF([.F19]&lt;=0;0;[.E18])" office:value-type="currency" office:currency="EUR" office:value="1260.339">
            <text:p>1'260 €</text:p>
          </table:table-cell>
          <table:table-cell table:style-name="ce20" table:formula="oooc:=IF([.F18]-[.D18]&gt;0;[.F18]-[.D18];0)" office:value-type="currency" office:currency="EUR" office:value="21069.3721315425">
            <text:p>21'069 €</text:p>
          </table:table-cell>
          <table:table-cell table:number-columns-repeated="6"/>
        </table:table-row>
        <table:table-row table:style-name="ro2">
          <table:table-cell office:value-type="string">
            <text:p>16.</text:p>
          </table:table-cell>
          <table:table-cell table:formula="oooc:=[.B19]" office:value-type="percentage" office:value="0.08">
            <text:p>8.00%</text:p>
          </table:table-cell>
          <table:table-cell table:formula="oooc:=IF([.F20]*[.B20]&gt;0;[.F20]*[.B20];0)" office:value-type="currency" office:currency="EUR" office:value="1719.56663216528">
            <text:p>1'720 €</text:p>
          </table:table-cell>
          <table:table-cell table:formula="oooc:=IF([.F20]=0;0;[.E20]-[.C20])" office:value-type="currency" office:currency="EUR" office:value="-459.227632165276">
            <text:p>-459 €</text:p>
          </table:table-cell>
          <table:table-cell table:formula="oooc:=IF([.F20]&lt;=0;0;[.E19])" office:value-type="currency" office:currency="EUR" office:value="1260.339">
            <text:p>1'260 €</text:p>
          </table:table-cell>
          <table:table-cell table:formula="oooc:=IF([.F19]-[.D19]&gt;0;[.F19]-[.D19];0)" office:value-type="currency" office:currency="EUR" office:value="21494.582902066">
            <text:p>21'495 €</text:p>
          </table:table-cell>
          <table:table-cell table:number-columns-repeated="6"/>
        </table:table-row>
        <table:table-row table:style-name="ro2">
          <table:table-cell office:value-type="string">
            <text:p>17.</text:p>
          </table:table-cell>
          <table:table-cell table:formula="oooc:=[.B20]" office:value-type="percentage" office:value="0.08">
            <text:p>8.00%</text:p>
          </table:table-cell>
          <table:table-cell table:formula="oooc:=IF([.F21]*[.B21]&gt;0;[.F21]*[.B21];0)" office:value-type="currency" office:currency="EUR" office:value="1756.3048427385">
            <text:p>1'756 €</text:p>
          </table:table-cell>
          <table:table-cell table:formula="oooc:=IF([.F21]=0;0;[.E21]-[.C21])" office:value-type="currency" office:currency="EUR" office:value="-495.965842738498">
            <text:p>-496 €</text:p>
          </table:table-cell>
          <table:table-cell table:formula="oooc:=IF([.F21]&lt;=0;0;[.E20])" office:value-type="currency" office:currency="EUR" office:value="1260.339">
            <text:p>1'260 €</text:p>
          </table:table-cell>
          <table:table-cell table:formula="oooc:=IF([.F20]-[.D20]&gt;0;[.F20]-[.D20];0)" office:value-type="currency" office:currency="EUR" office:value="21953.8105342312">
            <text:p>21'954 €</text:p>
          </table:table-cell>
          <table:table-cell table:number-columns-repeated="6"/>
        </table:table-row>
        <table:table-row table:style-name="ro2">
          <table:table-cell office:value-type="string">
            <text:p>18.</text:p>
          </table:table-cell>
          <table:table-cell table:formula="oooc:=[.B21]" office:value-type="percentage" office:value="0.08">
            <text:p>8.00%</text:p>
          </table:table-cell>
          <table:table-cell table:formula="oooc:=IF([.F22]*[.B22]&gt;0;[.F22]*[.B22];0)" office:value-type="currency" office:currency="EUR" office:value="1795.98211015758">
            <text:p>1'796 €</text:p>
          </table:table-cell>
          <table:table-cell table:formula="oooc:=IF([.F22]=0;0;[.E22]-[.C22])" office:value-type="currency" office:currency="EUR" office:value="-535.643110157578">
            <text:p>-536 €</text:p>
          </table:table-cell>
          <table:table-cell table:formula="oooc:=IF([.F22]&lt;=0;0;[.E21])" office:value-type="currency" office:currency="EUR" office:value="1260.339">
            <text:p>1'260 €</text:p>
          </table:table-cell>
          <table:table-cell table:formula="oooc:=IF([.F21]-[.D21]&gt;0;[.F21]-[.D21];0)" office:value-type="currency" office:currency="EUR" office:value="22449.7763769697">
            <text:p>22'450 €</text:p>
          </table:table-cell>
          <table:table-cell table:number-columns-repeated="6"/>
        </table:table-row>
        <table:table-row table:style-name="ro2">
          <table:table-cell office:value-type="string">
            <text:p>19.</text:p>
          </table:table-cell>
          <table:table-cell table:formula="oooc:=[.B22]" office:value-type="percentage" office:value="0.08">
            <text:p>8.00%</text:p>
          </table:table-cell>
          <table:table-cell table:formula="oooc:=IF([.F23]*[.B23]&gt;0;[.F23]*[.B23];0)" office:value-type="currency" office:currency="EUR" office:value="1838.83355897018">
            <text:p>1'839 €</text:p>
          </table:table-cell>
          <table:table-cell table:formula="oooc:=IF([.F23]=0;0;[.E23]-[.C23])" office:value-type="currency" office:currency="EUR" office:value="-578.494558970184">
            <text:p>-578 €</text:p>
          </table:table-cell>
          <table:table-cell table:formula="oooc:=IF([.F23]&lt;=0;0;[.E22])" office:value-type="currency" office:currency="EUR" office:value="1260.339">
            <text:p>1'260 €</text:p>
          </table:table-cell>
          <table:table-cell table:formula="oooc:=IF([.F22]-[.D22]&gt;0;[.F22]-[.D22];0)" office:value-type="currency" office:currency="EUR" office:value="22985.4194871273">
            <text:p>22'985 €</text:p>
          </table:table-cell>
          <table:table-cell table:number-columns-repeated="6"/>
        </table:table-row>
        <table:table-row table:style-name="ro2">
          <table:table-cell table:style-name="ce66" office:value-type="string">
            <text:p>20.</text:p>
          </table:table-cell>
          <table:table-cell table:style-name="ce83" table:formula="oooc:=[.B23]" office:value-type="percentage" office:value="0.08">
            <text:p>8.00%</text:p>
          </table:table-cell>
          <table:table-cell table:style-name="ce86" table:formula="oooc:=IF([.F24]*[.B24]&gt;0;[.F24]*[.B24];0)" office:value-type="currency" office:currency="EUR" office:value="1885.1131236878">
            <text:p>1'885 €</text:p>
          </table:table-cell>
          <table:table-cell table:style-name="ce86" table:formula="oooc:=IF([.F24]=0;0;[.E24]-[.C24])" office:value-type="currency" office:currency="EUR" office:value="-624.774123687799">
            <text:p>-625 €</text:p>
          </table:table-cell>
          <table:table-cell table:style-name="ce75" table:formula="oooc:=IF([.F24]&lt;=0;0;[.E23])" office:value-type="currency" office:currency="EUR" office:value="1260.339">
            <text:p>1'260 €</text:p>
          </table:table-cell>
          <table:table-cell table:style-name="ce20" table:formula="oooc:=IF([.F23]-[.D23]&gt;0;[.F23]-[.D23];0)" office:value-type="currency" office:currency="EUR" office:value="23563.9140460975">
            <text:p>23'564 €</text:p>
          </table:table-cell>
          <table:table-cell table:number-columns-repeated="6"/>
        </table:table-row>
        <table:table-row table:style-name="ro2">
          <table:table-cell office:value-type="string">
            <text:p>21.</text:p>
          </table:table-cell>
          <table:table-cell table:formula="oooc:=[.B24]" office:value-type="percentage" office:value="0.08">
            <text:p>8.00%</text:p>
          </table:table-cell>
          <table:table-cell table:formula="oooc:=IF([.F25]*[.B25]&gt;0;[.F25]*[.B25];0)" office:value-type="currency" office:currency="EUR" office:value="1935.09505358282">
            <text:p>1'935 €</text:p>
          </table:table-cell>
          <table:table-cell table:formula="oooc:=IF([.F25]=0;0;[.E25]-[.C25])" office:value-type="currency" office:currency="EUR" office:value="-674.756053582823">
            <text:p>-675 €</text:p>
          </table:table-cell>
          <table:table-cell table:formula="oooc:=IF([.F25]&lt;=0;0;[.E24])" office:value-type="currency" office:currency="EUR" office:value="1260.339">
            <text:p>1'260 €</text:p>
          </table:table-cell>
          <table:table-cell table:formula="oooc:=IF([.F24]-[.D24]&gt;0;[.F24]-[.D24];0)" office:value-type="currency" office:currency="EUR" office:value="24188.6881697853">
            <text:p>24'189 €</text:p>
          </table:table-cell>
          <table:table-cell table:number-columns-repeated="6"/>
        </table:table-row>
        <table:table-row table:style-name="ro2">
          <table:table-cell office:value-type="string">
            <text:p>22.</text:p>
          </table:table-cell>
          <table:table-cell table:formula="oooc:=[.B25]" office:value-type="percentage" office:value="0.08">
            <text:p>8.00%</text:p>
          </table:table-cell>
          <table:table-cell table:formula="oooc:=IF([.F26]*[.B26]&gt;0;[.F26]*[.B26];0)" office:value-type="currency" office:currency="EUR" office:value="1989.07553786945">
            <text:p>1'989 €</text:p>
          </table:table-cell>
          <table:table-cell table:formula="oooc:=IF([.F26]=0;0;[.E26]-[.C26])" office:value-type="currency" office:currency="EUR" office:value="-728.736537869449">
            <text:p>-729 €</text:p>
          </table:table-cell>
          <table:table-cell table:formula="oooc:=IF([.F26]&lt;=0;0;[.E25])" office:value-type="currency" office:currency="EUR" office:value="1260.339">
            <text:p>1'260 €</text:p>
          </table:table-cell>
          <table:table-cell table:formula="oooc:=IF([.F25]-[.D25]&gt;0;[.F25]-[.D25];0)" office:value-type="currency" office:currency="EUR" office:value="24863.4442233681">
            <text:p>24'863 €</text:p>
          </table:table-cell>
          <table:table-cell table:number-columns-repeated="6"/>
        </table:table-row>
        <table:table-row table:style-name="ro2">
          <table:table-cell office:value-type="string">
            <text:p>23.</text:p>
          </table:table-cell>
          <table:table-cell table:formula="oooc:=[.B26]" office:value-type="percentage" office:value="0.08">
            <text:p>8.00%</text:p>
          </table:table-cell>
          <table:table-cell table:formula="oooc:=IF([.F27]*[.B27]&gt;0;[.F27]*[.B27];0)" office:value-type="currency" office:currency="EUR" office:value="2047.374460899">
            <text:p>2'047 €</text:p>
          </table:table-cell>
          <table:table-cell table:formula="oooc:=IF([.F27]=0;0;[.E27]-[.C27])" office:value-type="currency" office:currency="EUR" office:value="-787.035460899005">
            <text:p>-787 €</text:p>
          </table:table-cell>
          <table:table-cell table:formula="oooc:=IF([.F27]&lt;=0;0;[.E26])" office:value-type="currency" office:currency="EUR" office:value="1260.339">
            <text:p>1'260 €</text:p>
          </table:table-cell>
          <table:table-cell table:formula="oooc:=IF([.F26]-[.D26]&gt;0;[.F26]-[.D26];0)" office:value-type="currency" office:currency="EUR" office:value="25592.1807612376">
            <text:p>25'592 €</text:p>
          </table:table-cell>
          <table:table-cell table:number-columns-repeated="6"/>
        </table:table-row>
        <table:table-row table:style-name="ro2">
          <table:table-cell office:value-type="string">
            <text:p>24.</text:p>
          </table:table-cell>
          <table:table-cell table:formula="oooc:=[.B27]" office:value-type="percentage" office:value="0.08">
            <text:p>8.00%</text:p>
          </table:table-cell>
          <table:table-cell table:formula="oooc:=IF([.F28]*[.B28]&gt;0;[.F28]*[.B28];0)" office:value-type="currency" office:currency="EUR" office:value="2110.33729777093">
            <text:p>2'110 €</text:p>
          </table:table-cell>
          <table:table-cell table:formula="oooc:=IF([.F28]=0;0;[.E28]-[.C28])" office:value-type="currency" office:currency="EUR" office:value="-849.998297770925">
            <text:p>-850 €</text:p>
          </table:table-cell>
          <table:table-cell table:formula="oooc:=IF([.F28]&lt;=0;0;[.E27])" office:value-type="currency" office:currency="EUR" office:value="1260.339">
            <text:p>1'260 €</text:p>
          </table:table-cell>
          <table:table-cell table:formula="oooc:=IF([.F27]-[.D27]&gt;0;[.F27]-[.D27];0)" office:value-type="currency" office:currency="EUR" office:value="26379.2162221366">
            <text:p>26'379 €</text:p>
          </table:table-cell>
          <table:table-cell table:number-columns-repeated="6"/>
        </table:table-row>
        <table:table-row table:style-name="ro2">
          <table:table-cell table:style-name="ce66" office:value-type="string">
            <text:p>25.</text:p>
          </table:table-cell>
          <table:table-cell table:style-name="ce83" table:formula="oooc:=[.B28]" office:value-type="percentage" office:value="0.08">
            <text:p>8.00%</text:p>
          </table:table-cell>
          <table:table-cell table:style-name="ce86" table:formula="oooc:=IF([.F29]*[.B29]&gt;0;[.F29]*[.B29];0)" office:value-type="currency" office:currency="EUR" office:value="2178.3371615926">
            <text:p>2'178 €</text:p>
          </table:table-cell>
          <table:table-cell table:style-name="ce86" table:formula="oooc:=IF([.F29]=0;0;[.E29]-[.C29])" office:value-type="currency" office:currency="EUR" office:value="-917.998161592599">
            <text:p>-918 €</text:p>
          </table:table-cell>
          <table:table-cell table:style-name="ce75" table:formula="oooc:=IF([.F29]&lt;=0;0;[.E28])" office:value-type="currency" office:currency="EUR" office:value="1260.339">
            <text:p>1'260 €</text:p>
          </table:table-cell>
          <table:table-cell table:style-name="ce20" table:formula="oooc:=IF([.F28]-[.D28]&gt;0;[.F28]-[.D28];0)" office:value-type="currency" office:currency="EUR" office:value="27229.2145199075">
            <text:p>27'229 €</text:p>
          </table:table-cell>
          <table:table-cell table:number-columns-repeated="6"/>
        </table:table-row>
        <table:table-row table:style-name="ro2">
          <table:table-cell office:value-type="string">
            <text:p>26.</text:p>
          </table:table-cell>
          <table:table-cell table:formula="oooc:=[.B29]" office:value-type="percentage" office:value="0.08">
            <text:p>8.00%</text:p>
          </table:table-cell>
          <table:table-cell table:formula="oooc:=IF([.F30]*[.B30]&gt;0;[.F30]*[.B30];0)" office:value-type="currency" office:currency="EUR" office:value="2251.77701452001">
            <text:p>2'252 €</text:p>
          </table:table-cell>
          <table:table-cell table:formula="oooc:=IF([.F30]=0;0;[.E30]-[.C30])" office:value-type="currency" office:currency="EUR" office:value="-991.438014520007">
            <text:p>-991 €</text:p>
          </table:table-cell>
          <table:table-cell table:formula="oooc:=IF([.F30]&lt;=0;0;[.E29])" office:value-type="currency" office:currency="EUR" office:value="1260.339">
            <text:p>1'260 €</text:p>
          </table:table-cell>
          <table:table-cell table:formula="oooc:=IF([.F29]-[.D29]&gt;0;[.F29]-[.D29];0)" office:value-type="currency" office:currency="EUR" office:value="28147.2126815001">
            <text:p>28'147 €</text:p>
          </table:table-cell>
          <table:table-cell table:number-columns-repeated="6"/>
        </table:table-row>
        <table:table-row table:style-name="ro2">
          <table:table-cell office:value-type="string">
            <text:p>27.</text:p>
          </table:table-cell>
          <table:table-cell table:formula="oooc:=[.B30]" office:value-type="percentage" office:value="0.08">
            <text:p>8.00%</text:p>
          </table:table-cell>
          <table:table-cell table:formula="oooc:=IF([.F31]*[.B31]&gt;0;[.F31]*[.B31];0)" office:value-type="currency" office:currency="EUR" office:value="2331.09205568161">
            <text:p>2'331 €</text:p>
          </table:table-cell>
          <table:table-cell table:formula="oooc:=IF([.F31]=0;0;[.E31]-[.C31])" office:value-type="currency" office:currency="EUR" office:value="-1070.75305568161">
            <text:p>-1'071 €</text:p>
          </table:table-cell>
          <table:table-cell table:formula="oooc:=IF([.F31]&lt;=0;0;[.E30])" office:value-type="currency" office:currency="EUR" office:value="1260.339">
            <text:p>1'260 €</text:p>
          </table:table-cell>
          <table:table-cell table:formula="oooc:=IF([.F30]-[.D30]&gt;0;[.F30]-[.D30];0)" office:value-type="currency" office:currency="EUR" office:value="29138.6506960201">
            <text:p>29'139 €</text:p>
          </table:table-cell>
          <table:table-cell table:number-columns-repeated="6"/>
        </table:table-row>
        <table:table-row table:style-name="ro2">
          <table:table-cell office:value-type="string">
            <text:p>28.</text:p>
          </table:table-cell>
          <table:table-cell table:formula="oooc:=[.B31]" office:value-type="percentage" office:value="0.08">
            <text:p>8.00%</text:p>
          </table:table-cell>
          <table:table-cell table:formula="oooc:=IF([.F32]*[.B32]&gt;0;[.F32]*[.B32];0)" office:value-type="currency" office:currency="EUR" office:value="2416.75230013614">
            <text:p>2'417 €</text:p>
          </table:table-cell>
          <table:table-cell table:formula="oooc:=IF([.F32]=0;0;[.E32]-[.C32])" office:value-type="currency" office:currency="EUR" office:value="-1156.41330013614">
            <text:p>-1'156 €</text:p>
          </table:table-cell>
          <table:table-cell table:formula="oooc:=IF([.F32]&lt;=0;0;[.E31])" office:value-type="currency" office:currency="EUR" office:value="1260.339">
            <text:p>1'260 €</text:p>
          </table:table-cell>
          <table:table-cell table:formula="oooc:=IF([.F31]-[.D31]&gt;0;[.F31]-[.D31];0)" office:value-type="currency" office:currency="EUR" office:value="30209.4037517017">
            <text:p>30'209 €</text:p>
          </table:table-cell>
          <table:table-cell table:number-columns-repeated="6"/>
        </table:table-row>
        <table:table-row table:style-name="ro2">
          <table:table-cell office:value-type="string">
            <text:p>29.</text:p>
          </table:table-cell>
          <table:table-cell table:formula="oooc:=[.B32]" office:value-type="percentage" office:value="0.08">
            <text:p>8.00%</text:p>
          </table:table-cell>
          <table:table-cell table:formula="oooc:=IF([.F33]*[.B33]&gt;0;[.F33]*[.B33];0)" office:value-type="currency" office:currency="EUR" office:value="2509.26536414703">
            <text:p>2'509 €</text:p>
          </table:table-cell>
          <table:table-cell table:formula="oooc:=IF([.F33]=0;0;[.E33]-[.C33])" office:value-type="currency" office:currency="EUR" office:value="-1248.92636414703">
            <text:p>-1'249 €</text:p>
          </table:table-cell>
          <table:table-cell table:formula="oooc:=IF([.F33]&lt;=0;0;[.E32])" office:value-type="currency" office:currency="EUR" office:value="1260.339">
            <text:p>1'260 €</text:p>
          </table:table-cell>
          <table:table-cell table:formula="oooc:=IF([.F32]-[.D32]&gt;0;[.F32]-[.D32];0)" office:value-type="currency" office:currency="EUR" office:value="31365.8170518378">
            <text:p>31'366 €</text:p>
          </table:table-cell>
          <table:table-cell table:number-columns-repeated="6"/>
        </table:table-row>
        <table:table-row table:style-name="ro2">
          <table:table-cell table:style-name="ce66" office:value-type="string">
            <text:p>30.</text:p>
          </table:table-cell>
          <table:table-cell table:style-name="ce83" table:formula="oooc:=[.B33]" office:value-type="percentage" office:value="0.08">
            <text:p>8.00%</text:p>
          </table:table-cell>
          <table:table-cell table:style-name="ce86" table:formula="oooc:=IF([.F34]*[.B34]&gt;0;[.F34]*[.B34];0)" office:value-type="currency" office:currency="EUR" office:value="2609.17947327879">
            <text:p>2'609 €</text:p>
          </table:table-cell>
          <table:table-cell table:style-name="ce86" table:formula="oooc:=IF([.F34]=0;0;[.E34]-[.C34])" office:value-type="currency" office:currency="EUR" office:value="-1348.84047327879">
            <text:p>-1'349 €</text:p>
          </table:table-cell>
          <table:table-cell table:style-name="ce75" table:formula="oooc:=IF([.F34]&lt;=0;0;[.E33])" office:value-type="currency" office:currency="EUR" office:value="1260.339">
            <text:p>1'260 €</text:p>
          </table:table-cell>
          <table:table-cell table:style-name="ce20" table:formula="oooc:=IF([.F33]-[.D33]&gt;0;[.F33]-[.D33];0)" office:value-type="currency" office:currency="EUR" office:value="32614.7434159849">
            <text:p>32'615 €</text:p>
          </table:table-cell>
          <table:table-cell table:number-columns-repeated="6"/>
        </table:table-row>
        <table:table-row table:style-name="ro2">
          <table:table-cell office:value-type="string">
            <text:p>31.</text:p>
          </table:table-cell>
          <table:table-cell table:formula="oooc:=[.B34]" office:value-type="percentage" office:value="0.08">
            <text:p>8.00%</text:p>
          </table:table-cell>
          <table:table-cell table:formula="oooc:=IF([.F35]*[.B35]&gt;0;[.F35]*[.B35];0)" office:value-type="currency" office:currency="EUR" office:value="2717.08671114109">
            <text:p>2'717 €</text:p>
          </table:table-cell>
          <table:table-cell table:formula="oooc:=IF([.F35]=0;0;[.E35]-[.C35])" office:value-type="currency" office:currency="EUR" office:value="-1456.74771114109">
            <text:p>-1'457 €</text:p>
          </table:table-cell>
          <table:table-cell table:formula="oooc:=IF([.F35]&lt;=0;0;[.E34])" office:value-type="currency" office:currency="EUR" office:value="1260.339">
            <text:p>1'260 €</text:p>
          </table:table-cell>
          <table:table-cell table:formula="oooc:=IF([.F34]-[.D34]&gt;0;[.F34]-[.D34];0)" office:value-type="currency" office:currency="EUR" office:value="33963.5838892637">
            <text:p>33'964 €</text:p>
          </table:table-cell>
          <table:table-cell table:number-columns-repeated="6"/>
        </table:table-row>
        <table:table-row table:style-name="ro2">
          <table:table-cell office:value-type="string">
            <text:p>32.</text:p>
          </table:table-cell>
          <table:table-cell table:formula="oooc:=[.B35]" office:value-type="percentage" office:value="0.08">
            <text:p>8.00%</text:p>
          </table:table-cell>
          <table:table-cell table:formula="oooc:=IF([.F36]*[.B36]&gt;0;[.F36]*[.B36];0)" office:value-type="currency" office:currency="EUR" office:value="2833.62652803238">
            <text:p>2'834 €</text:p>
          </table:table-cell>
          <table:table-cell table:formula="oooc:=IF([.F36]=0;0;[.E36]-[.C36])" office:value-type="currency" office:currency="EUR" office:value="-1573.28752803238">
            <text:p>-1'573 €</text:p>
          </table:table-cell>
          <table:table-cell table:formula="oooc:=IF([.F36]&lt;=0;0;[.E35])" office:value-type="currency" office:currency="EUR" office:value="1260.339">
            <text:p>1'260 €</text:p>
          </table:table-cell>
          <table:table-cell table:formula="oooc:=IF([.F35]-[.D35]&gt;0;[.F35]-[.D35];0)" office:value-type="currency" office:currency="EUR" office:value="35420.3316004047">
            <text:p>35'420 €</text:p>
          </table:table-cell>
          <table:table-cell table:number-columns-repeated="6"/>
        </table:table-row>
        <table:table-row table:style-name="ro2">
          <table:table-cell office:value-type="string">
            <text:p>33.</text:p>
          </table:table-cell>
          <table:table-cell table:formula="oooc:=[.B36]" office:value-type="percentage" office:value="0.08">
            <text:p>8.00%</text:p>
          </table:table-cell>
          <table:table-cell table:formula="oooc:=IF([.F37]*[.B37]&gt;0;[.F37]*[.B37];0)" office:value-type="currency" office:currency="EUR" office:value="2959.48953027497">
            <text:p>2'959 €</text:p>
          </table:table-cell>
          <table:table-cell table:formula="oooc:=IF([.F37]=0;0;[.E37]-[.C37])" office:value-type="currency" office:currency="EUR" office:value="-1699.15053027497">
            <text:p>-1'699 €</text:p>
          </table:table-cell>
          <table:table-cell table:formula="oooc:=IF([.F37]&lt;=0;0;[.E36])" office:value-type="currency" office:currency="EUR" office:value="1260.339">
            <text:p>1'260 €</text:p>
          </table:table-cell>
          <table:table-cell table:formula="oooc:=IF([.F36]-[.D36]&gt;0;[.F36]-[.D36];0)" office:value-type="currency" office:currency="EUR" office:value="36993.6191284371">
            <text:p>36'994 €</text:p>
          </table:table-cell>
          <table:table-cell table:number-columns-repeated="6"/>
        </table:table-row>
        <table:table-row table:style-name="ro2">
          <table:table-cell office:value-type="string">
            <text:p>34.</text:p>
          </table:table-cell>
          <table:table-cell table:formula="oooc:=[.B37]" office:value-type="percentage" office:value="0.08">
            <text:p>8.00%</text:p>
          </table:table-cell>
          <table:table-cell table:formula="oooc:=IF([.F38]*[.B38]&gt;0;[.F38]*[.B38];0)" office:value-type="currency" office:currency="EUR" office:value="3095.42157269697">
            <text:p>3'095 €</text:p>
          </table:table-cell>
          <table:table-cell table:formula="oooc:=IF([.F38]=0;0;[.E38]-[.C38])" office:value-type="currency" office:currency="EUR" office:value="-1835.08257269697">
            <text:p>-1'835 €</text:p>
          </table:table-cell>
          <table:table-cell table:formula="oooc:=IF([.F38]&lt;=0;0;[.E37])" office:value-type="currency" office:currency="EUR" office:value="1260.339">
            <text:p>1'260 €</text:p>
          </table:table-cell>
          <table:table-cell table:formula="oooc:=IF([.F37]-[.D37]&gt;0;[.F37]-[.D37];0)" office:value-type="currency" office:currency="EUR" office:value="38692.7696587121">
            <text:p>38'693 €</text:p>
          </table:table-cell>
          <table:table-cell table:number-columns-repeated="6"/>
        </table:table-row>
        <table:table-row table:style-name="ro2">
          <table:table-cell table:style-name="ce66" office:value-type="string">
            <text:p>35.</text:p>
          </table:table-cell>
          <table:table-cell table:style-name="ce83" table:formula="oooc:=[.B38]" office:value-type="percentage" office:value="0.08">
            <text:p>8.00%</text:p>
          </table:table-cell>
          <table:table-cell table:style-name="ce86" table:formula="oooc:=IF([.F39]*[.B39]&gt;0;[.F39]*[.B39];0)" office:value-type="currency" office:currency="EUR" office:value="3242.22817851273">
            <text:p>3'242 €</text:p>
          </table:table-cell>
          <table:table-cell table:style-name="ce86" table:formula="oooc:=IF([.F39]=0;0;[.E39]-[.C39])" office:value-type="currency" office:currency="EUR" office:value="-1981.88917851273">
            <text:p>-1'982 €</text:p>
          </table:table-cell>
          <table:table-cell table:style-name="ce75" table:formula="oooc:=IF([.F39]&lt;=0;0;[.E38])" office:value-type="currency" office:currency="EUR" office:value="1260.339">
            <text:p>1'260 €</text:p>
          </table:table-cell>
          <table:table-cell table:style-name="ce20" table:formula="oooc:=IF([.F38]-[.D38]&gt;0;[.F38]-[.D38];0)" office:value-type="currency" office:currency="EUR" office:value="40527.8522314091">
            <text:p>40'528 €</text:p>
          </table:table-cell>
          <table:table-cell table:number-columns-repeated="6"/>
        </table:table-row>
        <table:table-row table:style-name="ro2">
          <table:table-cell office:value-type="string">
            <text:p>36.</text:p>
          </table:table-cell>
          <table:table-cell table:formula="oooc:=[.B39]" office:value-type="percentage" office:value="0.08">
            <text:p>8.00%</text:p>
          </table:table-cell>
          <table:table-cell table:formula="oooc:=IF([.F40]*[.B40]&gt;0;[.F40]*[.B40];0)" office:value-type="currency" office:currency="EUR" office:value="3400.77931279374">
            <text:p>3'401 €</text:p>
          </table:table-cell>
          <table:table-cell table:formula="oooc:=IF([.F40]=0;0;[.E40]-[.C40])" office:value-type="currency" office:currency="EUR" office:value="-2140.44031279374">
            <text:p>-2'140 €</text:p>
          </table:table-cell>
          <table:table-cell table:formula="oooc:=IF([.F40]&lt;=0;0;[.E39])" office:value-type="currency" office:currency="EUR" office:value="1260.339">
            <text:p>1'260 €</text:p>
          </table:table-cell>
          <table:table-cell table:formula="oooc:=IF([.F39]-[.D39]&gt;0;[.F39]-[.D39];0)" office:value-type="currency" office:currency="EUR" office:value="42509.7414099218">
            <text:p>42'510 €</text:p>
          </table:table-cell>
          <table:table-cell table:number-columns-repeated="6"/>
        </table:table-row>
        <table:table-row table:style-name="ro2">
          <table:table-cell table:style-name="Default"/>
          <table:table-cell table:formula="oooc:=[.B40]" office:value-type="percentage" office:value="0.08">
            <text:p>8.00%</text:p>
          </table:table-cell>
          <table:table-cell table:formula="oooc:=IF([.F41]*[.B41]&gt;0;[.F41]*[.B41];0)" office:value-type="currency" office:currency="EUR" office:value="3572.01453781724">
            <text:p>3'572 €</text:p>
          </table:table-cell>
          <table:table-cell table:formula="oooc:=IF([.F41]=0;0;[.E41]-[.C41])" office:value-type="currency" office:currency="EUR" office:value="-2311.67553781724">
            <text:p>-2'312 €</text:p>
          </table:table-cell>
          <table:table-cell table:formula="oooc:=IF([.F41]&lt;=0;0;[.E40])" office:value-type="currency" office:currency="EUR" office:value="1260.339">
            <text:p>1'260 €</text:p>
          </table:table-cell>
          <table:table-cell table:formula="oooc:=IF([.F40]-[.D40]&gt;0;[.F40]-[.D40];0)" office:value-type="currency" office:currency="EUR" office:value="44650.1817227155">
            <text:p>44'650 €</text:p>
          </table:table-cell>
          <table:table-cell table:number-columns-repeated="6"/>
        </table:table-row>
        <table:table-row table:style-name="ro2">
          <table:table-cell table:style-name="Default"/>
          <table:table-cell table:formula="oooc:=[.B41]" office:value-type="percentage" office:value="0.08">
            <text:p>8.00%</text:p>
          </table:table-cell>
          <table:table-cell table:formula="oooc:=IF([.F42]*[.B42]&gt;0;[.F42]*[.B42];0)" office:value-type="currency" office:currency="EUR" office:value="3756.94858084262">
            <text:p>3'757 €</text:p>
          </table:table-cell>
          <table:table-cell table:formula="oooc:=IF([.F42]=0;0;[.E42]-[.C42])" office:value-type="currency" office:currency="EUR" office:value="-2496.60958084262">
            <text:p>-2'497 €</text:p>
          </table:table-cell>
          <table:table-cell table:formula="oooc:=IF([.F42]&lt;=0;0;[.E41])" office:value-type="currency" office:currency="EUR" office:value="1260.339">
            <text:p>1'260 €</text:p>
          </table:table-cell>
          <table:table-cell table:formula="oooc:=IF([.F41]-[.D41]&gt;0;[.F41]-[.D41];0)" office:value-type="currency" office:currency="EUR" office:value="46961.8572605328">
            <text:p>46'962 €</text:p>
          </table:table-cell>
          <table:table-cell table:number-columns-repeated="6"/>
        </table:table-row>
        <table:table-row table:style-name="ro2">
          <table:table-cell table:style-name="Default"/>
          <table:table-cell table:formula="oooc:=[.B42]" office:value-type="percentage" office:value="0.08">
            <text:p>8.00%</text:p>
          </table:table-cell>
          <table:table-cell table:formula="oooc:=IF([.F43]*[.B43]&gt;0;[.F43]*[.B43];0)" office:value-type="currency" office:currency="EUR" office:value="3956.67734731003">
            <text:p>3'957 €</text:p>
          </table:table-cell>
          <table:table-cell table:formula="oooc:=IF([.F43]=0;0;[.E43]-[.C43])" office:value-type="currency" office:currency="EUR" office:value="-2696.33834731003">
            <text:p>-2'696 €</text:p>
          </table:table-cell>
          <table:table-cell table:formula="oooc:=IF([.F43]&lt;=0;0;[.E42])" office:value-type="currency" office:currency="EUR" office:value="1260.339">
            <text:p>1'260 €</text:p>
          </table:table-cell>
          <table:table-cell table:formula="oooc:=IF([.F42]-[.D42]&gt;0;[.F42]-[.D42];0)" office:value-type="currency" office:currency="EUR" office:value="49458.4668413754">
            <text:p>49'458 €</text:p>
          </table:table-cell>
          <table:table-cell table:number-columns-repeated="6"/>
        </table:table-row>
        <table:table-row table:style-name="ro2">
          <table:table-cell table:style-name="Default"/>
          <table:table-cell table:formula="oooc:=[.B43]" office:value-type="percentage" office:value="0.08">
            <text:p>8.00%</text:p>
          </table:table-cell>
          <table:table-cell table:formula="oooc:=IF([.F44]*[.B44]&gt;0;[.F44]*[.B44];0)" office:value-type="currency" office:currency="EUR" office:value="4172.38441509484">
            <text:p>4'172 €</text:p>
          </table:table-cell>
          <table:table-cell table:formula="oooc:=IF([.F44]=0;0;[.E44]-[.C44])" office:value-type="currency" office:currency="EUR" office:value="-2912.04541509484">
            <text:p>-2'912 €</text:p>
          </table:table-cell>
          <table:table-cell table:formula="oooc:=IF([.F44]&lt;=0;0;[.E43])" office:value-type="currency" office:currency="EUR" office:value="1260.339">
            <text:p>1'260 €</text:p>
          </table:table-cell>
          <table:table-cell table:formula="oooc:=IF([.F43]-[.D43]&gt;0;[.F43]-[.D43];0)" office:value-type="currency" office:currency="EUR" office:value="52154.8051886854">
            <text:p>52'155 €</text:p>
          </table:table-cell>
          <table:table-cell table:number-columns-repeated="6"/>
        </table:table-row>
        <table:table-row table:style-name="ro2">
          <table:table-cell table:style-name="Default"/>
          <table:table-cell table:formula="oooc:=[.B44]" office:value-type="percentage" office:value="0.08">
            <text:p>8.00%</text:p>
          </table:table-cell>
          <table:table-cell table:formula="oooc:=IF([.F45]*[.B45]&gt;0;[.F45]*[.B45];0)" office:value-type="currency" office:currency="EUR" office:value="4405.34804830242">
            <text:p>4'405 €</text:p>
          </table:table-cell>
          <table:table-cell table:formula="oooc:=IF([.F45]=0;0;[.E45]-[.C45])" office:value-type="currency" office:currency="EUR" office:value="-3145.00904830242">
            <text:p>-3'145 €</text:p>
          </table:table-cell>
          <table:table-cell table:formula="oooc:=IF([.F45]&lt;=0;0;[.E44])" office:value-type="currency" office:currency="EUR" office:value="1260.339">
            <text:p>1'260 €</text:p>
          </table:table-cell>
          <table:table-cell table:formula="oooc:=IF([.F44]-[.D44]&gt;0;[.F44]-[.D44];0)" office:value-type="currency" office:currency="EUR" office:value="55066.8506037803">
            <text:p>55'067 €</text:p>
          </table:table-cell>
          <table:table-cell table:number-columns-repeated="6"/>
        </table:table-row>
        <table:table-row table:style-name="ro2">
          <table:table-cell table:style-name="Default"/>
          <table:table-cell table:formula="oooc:=[.B45]" office:value-type="percentage" office:value="0.08">
            <text:p>8.00%</text:p>
          </table:table-cell>
          <table:table-cell table:formula="oooc:=IF([.F46]*[.B46]&gt;0;[.F46]*[.B46];0)" office:value-type="currency" office:currency="EUR" office:value="4656.94877216662">
            <text:p>4'657 €</text:p>
          </table:table-cell>
          <table:table-cell table:formula="oooc:=IF([.F46]=0;0;[.E46]-[.C46])" office:value-type="currency" office:currency="EUR" office:value="-3396.60977216662">
            <text:p>-3'397 €</text:p>
          </table:table-cell>
          <table:table-cell table:formula="oooc:=IF([.F46]&lt;=0;0;[.E45])" office:value-type="currency" office:currency="EUR" office:value="1260.339">
            <text:p>1'260 €</text:p>
          </table:table-cell>
          <table:table-cell table:formula="oooc:=IF([.F45]-[.D45]&gt;0;[.F45]-[.D45];0)" office:value-type="currency" office:currency="EUR" office:value="58211.8596520827">
            <text:p>58'212 €</text:p>
          </table:table-cell>
          <table:table-cell table:number-columns-repeated="6"/>
        </table:table-row>
        <table:table-row table:style-name="ro2">
          <table:table-cell table:style-name="Default"/>
          <table:table-cell table:formula="oooc:=[.B46]" office:value-type="percentage" office:value="0.08">
            <text:p>8.00%</text:p>
          </table:table-cell>
          <table:table-cell table:formula="oooc:=IF([.F47]*[.B47]&gt;0;[.F47]*[.B47];0)" office:value-type="currency" office:currency="EUR" office:value="4928.67755393995">
            <text:p>4'929 €</text:p>
          </table:table-cell>
          <table:table-cell table:formula="oooc:=IF([.F47]=0;0;[.E47]-[.C47])" office:value-type="currency" office:currency="EUR" office:value="-3668.33855393995">
            <text:p>-3'668 €</text:p>
          </table:table-cell>
          <table:table-cell table:formula="oooc:=IF([.F47]&lt;=0;0;[.E46])" office:value-type="currency" office:currency="EUR" office:value="1260.339">
            <text:p>1'260 €</text:p>
          </table:table-cell>
          <table:table-cell table:formula="oooc:=IF([.F46]-[.D46]&gt;0;[.F46]-[.D46];0)" office:value-type="currency" office:currency="EUR" office:value="61608.4694242493">
            <text:p>61'608 €</text:p>
          </table:table-cell>
          <table:table-cell table:number-columns-repeated="6"/>
        </table:table-row>
        <table:table-row table:style-name="ro2">
          <table:table-cell table:style-name="Default"/>
          <table:table-cell table:formula="oooc:=[.B47]" office:value-type="percentage" office:value="0.08">
            <text:p>8.00%</text:p>
          </table:table-cell>
          <table:table-cell table:formula="oooc:=IF([.F48]*[.B48]&gt;0;[.F48]*[.B48];0)" office:value-type="currency" office:currency="EUR" office:value="5222.14463825514">
            <text:p>5'222 €</text:p>
          </table:table-cell>
          <table:table-cell table:formula="oooc:=IF([.F48]=0;0;[.E48]-[.C48])" office:value-type="currency" office:currency="EUR" office:value="-3961.80563825514">
            <text:p>-3'962 €</text:p>
          </table:table-cell>
          <table:table-cell table:formula="oooc:=IF([.F48]&lt;=0;0;[.E47])" office:value-type="currency" office:currency="EUR" office:value="1260.339">
            <text:p>1'260 €</text:p>
          </table:table-cell>
          <table:table-cell table:formula="oooc:=IF([.F47]-[.D47]&gt;0;[.F47]-[.D47];0)" office:value-type="currency" office:currency="EUR" office:value="65276.8079781893">
            <text:p>65'277 €</text:p>
          </table:table-cell>
          <table:table-cell table:number-columns-repeated="6"/>
        </table:table-row>
        <table:table-row table:style-name="ro2">
          <table:table-cell table:style-name="Default"/>
          <table:table-cell table:formula="oooc:=[.B48]" office:value-type="percentage" office:value="0.08">
            <text:p>8.00%</text:p>
          </table:table-cell>
          <table:table-cell table:formula="oooc:=IF([.F49]*[.B49]&gt;0;[.F49]*[.B49];0)" office:value-type="currency" office:currency="EUR" office:value="5539.08908931555">
            <text:p>5'539 €</text:p>
          </table:table-cell>
          <table:table-cell table:formula="oooc:=IF([.F49]=0;0;[.E49]-[.C49])" office:value-type="currency" office:currency="EUR" office:value="-4278.75008931555">
            <text:p>-4'279 €</text:p>
          </table:table-cell>
          <table:table-cell table:formula="oooc:=IF([.F49]&lt;=0;0;[.E48])" office:value-type="currency" office:currency="EUR" office:value="1260.339">
            <text:p>1'260 €</text:p>
          </table:table-cell>
          <table:table-cell table:formula="oooc:=IF([.F48]-[.D48]&gt;0;[.F48]-[.D48];0)" office:value-type="currency" office:currency="EUR" office:value="69238.6136164444">
            <text:p>69'239 €</text:p>
          </table:table-cell>
          <table:table-cell table:number-columns-repeated="6"/>
        </table:table-row>
        <table:table-row table:style-name="ro2">
          <table:table-cell table:style-name="Default"/>
          <table:table-cell table:formula="oooc:=[.B49]" office:value-type="percentage" office:value="0.08">
            <text:p>8.00%</text:p>
          </table:table-cell>
          <table:table-cell table:formula="oooc:=IF([.F50]*[.B50]&gt;0;[.F50]*[.B50];0)" office:value-type="currency" office:currency="EUR" office:value="5881.3890964608">
            <text:p>5'881 €</text:p>
          </table:table-cell>
          <table:table-cell table:formula="oooc:=IF([.F50]=0;0;[.E50]-[.C50])" office:value-type="currency" office:currency="EUR" office:value="-4621.0500964608">
            <text:p>-4'621 €</text:p>
          </table:table-cell>
          <table:table-cell table:formula="oooc:=IF([.F50]&lt;=0;0;[.E49])" office:value-type="currency" office:currency="EUR" office:value="1260.339">
            <text:p>1'260 €</text:p>
          </table:table-cell>
          <table:table-cell table:formula="oooc:=IF([.F49]-[.D49]&gt;0;[.F49]-[.D49];0)" office:value-type="currency" office:currency="EUR" office:value="73517.36370576">
            <text:p>73'517 €</text:p>
          </table:table-cell>
          <table:table-cell table:number-columns-repeated="6"/>
        </table:table-row>
        <table:table-row table:style-name="ro2">
          <table:table-cell table:style-name="Default"/>
          <table:table-cell table:formula="oooc:=[.B50]" office:value-type="percentage" office:value="0.08">
            <text:p>8.00%</text:p>
          </table:table-cell>
          <table:table-cell table:formula="oooc:=IF([.F51]*[.B51]&gt;0;[.F51]*[.B51];0)" office:value-type="currency" office:currency="EUR" office:value="6251.07310417766">
            <text:p>6'251 €</text:p>
          </table:table-cell>
          <table:table-cell table:formula="oooc:=IF([.F51]=0;0;[.E51]-[.C51])" office:value-type="currency" office:currency="EUR" office:value="-4990.73410417766">
            <text:p>-4'991 €</text:p>
          </table:table-cell>
          <table:table-cell table:formula="oooc:=IF([.F51]&lt;=0;0;[.E50])" office:value-type="currency" office:currency="EUR" office:value="1260.339">
            <text:p>1'260 €</text:p>
          </table:table-cell>
          <table:table-cell table:formula="oooc:=IF([.F50]-[.D50]&gt;0;[.F50]-[.D50];0)" office:value-type="currency" office:currency="EUR" office:value="78138.4138022208">
            <text:p>78'138 €</text:p>
          </table:table-cell>
          <table:table-cell table:number-columns-repeated="6"/>
        </table:table-row>
        <table:table-row table:style-name="ro2">
          <table:table-cell table:style-name="Default"/>
          <table:table-cell table:formula="oooc:=[.B51]" office:value-type="percentage" office:value="0.08">
            <text:p>8.00%</text:p>
          </table:table-cell>
          <table:table-cell table:formula="oooc:=IF([.F52]*[.B52]&gt;0;[.F52]*[.B52];0)" office:value-type="currency" office:currency="EUR" office:value="6650.33183251187">
            <text:p>6'650 €</text:p>
          </table:table-cell>
          <table:table-cell table:formula="oooc:=IF([.F52]=0;0;[.E52]-[.C52])" office:value-type="currency" office:currency="EUR" office:value="-5389.99283251187">
            <text:p>-5'390 €</text:p>
          </table:table-cell>
          <table:table-cell table:formula="oooc:=IF([.F52]&lt;=0;0;[.E51])" office:value-type="currency" office:currency="EUR" office:value="1260.339">
            <text:p>1'260 €</text:p>
          </table:table-cell>
          <table:table-cell table:formula="oooc:=IF([.F51]-[.D51]&gt;0;[.F51]-[.D51];0)" office:value-type="currency" office:currency="EUR" office:value="83129.1479063984">
            <text:p>83'129 €</text:p>
          </table:table-cell>
          <table:table-cell table:number-columns-repeated="6"/>
        </table:table-row>
        <table:table-row table:style-name="ro2">
          <table:table-cell table:style-name="Default"/>
          <table:table-cell table:formula="oooc:=[.B52]" office:value-type="percentage" office:value="0.08">
            <text:p>8.00%</text:p>
          </table:table-cell>
          <table:table-cell table:formula="oooc:=IF([.F53]*[.B53]&gt;0;[.F53]*[.B53];0)" office:value-type="currency" office:currency="EUR" office:value="7081.53125911282">
            <text:p>7'082 €</text:p>
          </table:table-cell>
          <table:table-cell table:formula="oooc:=IF([.F53]=0;0;[.E53]-[.C53])" office:value-type="currency" office:currency="EUR" office:value="-5821.19225911282">
            <text:p>-5'821 €</text:p>
          </table:table-cell>
          <table:table-cell table:formula="oooc:=IF([.F53]&lt;=0;0;[.E52])" office:value-type="currency" office:currency="EUR" office:value="1260.339">
            <text:p>1'260 €</text:p>
          </table:table-cell>
          <table:table-cell table:formula="oooc:=IF([.F52]-[.D52]&gt;0;[.F52]-[.D52];0)" office:value-type="currency" office:currency="EUR" office:value="88519.1407389103">
            <text:p>88'519 €</text:p>
          </table:table-cell>
          <table:table-cell table:number-columns-repeated="6"/>
        </table:table-row>
      </table:table>
      <table:table table:name="TIL_B1" table:style-name="ta2" table:print="false">
        <office:forms form:automatic-focus="false" form:apply-design-mode="false"/>
        <table:table-column table:style-name="co4" table:default-cell-style-name="ce65"/>
        <table:table-column table:style-name="co4" table:default-cell-style-name="ce70"/>
        <table:table-column table:style-name="co4" table:default-cell-style-name="ce58"/>
        <table:table-column table:style-name="co4" table:number-columns-repeated="2" table:default-cell-style-name="ce77"/>
        <table:table-column table:style-name="co4" table:default-cell-style-name="ce60"/>
        <table:table-column table:style-name="co4" table:default-cell-style-name="Default"/>
        <table:table-row table:style-name="ro2">
          <table:table-cell table:style-name="ce90" table:formula="oooc:=[$Finanzierung.$D$18]" office:value-type="string" office:string-value="Bank3">
            <text:p>Bank3</text:p>
          </table:table-cell>
          <table:table-cell table:style-name="ce8" table:formula="oooc:=Bank1" office:value-type="currency" office:currency="EUR" office:value="0">
            <text:p>0 €</text:p>
          </table:table-cell>
          <table:table-cell table:style-name="ce90"/>
          <table:table-cell table:style-name="ce90" office:value-type="string">
            <text:p>Zins</text:p>
          </table:table-cell>
          <table:table-cell table:style-name="ce8" table:formula="oooc:=ZinsBank1" office:value-type="percentage" office:value="0.000001">
            <text:p>0.00%</text:p>
          </table:table-cell>
          <table:table-cell table:style-name="Default"/>
          <table:table-cell/>
        </table:table-row>
        <table:table-row table:style-name="ro2">
          <table:table-cell table:style-name="Default" table:number-columns-repeated="6"/>
          <table:table-cell/>
        </table:table-row>
        <table:table-row table:style-name="ro2">
          <table:table-cell table:style-name="ce63" office:value-type="string">
            <text:p>Jahr</text:p>
          </table:table-cell>
          <table:table-cell table:style-name="ce63" office:value-type="string">
            <text:p>Zinsen</text:p>
          </table:table-cell>
          <table:table-cell table:style-name="ce63" office:value-type="string">
            <text:p>Zinsen/a</text:p>
          </table:table-cell>
          <table:table-cell table:style-name="ce63" office:value-type="string">
            <text:p>Tilgung/a</text:p>
          </table:table-cell>
          <table:table-cell table:style-name="ce63" office:value-type="string">
            <text:p>Annuität/a</text:p>
          </table:table-cell>
          <table:table-cell table:style-name="ce63" office:value-type="string">
            <text:p>Restschuld</text:p>
          </table:table-cell>
          <table:table-cell/>
        </table:table-row>
        <table:table-row table:style-name="ro2">
          <table:table-cell table:style-name="ce64"/>
          <table:table-cell table:formula="oooc:=ZinsBank1" office:value-type="percentage" office:value="0.000001">
            <text:p>0.00%</text:p>
          </table:table-cell>
          <table:table-cell table:style-name="ce63" table:number-columns-repeated="3"/>
          <table:table-cell table:style-name="ce78" table:formula="oooc:=[.B1]" office:value-type="currency" office:currency="EUR" office:value="0">
            <text:p>0 €</text:p>
          </table:table-cell>
          <table:table-cell/>
        </table:table-row>
        <table:table-row table:style-name="ro2">
          <table:table-cell office:value-type="string">
            <text:p>1.</text:p>
          </table:table-cell>
          <table:table-cell table:formula="oooc:=[.B4]" office:value-type="percentage" office:value="0.000001">
            <text:p>0.00%</text:p>
          </table:table-cell>
          <table:table-cell table:formula="oooc:=[.F4]*[.B4]" office:value-type="currency" office:currency="EUR" office:value="0">
            <text:p>0 €</text:p>
          </table:table-cell>
          <table:table-cell table:style-name="Default" table:formula="oooc:=TIL3*12" office:value-type="currency" office:currency="EUR" office:value="0">
            <text:p>0 €</text:p>
          </table:table-cell>
          <table:table-cell table:style-name="ce58" table:formula="oooc:=[.$C$5]+[.$D$5]" office:value-type="currency" office:currency="EUR" office:value="0">
            <text:p>0 €</text:p>
          </table:table-cell>
          <table:table-cell table:style-name="Default" table:formula="oooc:=[.F4]-[.D5]" office:value-type="currency" office:currency="EUR" office:value="0">
            <text:p>0 €</text:p>
          </table:table-cell>
          <table:table-cell/>
        </table:table-row>
        <table:table-row table:style-name="ro2">
          <table:table-cell office:value-type="string">
            <text:p>2.</text:p>
          </table:table-cell>
          <table:table-cell table:formula="oooc:=[.B5]" office:value-type="percentage" office:value="0.000001">
            <text:p>0.00%</text:p>
          </table:table-cell>
          <table:table-cell table:formula="oooc:=[.F5]*[.B5]" office:value-type="currency" office:currency="EUR" office:value="0">
            <text:p>0 €</text:p>
          </table:table-cell>
          <table:table-cell table:style-name="ce58" table:formula="oooc:=[.E6]-[.C6]" office:value-type="currency" office:currency="EUR" office:value="0">
            <text:p>0 €</text:p>
          </table:table-cell>
          <table:table-cell table:style-name="ce58" table:formula="oooc:=[.$C$5]+[.$D$5]" office:value-type="currency" office:currency="EUR" office:value="0">
            <text:p>0 €</text:p>
          </table:table-cell>
          <table:table-cell table:style-name="Default" table:formula="oooc:=[.F5]-[.D5]" office:value-type="currency" office:currency="EUR" office:value="0">
            <text:p>0 €</text:p>
          </table:table-cell>
          <table:table-cell/>
        </table:table-row>
        <table:table-row table:style-name="ro2">
          <table:table-cell office:value-type="string">
            <text:p>3.</text:p>
          </table:table-cell>
          <table:table-cell table:formula="oooc:=[.B6]" office:value-type="percentage" office:value="0.000001">
            <text:p>0.00%</text:p>
          </table:table-cell>
          <table:table-cell table:formula="oooc:=[.F6]*[.B6]" office:value-type="currency" office:currency="EUR" office:value="0">
            <text:p>0 €</text:p>
          </table:table-cell>
          <table:table-cell table:style-name="ce58" table:formula="oooc:=[.E7]-[.C7]" office:value-type="currency" office:currency="EUR" office:value="0">
            <text:p>0 €</text:p>
          </table:table-cell>
          <table:table-cell table:style-name="ce58" table:formula="oooc:=[.$C$5]+[.$D$5]" office:value-type="currency" office:currency="EUR" office:value="0">
            <text:p>0 €</text:p>
          </table:table-cell>
          <table:table-cell table:style-name="Default" table:formula="oooc:=[.F6]-[.D6]" office:value-type="currency" office:currency="EUR" office:value="0">
            <text:p>0 €</text:p>
          </table:table-cell>
          <table:table-cell/>
        </table:table-row>
        <table:table-row table:style-name="ro2">
          <table:table-cell office:value-type="string">
            <text:p>4.</text:p>
          </table:table-cell>
          <table:table-cell table:formula="oooc:=[.B7]" office:value-type="percentage" office:value="0.000001">
            <text:p>0.00%</text:p>
          </table:table-cell>
          <table:table-cell table:formula="oooc:=[.F7]*[.B7]" office:value-type="currency" office:currency="EUR" office:value="0">
            <text:p>0 €</text:p>
          </table:table-cell>
          <table:table-cell table:formula="oooc:=[.E8]-[.C8]" office:value-type="currency" office:currency="EUR" office:value="0">
            <text:p>0 €</text:p>
          </table:table-cell>
          <table:table-cell table:formula="oooc:=[.$C$5]+[.$D$5]" office:value-type="currency" office:currency="EUR" office:value="0">
            <text:p>0 €</text:p>
          </table:table-cell>
          <table:table-cell table:formula="oooc:=[.F7]-[.D7]" office:value-type="currency" office:currency="EUR" office:value="0">
            <text:p>0 €</text:p>
          </table:table-cell>
          <table:table-cell/>
        </table:table-row>
        <table:table-row table:style-name="ro2">
          <table:table-cell table:style-name="ce66" office:value-type="string">
            <text:p>5.</text:p>
          </table:table-cell>
          <table:table-cell table:style-name="ce83" table:formula="oooc:=[.B8]" office:value-type="percentage" office:value="0.000001">
            <text:p>0.00%</text:p>
          </table:table-cell>
          <table:table-cell table:style-name="ce75" table:formula="oooc:=[.F9]*[.B9]" office:value-type="currency" office:currency="EUR" office:value="0">
            <text:p>0 €</text:p>
          </table:table-cell>
          <table:table-cell table:style-name="ce75" table:formula="oooc:=[.E9]-[.C9]" office:value-type="currency" office:currency="EUR" office:value="0">
            <text:p>0 €</text:p>
          </table:table-cell>
          <table:table-cell table:style-name="ce75" table:formula="oooc:=[.$C$5]+[.$D$5]" office:value-type="currency" office:currency="EUR" office:value="0">
            <text:p>0 €</text:p>
          </table:table-cell>
          <table:table-cell table:style-name="ce79" table:formula="oooc:=[.F8]-[.D8]" office:value-type="currency" office:currency="EUR" office:value="0">
            <text:p>0 €</text:p>
          </table:table-cell>
          <table:table-cell/>
        </table:table-row>
        <table:table-row table:style-name="ro2">
          <table:table-cell office:value-type="string">
            <text:p>6.</text:p>
          </table:table-cell>
          <table:table-cell table:formula="oooc:=[.B9]" office:value-type="percentage" office:value="0.000001">
            <text:p>0.00%</text:p>
          </table:table-cell>
          <table:table-cell table:formula="oooc:=[.F10]*[.B10]" office:value-type="currency" office:currency="EUR" office:value="0">
            <text:p>0 €</text:p>
          </table:table-cell>
          <table:table-cell table:style-name="ce58" table:formula="oooc:=[.E10]-[.C10]" office:value-type="currency" office:currency="EUR" office:value="0">
            <text:p>0 €</text:p>
          </table:table-cell>
          <table:table-cell table:style-name="ce58" table:formula="oooc:=[.$C$5]+[.$D$5]" office:value-type="currency" office:currency="EUR" office:value="0">
            <text:p>0 €</text:p>
          </table:table-cell>
          <table:table-cell table:style-name="Default" table:formula="oooc:=[.F9]-[.D9]" office:value-type="currency" office:currency="EUR" office:value="0">
            <text:p>0 €</text:p>
          </table:table-cell>
          <table:table-cell/>
        </table:table-row>
        <table:table-row table:style-name="ro2">
          <table:table-cell office:value-type="string">
            <text:p>7.</text:p>
          </table:table-cell>
          <table:table-cell table:formula="oooc:=[.B10]" office:value-type="percentage" office:value="0.000001">
            <text:p>0.00%</text:p>
          </table:table-cell>
          <table:table-cell table:formula="oooc:=[.F11]*[.B11]" office:value-type="currency" office:currency="EUR" office:value="0">
            <text:p>0 €</text:p>
          </table:table-cell>
          <table:table-cell table:style-name="ce58" table:formula="oooc:=[.E11]-[.C11]" office:value-type="currency" office:currency="EUR" office:value="0">
            <text:p>0 €</text:p>
          </table:table-cell>
          <table:table-cell table:style-name="ce58" table:formula="oooc:=[.$C$5]+[.$D$5]" office:value-type="currency" office:currency="EUR" office:value="0">
            <text:p>0 €</text:p>
          </table:table-cell>
          <table:table-cell table:style-name="Default" table:formula="oooc:=[.F10]-[.D10]" office:value-type="currency" office:currency="EUR" office:value="0">
            <text:p>0 €</text:p>
          </table:table-cell>
          <table:table-cell/>
        </table:table-row>
        <table:table-row table:style-name="ro2">
          <table:table-cell office:value-type="string">
            <text:p>8.</text:p>
          </table:table-cell>
          <table:table-cell table:formula="oooc:=[.B11]" office:value-type="percentage" office:value="0.000001">
            <text:p>0.00%</text:p>
          </table:table-cell>
          <table:table-cell table:formula="oooc:=[.F12]*[.B12]" office:value-type="currency" office:currency="EUR" office:value="0">
            <text:p>0 €</text:p>
          </table:table-cell>
          <table:table-cell table:style-name="ce58" table:formula="oooc:=[.E12]-[.C12]" office:value-type="currency" office:currency="EUR" office:value="0">
            <text:p>0 €</text:p>
          </table:table-cell>
          <table:table-cell table:style-name="ce58" table:formula="oooc:=[.$C$5]+[.$D$5]" office:value-type="currency" office:currency="EUR" office:value="0">
            <text:p>0 €</text:p>
          </table:table-cell>
          <table:table-cell table:style-name="Default" table:formula="oooc:=[.F11]-[.D11]" office:value-type="currency" office:currency="EUR" office:value="0">
            <text:p>0 €</text:p>
          </table:table-cell>
          <table:table-cell/>
        </table:table-row>
        <table:table-row table:style-name="ro2">
          <table:table-cell office:value-type="string">
            <text:p>9.</text:p>
          </table:table-cell>
          <table:table-cell table:formula="oooc:=[.B12]" office:value-type="percentage" office:value="0.000001">
            <text:p>0.00%</text:p>
          </table:table-cell>
          <table:table-cell table:formula="oooc:=IF([.F13]*[.B13]&gt;0;[.F13]*[.B13];0)" office:value-type="currency" office:currency="EUR" office:value="0">
            <text:p>0 €</text:p>
          </table:table-cell>
          <table:table-cell table:formula="oooc:=IF([.F13]=0;0;[.E13]-[.C13])" office:value-type="currency" office:currency="EUR" office:value="0">
            <text:p>0 €</text:p>
          </table:table-cell>
          <table:table-cell table:formula="oooc:=IF([.F13]&lt;=0;0;[.E12])" office:value-type="currency" office:currency="EUR" office:value="0">
            <text:p>0 €</text:p>
          </table:table-cell>
          <table:table-cell table:formula="oooc:=IF([.F12]-[.D12]&gt;0;[.F12]-[.D12];0)" office:value-type="float" office:value="0">
            <text:p>0</text:p>
          </table:table-cell>
          <table:table-cell/>
        </table:table-row>
        <table:table-row table:style-name="ro2">
          <table:table-cell table:style-name="ce66" office:value-type="string">
            <text:p>10.</text:p>
          </table:table-cell>
          <table:table-cell table:style-name="ce83" table:formula="oooc:=[.B13]" office:value-type="percentage" office:value="0.000001">
            <text:p>0.00%</text:p>
          </table:table-cell>
          <table:table-cell table:style-name="ce75" table:formula="oooc:=IF([.F14]*[.B14]&gt;0;[.F14]*[.B14];0)" office:value-type="currency" office:currency="EUR" office:value="0">
            <text:p>0 €</text:p>
          </table:table-cell>
          <table:table-cell table:style-name="ce75" table:formula="oooc:=IF([.F14]=0;0;[.E14]-[.C14])" office:value-type="currency" office:currency="EUR" office:value="0">
            <text:p>0 €</text:p>
          </table:table-cell>
          <table:table-cell table:style-name="ce75" table:formula="oooc:=IF([.F14]&lt;=0;0;[.E13])" office:value-type="currency" office:currency="EUR" office:value="0">
            <text:p>0 €</text:p>
          </table:table-cell>
          <table:table-cell table:style-name="ce79" table:formula="oooc:=IF([.F13]-[.D13]&gt;0;[.F13]-[.D13];0)" office:value-type="float" office:value="0">
            <text:p>0</text:p>
          </table:table-cell>
          <table:table-cell table:style-name="ce60"/>
        </table:table-row>
        <table:table-row table:style-name="ro2">
          <table:table-cell office:value-type="string">
            <text:p>11.</text:p>
          </table:table-cell>
          <table:table-cell table:style-name="ce74" table:formula="oooc:=[.B14]" office:value-type="percentage" office:value="0.000001">
            <office:annotation draw:style-name="gr1" draw:text-style-name="P2" svg:width="2.899cm" svg:height="2.924cm" svg:x="5.116cm" svg:y="4.823cm" draw:caption-point-x="-5.116cm" draw:caption-point-y="-4.823cm">
              <dc:creator>JL</dc:creator>
              <dc:date>2006-02-15T00:00:00</dc:date>
              <text:p text:style-name="P1"><text:span text:style-name="T1">Nach Ende der Zinsbindung rechnet man mit 8% weiter (=marktüblicher Zins im Mittelwert)</text:span></text:p>
            </office:annotation>
            <text:p>0,00%</text:p>
          </table:table-cell>
          <table:table-cell table:formula="oooc:=IF([.F15]*[.B15]&gt;0;[.F15]*[.B15];0)" office:value-type="currency" office:currency="EUR" office:value="0">
            <text:p>0 €</text:p>
          </table:table-cell>
          <table:table-cell table:formula="oooc:=IF([.F15]=0;0;[.E15]-[.C15])" office:value-type="currency" office:currency="EUR" office:value="0">
            <text:p>0 €</text:p>
          </table:table-cell>
          <table:table-cell table:formula="oooc:=IF([.F15]&lt;=0;0;[.E14])" office:value-type="currency" office:currency="EUR" office:value="0">
            <text:p>0 €</text:p>
          </table:table-cell>
          <table:table-cell table:formula="oooc:=IF([.F14]-[.D14]&gt;0;[.F14]-[.D14];0)" office:value-type="float" office:value="0">
            <text:p>0</text:p>
          </table:table-cell>
          <table:table-cell table:style-name="ce81"/>
        </table:table-row>
        <table:table-row table:style-name="ro2">
          <table:table-cell office:value-type="string">
            <text:p>12.</text:p>
          </table:table-cell>
          <table:table-cell table:formula="oooc:=[.B15]" office:value-type="percentage" office:value="0.000001">
            <text:p>0.00%</text:p>
          </table:table-cell>
          <table:table-cell table:formula="oooc:=IF([.F16]*[.B16]&gt;0;[.F16]*[.B16];0)" office:value-type="currency" office:currency="EUR" office:value="0">
            <text:p>0 €</text:p>
          </table:table-cell>
          <table:table-cell table:formula="oooc:=IF([.F16]=0;0;[.E16]-[.C16])" office:value-type="currency" office:currency="EUR" office:value="0">
            <text:p>0 €</text:p>
          </table:table-cell>
          <table:table-cell table:formula="oooc:=IF([.F16]&lt;=0;0;[.E15])" office:value-type="currency" office:currency="EUR" office:value="0">
            <text:p>0 €</text:p>
          </table:table-cell>
          <table:table-cell table:formula="oooc:=IF([.F15]-[.D15]&gt;0;[.F15]-[.D15];0)" office:value-type="float" office:value="0">
            <text:p>0</text:p>
          </table:table-cell>
          <table:table-cell/>
        </table:table-row>
        <table:table-row table:style-name="ro2">
          <table:table-cell office:value-type="string">
            <text:p>13.</text:p>
          </table:table-cell>
          <table:table-cell table:formula="oooc:=[.B16]" office:value-type="percentage" office:value="0.000001">
            <text:p>0.00%</text:p>
          </table:table-cell>
          <table:table-cell table:formula="oooc:=IF([.F17]*[.B17]&gt;0;[.F17]*[.B17];0)" office:value-type="currency" office:currency="EUR" office:value="0">
            <text:p>0 €</text:p>
          </table:table-cell>
          <table:table-cell table:formula="oooc:=IF([.F17]=0;0;[.E17]-[.C17])" office:value-type="currency" office:currency="EUR" office:value="0">
            <text:p>0 €</text:p>
          </table:table-cell>
          <table:table-cell table:formula="oooc:=IF([.F17]&lt;=0;0;[.E16])" office:value-type="currency" office:currency="EUR" office:value="0">
            <text:p>0 €</text:p>
          </table:table-cell>
          <table:table-cell table:formula="oooc:=IF([.F16]-[.D16]&gt;0;[.F16]-[.D16];0)" office:value-type="float" office:value="0">
            <text:p>0</text:p>
          </table:table-cell>
          <table:table-cell/>
        </table:table-row>
        <table:table-row table:style-name="ro2">
          <table:table-cell office:value-type="string">
            <text:p>14.</text:p>
          </table:table-cell>
          <table:table-cell table:formula="oooc:=[.B17]" office:value-type="percentage" office:value="0.000001">
            <text:p>0.00%</text:p>
          </table:table-cell>
          <table:table-cell table:formula="oooc:=IF([.F18]*[.B18]&gt;0;[.F18]*[.B18];0)" office:value-type="currency" office:currency="EUR" office:value="0">
            <text:p>0 €</text:p>
          </table:table-cell>
          <table:table-cell table:formula="oooc:=IF([.F18]=0;0;[.E18]-[.C18])" office:value-type="currency" office:currency="EUR" office:value="0">
            <text:p>0 €</text:p>
          </table:table-cell>
          <table:table-cell table:formula="oooc:=IF([.F18]&lt;=0;0;[.E17])" office:value-type="currency" office:currency="EUR" office:value="0">
            <text:p>0 €</text:p>
          </table:table-cell>
          <table:table-cell table:formula="oooc:=IF([.F17]-[.D17]&gt;0;[.F17]-[.D17];0)" office:value-type="float" office:value="0">
            <text:p>0</text:p>
          </table:table-cell>
          <table:table-cell/>
        </table:table-row>
        <table:table-row table:style-name="ro2">
          <table:table-cell table:style-name="ce66" office:value-type="string">
            <text:p>15.</text:p>
          </table:table-cell>
          <table:table-cell table:style-name="ce83" table:formula="oooc:=[.B18]" office:value-type="percentage" office:value="0.000001">
            <text:p>0.00%</text:p>
          </table:table-cell>
          <table:table-cell table:style-name="ce75" table:formula="oooc:=IF([.F19]*[.B19]&gt;0;[.F19]*[.B19];0)" office:value-type="currency" office:currency="EUR" office:value="0">
            <text:p>0 €</text:p>
          </table:table-cell>
          <table:table-cell table:style-name="ce75" table:formula="oooc:=IF([.F19]=0;0;[.E19]-[.C19])" office:value-type="currency" office:currency="EUR" office:value="0">
            <text:p>0 €</text:p>
          </table:table-cell>
          <table:table-cell table:style-name="ce75" table:formula="oooc:=IF([.F19]&lt;=0;0;[.E18])" office:value-type="currency" office:currency="EUR" office:value="0">
            <text:p>0 €</text:p>
          </table:table-cell>
          <table:table-cell table:style-name="ce79" table:formula="oooc:=IF([.F18]-[.D18]&gt;0;[.F18]-[.D18];0)" office:value-type="float" office:value="0">
            <text:p>0</text:p>
          </table:table-cell>
          <table:table-cell/>
        </table:table-row>
        <table:table-row table:style-name="ro2">
          <table:table-cell office:value-type="string">
            <text:p>16.</text:p>
          </table:table-cell>
          <table:table-cell table:formula="oooc:=[.B19]" office:value-type="percentage" office:value="0.000001">
            <text:p>0.00%</text:p>
          </table:table-cell>
          <table:table-cell table:formula="oooc:=IF([.F20]*[.B20]&gt;0;[.F20]*[.B20];0)" office:value-type="currency" office:currency="EUR" office:value="0">
            <text:p>0 €</text:p>
          </table:table-cell>
          <table:table-cell table:formula="oooc:=IF([.F20]=0;0;[.E20]-[.C20])" office:value-type="currency" office:currency="EUR" office:value="0">
            <text:p>0 €</text:p>
          </table:table-cell>
          <table:table-cell table:formula="oooc:=IF([.F20]&lt;=0;0;[.E19])" office:value-type="currency" office:currency="EUR" office:value="0">
            <text:p>0 €</text:p>
          </table:table-cell>
          <table:table-cell table:formula="oooc:=IF([.F19]-[.D19]&gt;0;[.F19]-[.D19];0)" office:value-type="float" office:value="0">
            <text:p>0</text:p>
          </table:table-cell>
          <table:table-cell/>
        </table:table-row>
        <table:table-row table:style-name="ro2">
          <table:table-cell office:value-type="string">
            <text:p>17.</text:p>
          </table:table-cell>
          <table:table-cell table:formula="oooc:=[.B20]" office:value-type="percentage" office:value="0.000001">
            <text:p>0.00%</text:p>
          </table:table-cell>
          <table:table-cell table:formula="oooc:=IF([.F21]*[.B21]&gt;0;[.F21]*[.B21];0)" office:value-type="currency" office:currency="EUR" office:value="0">
            <text:p>0 €</text:p>
          </table:table-cell>
          <table:table-cell table:formula="oooc:=IF([.F21]=0;0;[.E21]-[.C21])" office:value-type="currency" office:currency="EUR" office:value="0">
            <text:p>0 €</text:p>
          </table:table-cell>
          <table:table-cell table:formula="oooc:=IF([.F21]&lt;=0;0;[.E20])" office:value-type="currency" office:currency="EUR" office:value="0">
            <text:p>0 €</text:p>
          </table:table-cell>
          <table:table-cell table:formula="oooc:=IF([.F20]-[.D20]&gt;0;[.F20]-[.D20];0)" office:value-type="float" office:value="0">
            <text:p>0</text:p>
          </table:table-cell>
          <table:table-cell/>
        </table:table-row>
        <table:table-row table:style-name="ro2">
          <table:table-cell office:value-type="string">
            <text:p>18.</text:p>
          </table:table-cell>
          <table:table-cell table:formula="oooc:=[.B21]" office:value-type="percentage" office:value="0.000001">
            <text:p>0.00%</text:p>
          </table:table-cell>
          <table:table-cell table:formula="oooc:=IF([.F22]*[.B22]&gt;0;[.F22]*[.B22];0)" office:value-type="currency" office:currency="EUR" office:value="0">
            <text:p>0 €</text:p>
          </table:table-cell>
          <table:table-cell table:formula="oooc:=IF([.F22]=0;0;[.E22]-[.C22])" office:value-type="currency" office:currency="EUR" office:value="0">
            <text:p>0 €</text:p>
          </table:table-cell>
          <table:table-cell table:formula="oooc:=IF([.F22]&lt;=0;0;[.E21])" office:value-type="currency" office:currency="EUR" office:value="0">
            <text:p>0 €</text:p>
          </table:table-cell>
          <table:table-cell table:formula="oooc:=IF([.F21]-[.D21]&gt;0;[.F21]-[.D21];0)" office:value-type="float" office:value="0">
            <text:p>0</text:p>
          </table:table-cell>
          <table:table-cell/>
        </table:table-row>
        <table:table-row table:style-name="ro2">
          <table:table-cell office:value-type="string">
            <text:p>19.</text:p>
          </table:table-cell>
          <table:table-cell table:formula="oooc:=[.B22]" office:value-type="percentage" office:value="0.000001">
            <text:p>0.00%</text:p>
          </table:table-cell>
          <table:table-cell table:formula="oooc:=IF([.F23]*[.B23]&gt;0;[.F23]*[.B23];0)" office:value-type="currency" office:currency="EUR" office:value="0">
            <text:p>0 €</text:p>
          </table:table-cell>
          <table:table-cell table:formula="oooc:=IF([.F23]=0;0;[.E23]-[.C23])" office:value-type="currency" office:currency="EUR" office:value="0">
            <text:p>0 €</text:p>
          </table:table-cell>
          <table:table-cell table:formula="oooc:=IF([.F23]&lt;=0;0;[.E22])" office:value-type="currency" office:currency="EUR" office:value="0">
            <text:p>0 €</text:p>
          </table:table-cell>
          <table:table-cell table:formula="oooc:=IF([.F22]-[.D22]&gt;0;[.F22]-[.D22];0)" office:value-type="float" office:value="0">
            <text:p>0</text:p>
          </table:table-cell>
          <table:table-cell/>
        </table:table-row>
        <table:table-row table:style-name="ro2">
          <table:table-cell table:style-name="ce66" office:value-type="string">
            <text:p>20.</text:p>
          </table:table-cell>
          <table:table-cell table:style-name="ce83" table:formula="oooc:=[.B23]" office:value-type="percentage" office:value="0.000001">
            <text:p>0.00%</text:p>
          </table:table-cell>
          <table:table-cell table:style-name="ce75" table:formula="oooc:=IF([.F24]*[.B24]&gt;0;[.F24]*[.B24];0)" office:value-type="currency" office:currency="EUR" office:value="0">
            <text:p>0 €</text:p>
          </table:table-cell>
          <table:table-cell table:style-name="ce75" table:formula="oooc:=IF([.F24]=0;0;[.E24]-[.C24])" office:value-type="currency" office:currency="EUR" office:value="0">
            <text:p>0 €</text:p>
          </table:table-cell>
          <table:table-cell table:style-name="ce75" table:formula="oooc:=IF([.F24]&lt;=0;0;[.E23])" office:value-type="currency" office:currency="EUR" office:value="0">
            <text:p>0 €</text:p>
          </table:table-cell>
          <table:table-cell table:style-name="ce79" table:formula="oooc:=IF([.F23]-[.D23]&gt;0;[.F23]-[.D23];0)" office:value-type="float" office:value="0">
            <text:p>0</text:p>
          </table:table-cell>
          <table:table-cell/>
        </table:table-row>
        <table:table-row table:style-name="ro2">
          <table:table-cell office:value-type="string">
            <text:p>21.</text:p>
          </table:table-cell>
          <table:table-cell table:formula="oooc:=[.B24]" office:value-type="percentage" office:value="0.000001">
            <text:p>0.00%</text:p>
          </table:table-cell>
          <table:table-cell table:formula="oooc:=IF([.F25]*[.B25]&gt;0;[.F25]*[.B25];0)" office:value-type="currency" office:currency="EUR" office:value="0">
            <text:p>0 €</text:p>
          </table:table-cell>
          <table:table-cell table:formula="oooc:=IF([.F25]=0;0;[.E25]-[.C25])" office:value-type="currency" office:currency="EUR" office:value="0">
            <text:p>0 €</text:p>
          </table:table-cell>
          <table:table-cell table:formula="oooc:=IF([.F25]&lt;=0;0;[.E24])" office:value-type="currency" office:currency="EUR" office:value="0">
            <text:p>0 €</text:p>
          </table:table-cell>
          <table:table-cell table:formula="oooc:=IF([.F24]-[.D24]&gt;0;[.F24]-[.D24];0)" office:value-type="float" office:value="0">
            <text:p>0</text:p>
          </table:table-cell>
          <table:table-cell/>
        </table:table-row>
        <table:table-row table:style-name="ro2">
          <table:table-cell office:value-type="string">
            <text:p>22.</text:p>
          </table:table-cell>
          <table:table-cell table:formula="oooc:=[.B25]" office:value-type="percentage" office:value="0.000001">
            <text:p>0.00%</text:p>
          </table:table-cell>
          <table:table-cell table:formula="oooc:=IF([.F26]*[.B26]&gt;0;[.F26]*[.B26];0)" office:value-type="currency" office:currency="EUR" office:value="0">
            <text:p>0 €</text:p>
          </table:table-cell>
          <table:table-cell table:formula="oooc:=IF([.F26]=0;0;[.E26]-[.C26])" office:value-type="currency" office:currency="EUR" office:value="0">
            <text:p>0 €</text:p>
          </table:table-cell>
          <table:table-cell table:formula="oooc:=IF([.F26]&lt;=0;0;[.E25])" office:value-type="currency" office:currency="EUR" office:value="0">
            <text:p>0 €</text:p>
          </table:table-cell>
          <table:table-cell table:formula="oooc:=IF([.F25]-[.D25]&gt;0;[.F25]-[.D25];0)" office:value-type="float" office:value="0">
            <text:p>0</text:p>
          </table:table-cell>
          <table:table-cell/>
        </table:table-row>
        <table:table-row table:style-name="ro2">
          <table:table-cell office:value-type="string">
            <text:p>23.</text:p>
          </table:table-cell>
          <table:table-cell table:formula="oooc:=[.B26]" office:value-type="percentage" office:value="0.000001">
            <text:p>0.00%</text:p>
          </table:table-cell>
          <table:table-cell table:formula="oooc:=IF([.F27]*[.B27]&gt;0;[.F27]*[.B27];0)" office:value-type="currency" office:currency="EUR" office:value="0">
            <text:p>0 €</text:p>
          </table:table-cell>
          <table:table-cell table:formula="oooc:=IF([.F27]=0;0;[.E27]-[.C27])" office:value-type="currency" office:currency="EUR" office:value="0">
            <text:p>0 €</text:p>
          </table:table-cell>
          <table:table-cell table:formula="oooc:=IF([.F27]&lt;=0;0;[.E26])" office:value-type="currency" office:currency="EUR" office:value="0">
            <text:p>0 €</text:p>
          </table:table-cell>
          <table:table-cell table:formula="oooc:=IF([.F26]-[.D26]&gt;0;[.F26]-[.D26];0)" office:value-type="float" office:value="0">
            <text:p>0</text:p>
          </table:table-cell>
          <table:table-cell/>
        </table:table-row>
        <table:table-row table:style-name="ro2">
          <table:table-cell office:value-type="string">
            <text:p>24.</text:p>
          </table:table-cell>
          <table:table-cell table:formula="oooc:=[.B27]" office:value-type="percentage" office:value="0.000001">
            <text:p>0.00%</text:p>
          </table:table-cell>
          <table:table-cell table:formula="oooc:=IF([.F28]*[.B28]&gt;0;[.F28]*[.B28];0)" office:value-type="currency" office:currency="EUR" office:value="0">
            <text:p>0 €</text:p>
          </table:table-cell>
          <table:table-cell table:formula="oooc:=IF([.F28]=0;0;[.E28]-[.C28])" office:value-type="currency" office:currency="EUR" office:value="0">
            <text:p>0 €</text:p>
          </table:table-cell>
          <table:table-cell table:formula="oooc:=IF([.F28]&lt;=0;0;[.E27])" office:value-type="currency" office:currency="EUR" office:value="0">
            <text:p>0 €</text:p>
          </table:table-cell>
          <table:table-cell table:formula="oooc:=IF([.F27]-[.D27]&gt;0;[.F27]-[.D27];0)" office:value-type="float" office:value="0">
            <text:p>0</text:p>
          </table:table-cell>
          <table:table-cell/>
        </table:table-row>
        <table:table-row table:style-name="ro2">
          <table:table-cell office:value-type="string">
            <text:p>25.</text:p>
          </table:table-cell>
          <table:table-cell table:formula="oooc:=[.B28]" office:value-type="percentage" office:value="0.000001">
            <text:p>0.00%</text:p>
          </table:table-cell>
          <table:table-cell table:formula="oooc:=IF([.F29]*[.B29]&gt;0;[.F29]*[.B29];0)" office:value-type="currency" office:currency="EUR" office:value="0">
            <text:p>0 €</text:p>
          </table:table-cell>
          <table:table-cell table:formula="oooc:=IF([.F29]=0;0;[.E29]-[.C29])" office:value-type="currency" office:currency="EUR" office:value="0">
            <text:p>0 €</text:p>
          </table:table-cell>
          <table:table-cell table:formula="oooc:=IF([.F29]&lt;=0;0;[.E28])" office:value-type="currency" office:currency="EUR" office:value="0">
            <text:p>0 €</text:p>
          </table:table-cell>
          <table:table-cell table:formula="oooc:=IF([.F28]-[.D28]&gt;0;[.F28]-[.D28];0)" office:value-type="float" office:value="0">
            <text:p>0</text:p>
          </table:table-cell>
          <table:table-cell/>
        </table:table-row>
        <table:table-row table:style-name="ro2">
          <table:table-cell office:value-type="string">
            <text:p>26.</text:p>
          </table:table-cell>
          <table:table-cell table:formula="oooc:=[.B29]" office:value-type="percentage" office:value="0.000001">
            <text:p>0.00%</text:p>
          </table:table-cell>
          <table:table-cell table:formula="oooc:=IF([.F30]*[.B30]&gt;0;[.F30]*[.B30];0)" office:value-type="currency" office:currency="EUR" office:value="0">
            <text:p>0 €</text:p>
          </table:table-cell>
          <table:table-cell table:formula="oooc:=IF([.F30]=0;0;[.E30]-[.C30])" office:value-type="currency" office:currency="EUR" office:value="0">
            <text:p>0 €</text:p>
          </table:table-cell>
          <table:table-cell table:formula="oooc:=IF([.F30]&lt;=0;0;[.E29])" office:value-type="currency" office:currency="EUR" office:value="0">
            <text:p>0 €</text:p>
          </table:table-cell>
          <table:table-cell table:formula="oooc:=IF([.F29]-[.D29]&gt;0;[.F29]-[.D29];0)" office:value-type="float" office:value="0">
            <text:p>0</text:p>
          </table:table-cell>
          <table:table-cell/>
        </table:table-row>
        <table:table-row table:style-name="ro2">
          <table:table-cell office:value-type="string">
            <text:p>27.</text:p>
          </table:table-cell>
          <table:table-cell table:formula="oooc:=[.B30]" office:value-type="percentage" office:value="0.000001">
            <text:p>0.00%</text:p>
          </table:table-cell>
          <table:table-cell table:formula="oooc:=IF([.F31]*[.B31]&gt;0;[.F31]*[.B31];0)" office:value-type="currency" office:currency="EUR" office:value="0">
            <text:p>0 €</text:p>
          </table:table-cell>
          <table:table-cell table:formula="oooc:=IF([.F31]=0;0;[.E31]-[.C31])" office:value-type="currency" office:currency="EUR" office:value="0">
            <text:p>0 €</text:p>
          </table:table-cell>
          <table:table-cell table:formula="oooc:=IF([.F31]&lt;=0;0;[.E30])" office:value-type="currency" office:currency="EUR" office:value="0">
            <text:p>0 €</text:p>
          </table:table-cell>
          <table:table-cell table:formula="oooc:=IF([.F30]-[.D30]&gt;0;[.F30]-[.D30];0)" office:value-type="float" office:value="0">
            <text:p>0</text:p>
          </table:table-cell>
          <table:table-cell/>
        </table:table-row>
        <table:table-row table:style-name="ro2">
          <table:table-cell office:value-type="string">
            <text:p>28.</text:p>
          </table:table-cell>
          <table:table-cell table:formula="oooc:=[.B31]" office:value-type="percentage" office:value="0.000001">
            <text:p>0.00%</text:p>
          </table:table-cell>
          <table:table-cell table:formula="oooc:=IF([.F32]*[.B32]&gt;0;[.F32]*[.B32];0)" office:value-type="currency" office:currency="EUR" office:value="0">
            <text:p>0 €</text:p>
          </table:table-cell>
          <table:table-cell table:formula="oooc:=IF([.F32]=0;0;[.E32]-[.C32])" office:value-type="currency" office:currency="EUR" office:value="0">
            <text:p>0 €</text:p>
          </table:table-cell>
          <table:table-cell table:formula="oooc:=IF([.F32]&lt;=0;0;[.E31])" office:value-type="currency" office:currency="EUR" office:value="0">
            <text:p>0 €</text:p>
          </table:table-cell>
          <table:table-cell table:formula="oooc:=IF([.F31]-[.D31]&gt;0;[.F31]-[.D31];0)" office:value-type="float" office:value="0">
            <text:p>0</text:p>
          </table:table-cell>
          <table:table-cell/>
        </table:table-row>
        <table:table-row table:style-name="ro2">
          <table:table-cell office:value-type="string">
            <text:p>29.</text:p>
          </table:table-cell>
          <table:table-cell table:formula="oooc:=[.B32]" office:value-type="percentage" office:value="0.000001">
            <text:p>0.00%</text:p>
          </table:table-cell>
          <table:table-cell table:formula="oooc:=IF([.F33]*[.B33]&gt;0;[.F33]*[.B33];0)" office:value-type="currency" office:currency="EUR" office:value="0">
            <text:p>0 €</text:p>
          </table:table-cell>
          <table:table-cell table:formula="oooc:=IF([.F33]=0;0;[.E33]-[.C33])" office:value-type="currency" office:currency="EUR" office:value="0">
            <text:p>0 €</text:p>
          </table:table-cell>
          <table:table-cell table:formula="oooc:=IF([.F33]&lt;=0;0;[.E32])" office:value-type="currency" office:currency="EUR" office:value="0">
            <text:p>0 €</text:p>
          </table:table-cell>
          <table:table-cell table:formula="oooc:=IF([.F32]-[.D32]&gt;0;[.F32]-[.D32];0)" office:value-type="float" office:value="0">
            <text:p>0</text:p>
          </table:table-cell>
          <table:table-cell/>
        </table:table-row>
        <table:table-row table:style-name="ro2">
          <table:table-cell table:style-name="ce66" office:value-type="string">
            <text:p>30.</text:p>
          </table:table-cell>
          <table:table-cell table:style-name="ce83" table:formula="oooc:=[.B33]" office:value-type="percentage" office:value="0.000001">
            <text:p>0.00%</text:p>
          </table:table-cell>
          <table:table-cell table:style-name="ce75" table:formula="oooc:=IF([.F34]*[.B34]&gt;0;[.F34]*[.B34];0)" office:value-type="currency" office:currency="EUR" office:value="0">
            <text:p>0 €</text:p>
          </table:table-cell>
          <table:table-cell table:style-name="ce75" table:formula="oooc:=IF([.F34]=0;0;[.E34]-[.C34])" office:value-type="currency" office:currency="EUR" office:value="0">
            <text:p>0 €</text:p>
          </table:table-cell>
          <table:table-cell table:style-name="ce75" table:formula="oooc:=IF([.F34]&lt;=0;0;[.E33])" office:value-type="currency" office:currency="EUR" office:value="0">
            <text:p>0 €</text:p>
          </table:table-cell>
          <table:table-cell table:style-name="ce79" table:formula="oooc:=IF([.F33]-[.D33]&gt;0;[.F33]-[.D33];0)" office:value-type="float" office:value="0">
            <text:p>0</text:p>
          </table:table-cell>
          <table:table-cell/>
        </table:table-row>
        <table:table-row table:style-name="ro2">
          <table:table-cell office:value-type="string">
            <text:p>31.</text:p>
          </table:table-cell>
          <table:table-cell table:formula="oooc:=[.B34]" office:value-type="percentage" office:value="0.000001">
            <text:p>0.00%</text:p>
          </table:table-cell>
          <table:table-cell table:formula="oooc:=IF([.F35]*[.B35]&gt;0;[.F35]*[.B35];0)" office:value-type="currency" office:currency="EUR" office:value="0">
            <text:p>0 €</text:p>
          </table:table-cell>
          <table:table-cell table:formula="oooc:=IF([.F35]=0;0;[.E35]-[.C35])" office:value-type="currency" office:currency="EUR" office:value="0">
            <text:p>0 €</text:p>
          </table:table-cell>
          <table:table-cell table:formula="oooc:=IF([.F35]&lt;=0;0;[.E34])" office:value-type="currency" office:currency="EUR" office:value="0">
            <text:p>0 €</text:p>
          </table:table-cell>
          <table:table-cell table:formula="oooc:=IF([.F34]-[.D34]&gt;0;[.F34]-[.D34];0)" office:value-type="float" office:value="0">
            <text:p>0</text:p>
          </table:table-cell>
          <table:table-cell/>
        </table:table-row>
        <table:table-row table:style-name="ro2">
          <table:table-cell office:value-type="string">
            <text:p>32.</text:p>
          </table:table-cell>
          <table:table-cell table:formula="oooc:=[.B35]" office:value-type="percentage" office:value="0.000001">
            <text:p>0.00%</text:p>
          </table:table-cell>
          <table:table-cell table:formula="oooc:=IF([.F36]*[.B36]&gt;0;[.F36]*[.B36];0)" office:value-type="currency" office:currency="EUR" office:value="0">
            <text:p>0 €</text:p>
          </table:table-cell>
          <table:table-cell table:formula="oooc:=IF([.F36]=0;0;[.E36]-[.C36])" office:value-type="currency" office:currency="EUR" office:value="0">
            <text:p>0 €</text:p>
          </table:table-cell>
          <table:table-cell table:formula="oooc:=IF([.F36]&lt;=0;0;[.E35])" office:value-type="currency" office:currency="EUR" office:value="0">
            <text:p>0 €</text:p>
          </table:table-cell>
          <table:table-cell table:formula="oooc:=IF([.F35]-[.D35]&gt;0;[.F35]-[.D35];0)" office:value-type="float" office:value="0">
            <text:p>0</text:p>
          </table:table-cell>
          <table:table-cell/>
        </table:table-row>
        <table:table-row table:style-name="ro2">
          <table:table-cell office:value-type="string">
            <text:p>33.</text:p>
          </table:table-cell>
          <table:table-cell table:formula="oooc:=[.B36]" office:value-type="percentage" office:value="0.000001">
            <text:p>0.00%</text:p>
          </table:table-cell>
          <table:table-cell table:formula="oooc:=IF([.F37]*[.B37]&gt;0;[.F37]*[.B37];0)" office:value-type="currency" office:currency="EUR" office:value="0">
            <text:p>0 €</text:p>
          </table:table-cell>
          <table:table-cell table:formula="oooc:=IF([.F37]=0;0;[.E37]-[.C37])" office:value-type="currency" office:currency="EUR" office:value="0">
            <text:p>0 €</text:p>
          </table:table-cell>
          <table:table-cell table:formula="oooc:=IF([.F37]&lt;=0;0;[.E36])" office:value-type="currency" office:currency="EUR" office:value="0">
            <text:p>0 €</text:p>
          </table:table-cell>
          <table:table-cell table:formula="oooc:=IF([.F36]-[.D36]&gt;0;[.F36]-[.D36];0)" office:value-type="float" office:value="0">
            <text:p>0</text:p>
          </table:table-cell>
          <table:table-cell/>
        </table:table-row>
        <table:table-row table:style-name="ro2">
          <table:table-cell office:value-type="string">
            <text:p>34.</text:p>
          </table:table-cell>
          <table:table-cell table:formula="oooc:=[.B37]" office:value-type="percentage" office:value="0.000001">
            <text:p>0.00%</text:p>
          </table:table-cell>
          <table:table-cell table:formula="oooc:=IF([.F38]*[.B38]&gt;0;[.F38]*[.B38];0)" office:value-type="currency" office:currency="EUR" office:value="0">
            <text:p>0 €</text:p>
          </table:table-cell>
          <table:table-cell table:formula="oooc:=IF([.F38]=0;0;[.E38]-[.C38])" office:value-type="currency" office:currency="EUR" office:value="0">
            <text:p>0 €</text:p>
          </table:table-cell>
          <table:table-cell table:formula="oooc:=IF([.F38]&lt;=0;0;[.E37])" office:value-type="currency" office:currency="EUR" office:value="0">
            <text:p>0 €</text:p>
          </table:table-cell>
          <table:table-cell table:formula="oooc:=IF([.F37]-[.D37]&gt;0;[.F37]-[.D37];0)" office:value-type="float" office:value="0">
            <text:p>0</text:p>
          </table:table-cell>
          <table:table-cell/>
        </table:table-row>
        <table:table-row table:style-name="ro2">
          <table:table-cell office:value-type="string">
            <text:p>35.</text:p>
          </table:table-cell>
          <table:table-cell table:formula="oooc:=[.B38]" office:value-type="percentage" office:value="0.000001">
            <text:p>0.00%</text:p>
          </table:table-cell>
          <table:table-cell table:formula="oooc:=IF([.F39]*[.B39]&gt;0;[.F39]*[.B39];0)" office:value-type="currency" office:currency="EUR" office:value="0">
            <text:p>0 €</text:p>
          </table:table-cell>
          <table:table-cell table:formula="oooc:=IF([.F39]=0;0;[.E39]-[.C39])" office:value-type="currency" office:currency="EUR" office:value="0">
            <text:p>0 €</text:p>
          </table:table-cell>
          <table:table-cell table:formula="oooc:=IF([.F39]&lt;=0;0;[.E38])" office:value-type="currency" office:currency="EUR" office:value="0">
            <text:p>0 €</text:p>
          </table:table-cell>
          <table:table-cell table:formula="oooc:=IF([.F38]-[.D38]&gt;0;[.F38]-[.D38];0)" office:value-type="float" office:value="0">
            <text:p>0</text:p>
          </table:table-cell>
          <table:table-cell/>
        </table:table-row>
        <table:table-row table:style-name="ro2">
          <table:table-cell office:value-type="string">
            <text:p>36.</text:p>
          </table:table-cell>
          <table:table-cell table:formula="oooc:=[.B39]" office:value-type="percentage" office:value="0.000001">
            <text:p>0.00%</text:p>
          </table:table-cell>
          <table:table-cell table:formula="oooc:=IF([.F40]*[.B40]&gt;0;[.F40]*[.B40];0)" office:value-type="currency" office:currency="EUR" office:value="0">
            <text:p>0 €</text:p>
          </table:table-cell>
          <table:table-cell table:formula="oooc:=IF([.F40]=0;0;[.E40]-[.C40])" office:value-type="currency" office:currency="EUR" office:value="0">
            <text:p>0 €</text:p>
          </table:table-cell>
          <table:table-cell table:formula="oooc:=IF([.F40]&lt;=0;0;[.E39])" office:value-type="currency" office:currency="EUR" office:value="0">
            <text:p>0 €</text:p>
          </table:table-cell>
          <table:table-cell table:formula="oooc:=IF([.F39]-[.D39]&gt;0;[.F39]-[.D39];0)" office:value-type="float" office:value="0">
            <text:p>0</text:p>
          </table:table-cell>
          <table:table-cell/>
        </table:table-row>
      </table:table>
      <table:table table:name="TIL_B2" table:style-name="ta2" table:print="false">
        <office:forms form:automatic-focus="false" form:apply-design-mode="false"/>
        <table:table-column table:style-name="co4" table:default-cell-style-name="ce65"/>
        <table:table-column table:style-name="co15" table:default-cell-style-name="ce70"/>
        <table:table-column table:style-name="co4" table:default-cell-style-name="ce58"/>
        <table:table-column table:style-name="co4" table:number-columns-repeated="3" table:default-cell-style-name="ce77"/>
        <table:table-column table:style-name="co4" table:default-cell-style-name="Default"/>
        <table:table-row table:style-name="ro2">
          <table:table-cell table:style-name="ce10" table:formula="oooc:=[$Finanzierung.$D$19]" office:value-type="string" office:string-value="Bank4">
            <text:p>Bank4</text:p>
          </table:table-cell>
          <table:table-cell table:style-name="ce4" table:formula="oooc:=Bank2" office:value-type="currency" office:currency="EUR" office:value="0">
            <text:p>0 €</text:p>
          </table:table-cell>
          <table:table-cell table:style-name="ce10"/>
          <table:table-cell table:style-name="ce10" office:value-type="string">
            <text:p>Zins</text:p>
          </table:table-cell>
          <table:table-cell table:style-name="ce4" table:formula="oooc:=ZinsBank2" office:value-type="percentage" office:value="0.000001">
            <text:p>0.00%</text:p>
          </table:table-cell>
          <table:table-cell table:style-name="Default"/>
          <table:table-cell/>
        </table:table-row>
        <table:table-row table:style-name="ro2">
          <table:table-cell table:style-name="Default"/>
          <table:table-cell table:style-name="ce91"/>
          <table:table-cell table:style-name="Default" table:number-columns-repeated="4"/>
          <table:table-cell/>
        </table:table-row>
        <table:table-row table:style-name="ro2">
          <table:table-cell table:style-name="ce63" office:value-type="string">
            <text:p>Datum</text:p>
          </table:table-cell>
          <table:table-cell table:style-name="ce63" office:value-type="string">
            <text:p>Zinsen</text:p>
          </table:table-cell>
          <table:table-cell table:style-name="ce63" office:value-type="string">
            <text:p>Zinsen/a</text:p>
          </table:table-cell>
          <table:table-cell table:style-name="ce63" office:value-type="string">
            <text:p>Tilgung/a</text:p>
          </table:table-cell>
          <table:table-cell table:style-name="ce63" office:value-type="string">
            <text:p>Annuität/a</text:p>
          </table:table-cell>
          <table:table-cell table:style-name="ce63" office:value-type="string">
            <text:p>Restschuld</text:p>
          </table:table-cell>
          <table:table-cell/>
        </table:table-row>
        <table:table-row table:style-name="ro2">
          <table:table-cell table:style-name="ce64"/>
          <table:table-cell table:formula="oooc:=ZinsBank2" office:value-type="percentage" office:value="0.000001">
            <text:p>0.00%</text:p>
          </table:table-cell>
          <table:table-cell table:style-name="ce63" table:number-columns-repeated="3"/>
          <table:table-cell table:style-name="ce78" table:formula="oooc:=[.B1]" office:value-type="currency" office:currency="EUR" office:value="0">
            <text:p>0 €</text:p>
          </table:table-cell>
          <table:table-cell/>
        </table:table-row>
        <table:table-row table:style-name="ro2">
          <table:table-cell office:value-type="string">
            <text:p>1.</text:p>
          </table:table-cell>
          <table:table-cell table:formula="oooc:=[.B4]" office:value-type="percentage" office:value="0.000001">
            <text:p>0.00%</text:p>
          </table:table-cell>
          <table:table-cell table:formula="oooc:=[.F4]*[.B4]" office:value-type="currency" office:currency="EUR" office:value="0">
            <text:p>0 €</text:p>
          </table:table-cell>
          <table:table-cell table:style-name="Default" table:formula="oooc:=TIL4*12" office:value-type="currency" office:currency="EUR" office:value="0">
            <text:p>0 €</text:p>
          </table:table-cell>
          <table:table-cell table:style-name="ce58" table:formula="oooc:=[.$C$5]+[.$D$5]" office:value-type="currency" office:currency="EUR" office:value="0">
            <text:p>0 €</text:p>
          </table:table-cell>
          <table:table-cell table:style-name="Default" table:formula="oooc:=[.F4]-[.D5]" office:value-type="currency" office:currency="EUR" office:value="0">
            <text:p>0 €</text:p>
          </table:table-cell>
          <table:table-cell/>
        </table:table-row>
        <table:table-row table:style-name="ro2">
          <table:table-cell office:value-type="string">
            <text:p>2.</text:p>
          </table:table-cell>
          <table:table-cell table:formula="oooc:=[.B5]" office:value-type="percentage" office:value="0.000001">
            <text:p>0.00%</text:p>
          </table:table-cell>
          <table:table-cell table:formula="oooc:=[.F5]*[.B5]" office:value-type="currency" office:currency="EUR" office:value="0">
            <text:p>0 €</text:p>
          </table:table-cell>
          <table:table-cell table:style-name="ce58" table:formula="oooc:=[.E6]-[.C6]" office:value-type="currency" office:currency="EUR" office:value="0">
            <text:p>0 €</text:p>
          </table:table-cell>
          <table:table-cell table:style-name="ce58" table:formula="oooc:=[.$C$5]+[.$D$5]" office:value-type="currency" office:currency="EUR" office:value="0">
            <text:p>0 €</text:p>
          </table:table-cell>
          <table:table-cell table:style-name="Default" table:formula="oooc:=[.F5]-[.D5]" office:value-type="currency" office:currency="EUR" office:value="0">
            <text:p>0 €</text:p>
          </table:table-cell>
          <table:table-cell/>
        </table:table-row>
        <table:table-row table:style-name="ro2">
          <table:table-cell office:value-type="string">
            <text:p>3.</text:p>
          </table:table-cell>
          <table:table-cell table:formula="oooc:=[.B6]" office:value-type="percentage" office:value="0.000001">
            <text:p>0.00%</text:p>
          </table:table-cell>
          <table:table-cell table:formula="oooc:=[.F6]*[.B6]" office:value-type="currency" office:currency="EUR" office:value="0">
            <text:p>0 €</text:p>
          </table:table-cell>
          <table:table-cell table:style-name="ce58" table:formula="oooc:=[.E7]-[.C7]" office:value-type="currency" office:currency="EUR" office:value="0">
            <text:p>0 €</text:p>
          </table:table-cell>
          <table:table-cell table:style-name="ce58" table:formula="oooc:=[.$C$5]+[.$D$5]" office:value-type="currency" office:currency="EUR" office:value="0">
            <text:p>0 €</text:p>
          </table:table-cell>
          <table:table-cell table:style-name="Default" table:formula="oooc:=[.F6]-[.D6]" office:value-type="currency" office:currency="EUR" office:value="0">
            <text:p>0 €</text:p>
          </table:table-cell>
          <table:table-cell/>
        </table:table-row>
        <table:table-row table:style-name="ro2">
          <table:table-cell office:value-type="string">
            <text:p>4.</text:p>
          </table:table-cell>
          <table:table-cell table:formula="oooc:=[.B7]" office:value-type="percentage" office:value="0.000001">
            <text:p>0.00%</text:p>
          </table:table-cell>
          <table:table-cell table:formula="oooc:=[.F7]*[.B7]" office:value-type="currency" office:currency="EUR" office:value="0">
            <text:p>0 €</text:p>
          </table:table-cell>
          <table:table-cell table:formula="oooc:=[.E8]-[.C8]" office:value-type="currency" office:currency="EUR" office:value="0">
            <text:p>0 €</text:p>
          </table:table-cell>
          <table:table-cell table:formula="oooc:=[.$C$5]+[.$D$5]" office:value-type="currency" office:currency="EUR" office:value="0">
            <text:p>0 €</text:p>
          </table:table-cell>
          <table:table-cell table:style-name="ce60" table:formula="oooc:=[.F7]-[.D7]" office:value-type="currency" office:currency="EUR" office:value="0">
            <text:p>0 €</text:p>
          </table:table-cell>
          <table:table-cell/>
        </table:table-row>
        <table:table-row table:style-name="ro2">
          <table:table-cell office:value-type="string">
            <text:p>5.</text:p>
          </table:table-cell>
          <table:table-cell table:style-name="ce83" table:formula="oooc:=[.B8]" office:value-type="percentage" office:value="0.000001">
            <text:p>0.00%</text:p>
          </table:table-cell>
          <table:table-cell table:style-name="ce75" table:formula="oooc:=[.F9]*[.B9]" office:value-type="currency" office:currency="EUR" office:value="0">
            <text:p>0 €</text:p>
          </table:table-cell>
          <table:table-cell table:style-name="ce75" table:formula="oooc:=[.E9]-[.C9]" office:value-type="currency" office:currency="EUR" office:value="0">
            <text:p>0 €</text:p>
          </table:table-cell>
          <table:table-cell table:style-name="ce75" table:formula="oooc:=[.$C$5]+[.$D$5]" office:value-type="currency" office:currency="EUR" office:value="0">
            <text:p>0 €</text:p>
          </table:table-cell>
          <table:table-cell table:style-name="ce79" table:formula="oooc:=[.F8]-[.D8]" office:value-type="currency" office:currency="EUR" office:value="0">
            <text:p>0 €</text:p>
          </table:table-cell>
          <table:table-cell/>
        </table:table-row>
        <table:table-row table:style-name="ro2">
          <table:table-cell office:value-type="string">
            <text:p>6.</text:p>
          </table:table-cell>
          <table:table-cell table:formula="oooc:=[.B9]" office:value-type="percentage" office:value="0.000001">
            <text:p>0.00%</text:p>
          </table:table-cell>
          <table:table-cell table:formula="oooc:=[.F10]*[.B10]" office:value-type="currency" office:currency="EUR" office:value="0">
            <text:p>0 €</text:p>
          </table:table-cell>
          <table:table-cell table:style-name="ce58" table:formula="oooc:=[.E10]-[.C10]" office:value-type="currency" office:currency="EUR" office:value="0">
            <text:p>0 €</text:p>
          </table:table-cell>
          <table:table-cell table:style-name="ce58" table:formula="oooc:=[.$C$5]+[.$D$5]" office:value-type="currency" office:currency="EUR" office:value="0">
            <text:p>0 €</text:p>
          </table:table-cell>
          <table:table-cell table:style-name="Default" table:formula="oooc:=[.F9]-[.D9]" office:value-type="currency" office:currency="EUR" office:value="0">
            <text:p>0 €</text:p>
          </table:table-cell>
          <table:table-cell/>
        </table:table-row>
        <table:table-row table:style-name="ro2">
          <table:table-cell office:value-type="string">
            <text:p>7.</text:p>
          </table:table-cell>
          <table:table-cell table:formula="oooc:=[.B10]" office:value-type="percentage" office:value="0.000001">
            <text:p>0.00%</text:p>
          </table:table-cell>
          <table:table-cell table:formula="oooc:=[.F11]*[.B11]" office:value-type="currency" office:currency="EUR" office:value="0">
            <text:p>0 €</text:p>
          </table:table-cell>
          <table:table-cell table:style-name="ce58" table:formula="oooc:=[.E11]-[.C11]" office:value-type="currency" office:currency="EUR" office:value="0">
            <text:p>0 €</text:p>
          </table:table-cell>
          <table:table-cell table:style-name="ce58" table:formula="oooc:=[.$C$5]+[.$D$5]" office:value-type="currency" office:currency="EUR" office:value="0">
            <text:p>0 €</text:p>
          </table:table-cell>
          <table:table-cell table:style-name="Default" table:formula="oooc:=[.F10]-[.D10]" office:value-type="currency" office:currency="EUR" office:value="0">
            <text:p>0 €</text:p>
          </table:table-cell>
          <table:table-cell/>
        </table:table-row>
        <table:table-row table:style-name="ro2">
          <table:table-cell office:value-type="string">
            <text:p>8.</text:p>
          </table:table-cell>
          <table:table-cell table:formula="oooc:=[.B11]" office:value-type="percentage" office:value="0.000001">
            <text:p>0.00%</text:p>
          </table:table-cell>
          <table:table-cell table:formula="oooc:=[.F12]*[.B12]" office:value-type="currency" office:currency="EUR" office:value="0">
            <text:p>0 €</text:p>
          </table:table-cell>
          <table:table-cell table:style-name="ce58" table:formula="oooc:=[.E12]-[.C12]" office:value-type="currency" office:currency="EUR" office:value="0">
            <text:p>0 €</text:p>
          </table:table-cell>
          <table:table-cell table:style-name="ce58" table:formula="oooc:=[.$C$5]+[.$D$5]" office:value-type="currency" office:currency="EUR" office:value="0">
            <text:p>0 €</text:p>
          </table:table-cell>
          <table:table-cell table:style-name="Default" table:formula="oooc:=[.F11]-[.D11]" office:value-type="currency" office:currency="EUR" office:value="0">
            <text:p>0 €</text:p>
          </table:table-cell>
          <table:table-cell/>
        </table:table-row>
        <table:table-row table:style-name="ro2">
          <table:table-cell office:value-type="string">
            <text:p>9.</text:p>
          </table:table-cell>
          <table:table-cell table:formula="oooc:=[.B12]" office:value-type="percentage" office:value="0.000001">
            <text:p>0.00%</text:p>
          </table:table-cell>
          <table:table-cell table:formula="oooc:=IF([.F13]*[.B13]&gt;0;[.F13]*[.B13];0)" office:value-type="currency" office:currency="EUR" office:value="0">
            <text:p>0 €</text:p>
          </table:table-cell>
          <table:table-cell table:formula="oooc:=IF([.F13]=0;0;[.E13]-[.C13])" office:value-type="currency" office:currency="EUR" office:value="0">
            <text:p>0 €</text:p>
          </table:table-cell>
          <table:table-cell table:formula="oooc:=IF([.F13]&lt;=0;0;[.E12])" office:value-type="currency" office:currency="EUR" office:value="0">
            <text:p>0 €</text:p>
          </table:table-cell>
          <table:table-cell table:formula="oooc:=IF([.F12]-[.D12]&gt;0;[.F12]-[.D12];0)" office:value-type="currency" office:currency="EUR" office:value="0">
            <text:p>0 €</text:p>
          </table:table-cell>
          <table:table-cell/>
        </table:table-row>
        <table:table-row table:style-name="ro2">
          <table:table-cell office:value-type="string">
            <text:p>10.</text:p>
          </table:table-cell>
          <table:table-cell table:style-name="ce83" table:formula="oooc:=[.B13]" office:value-type="percentage" office:value="0.000001">
            <text:p>0.00%</text:p>
          </table:table-cell>
          <table:table-cell table:style-name="ce75" table:formula="oooc:=IF([.F14]*[.B14]&gt;0;[.F14]*[.B14];0)" office:value-type="currency" office:currency="EUR" office:value="0">
            <text:p>0 €</text:p>
          </table:table-cell>
          <table:table-cell table:style-name="ce75" table:formula="oooc:=IF([.F14]=0;0;[.E14]-[.C14])" office:value-type="currency" office:currency="EUR" office:value="0">
            <text:p>0 €</text:p>
          </table:table-cell>
          <table:table-cell table:style-name="ce75" table:formula="oooc:=IF([.F14]&lt;=0;0;[.E13])" office:value-type="currency" office:currency="EUR" office:value="0">
            <text:p>0 €</text:p>
          </table:table-cell>
          <table:table-cell table:style-name="ce75" table:formula="oooc:=IF([.F13]-[.D13]&gt;0;[.F13]-[.D13];0)" office:value-type="currency" office:currency="EUR" office:value="0">
            <text:p>0 €</text:p>
          </table:table-cell>
          <table:table-cell table:style-name="ce60"/>
        </table:table-row>
        <table:table-row table:style-name="ro2">
          <table:table-cell office:value-type="string">
            <text:p>11.</text:p>
          </table:table-cell>
          <table:table-cell table:style-name="ce74" table:formula="oooc:=[.B14]" office:value-type="percentage" office:value="0.000001">
            <office:annotation draw:style-name="gr1" draw:text-style-name="P2" svg:width="2.899cm" svg:height="2.924cm" svg:x="5.378cm" svg:y="4.823cm" draw:caption-point-x="-5.378cm" draw:caption-point-y="-4.823cm">
              <dc:creator>JL</dc:creator>
              <dc:date>2006-02-15T00:00:00</dc:date>
              <text:p text:style-name="P1"><text:span text:style-name="T1">Nach Ende der Zinsbindung rechnet man mit 8% weiter (=marktüblicher Zins im Mittelwert)</text:span></text:p>
            </office:annotation>
            <text:p>0,00%</text:p>
          </table:table-cell>
          <table:table-cell table:formula="oooc:=IF([.F15]*[.B15]&gt;0;[.F15]*[.B15];0)" office:value-type="currency" office:currency="EUR" office:value="0">
            <text:p>0 €</text:p>
          </table:table-cell>
          <table:table-cell table:formula="oooc:=IF([.F15]=0;0;[.E15]-[.C15])" office:value-type="currency" office:currency="EUR" office:value="0">
            <text:p>0 €</text:p>
          </table:table-cell>
          <table:table-cell table:formula="oooc:=IF([.F15]&lt;=0;0;[.E14])" office:value-type="currency" office:currency="EUR" office:value="0">
            <text:p>0 €</text:p>
          </table:table-cell>
          <table:table-cell table:formula="oooc:=IF([.F14]-[.D14]&gt;0;[.F14]-[.D14];0)" office:value-type="currency" office:currency="EUR" office:value="0">
            <text:p>0 €</text:p>
          </table:table-cell>
          <table:table-cell table:style-name="ce81"/>
        </table:table-row>
        <table:table-row table:style-name="ro2">
          <table:table-cell office:value-type="string">
            <text:p>12.</text:p>
          </table:table-cell>
          <table:table-cell table:formula="oooc:=[.B15]" office:value-type="percentage" office:value="0.000001">
            <text:p>0.00%</text:p>
          </table:table-cell>
          <table:table-cell table:formula="oooc:=IF([.F16]*[.B16]&gt;0;[.F16]*[.B16];0)" office:value-type="currency" office:currency="EUR" office:value="0">
            <text:p>0 €</text:p>
          </table:table-cell>
          <table:table-cell table:formula="oooc:=IF([.F16]=0;0;[.E16]-[.C16])" office:value-type="currency" office:currency="EUR" office:value="0">
            <text:p>0 €</text:p>
          </table:table-cell>
          <table:table-cell table:formula="oooc:=IF([.F16]&lt;=0;0;[.E15])" office:value-type="currency" office:currency="EUR" office:value="0">
            <text:p>0 €</text:p>
          </table:table-cell>
          <table:table-cell table:formula="oooc:=IF([.F15]-[.D15]&gt;0;[.F15]-[.D15];0)" office:value-type="currency" office:currency="EUR" office:value="0">
            <text:p>0 €</text:p>
          </table:table-cell>
          <table:table-cell/>
        </table:table-row>
        <table:table-row table:style-name="ro2">
          <table:table-cell office:value-type="string">
            <text:p>13.</text:p>
          </table:table-cell>
          <table:table-cell table:formula="oooc:=[.B16]" office:value-type="percentage" office:value="0.000001">
            <text:p>0.00%</text:p>
          </table:table-cell>
          <table:table-cell table:formula="oooc:=IF([.F17]*[.B17]&gt;0;[.F17]*[.B17];0)" office:value-type="currency" office:currency="EUR" office:value="0">
            <text:p>0 €</text:p>
          </table:table-cell>
          <table:table-cell table:formula="oooc:=IF([.F17]=0;0;[.E17]-[.C17])" office:value-type="currency" office:currency="EUR" office:value="0">
            <text:p>0 €</text:p>
          </table:table-cell>
          <table:table-cell table:formula="oooc:=IF([.F17]&lt;=0;0;[.E16])" office:value-type="currency" office:currency="EUR" office:value="0">
            <text:p>0 €</text:p>
          </table:table-cell>
          <table:table-cell table:formula="oooc:=IF([.F16]-[.D16]&gt;0;[.F16]-[.D16];0)" office:value-type="currency" office:currency="EUR" office:value="0">
            <text:p>0 €</text:p>
          </table:table-cell>
          <table:table-cell/>
        </table:table-row>
        <table:table-row table:style-name="ro2">
          <table:table-cell office:value-type="string">
            <text:p>14.</text:p>
          </table:table-cell>
          <table:table-cell table:formula="oooc:=[.B17]" office:value-type="percentage" office:value="0.000001">
            <text:p>0.00%</text:p>
          </table:table-cell>
          <table:table-cell table:formula="oooc:=IF([.F18]*[.B18]&gt;0;[.F18]*[.B18];0)" office:value-type="currency" office:currency="EUR" office:value="0">
            <text:p>0 €</text:p>
          </table:table-cell>
          <table:table-cell table:formula="oooc:=IF([.F18]=0;0;[.E18]-[.C18])" office:value-type="currency" office:currency="EUR" office:value="0">
            <text:p>0 €</text:p>
          </table:table-cell>
          <table:table-cell table:formula="oooc:=IF([.F18]&lt;=0;0;[.E17])" office:value-type="currency" office:currency="EUR" office:value="0">
            <text:p>0 €</text:p>
          </table:table-cell>
          <table:table-cell table:formula="oooc:=IF([.F17]-[.D17]&gt;0;[.F17]-[.D17];0)" office:value-type="currency" office:currency="EUR" office:value="0">
            <text:p>0 €</text:p>
          </table:table-cell>
          <table:table-cell/>
        </table:table-row>
        <table:table-row table:style-name="ro2">
          <table:table-cell office:value-type="string">
            <text:p>15.</text:p>
          </table:table-cell>
          <table:table-cell table:style-name="ce83" table:formula="oooc:=[.B18]" office:value-type="percentage" office:value="0.000001">
            <text:p>0.00%</text:p>
          </table:table-cell>
          <table:table-cell table:style-name="ce75" table:formula="oooc:=IF([.F19]*[.B19]&gt;0;[.F19]*[.B19];0)" office:value-type="currency" office:currency="EUR" office:value="0">
            <text:p>0 €</text:p>
          </table:table-cell>
          <table:table-cell table:style-name="ce75" table:formula="oooc:=IF([.F19]=0;0;[.E19]-[.C19])" office:value-type="currency" office:currency="EUR" office:value="0">
            <text:p>0 €</text:p>
          </table:table-cell>
          <table:table-cell table:style-name="ce75" table:formula="oooc:=IF([.F19]&lt;=0;0;[.E18])" office:value-type="currency" office:currency="EUR" office:value="0">
            <text:p>0 €</text:p>
          </table:table-cell>
          <table:table-cell table:style-name="ce75" table:formula="oooc:=IF([.F18]-[.D18]&gt;0;[.F18]-[.D18];0)" office:value-type="currency" office:currency="EUR" office:value="0">
            <text:p>0 €</text:p>
          </table:table-cell>
          <table:table-cell/>
        </table:table-row>
        <table:table-row table:style-name="ro2">
          <table:table-cell office:value-type="string">
            <text:p>16.</text:p>
          </table:table-cell>
          <table:table-cell table:formula="oooc:=[.B19]" office:value-type="percentage" office:value="0.000001">
            <text:p>0.00%</text:p>
          </table:table-cell>
          <table:table-cell table:formula="oooc:=IF([.F20]*[.B20]&gt;0;[.F20]*[.B20];0)" office:value-type="currency" office:currency="EUR" office:value="0">
            <text:p>0 €</text:p>
          </table:table-cell>
          <table:table-cell table:formula="oooc:=IF([.F20]=0;0;[.E20]-[.C20])" office:value-type="currency" office:currency="EUR" office:value="0">
            <text:p>0 €</text:p>
          </table:table-cell>
          <table:table-cell table:formula="oooc:=IF([.F20]&lt;=0;0;[.E19])" office:value-type="currency" office:currency="EUR" office:value="0">
            <text:p>0 €</text:p>
          </table:table-cell>
          <table:table-cell table:formula="oooc:=IF([.F19]-[.D19]&gt;0;[.F19]-[.D19];0)" office:value-type="currency" office:currency="EUR" office:value="0">
            <text:p>0 €</text:p>
          </table:table-cell>
          <table:table-cell/>
        </table:table-row>
        <table:table-row table:style-name="ro2">
          <table:table-cell office:value-type="string">
            <text:p>17.</text:p>
          </table:table-cell>
          <table:table-cell table:formula="oooc:=[.B20]" office:value-type="percentage" office:value="0.000001">
            <text:p>0.00%</text:p>
          </table:table-cell>
          <table:table-cell table:formula="oooc:=IF([.F21]*[.B21]&gt;0;[.F21]*[.B21];0)" office:value-type="currency" office:currency="EUR" office:value="0">
            <text:p>0 €</text:p>
          </table:table-cell>
          <table:table-cell table:formula="oooc:=IF([.F21]=0;0;[.E21]-[.C21])" office:value-type="currency" office:currency="EUR" office:value="0">
            <text:p>0 €</text:p>
          </table:table-cell>
          <table:table-cell table:formula="oooc:=IF([.F21]&lt;=0;0;[.E20])" office:value-type="currency" office:currency="EUR" office:value="0">
            <text:p>0 €</text:p>
          </table:table-cell>
          <table:table-cell table:formula="oooc:=IF([.F20]-[.D20]&gt;0;[.F20]-[.D20];0)" office:value-type="currency" office:currency="EUR" office:value="0">
            <text:p>0 €</text:p>
          </table:table-cell>
          <table:table-cell/>
        </table:table-row>
        <table:table-row table:style-name="ro2">
          <table:table-cell office:value-type="string">
            <text:p>18.</text:p>
          </table:table-cell>
          <table:table-cell table:formula="oooc:=[.B21]" office:value-type="percentage" office:value="0.000001">
            <text:p>0.00%</text:p>
          </table:table-cell>
          <table:table-cell table:formula="oooc:=IF([.F22]*[.B22]&gt;0;[.F22]*[.B22];0)" office:value-type="currency" office:currency="EUR" office:value="0">
            <text:p>0 €</text:p>
          </table:table-cell>
          <table:table-cell table:formula="oooc:=IF([.F22]=0;0;[.E22]-[.C22])" office:value-type="currency" office:currency="EUR" office:value="0">
            <text:p>0 €</text:p>
          </table:table-cell>
          <table:table-cell table:formula="oooc:=IF([.F22]&lt;=0;0;[.E21])" office:value-type="currency" office:currency="EUR" office:value="0">
            <text:p>0 €</text:p>
          </table:table-cell>
          <table:table-cell table:formula="oooc:=IF([.F21]-[.D21]&gt;0;[.F21]-[.D21];0)" office:value-type="currency" office:currency="EUR" office:value="0">
            <text:p>0 €</text:p>
          </table:table-cell>
          <table:table-cell/>
        </table:table-row>
        <table:table-row table:style-name="ro2">
          <table:table-cell office:value-type="string">
            <text:p>19.</text:p>
          </table:table-cell>
          <table:table-cell table:formula="oooc:=[.B22]" office:value-type="percentage" office:value="0.000001">
            <text:p>0.00%</text:p>
          </table:table-cell>
          <table:table-cell table:formula="oooc:=IF([.F23]*[.B23]&gt;0;[.F23]*[.B23];0)" office:value-type="currency" office:currency="EUR" office:value="0">
            <text:p>0 €</text:p>
          </table:table-cell>
          <table:table-cell table:formula="oooc:=IF([.F23]=0;0;[.E23]-[.C23])" office:value-type="currency" office:currency="EUR" office:value="0">
            <text:p>0 €</text:p>
          </table:table-cell>
          <table:table-cell table:formula="oooc:=IF([.F23]&lt;=0;0;[.E22])" office:value-type="currency" office:currency="EUR" office:value="0">
            <text:p>0 €</text:p>
          </table:table-cell>
          <table:table-cell table:formula="oooc:=IF([.F22]-[.D22]&gt;0;[.F22]-[.D22];0)" office:value-type="currency" office:currency="EUR" office:value="0">
            <text:p>0 €</text:p>
          </table:table-cell>
          <table:table-cell/>
        </table:table-row>
        <table:table-row table:style-name="ro2">
          <table:table-cell office:value-type="string">
            <text:p>20.</text:p>
          </table:table-cell>
          <table:table-cell table:style-name="ce83" table:formula="oooc:=[.B23]" office:value-type="percentage" office:value="0.000001">
            <text:p>0.00%</text:p>
          </table:table-cell>
          <table:table-cell table:style-name="ce75" table:formula="oooc:=IF([.F24]*[.B24]&gt;0;[.F24]*[.B24];0)" office:value-type="currency" office:currency="EUR" office:value="0">
            <text:p>0 €</text:p>
          </table:table-cell>
          <table:table-cell table:style-name="ce75" table:formula="oooc:=IF([.F24]=0;0;[.E24]-[.C24])" office:value-type="currency" office:currency="EUR" office:value="0">
            <text:p>0 €</text:p>
          </table:table-cell>
          <table:table-cell table:style-name="ce75" table:formula="oooc:=IF([.F24]&lt;=0;0;[.E23])" office:value-type="currency" office:currency="EUR" office:value="0">
            <text:p>0 €</text:p>
          </table:table-cell>
          <table:table-cell table:style-name="ce75" table:formula="oooc:=IF([.F23]-[.D23]&gt;0;[.F23]-[.D23];0)" office:value-type="currency" office:currency="EUR" office:value="0">
            <text:p>0 €</text:p>
          </table:table-cell>
          <table:table-cell/>
        </table:table-row>
        <table:table-row table:style-name="ro2">
          <table:table-cell office:value-type="string">
            <text:p>21.</text:p>
          </table:table-cell>
          <table:table-cell table:formula="oooc:=[.B24]" office:value-type="percentage" office:value="0.000001">
            <text:p>0.00%</text:p>
          </table:table-cell>
          <table:table-cell table:formula="oooc:=IF([.F25]*[.B25]&gt;0;[.F25]*[.B25];0)" office:value-type="currency" office:currency="EUR" office:value="0">
            <text:p>0 €</text:p>
          </table:table-cell>
          <table:table-cell table:formula="oooc:=IF([.F25]=0;0;[.E25]-[.C25])" office:value-type="currency" office:currency="EUR" office:value="0">
            <text:p>0 €</text:p>
          </table:table-cell>
          <table:table-cell table:formula="oooc:=IF([.F25]&lt;=0;0;[.E24])" office:value-type="currency" office:currency="EUR" office:value="0">
            <text:p>0 €</text:p>
          </table:table-cell>
          <table:table-cell table:formula="oooc:=IF([.F24]-[.D24]&gt;0;[.F24]-[.D24];0)" office:value-type="currency" office:currency="EUR" office:value="0">
            <text:p>0 €</text:p>
          </table:table-cell>
          <table:table-cell/>
        </table:table-row>
        <table:table-row table:style-name="ro2">
          <table:table-cell office:value-type="string">
            <text:p>22.</text:p>
          </table:table-cell>
          <table:table-cell table:formula="oooc:=[.B25]" office:value-type="percentage" office:value="0.000001">
            <text:p>0.00%</text:p>
          </table:table-cell>
          <table:table-cell table:formula="oooc:=IF([.F26]*[.B26]&gt;0;[.F26]*[.B26];0)" office:value-type="currency" office:currency="EUR" office:value="0">
            <text:p>0 €</text:p>
          </table:table-cell>
          <table:table-cell table:formula="oooc:=IF([.F26]=0;0;[.E26]-[.C26])" office:value-type="currency" office:currency="EUR" office:value="0">
            <text:p>0 €</text:p>
          </table:table-cell>
          <table:table-cell table:formula="oooc:=IF([.F26]&lt;=0;0;[.E25])" office:value-type="currency" office:currency="EUR" office:value="0">
            <text:p>0 €</text:p>
          </table:table-cell>
          <table:table-cell table:formula="oooc:=IF([.F25]-[.D25]&gt;0;[.F25]-[.D25];0)" office:value-type="currency" office:currency="EUR" office:value="0">
            <text:p>0 €</text:p>
          </table:table-cell>
          <table:table-cell/>
        </table:table-row>
        <table:table-row table:style-name="ro2">
          <table:table-cell office:value-type="string">
            <text:p>23.</text:p>
          </table:table-cell>
          <table:table-cell table:formula="oooc:=[.B26]" office:value-type="percentage" office:value="0.000001">
            <text:p>0.00%</text:p>
          </table:table-cell>
          <table:table-cell table:formula="oooc:=IF([.F27]*[.B27]&gt;0;[.F27]*[.B27];0)" office:value-type="currency" office:currency="EUR" office:value="0">
            <text:p>0 €</text:p>
          </table:table-cell>
          <table:table-cell table:formula="oooc:=IF([.F27]=0;0;[.E27]-[.C27])" office:value-type="currency" office:currency="EUR" office:value="0">
            <text:p>0 €</text:p>
          </table:table-cell>
          <table:table-cell table:formula="oooc:=IF([.F27]&lt;=0;0;[.E26])" office:value-type="currency" office:currency="EUR" office:value="0">
            <text:p>0 €</text:p>
          </table:table-cell>
          <table:table-cell table:formula="oooc:=IF([.F26]-[.D26]&gt;0;[.F26]-[.D26];0)" office:value-type="currency" office:currency="EUR" office:value="0">
            <text:p>0 €</text:p>
          </table:table-cell>
          <table:table-cell/>
        </table:table-row>
        <table:table-row table:style-name="ro2">
          <table:table-cell office:value-type="string">
            <text:p>24.</text:p>
          </table:table-cell>
          <table:table-cell table:formula="oooc:=[.B27]" office:value-type="percentage" office:value="0.000001">
            <text:p>0.00%</text:p>
          </table:table-cell>
          <table:table-cell table:formula="oooc:=IF([.F28]*[.B28]&gt;0;[.F28]*[.B28];0)" office:value-type="currency" office:currency="EUR" office:value="0">
            <text:p>0 €</text:p>
          </table:table-cell>
          <table:table-cell table:formula="oooc:=IF([.F28]=0;0;[.E28]-[.C28])" office:value-type="currency" office:currency="EUR" office:value="0">
            <text:p>0 €</text:p>
          </table:table-cell>
          <table:table-cell table:formula="oooc:=IF([.F28]&lt;=0;0;[.E27])" office:value-type="currency" office:currency="EUR" office:value="0">
            <text:p>0 €</text:p>
          </table:table-cell>
          <table:table-cell table:formula="oooc:=IF([.F27]-[.D27]&gt;0;[.F27]-[.D27];0)" office:value-type="currency" office:currency="EUR" office:value="0">
            <text:p>0 €</text:p>
          </table:table-cell>
          <table:table-cell/>
        </table:table-row>
        <table:table-row table:style-name="ro2">
          <table:table-cell office:value-type="string">
            <text:p>25.</text:p>
          </table:table-cell>
          <table:table-cell table:formula="oooc:=[.B28]" office:value-type="percentage" office:value="0.000001">
            <text:p>0.00%</text:p>
          </table:table-cell>
          <table:table-cell table:formula="oooc:=IF([.F29]*[.B29]&gt;0;[.F29]*[.B29];0)" office:value-type="currency" office:currency="EUR" office:value="0">
            <text:p>0 €</text:p>
          </table:table-cell>
          <table:table-cell table:formula="oooc:=IF([.F29]=0;0;[.E29]-[.C29])" office:value-type="currency" office:currency="EUR" office:value="0">
            <text:p>0 €</text:p>
          </table:table-cell>
          <table:table-cell table:formula="oooc:=IF([.F29]&lt;=0;0;[.E28])" office:value-type="currency" office:currency="EUR" office:value="0">
            <text:p>0 €</text:p>
          </table:table-cell>
          <table:table-cell table:formula="oooc:=IF([.F28]-[.D28]&gt;0;[.F28]-[.D28];0)" office:value-type="currency" office:currency="EUR" office:value="0">
            <text:p>0 €</text:p>
          </table:table-cell>
          <table:table-cell/>
        </table:table-row>
        <table:table-row table:style-name="ro2">
          <table:table-cell office:value-type="string">
            <text:p>26.</text:p>
          </table:table-cell>
          <table:table-cell table:formula="oooc:=[.B29]" office:value-type="percentage" office:value="0.000001">
            <text:p>0.00%</text:p>
          </table:table-cell>
          <table:table-cell table:formula="oooc:=IF([.F30]*[.B30]&gt;0;[.F30]*[.B30];0)" office:value-type="currency" office:currency="EUR" office:value="0">
            <text:p>0 €</text:p>
          </table:table-cell>
          <table:table-cell table:formula="oooc:=IF([.F30]=0;0;[.E30]-[.C30])" office:value-type="currency" office:currency="EUR" office:value="0">
            <text:p>0 €</text:p>
          </table:table-cell>
          <table:table-cell table:formula="oooc:=IF([.F30]&lt;=0;0;[.E29])" office:value-type="currency" office:currency="EUR" office:value="0">
            <text:p>0 €</text:p>
          </table:table-cell>
          <table:table-cell table:formula="oooc:=IF([.F29]-[.D29]&gt;0;[.F29]-[.D29];0)" office:value-type="currency" office:currency="EUR" office:value="0">
            <text:p>0 €</text:p>
          </table:table-cell>
          <table:table-cell/>
        </table:table-row>
        <table:table-row table:style-name="ro2">
          <table:table-cell office:value-type="string">
            <text:p>27.</text:p>
          </table:table-cell>
          <table:table-cell table:formula="oooc:=[.B30]" office:value-type="percentage" office:value="0.000001">
            <text:p>0.00%</text:p>
          </table:table-cell>
          <table:table-cell table:formula="oooc:=IF([.F31]*[.B31]&gt;0;[.F31]*[.B31];0)" office:value-type="currency" office:currency="EUR" office:value="0">
            <text:p>0 €</text:p>
          </table:table-cell>
          <table:table-cell table:formula="oooc:=IF([.F31]=0;0;[.E31]-[.C31])" office:value-type="currency" office:currency="EUR" office:value="0">
            <text:p>0 €</text:p>
          </table:table-cell>
          <table:table-cell table:formula="oooc:=IF([.F31]&lt;=0;0;[.E30])" office:value-type="currency" office:currency="EUR" office:value="0">
            <text:p>0 €</text:p>
          </table:table-cell>
          <table:table-cell table:formula="oooc:=IF([.F30]-[.D30]&gt;0;[.F30]-[.D30];0)" office:value-type="currency" office:currency="EUR" office:value="0">
            <text:p>0 €</text:p>
          </table:table-cell>
          <table:table-cell/>
        </table:table-row>
        <table:table-row table:style-name="ro2">
          <table:table-cell office:value-type="string">
            <text:p>28.</text:p>
          </table:table-cell>
          <table:table-cell table:formula="oooc:=[.B31]" office:value-type="percentage" office:value="0.000001">
            <text:p>0.00%</text:p>
          </table:table-cell>
          <table:table-cell table:formula="oooc:=IF([.F32]*[.B32]&gt;0;[.F32]*[.B32];0)" office:value-type="currency" office:currency="EUR" office:value="0">
            <text:p>0 €</text:p>
          </table:table-cell>
          <table:table-cell table:formula="oooc:=IF([.F32]=0;0;[.E32]-[.C32])" office:value-type="currency" office:currency="EUR" office:value="0">
            <text:p>0 €</text:p>
          </table:table-cell>
          <table:table-cell table:formula="oooc:=IF([.F32]&lt;=0;0;[.E31])" office:value-type="currency" office:currency="EUR" office:value="0">
            <text:p>0 €</text:p>
          </table:table-cell>
          <table:table-cell table:formula="oooc:=IF([.F31]-[.D31]&gt;0;[.F31]-[.D31];0)" office:value-type="currency" office:currency="EUR" office:value="0">
            <text:p>0 €</text:p>
          </table:table-cell>
          <table:table-cell/>
        </table:table-row>
        <table:table-row table:style-name="ro2">
          <table:table-cell office:value-type="string">
            <text:p>29.</text:p>
          </table:table-cell>
          <table:table-cell table:formula="oooc:=[.B32]" office:value-type="percentage" office:value="0.000001">
            <text:p>0.00%</text:p>
          </table:table-cell>
          <table:table-cell table:formula="oooc:=IF([.F33]*[.B33]&gt;0;[.F33]*[.B33];0)" office:value-type="currency" office:currency="EUR" office:value="0">
            <text:p>0 €</text:p>
          </table:table-cell>
          <table:table-cell table:formula="oooc:=IF([.F33]=0;0;[.E33]-[.C33])" office:value-type="currency" office:currency="EUR" office:value="0">
            <text:p>0 €</text:p>
          </table:table-cell>
          <table:table-cell table:formula="oooc:=IF([.F33]&lt;=0;0;[.E32])" office:value-type="currency" office:currency="EUR" office:value="0">
            <text:p>0 €</text:p>
          </table:table-cell>
          <table:table-cell table:formula="oooc:=IF([.F32]-[.D32]&gt;0;[.F32]-[.D32];0)" office:value-type="currency" office:currency="EUR" office:value="0">
            <text:p>0 €</text:p>
          </table:table-cell>
          <table:table-cell/>
        </table:table-row>
        <table:table-row table:style-name="ro2">
          <table:table-cell office:value-type="string">
            <text:p>30.</text:p>
          </table:table-cell>
          <table:table-cell table:formula="oooc:=[.B33]" office:value-type="percentage" office:value="0.000001">
            <text:p>0.00%</text:p>
          </table:table-cell>
          <table:table-cell table:formula="oooc:=IF([.F34]*[.B34]&gt;0;[.F34]*[.B34];0)" office:value-type="currency" office:currency="EUR" office:value="0">
            <text:p>0 €</text:p>
          </table:table-cell>
          <table:table-cell table:formula="oooc:=IF([.F34]=0;0;[.E34]-[.C34])" office:value-type="currency" office:currency="EUR" office:value="0">
            <text:p>0 €</text:p>
          </table:table-cell>
          <table:table-cell table:formula="oooc:=IF([.F34]&lt;=0;0;[.E33])" office:value-type="currency" office:currency="EUR" office:value="0">
            <text:p>0 €</text:p>
          </table:table-cell>
          <table:table-cell table:formula="oooc:=IF([.F33]-[.D33]&gt;0;[.F33]-[.D33];0)" office:value-type="currency" office:currency="EUR" office:value="0">
            <text:p>0 €</text:p>
          </table:table-cell>
          <table:table-cell/>
        </table:table-row>
        <table:table-row table:style-name="ro2">
          <table:table-cell office:value-type="string">
            <text:p>31.</text:p>
          </table:table-cell>
          <table:table-cell table:formula="oooc:=[.B34]" office:value-type="percentage" office:value="0.000001">
            <text:p>0.00%</text:p>
          </table:table-cell>
          <table:table-cell table:formula="oooc:=IF([.F35]*[.B35]&gt;0;[.F35]*[.B35];0)" office:value-type="currency" office:currency="EUR" office:value="0">
            <text:p>0 €</text:p>
          </table:table-cell>
          <table:table-cell table:formula="oooc:=IF([.F35]=0;0;[.E35]-[.C35])" office:value-type="currency" office:currency="EUR" office:value="0">
            <text:p>0 €</text:p>
          </table:table-cell>
          <table:table-cell table:formula="oooc:=IF([.F35]&lt;=0;0;[.E34])" office:value-type="currency" office:currency="EUR" office:value="0">
            <text:p>0 €</text:p>
          </table:table-cell>
          <table:table-cell table:formula="oooc:=IF([.F34]-[.D34]&gt;0;[.F34]-[.D34];0)" office:value-type="currency" office:currency="EUR" office:value="0">
            <text:p>0 €</text:p>
          </table:table-cell>
          <table:table-cell/>
        </table:table-row>
        <table:table-row table:style-name="ro2">
          <table:table-cell office:value-type="string">
            <text:p>32.</text:p>
          </table:table-cell>
          <table:table-cell table:formula="oooc:=[.B35]" office:value-type="percentage" office:value="0.000001">
            <text:p>0.00%</text:p>
          </table:table-cell>
          <table:table-cell table:formula="oooc:=IF([.F36]*[.B36]&gt;0;[.F36]*[.B36];0)" office:value-type="currency" office:currency="EUR" office:value="0">
            <text:p>0 €</text:p>
          </table:table-cell>
          <table:table-cell table:formula="oooc:=IF([.F36]=0;0;[.E36]-[.C36])" office:value-type="currency" office:currency="EUR" office:value="0">
            <text:p>0 €</text:p>
          </table:table-cell>
          <table:table-cell table:formula="oooc:=IF([.F36]&lt;=0;0;[.E35])" office:value-type="currency" office:currency="EUR" office:value="0">
            <text:p>0 €</text:p>
          </table:table-cell>
          <table:table-cell table:formula="oooc:=IF([.F35]-[.D35]&gt;0;[.F35]-[.D35];0)" office:value-type="currency" office:currency="EUR" office:value="0">
            <text:p>0 €</text:p>
          </table:table-cell>
          <table:table-cell/>
        </table:table-row>
        <table:table-row table:style-name="ro2">
          <table:table-cell office:value-type="string">
            <text:p>33.</text:p>
          </table:table-cell>
          <table:table-cell table:formula="oooc:=[.B36]" office:value-type="percentage" office:value="0.000001">
            <text:p>0.00%</text:p>
          </table:table-cell>
          <table:table-cell table:formula="oooc:=IF([.F37]*[.B37]&gt;0;[.F37]*[.B37];0)" office:value-type="currency" office:currency="EUR" office:value="0">
            <text:p>0 €</text:p>
          </table:table-cell>
          <table:table-cell table:formula="oooc:=IF([.F37]=0;0;[.E37]-[.C37])" office:value-type="currency" office:currency="EUR" office:value="0">
            <text:p>0 €</text:p>
          </table:table-cell>
          <table:table-cell table:formula="oooc:=IF([.F37]&lt;=0;0;[.E36])" office:value-type="currency" office:currency="EUR" office:value="0">
            <text:p>0 €</text:p>
          </table:table-cell>
          <table:table-cell table:formula="oooc:=IF([.F36]-[.D36]&gt;0;[.F36]-[.D36];0)" office:value-type="currency" office:currency="EUR" office:value="0">
            <text:p>0 €</text:p>
          </table:table-cell>
          <table:table-cell/>
        </table:table-row>
        <table:table-row table:style-name="ro2">
          <table:table-cell office:value-type="string">
            <text:p>34.</text:p>
          </table:table-cell>
          <table:table-cell table:formula="oooc:=[.B37]" office:value-type="percentage" office:value="0.000001">
            <text:p>0.00%</text:p>
          </table:table-cell>
          <table:table-cell table:formula="oooc:=IF([.F38]*[.B38]&gt;0;[.F38]*[.B38];0)" office:value-type="currency" office:currency="EUR" office:value="0">
            <text:p>0 €</text:p>
          </table:table-cell>
          <table:table-cell table:formula="oooc:=IF([.F38]=0;0;[.E38]-[.C38])" office:value-type="currency" office:currency="EUR" office:value="0">
            <text:p>0 €</text:p>
          </table:table-cell>
          <table:table-cell table:formula="oooc:=IF([.F38]&lt;=0;0;[.E37])" office:value-type="currency" office:currency="EUR" office:value="0">
            <text:p>0 €</text:p>
          </table:table-cell>
          <table:table-cell table:formula="oooc:=IF([.F37]-[.D37]&gt;0;[.F37]-[.D37];0)" office:value-type="currency" office:currency="EUR" office:value="0">
            <text:p>0 €</text:p>
          </table:table-cell>
          <table:table-cell/>
        </table:table-row>
        <table:table-row table:style-name="ro2">
          <table:table-cell office:value-type="string">
            <text:p>35.</text:p>
          </table:table-cell>
          <table:table-cell table:formula="oooc:=[.B38]" office:value-type="percentage" office:value="0.000001">
            <text:p>0.00%</text:p>
          </table:table-cell>
          <table:table-cell table:formula="oooc:=IF([.F39]*[.B39]&gt;0;[.F39]*[.B39];0)" office:value-type="currency" office:currency="EUR" office:value="0">
            <text:p>0 €</text:p>
          </table:table-cell>
          <table:table-cell table:formula="oooc:=IF([.F39]=0;0;[.E39]-[.C39])" office:value-type="currency" office:currency="EUR" office:value="0">
            <text:p>0 €</text:p>
          </table:table-cell>
          <table:table-cell table:formula="oooc:=IF([.F39]&lt;=0;0;[.E38])" office:value-type="currency" office:currency="EUR" office:value="0">
            <text:p>0 €</text:p>
          </table:table-cell>
          <table:table-cell table:formula="oooc:=IF([.F38]-[.D38]&gt;0;[.F38]-[.D38];0)" office:value-type="currency" office:currency="EUR" office:value="0">
            <text:p>0 €</text:p>
          </table:table-cell>
          <table:table-cell/>
        </table:table-row>
        <table:table-row table:style-name="ro2">
          <table:table-cell office:value-type="string">
            <text:p>36.</text:p>
          </table:table-cell>
          <table:table-cell table:formula="oooc:=[.B39]" office:value-type="percentage" office:value="0.000001">
            <text:p>0.00%</text:p>
          </table:table-cell>
          <table:table-cell table:formula="oooc:=IF([.F40]*[.B40]&gt;0;[.F40]*[.B40];0)" office:value-type="currency" office:currency="EUR" office:value="0">
            <text:p>0 €</text:p>
          </table:table-cell>
          <table:table-cell table:formula="oooc:=IF([.F40]=0;0;[.E40]-[.C40])" office:value-type="currency" office:currency="EUR" office:value="0">
            <text:p>0 €</text:p>
          </table:table-cell>
          <table:table-cell table:formula="oooc:=IF([.F40]&lt;=0;0;[.E39])" office:value-type="currency" office:currency="EUR" office:value="0">
            <text:p>0 €</text:p>
          </table:table-cell>
          <table:table-cell table:formula="oooc:=IF([.F39]-[.D39]&gt;0;[.F39]-[.D39];0)" office:value-type="currency" office:currency="EUR" office:value="0">
            <text:p>0 €</text:p>
          </table:table-cell>
          <table:table-cell/>
        </table:table-row>
      </table:table>
      <table:table table:name="Verlauf" table:style-name="ta2" table:print="false">
        <office:forms form:automatic-focus="false" form:apply-design-mode="false"/>
        <table:table-column table:style-name="co16" table:default-cell-style-name="ce93"/>
        <table:table-column table:style-name="co4" table:number-columns-repeated="2" table:default-cell-style-name="ce95"/>
        <table:table-column table:style-name="co4" table:number-columns-repeated="2" table:default-cell-style-name="ce98"/>
        <table:table-column table:style-name="co4" table:default-cell-style-name="ce101"/>
        <table:table-column table:style-name="co4" table:number-columns-repeated="2" table:default-cell-style-name="ce58"/>
        <table:table-column table:style-name="co4" table:default-cell-style-name="ce106"/>
        <table:table-column table:style-name="co17" table:default-cell-style-name="Default"/>
        <table:table-column table:style-name="co4" table:default-cell-style-name="ce101"/>
        <table:table-column table:style-name="co4" table:number-columns-repeated="2" table:default-cell-style-name="ce58"/>
        <table:table-column table:style-name="co4" table:default-cell-style-name="ce106"/>
        <table:table-column table:style-name="co4" table:number-columns-repeated="242" table:default-cell-style-name="Default"/>
        <table:table-row table:style-name="ro2">
          <table:table-cell table:style-name="ce92"/>
          <table:table-cell table:style-name="ce94" office:value-type="string">
            <text:p>Annuität</text:p>
          </table:table-cell>
          <table:table-cell table:style-name="ce92"/>
          <table:table-cell table:style-name="ce96" office:value-type="string">
            <text:p>m. EHZ</text:p>
          </table:table-cell>
          <table:table-cell table:style-name="ce99" office:value-type="string">
            <text:p>Ohne EHZ</text:p>
          </table:table-cell>
          <table:table-cell table:style-name="ce100"/>
          <table:table-cell table:style-name="ce103"/>
          <table:table-cell table:style-name="ce104" office:value-type="string">
            <text:p>Zinsen</text:p>
          </table:table-cell>
          <table:table-cell table:style-name="ce105"/>
          <table:table-cell table:style-name="ce20" office:value-type="string">
            <text:p>Eigenheim-</text:p>
          </table:table-cell>
          <table:table-cell table:style-name="ce100"/>
          <table:table-cell table:style-name="ce103"/>
          <table:table-cell table:style-name="ce104" office:value-type="string">
            <text:p>Tilgung</text:p>
          </table:table-cell>
          <table:table-cell table:style-name="ce105"/>
          <table:table-cell/>
          <table:table-cell table:style-name="ce20"/>
          <table:table-cell table:style-name="ce18" table:number-columns-repeated="240"/>
        </table:table-row>
        <table:table-row table:style-name="ro2">
          <table:table-cell table:style-name="ce18"/>
          <table:table-cell table:style-name="ce51" office:value-type="string">
            <text:p>Zinsen</text:p>
          </table:table-cell>
          <table:table-cell table:style-name="ce51" office:value-type="string">
            <text:p>Tilgung</text:p>
          </table:table-cell>
          <table:table-cell table:style-name="ce97" office:value-type="string">
            <text:p>Belast./Mon.</text:p>
          </table:table-cell>
          <table:table-cell table:style-name="ce97" office:value-type="string">
            <text:p>Belast/Mon.</text:p>
          </table:table-cell>
          <table:table-cell table:style-name="ce11" office:value-type="string">
            <text:p>Hyp1</text:p>
          </table:table-cell>
          <table:table-cell table:style-name="ce18" office:value-type="string">
            <text:p>Hyp2</text:p>
          </table:table-cell>
          <table:table-cell table:style-name="ce18" office:value-type="string">
            <text:p>Bank1</text:p>
          </table:table-cell>
          <table:table-cell table:style-name="ce46" office:value-type="string">
            <text:p>Bank2</text:p>
          </table:table-cell>
          <table:table-cell table:style-name="ce18" office:value-type="string">
            <text:p>zulage</text:p>
          </table:table-cell>
          <table:table-cell table:style-name="ce11" office:value-type="string">
            <text:p>Hyp1</text:p>
          </table:table-cell>
          <table:table-cell table:style-name="ce18" office:value-type="string">
            <text:p>Hyp2</text:p>
          </table:table-cell>
          <table:table-cell table:style-name="ce18" office:value-type="string">
            <text:p>Bank1</text:p>
          </table:table-cell>
          <table:table-cell table:style-name="ce46" office:value-type="string">
            <text:p>Bank2</text:p>
          </table:table-cell>
          <table:table-cell/>
          <table:table-cell table:style-name="ce18" table:number-columns-repeated="241"/>
        </table:table-row>
        <table:table-row table:style-name="ro2">
          <table:table-cell office:value-type="string">
            <text:p>1.</text:p>
          </table:table-cell>
          <table:table-cell table:formula="oooc:=SUM([.F3:.I3])" office:value-type="currency" office:currency="EUR" office:value="3188.8">
            <text:p>3'189 €</text:p>
          </table:table-cell>
          <table:table-cell table:formula="oooc:=SUM([.K3:.N3])" office:value-type="currency" office:currency="EUR" office:value="1321.539">
            <text:p>1'322 €</text:p>
          </table:table-cell>
          <table:table-cell table:formula="oooc:=([.B3]+[.C3])/12+[.J3]" office:value-type="currency" office:currency="EUR" office:value="205.43075">
            <text:p>205 €</text:p>
          </table:table-cell>
          <table:table-cell table:formula="oooc:=([.B3]+[.C3])/12" office:value-type="currency" office:currency="EUR" office:value="375.861583333333">
            <text:p>376 €</text:p>
          </table:table-cell>
          <table:table-cell table:formula="oooc:=[$TILHyp1.C5]" office:value-type="currency" office:currency="EUR" office:value="2250">
            <text:p>2'250 €</text:p>
          </table:table-cell>
          <table:table-cell table:formula="oooc:=[$TILHyp2.C5]" office:value-type="currency" office:currency="EUR" office:value="938.8">
            <text:p>939 €</text:p>
          </table:table-cell>
          <table:table-cell table:formula="oooc:=[$TIL_B1.C5]" office:value-type="currency" office:currency="EUR" office:value="0">
            <text:p>0 €</text:p>
          </table:table-cell>
          <table:table-cell table:formula="oooc:=[$TIL_B2.C5]" office:value-type="currency" office:currency="EUR" office:value="0">
            <text:p>0 €</text:p>
          </table:table-cell>
          <table:table-cell table:formula="oooc:=([Finanzierung.K31])*-1" office:value-type="currency" office:currency="EUR" office:value="-170.430833333333">
            <text:p>-170 €</text:p>
          </table:table-cell>
          <table:table-cell table:formula="oooc:=[$TILHyp1.D5]" office:value-type="currency" office:currency="EUR" office:value="1000">
            <text:p>1'000 €</text:p>
          </table:table-cell>
          <table:table-cell table:formula="oooc:=[$TILHyp2.D5]" office:value-type="currency" office:currency="EUR" office:value="321.539">
            <text:p>322 €</text:p>
          </table:table-cell>
          <table:table-cell table:formula="oooc:=[$TIL_B1.D5]" office:value-type="currency" office:currency="EUR" office:value="0">
            <text:p>0 €</text:p>
          </table:table-cell>
          <table:table-cell table:formula="oooc:=[$TIL_B2.D5]" office:value-type="currency" office:currency="EUR" office:value="0">
            <text:p>0 €</text:p>
          </table:table-cell>
          <table:table-cell table:number-columns-repeated="242"/>
        </table:table-row>
        <table:table-row table:style-name="ro2">
          <table:table-cell office:value-type="string">
            <text:p>2.</text:p>
          </table:table-cell>
          <table:table-cell table:formula="oooc:=SUM([.F4:.I4])" office:value-type="currency" office:currency="EUR" office:value="3143.8">
            <text:p>3'144 €</text:p>
          </table:table-cell>
          <table:table-cell table:formula="oooc:=SUM([.K4:.N4])" office:value-type="currency" office:currency="EUR" office:value="1366.539">
            <text:p>1'367 €</text:p>
          </table:table-cell>
          <table:table-cell table:formula="oooc:=([.B4]+[.C4])/12+[.J3]" office:value-type="currency" office:currency="EUR" office:value="205.43075">
            <text:p>205 €</text:p>
          </table:table-cell>
          <table:table-cell table:formula="oooc:=([.B4]+[.C4])/12" office:value-type="currency" office:currency="EUR" office:value="375.861583333333">
            <text:p>376 €</text:p>
          </table:table-cell>
          <table:table-cell table:formula="oooc:=[$TILHyp1.C6]" office:value-type="currency" office:currency="EUR" office:value="2205">
            <text:p>2'205 €</text:p>
          </table:table-cell>
          <table:table-cell table:formula="oooc:=[$TILHyp2.C6]" office:value-type="currency" office:currency="EUR" office:value="938.8">
            <text:p>939 €</text:p>
          </table:table-cell>
          <table:table-cell table:formula="oooc:=[$TIL_B1.C6]" office:value-type="currency" office:currency="EUR" office:value="0">
            <text:p>0 €</text:p>
          </table:table-cell>
          <table:table-cell table:formula="oooc:=[$TIL_B2.C6]" office:value-type="currency" office:currency="EUR" office:value="0">
            <text:p>0 €</text:p>
          </table:table-cell>
          <table:table-cell table:formula="oooc:=([Finanzierung.K31])*-1" office:value-type="currency" office:currency="EUR" office:value="-170.430833333333">
            <text:p>-170 €</text:p>
          </table:table-cell>
          <table:table-cell table:formula="oooc:=[$TILHyp1.D6]" office:value-type="currency" office:currency="EUR" office:value="1045">
            <text:p>1'045 €</text:p>
          </table:table-cell>
          <table:table-cell table:formula="oooc:=[$TILHyp2.D6]" office:value-type="currency" office:currency="EUR" office:value="321.539">
            <text:p>322 €</text:p>
          </table:table-cell>
          <table:table-cell table:formula="oooc:=[$TIL_B1.D6]" office:value-type="currency" office:currency="EUR" office:value="0">
            <text:p>0 €</text:p>
          </table:table-cell>
          <table:table-cell table:formula="oooc:=[$TIL_B2.D6]" office:value-type="currency" office:currency="EUR" office:value="0">
            <text:p>0 €</text:p>
          </table:table-cell>
          <table:table-cell table:number-columns-repeated="242"/>
        </table:table-row>
        <table:table-row table:style-name="ro2">
          <table:table-cell office:value-type="string">
            <text:p>3.</text:p>
          </table:table-cell>
          <table:table-cell table:formula="oooc:=SUM([.F5:.I5])" office:value-type="currency" office:currency="EUR" office:value="3085.93844">
            <text:p>3'086 €</text:p>
          </table:table-cell>
          <table:table-cell table:formula="oooc:=SUM([.K5:.N5])" office:value-type="currency" office:currency="EUR" office:value="1424.40056">
            <text:p>1'424 €</text:p>
          </table:table-cell>
          <table:table-cell table:formula="oooc:=([.B5]+[.C5])/12+[.J3]" office:value-type="currency" office:currency="EUR" office:value="205.43075">
            <text:p>205 €</text:p>
          </table:table-cell>
          <table:table-cell table:formula="oooc:=([.B5]+[.C5])/12" office:value-type="currency" office:currency="EUR" office:value="375.861583333333">
            <text:p>376 €</text:p>
          </table:table-cell>
          <table:table-cell table:formula="oooc:=[$TILHyp1.C7]" office:value-type="currency" office:currency="EUR" office:value="2160">
            <text:p>2'160 €</text:p>
          </table:table-cell>
          <table:table-cell table:formula="oooc:=[$TILHyp2.C7]" office:value-type="currency" office:currency="EUR" office:value="925.93844">
            <text:p>926 €</text:p>
          </table:table-cell>
          <table:table-cell table:formula="oooc:=[$TIL_B1.C7]" office:value-type="currency" office:currency="EUR" office:value="0">
            <text:p>0 €</text:p>
          </table:table-cell>
          <table:table-cell table:formula="oooc:=[$TIL_B2.C7]" office:value-type="currency" office:currency="EUR" office:value="0">
            <text:p>0 €</text:p>
          </table:table-cell>
          <table:table-cell table:formula="oooc:=[.J3]" office:value-type="currency" office:currency="EUR" office:value="-170.430833333333">
            <text:p>-170 €</text:p>
          </table:table-cell>
          <table:table-cell table:formula="oooc:=[$TILHyp1.D7]" office:value-type="currency" office:currency="EUR" office:value="1090">
            <text:p>1'090 €</text:p>
          </table:table-cell>
          <table:table-cell table:formula="oooc:=[$TILHyp2.D7]" office:value-type="currency" office:currency="EUR" office:value="334.40056">
            <text:p>334 €</text:p>
          </table:table-cell>
          <table:table-cell table:formula="oooc:=[$TIL_B1.D7]" office:value-type="currency" office:currency="EUR" office:value="0">
            <text:p>0 €</text:p>
          </table:table-cell>
          <table:table-cell table:formula="oooc:=[$TIL_B2.D7]" office:value-type="currency" office:currency="EUR" office:value="0">
            <text:p>0 €</text:p>
          </table:table-cell>
          <table:table-cell table:number-columns-repeated="242"/>
        </table:table-row>
        <table:table-row table:style-name="ro2">
          <table:table-cell office:value-type="string">
            <text:p>4.</text:p>
          </table:table-cell>
          <table:table-cell table:formula="oooc:=SUM([.F6:.I6])" office:value-type="currency" office:currency="EUR" office:value="3026.05188">
            <text:p>3'026 €</text:p>
          </table:table-cell>
          <table:table-cell table:formula="oooc:=SUM([.K6:.N6])" office:value-type="currency" office:currency="EUR" office:value="1484.28712">
            <text:p>1'484 €</text:p>
          </table:table-cell>
          <table:table-cell table:formula="oooc:=([.B6]+[.C6])/12+[.J3]" office:value-type="currency" office:currency="EUR" office:value="205.43075">
            <text:p>205 €</text:p>
          </table:table-cell>
          <table:table-cell table:formula="oooc:=([.B6]+[.C6])/12" office:value-type="currency" office:currency="EUR" office:value="375.861583333333">
            <text:p>376 €</text:p>
          </table:table-cell>
          <table:table-cell table:formula="oooc:=[$TILHyp1.C8]" office:value-type="currency" office:currency="EUR" office:value="2112.975">
            <text:p>2'113 €</text:p>
          </table:table-cell>
          <table:table-cell table:formula="oooc:=[$TILHyp2.C8]" office:value-type="currency" office:currency="EUR" office:value="913.07688">
            <text:p>913 €</text:p>
          </table:table-cell>
          <table:table-cell table:formula="oooc:=[$TIL_B1.C8]" office:value-type="currency" office:currency="EUR" office:value="0">
            <text:p>0 €</text:p>
          </table:table-cell>
          <table:table-cell table:formula="oooc:=[$TIL_B2.C8]" office:value-type="currency" office:currency="EUR" office:value="0">
            <text:p>0 €</text:p>
          </table:table-cell>
          <table:table-cell table:formula="oooc:=[.J3]" office:value-type="currency" office:currency="EUR" office:value="-170.430833333333">
            <text:p>-170 €</text:p>
          </table:table-cell>
          <table:table-cell table:formula="oooc:=[$TILHyp1.D8]" office:value-type="currency" office:currency="EUR" office:value="1137.025">
            <text:p>1'137 €</text:p>
          </table:table-cell>
          <table:table-cell table:formula="oooc:=[$TILHyp2.D8]" office:value-type="currency" office:currency="EUR" office:value="347.26212">
            <text:p>347 €</text:p>
          </table:table-cell>
          <table:table-cell table:formula="oooc:=[$TIL_B1.D8]" office:value-type="currency" office:currency="EUR" office:value="0">
            <text:p>0 €</text:p>
          </table:table-cell>
          <table:table-cell table:formula="oooc:=[$TIL_B2.D8]" office:value-type="currency" office:currency="EUR" office:value="0">
            <text:p>0 €</text:p>
          </table:table-cell>
          <table:table-cell/>
          <table:table-cell table:style-name="ce107" table:formula="oooc:=[$Finanzierung.$K$23]" office:value-type="currency" office:currency="EUR" office:value="83.3333333333333">
            <text:p>83 €</text:p>
          </table:table-cell>
          <table:table-cell table:style-name="ce70" table:formula="oooc:=[$Finanzierung.$H$16]" office:value-type="percentage" office:value="0.045">
            <text:p>4.50%</text:p>
          </table:table-cell>
          <table:table-cell table:number-columns-repeated="239"/>
        </table:table-row>
        <table:table-row table:style-name="ro2">
          <table:table-cell office:value-type="string">
            <text:p>5.</text:p>
          </table:table-cell>
          <table:table-cell table:formula="oooc:=SUM([.F7:.I7])" office:value-type="currency" office:currency="EUR" office:value="2898.5692478">
            <text:p>2'899 €</text:p>
          </table:table-cell>
          <table:table-cell table:formula="oooc:=SUM([.K7:.N7])" office:value-type="currency" office:currency="EUR" office:value="1611.7697522">
            <text:p>1'612 €</text:p>
          </table:table-cell>
          <table:table-cell table:formula="oooc:=([.B7]+[.C7])/12+[.J3]" office:value-type="currency" office:currency="EUR" office:value="205.43075">
            <text:p>205 €</text:p>
          </table:table-cell>
          <table:table-cell table:formula="oooc:=([.B7]+[.C7])/12" office:value-type="currency" office:currency="EUR" office:value="375.861583333333">
            <text:p>376 €</text:p>
          </table:table-cell>
          <table:table-cell table:formula="oooc:=[$TILHyp1.C9]" office:value-type="currency" office:currency="EUR" office:value="2012.758875">
            <text:p>2'013 €</text:p>
          </table:table-cell>
          <table:table-cell table:formula="oooc:=[$TILHyp2.C9]" office:value-type="currency" office:currency="EUR" office:value="885.8103728">
            <text:p>886 €</text:p>
          </table:table-cell>
          <table:table-cell table:formula="oooc:=[$TIL_B1.C9]" office:value-type="currency" office:currency="EUR" office:value="0">
            <text:p>0 €</text:p>
          </table:table-cell>
          <table:table-cell table:formula="oooc:=[$TIL_B2.C9]" office:value-type="currency" office:currency="EUR" office:value="0">
            <text:p>0 €</text:p>
          </table:table-cell>
          <table:table-cell table:formula="oooc:=[.J3]" office:value-type="currency" office:currency="EUR" office:value="-170.430833333333">
            <text:p>-170 €</text:p>
          </table:table-cell>
          <table:table-cell table:formula="oooc:=[$TILHyp1.D9]" office:value-type="currency" office:currency="EUR" office:value="1237.241125">
            <text:p>1'237 €</text:p>
          </table:table-cell>
          <table:table-cell table:formula="oooc:=[$TILHyp2.D9]" office:value-type="currency" office:currency="EUR" office:value="374.5286272">
            <text:p>375 €</text:p>
          </table:table-cell>
          <table:table-cell table:formula="oooc:=[$TIL_B1.D9]" office:value-type="currency" office:currency="EUR" office:value="0">
            <text:p>0 €</text:p>
          </table:table-cell>
          <table:table-cell table:formula="oooc:=[$TIL_B2.D9]" office:value-type="currency" office:currency="EUR" office:value="0">
            <text:p>0 €</text:p>
          </table:table-cell>
          <table:table-cell/>
          <table:table-cell table:style-name="ce106" table:formula="oooc:=[$Finanzierung.$K$24]" office:value-type="currency" office:currency="EUR" office:value="26.7949166666667">
            <text:p>27 €</text:p>
          </table:table-cell>
          <table:table-cell table:style-name="ce70" table:formula="oooc:=[$Finanzierung.$H$17]" office:value-type="percentage" office:value="0.04">
            <text:p>4.00%</text:p>
          </table:table-cell>
          <table:table-cell table:number-columns-repeated="239"/>
        </table:table-row>
        <table:table-row table:style-name="ro2">
          <table:table-cell office:value-type="string">
            <text:p>6.</text:p>
          </table:table-cell>
          <table:table-cell table:formula="oooc:=SUM([.F8:.I8])" office:value-type="currency" office:currency="EUR" office:value="2827.912252087">
            <text:p>2'828 €</text:p>
          </table:table-cell>
          <table:table-cell table:formula="oooc:=SUM([.K8:.N8])" office:value-type="currency" office:currency="EUR" office:value="1682.426747913">
            <text:p>1'682 €</text:p>
          </table:table-cell>
          <table:table-cell table:formula="oooc:=([.B8]+[.C8])/12+[.J3]" office:value-type="currency" office:currency="EUR" office:value="205.43075">
            <text:p>205 €</text:p>
          </table:table-cell>
          <table:table-cell table:formula="oooc:=([.B8]+[.C8])/12" office:value-type="currency" office:currency="EUR" office:value="375.861583333333">
            <text:p>376 €</text:p>
          </table:table-cell>
          <table:table-cell table:formula="oooc:=[$TILHyp1.C10]" office:value-type="currency" office:currency="EUR" office:value="1957.083024375">
            <text:p>1'957 €</text:p>
          </table:table-cell>
          <table:table-cell table:formula="oooc:=[$TILHyp2.C10]" office:value-type="currency" office:currency="EUR" office:value="870.829227712">
            <text:p>871 €</text:p>
          </table:table-cell>
          <table:table-cell table:formula="oooc:=[$TIL_B1.C10]" office:value-type="currency" office:currency="EUR" office:value="0">
            <text:p>0 €</text:p>
          </table:table-cell>
          <table:table-cell table:formula="oooc:=[$TIL_B2.C10]" office:value-type="currency" office:currency="EUR" office:value="0">
            <text:p>0 €</text:p>
          </table:table-cell>
          <table:table-cell table:formula="oooc:=[.J3]" office:value-type="currency" office:currency="EUR" office:value="-170.430833333333">
            <text:p>-170 €</text:p>
          </table:table-cell>
          <table:table-cell table:formula="oooc:=[$TILHyp1.D10]" office:value-type="currency" office:currency="EUR" office:value="1292.916975625">
            <text:p>1'293 €</text:p>
          </table:table-cell>
          <table:table-cell table:formula="oooc:=[$TILHyp2.D10]" office:value-type="currency" office:currency="EUR" office:value="389.509772288">
            <text:p>390 €</text:p>
          </table:table-cell>
          <table:table-cell table:formula="oooc:=[$TIL_B1.D10]" office:value-type="currency" office:currency="EUR" office:value="0">
            <text:p>0 €</text:p>
          </table:table-cell>
          <table:table-cell table:formula="oooc:=[$TIL_B2.D10]" office:value-type="currency" office:currency="EUR" office:value="0">
            <text:p>0 €</text:p>
          </table:table-cell>
          <table:table-cell/>
          <table:table-cell table:style-name="ce106" table:formula="oooc:=[$Finanzierung.$K$24]" office:value-type="currency" office:currency="EUR" office:value="26.7949166666667">
            <text:p>27 €</text:p>
          </table:table-cell>
          <table:table-cell table:style-name="ce70" table:formula="oooc:=[$Finanzierung.$H$18]" office:value-type="percentage" office:value="0.000001">
            <text:p>0.00%</text:p>
          </table:table-cell>
          <table:table-cell table:number-columns-repeated="239"/>
        </table:table-row>
        <table:table-row table:style-name="ro2">
          <table:table-cell office:value-type="string">
            <text:p>7.</text:p>
          </table:table-cell>
          <table:table-cell table:formula="oooc:=SUM([.F9:.I9])" office:value-type="currency" office:currency="EUR" office:value="2754.15059729236">
            <text:p>2'754 €</text:p>
          </table:table-cell>
          <table:table-cell table:formula="oooc:=SUM([.K9:.N9])" office:value-type="currency" office:currency="EUR" office:value="1756.18840270765">
            <text:p>1'756 €</text:p>
          </table:table-cell>
          <table:table-cell table:formula="oooc:=([.B9]+[.C9])/12+[.J3]" office:value-type="currency" office:currency="EUR" office:value="205.43075">
            <text:p>205 €</text:p>
          </table:table-cell>
          <table:table-cell table:formula="oooc:=([.B9]+[.C9])/12" office:value-type="currency" office:currency="EUR" office:value="375.861583333333">
            <text:p>376 €</text:p>
          </table:table-cell>
          <table:table-cell table:formula="oooc:=[$TILHyp1.C11]" office:value-type="currency" office:currency="EUR" office:value="1898.90176047187">
            <text:p>1'899 €</text:p>
          </table:table-cell>
          <table:table-cell table:formula="oooc:=[$TILHyp2.C11]" office:value-type="currency" office:currency="EUR" office:value="855.24883682048">
            <text:p>855 €</text:p>
          </table:table-cell>
          <table:table-cell table:formula="oooc:=[$TIL_B1.C11]" office:value-type="currency" office:currency="EUR" office:value="0">
            <text:p>0 €</text:p>
          </table:table-cell>
          <table:table-cell table:formula="oooc:=[$TIL_B2.C11]" office:value-type="currency" office:currency="EUR" office:value="0">
            <text:p>0 €</text:p>
          </table:table-cell>
          <table:table-cell table:formula="oooc:=[.J3]" office:value-type="currency" office:currency="EUR" office:value="-170.430833333333">
            <text:p>-170 €</text:p>
          </table:table-cell>
          <table:table-cell table:formula="oooc:=[$TILHyp1.D11]" office:value-type="currency" office:currency="EUR" office:value="1351.09823952813">
            <text:p>1'351 €</text:p>
          </table:table-cell>
          <table:table-cell table:formula="oooc:=[$TILHyp2.D11]" office:value-type="currency" office:currency="EUR" office:value="405.09016317952">
            <text:p>405 €</text:p>
          </table:table-cell>
          <table:table-cell table:formula="oooc:=[$TIL_B1.D11]" office:value-type="currency" office:currency="EUR" office:value="0">
            <text:p>0 €</text:p>
          </table:table-cell>
          <table:table-cell table:formula="oooc:=[$TIL_B2.D11]" office:value-type="currency" office:currency="EUR" office:value="0">
            <text:p>0 €</text:p>
          </table:table-cell>
          <table:table-cell table:number-columns-repeated="242"/>
        </table:table-row>
        <table:table-row table:style-name="ro2">
          <table:table-cell office:value-type="string">
            <text:p>8.</text:p>
          </table:table-cell>
          <table:table-cell table:formula="oooc:=SUM([.F10:.I10])" office:value-type="currency" office:currency="EUR" office:value="2677.14756998641">
            <text:p>2'677 €</text:p>
          </table:table-cell>
          <table:table-cell table:formula="oooc:=SUM([.K10:.N10])" office:value-type="currency" office:currency="EUR" office:value="1833.19143001359">
            <text:p>1'833 €</text:p>
          </table:table-cell>
          <table:table-cell table:formula="oooc:=([.B10]+[.C10])/12+[.J3]" office:value-type="currency" office:currency="EUR" office:value="205.43075">
            <text:p>205 €</text:p>
          </table:table-cell>
          <table:table-cell table:formula="oooc:=([.B10]+[.C10])/12" office:value-type="currency" office:currency="EUR" office:value="375.861583333333">
            <text:p>376 €</text:p>
          </table:table-cell>
          <table:table-cell table:formula="oooc:=[$TILHyp1.C12]" office:value-type="currency" office:currency="EUR" office:value="1838.10233969311">
            <text:p>1'838 €</text:p>
          </table:table-cell>
          <table:table-cell table:formula="oooc:=[$TILHyp2.C12]" office:value-type="currency" office:currency="EUR" office:value="839.045230293299">
            <text:p>839 €</text:p>
          </table:table-cell>
          <table:table-cell table:formula="oooc:=[$TIL_B1.C12]" office:value-type="currency" office:currency="EUR" office:value="0">
            <text:p>0 €</text:p>
          </table:table-cell>
          <table:table-cell table:formula="oooc:=[$TIL_B2.C12]" office:value-type="currency" office:currency="EUR" office:value="0">
            <text:p>0 €</text:p>
          </table:table-cell>
          <table:table-cell table:formula="oooc:=[.J3]" office:value-type="currency" office:currency="EUR" office:value="-170.430833333333">
            <text:p>-170 €</text:p>
          </table:table-cell>
          <table:table-cell table:formula="oooc:=[$TILHyp1.D12]" office:value-type="currency" office:currency="EUR" office:value="1411.89766030689">
            <text:p>1'412 €</text:p>
          </table:table-cell>
          <table:table-cell table:formula="oooc:=[$TILHyp2.D12]" office:value-type="currency" office:currency="EUR" office:value="421.293769706701">
            <text:p>421 €</text:p>
          </table:table-cell>
          <table:table-cell table:formula="oooc:=[$TIL_B1.D12]" office:value-type="currency" office:currency="EUR" office:value="0">
            <text:p>0 €</text:p>
          </table:table-cell>
          <table:table-cell table:formula="oooc:=[$TIL_B2.D12]" office:value-type="currency" office:currency="EUR" office:value="0">
            <text:p>0 €</text:p>
          </table:table-cell>
          <table:table-cell table:number-columns-repeated="242"/>
        </table:table-row>
        <table:table-row table:style-name="ro2">
          <table:table-cell office:value-type="string">
            <text:p>9.</text:p>
          </table:table-cell>
          <table:table-cell table:formula="oooc:=SUM([.F11:.I11])" office:value-type="currency" office:currency="EUR" office:value="2596.76042448433">
            <text:p>2'597 €</text:p>
          </table:table-cell>
          <table:table-cell table:formula="oooc:=SUM([.K11:.N11])" office:value-type="currency" office:currency="EUR" office:value="1913.57857551567">
            <text:p>1'914 €</text:p>
          </table:table-cell>
          <table:table-cell table:formula="oooc:=([.B11]+[.C11])/12" office:value-type="currency" office:currency="EUR" office:value="375.861583333333">
            <text:p>376 €</text:p>
          </table:table-cell>
          <table:table-cell table:formula="oooc:=([.B11]+[.C11])/12" office:value-type="currency" office:currency="EUR" office:value="375.861583333333">
            <text:p>376 €</text:p>
          </table:table-cell>
          <table:table-cell table:formula="oooc:=[$TILHyp1.C13]" office:value-type="currency" office:currency="EUR" office:value="1774.5669449793">
            <text:p>1'775 €</text:p>
          </table:table-cell>
          <table:table-cell table:formula="oooc:=[$TILHyp2.C13]" office:value-type="currency" office:currency="EUR" office:value="822.193479505031">
            <text:p>822 €</text:p>
          </table:table-cell>
          <table:table-cell table:formula="oooc:=[$TIL_B1.C13]" office:value-type="currency" office:currency="EUR" office:value="0">
            <text:p>0 €</text:p>
          </table:table-cell>
          <table:table-cell table:formula="oooc:=[$TIL_B2.C13]" office:value-type="currency" office:currency="EUR" office:value="0">
            <text:p>0 €</text:p>
          </table:table-cell>
          <table:table-cell/>
          <table:table-cell table:formula="oooc:=[$TILHyp1.D13]" office:value-type="currency" office:currency="EUR" office:value="1475.4330550207">
            <text:p>1'475 €</text:p>
          </table:table-cell>
          <table:table-cell table:formula="oooc:=[$TILHyp2.D13]" office:value-type="currency" office:currency="EUR" office:value="438.145520494969">
            <text:p>438 €</text:p>
          </table:table-cell>
          <table:table-cell table:formula="oooc:=[$TIL_B1.D13]" office:value-type="currency" office:currency="EUR" office:value="0">
            <text:p>0 €</text:p>
          </table:table-cell>
          <table:table-cell table:formula="oooc:=[$TIL_B2.D13]" office:value-type="currency" office:currency="EUR" office:value="0">
            <text:p>0 €</text:p>
          </table:table-cell>
          <table:table-cell table:number-columns-repeated="242"/>
        </table:table-row>
        <table:table-row table:style-name="ro2">
          <table:table-cell office:value-type="string">
            <text:p>10.</text:p>
          </table:table-cell>
          <table:table-cell table:formula="oooc:=SUM([.F12:.I12])" office:value-type="currency" office:currency="EUR" office:value="2512.8401161886">
            <text:p>2'513 €</text:p>
          </table:table-cell>
          <table:table-cell table:formula="oooc:=SUM([.K12:.N12])" office:value-type="currency" office:currency="EUR" office:value="1997.4988838114">
            <text:p>1'997 €</text:p>
          </table:table-cell>
          <table:table-cell table:formula="oooc:=([.B12]+[.C12])/12" office:value-type="currency" office:currency="EUR" office:value="375.861583333333">
            <text:p>376 €</text:p>
          </table:table-cell>
          <table:table-cell table:formula="oooc:=([.B12]+[.C12])/12" office:value-type="currency" office:currency="EUR" office:value="375.861583333333">
            <text:p>376 €</text:p>
          </table:table-cell>
          <table:table-cell table:formula="oooc:=[$TILHyp1.C14]" office:value-type="currency" office:currency="EUR" office:value="1708.17245750337">
            <text:p>1'708 €</text:p>
          </table:table-cell>
          <table:table-cell table:formula="oooc:=[$TILHyp2.C14]" office:value-type="currency" office:currency="EUR" office:value="804.667658685233">
            <text:p>805 €</text:p>
          </table:table-cell>
          <table:table-cell table:formula="oooc:=[$TIL_B1.C14]" office:value-type="currency" office:currency="EUR" office:value="0">
            <text:p>0 €</text:p>
          </table:table-cell>
          <table:table-cell table:formula="oooc:=[$TIL_B2.C14]" office:value-type="currency" office:currency="EUR" office:value="0">
            <text:p>0 €</text:p>
          </table:table-cell>
          <table:table-cell/>
          <table:table-cell table:formula="oooc:=[$TILHyp1.D14]" office:value-type="currency" office:currency="EUR" office:value="1541.82754249663">
            <text:p>1'542 €</text:p>
          </table:table-cell>
          <table:table-cell table:formula="oooc:=[$TILHyp2.D14]" office:value-type="currency" office:currency="EUR" office:value="455.671341314767">
            <text:p>456 €</text:p>
          </table:table-cell>
          <table:table-cell table:formula="oooc:=[$TIL_B1.D14]" office:value-type="currency" office:currency="EUR" office:value="0">
            <text:p>0 €</text:p>
          </table:table-cell>
          <table:table-cell table:formula="oooc:=[$TIL_B2.D14]" office:value-type="currency" office:currency="EUR" office:value="0">
            <text:p>0 €</text:p>
          </table:table-cell>
          <table:table-cell table:number-columns-repeated="242"/>
        </table:table-row>
        <table:table-row table:style-name="ro2">
          <table:table-cell office:value-type="string">
            <text:p>11.</text:p>
          </table:table-cell>
          <table:table-cell table:formula="oooc:=SUM([.F13:.I13])" office:value-type="currency" office:currency="EUR" office:value="3211.6718281563">
            <text:p>3'212 €</text:p>
          </table:table-cell>
          <table:table-cell table:formula="oooc:=SUM([.K13:.N13])" office:value-type="currency" office:currency="EUR" office:value="1298.6671718437">
            <text:p>1'299 €</text:p>
          </table:table-cell>
          <table:table-cell table:formula="oooc:=([.B13]+[.C13])/12" office:value-type="currency" office:currency="EUR" office:value="375.861583333333">
            <text:p>376 €</text:p>
          </table:table-cell>
          <table:table-cell table:formula="oooc:=([.B13]+[.C13])/12" office:value-type="currency" office:currency="EUR" office:value="375.861583333333">
            <text:p>376 €</text:p>
          </table:table-cell>
          <table:table-cell table:formula="oooc:=[$TILHyp1.C15]" office:value-type="currency" office:currency="EUR" office:value="1638.79021809102">
            <text:p>1'639 €</text:p>
          </table:table-cell>
          <table:table-cell table:formula="oooc:=[$TILHyp2.C15]" office:value-type="currency" office:currency="EUR" office:value="1572.88161006528">
            <text:p>1'573 €</text:p>
          </table:table-cell>
          <table:table-cell table:formula="oooc:=[$TIL_B1.C15]" office:value-type="currency" office:currency="EUR" office:value="0">
            <text:p>0 €</text:p>
          </table:table-cell>
          <table:table-cell table:formula="oooc:=[$TIL_B2.C15]" office:value-type="currency" office:currency="EUR" office:value="0">
            <text:p>0 €</text:p>
          </table:table-cell>
          <table:table-cell/>
          <table:table-cell table:formula="oooc:=[$TILHyp1.D15]" office:value-type="currency" office:currency="EUR" office:value="1611.20978190898">
            <text:p>1'611 €</text:p>
          </table:table-cell>
          <table:table-cell table:formula="oooc:=[$TILHyp2.D15]" office:value-type="currency" office:currency="EUR" office:value="-312.542610065284">
            <text:p>-313 €</text:p>
          </table:table-cell>
          <table:table-cell table:formula="oooc:=[$TIL_B1.D15]" office:value-type="currency" office:currency="EUR" office:value="0">
            <text:p>0 €</text:p>
          </table:table-cell>
          <table:table-cell table:formula="oooc:=[$TIL_B2.D15]" office:value-type="currency" office:currency="EUR" office:value="0">
            <text:p>0 €</text:p>
          </table:table-cell>
          <table:table-cell table:number-columns-repeated="242"/>
        </table:table-row>
        <table:table-row table:style-name="ro2">
          <table:table-cell office:value-type="string">
            <text:p>12.</text:p>
          </table:table-cell>
          <table:table-cell table:formula="oooc:=SUM([.F14:.I14])" office:value-type="currency" office:currency="EUR" office:value="3164.17079677562">
            <text:p>3'164 €</text:p>
          </table:table-cell>
          <table:table-cell table:formula="oooc:=SUM([.K14:.N14])" office:value-type="currency" office:currency="EUR" office:value="1346.16820322438">
            <text:p>1'346 €</text:p>
          </table:table-cell>
          <table:table-cell table:formula="oooc:=([.B14]+[.C14])/12" office:value-type="currency" office:currency="EUR" office:value="375.861583333333">
            <text:p>376 €</text:p>
          </table:table-cell>
          <table:table-cell table:formula="oooc:=([.B14]+[.C14])/12" office:value-type="currency" office:currency="EUR" office:value="375.861583333333">
            <text:p>376 €</text:p>
          </table:table-cell>
          <table:table-cell table:formula="oooc:=[$TILHyp1.C16]" office:value-type="currency" office:currency="EUR" office:value="1566.28577790512">
            <text:p>1'566 €</text:p>
          </table:table-cell>
          <table:table-cell table:formula="oooc:=[$TILHyp2.C16]" office:value-type="currency" office:currency="EUR" office:value="1597.88501887051">
            <text:p>1'598 €</text:p>
          </table:table-cell>
          <table:table-cell table:formula="oooc:=[$TIL_B1.C16]" office:value-type="currency" office:currency="EUR" office:value="0">
            <text:p>0 €</text:p>
          </table:table-cell>
          <table:table-cell table:formula="oooc:=[$TIL_B2.C16]" office:value-type="currency" office:currency="EUR" office:value="0">
            <text:p>0 €</text:p>
          </table:table-cell>
          <table:table-cell/>
          <table:table-cell table:formula="oooc:=[$TILHyp1.D16]" office:value-type="currency" office:currency="EUR" office:value="1683.71422209489">
            <text:p>1'684 €</text:p>
          </table:table-cell>
          <table:table-cell table:formula="oooc:=[$TILHyp2.D16]" office:value-type="currency" office:currency="EUR" office:value="-337.546018870507">
            <text:p>-338 €</text:p>
          </table:table-cell>
          <table:table-cell table:formula="oooc:=[$TIL_B1.D16]" office:value-type="currency" office:currency="EUR" office:value="0">
            <text:p>0 €</text:p>
          </table:table-cell>
          <table:table-cell table:formula="oooc:=[$TIL_B2.D16]" office:value-type="currency" office:currency="EUR" office:value="0">
            <text:p>0 €</text:p>
          </table:table-cell>
          <table:table-cell table:number-columns-repeated="242"/>
        </table:table-row>
        <table:table-row table:style-name="ro2">
          <table:table-cell office:value-type="string">
            <text:p>13.</text:p>
          </table:table-cell>
          <table:table-cell table:formula="oooc:=SUM([.F15:.I15])" office:value-type="currency" office:currency="EUR" office:value="3115.40733829099">
            <text:p>3'115 €</text:p>
          </table:table-cell>
          <table:table-cell table:formula="oooc:=SUM([.K15:.N15])" office:value-type="currency" office:currency="EUR" office:value="1394.93166170901">
            <text:p>1'395 €</text:p>
          </table:table-cell>
          <table:table-cell table:formula="oooc:=([.B15]+[.C15])/12" office:value-type="currency" office:currency="EUR" office:value="375.861583333333">
            <text:p>376 €</text:p>
          </table:table-cell>
          <table:table-cell table:formula="oooc:=([.B15]+[.C15])/12" office:value-type="currency" office:currency="EUR" office:value="375.861583333333">
            <text:p>376 €</text:p>
          </table:table-cell>
          <table:table-cell table:formula="oooc:=[$TILHyp1.C17]" office:value-type="currency" office:currency="EUR" office:value="1490.51863791085">
            <text:p>1'491 €</text:p>
          </table:table-cell>
          <table:table-cell table:formula="oooc:=[$TILHyp2.C17]" office:value-type="currency" office:currency="EUR" office:value="1624.88870038015">
            <text:p>1'625 €</text:p>
          </table:table-cell>
          <table:table-cell table:formula="oooc:=[$TIL_B1.C17]" office:value-type="currency" office:currency="EUR" office:value="0">
            <text:p>0 €</text:p>
          </table:table-cell>
          <table:table-cell table:formula="oooc:=[$TIL_B2.C17]" office:value-type="currency" office:currency="EUR" office:value="0">
            <text:p>0 €</text:p>
          </table:table-cell>
          <table:table-cell/>
          <table:table-cell table:formula="oooc:=[$TILHyp1.D17]" office:value-type="currency" office:currency="EUR" office:value="1759.48136208915">
            <text:p>1'759 €</text:p>
          </table:table-cell>
          <table:table-cell table:formula="oooc:=[$TILHyp2.D17]" office:value-type="currency" office:currency="EUR" office:value="-364.549700380147">
            <text:p>-365 €</text:p>
          </table:table-cell>
          <table:table-cell table:formula="oooc:=[$TIL_B1.D17]" office:value-type="currency" office:currency="EUR" office:value="0">
            <text:p>0 €</text:p>
          </table:table-cell>
          <table:table-cell table:formula="oooc:=[$TIL_B2.D17]" office:value-type="currency" office:currency="EUR" office:value="0">
            <text:p>0 €</text:p>
          </table:table-cell>
          <table:table-cell table:number-columns-repeated="242"/>
        </table:table-row>
        <table:table-row table:style-name="ro2">
          <table:table-cell office:value-type="string">
            <text:p>14.</text:p>
          </table:table-cell>
          <table:table-cell table:formula="oooc:=SUM([.F16:.I16])" office:value-type="currency" office:currency="EUR" office:value="3065.39465302739">
            <text:p>3'065 €</text:p>
          </table:table-cell>
          <table:table-cell table:formula="oooc:=SUM([.K16:.N16])" office:value-type="currency" office:currency="EUR" office:value="1444.94434697261">
            <text:p>1'445 €</text:p>
          </table:table-cell>
          <table:table-cell table:formula="oooc:=([.B16]+[.C16])/12" office:value-type="currency" office:currency="EUR" office:value="375.861583333333">
            <text:p>376 €</text:p>
          </table:table-cell>
          <table:table-cell table:formula="oooc:=([.B16]+[.C16])/12" office:value-type="currency" office:currency="EUR" office:value="375.861583333333">
            <text:p>376 €</text:p>
          </table:table-cell>
          <table:table-cell table:formula="oooc:=[$TILHyp1.C18]" office:value-type="currency" office:currency="EUR" office:value="1411.34197661683">
            <text:p>1'411 €</text:p>
          </table:table-cell>
          <table:table-cell table:formula="oooc:=[$TILHyp2.C18]" office:value-type="currency" office:currency="EUR" office:value="1654.05267641056">
            <text:p>1'654 €</text:p>
          </table:table-cell>
          <table:table-cell table:formula="oooc:=[$TIL_B1.C18]" office:value-type="currency" office:currency="EUR" office:value="0">
            <text:p>0 €</text:p>
          </table:table-cell>
          <table:table-cell table:formula="oooc:=[$TIL_B2.C18]" office:value-type="currency" office:currency="EUR" office:value="0">
            <text:p>0 €</text:p>
          </table:table-cell>
          <table:table-cell/>
          <table:table-cell table:formula="oooc:=[$TILHyp1.D18]" office:value-type="currency" office:currency="EUR" office:value="1838.65802338317">
            <text:p>1'839 €</text:p>
          </table:table-cell>
          <table:table-cell table:formula="oooc:=[$TILHyp2.D18]" office:value-type="currency" office:currency="EUR" office:value="-393.713676410559">
            <text:p>-394 €</text:p>
          </table:table-cell>
          <table:table-cell table:formula="oooc:=[$TIL_B1.D18]" office:value-type="currency" office:currency="EUR" office:value="0">
            <text:p>0 €</text:p>
          </table:table-cell>
          <table:table-cell table:formula="oooc:=[$TIL_B2.D18]" office:value-type="currency" office:currency="EUR" office:value="0">
            <text:p>0 €</text:p>
          </table:table-cell>
          <table:table-cell table:number-columns-repeated="242"/>
        </table:table-row>
        <table:table-row table:style-name="ro2">
          <table:table-cell office:value-type="string">
            <text:p>15.</text:p>
          </table:table-cell>
          <table:table-cell table:formula="oooc:=SUM([.F17:.I17])" office:value-type="currency" office:currency="EUR" office:value="3014.15213608799">
            <text:p>3'014 €</text:p>
          </table:table-cell>
          <table:table-cell table:formula="oooc:=SUM([.K17:.N17])" office:value-type="currency" office:currency="EUR" office:value="1496.18686391201">
            <text:p>1'496 €</text:p>
          </table:table-cell>
          <table:table-cell table:formula="oooc:=([.B17]+[.C17])/12" office:value-type="currency" office:currency="EUR" office:value="375.861583333333">
            <text:p>376 €</text:p>
          </table:table-cell>
          <table:table-cell table:formula="oooc:=([.B17]+[.C17])/12" office:value-type="currency" office:currency="EUR" office:value="375.861583333333">
            <text:p>376 €</text:p>
          </table:table-cell>
          <table:table-cell table:formula="oooc:=[$TILHyp1.C19]" office:value-type="currency" office:currency="EUR" office:value="1328.60236556459">
            <text:p>1'329 €</text:p>
          </table:table-cell>
          <table:table-cell table:formula="oooc:=[$TILHyp2.C19]" office:value-type="currency" office:currency="EUR" office:value="1685.5497705234">
            <text:p>1'686 €</text:p>
          </table:table-cell>
          <table:table-cell table:formula="oooc:=[$TIL_B1.C19]" office:value-type="currency" office:currency="EUR" office:value="0">
            <text:p>0 €</text:p>
          </table:table-cell>
          <table:table-cell table:formula="oooc:=[$TIL_B2.C19]" office:value-type="currency" office:currency="EUR" office:value="0">
            <text:p>0 €</text:p>
          </table:table-cell>
          <table:table-cell/>
          <table:table-cell table:formula="oooc:=[$TILHyp1.D19]" office:value-type="currency" office:currency="EUR" office:value="1921.39763443541">
            <text:p>1'921 €</text:p>
          </table:table-cell>
          <table:table-cell table:formula="oooc:=[$TILHyp2.D19]" office:value-type="currency" office:currency="EUR" office:value="-425.210770523404">
            <text:p>-425 €</text:p>
          </table:table-cell>
          <table:table-cell table:formula="oooc:=[$TIL_B1.D19]" office:value-type="currency" office:currency="EUR" office:value="0">
            <text:p>0 €</text:p>
          </table:table-cell>
          <table:table-cell table:formula="oooc:=[$TIL_B2.D19]" office:value-type="currency" office:currency="EUR" office:value="0">
            <text:p>0 €</text:p>
          </table:table-cell>
          <table:table-cell table:number-columns-repeated="242"/>
        </table:table-row>
        <table:table-row table:style-name="ro2">
          <table:table-cell office:value-type="string">
            <text:p>16.</text:p>
          </table:table-cell>
          <table:table-cell table:formula="oooc:=SUM([.F18:.I18])" office:value-type="currency" office:currency="EUR" office:value="3927.81458241416">
            <text:p>3'928 €</text:p>
          </table:table-cell>
          <table:table-cell table:formula="oooc:=SUM([.K18:.N18])" office:value-type="currency" office:currency="EUR" office:value="582.52441758584">
            <text:p>583 €</text:p>
          </table:table-cell>
          <table:table-cell table:formula="oooc:=([.B18]+[.C18])/12" office:value-type="currency" office:currency="EUR" office:value="375.861583333333">
            <text:p>376 €</text:p>
          </table:table-cell>
          <table:table-cell table:formula="oooc:=([.B18]+[.C18])/12" office:value-type="currency" office:currency="EUR" office:value="375.861583333333">
            <text:p>376 €</text:p>
          </table:table-cell>
          <table:table-cell table:formula="oooc:=[$TILHyp1.C20]" office:value-type="currency" office:currency="EUR" office:value="2208.24795024888">
            <text:p>2'208 €</text:p>
          </table:table-cell>
          <table:table-cell table:formula="oooc:=[$TILHyp2.C20]" office:value-type="currency" office:currency="EUR" office:value="1719.56663216528">
            <text:p>1'720 €</text:p>
          </table:table-cell>
          <table:table-cell table:formula="oooc:=[$TIL_B1.C20]" office:value-type="currency" office:currency="EUR" office:value="0">
            <text:p>0 €</text:p>
          </table:table-cell>
          <table:table-cell table:formula="oooc:=[$TIL_B2.C20]" office:value-type="currency" office:currency="EUR" office:value="0">
            <text:p>0 €</text:p>
          </table:table-cell>
          <table:table-cell/>
          <table:table-cell table:formula="oooc:=[$TILHyp1.D20]" office:value-type="currency" office:currency="EUR" office:value="1041.75204975112">
            <text:p>1'042 €</text:p>
          </table:table-cell>
          <table:table-cell table:formula="oooc:=[$TILHyp2.D20]" office:value-type="currency" office:currency="EUR" office:value="-459.227632165276">
            <text:p>-459 €</text:p>
          </table:table-cell>
          <table:table-cell table:formula="oooc:=[$TIL_B1.D20]" office:value-type="currency" office:currency="EUR" office:value="0">
            <text:p>0 €</text:p>
          </table:table-cell>
          <table:table-cell table:formula="oooc:=[$TIL_B2.D20]" office:value-type="currency" office:currency="EUR" office:value="0">
            <text:p>0 €</text:p>
          </table:table-cell>
          <table:table-cell table:number-columns-repeated="242"/>
        </table:table-row>
        <table:table-row table:style-name="ro2">
          <table:table-cell office:value-type="string">
            <text:p>17.</text:p>
          </table:table-cell>
          <table:table-cell table:formula="oooc:=SUM([.F19:.I19])" office:value-type="currency" office:currency="EUR" office:value="3881.21262900729">
            <text:p>3'881 €</text:p>
          </table:table-cell>
          <table:table-cell table:formula="oooc:=SUM([.K19:.N19])" office:value-type="currency" office:currency="EUR" office:value="629.126370992707">
            <text:p>629 €</text:p>
          </table:table-cell>
          <table:table-cell table:formula="oooc:=([.B19]+[.C19])/12" office:value-type="currency" office:currency="EUR" office:value="375.861583333333">
            <text:p>376 €</text:p>
          </table:table-cell>
          <table:table-cell table:formula="oooc:=([.B19]+[.C19])/12" office:value-type="currency" office:currency="EUR" office:value="375.861583333333">
            <text:p>376 €</text:p>
          </table:table-cell>
          <table:table-cell table:formula="oooc:=[$TILHyp1.C21]" office:value-type="currency" office:currency="EUR" office:value="2124.90778626879">
            <text:p>2'125 €</text:p>
          </table:table-cell>
          <table:table-cell table:formula="oooc:=[$TILHyp2.C21]" office:value-type="currency" office:currency="EUR" office:value="1756.3048427385">
            <text:p>1'756 €</text:p>
          </table:table-cell>
          <table:table-cell table:formula="oooc:=[$TIL_B1.C21]" office:value-type="currency" office:currency="EUR" office:value="0">
            <text:p>0 €</text:p>
          </table:table-cell>
          <table:table-cell table:formula="oooc:=[$TIL_B2.C21]" office:value-type="currency" office:currency="EUR" office:value="0">
            <text:p>0 €</text:p>
          </table:table-cell>
          <table:table-cell/>
          <table:table-cell table:formula="oooc:=[$TILHyp1.D21]" office:value-type="currency" office:currency="EUR" office:value="1125.09221373121">
            <text:p>1'125 €</text:p>
          </table:table-cell>
          <table:table-cell table:formula="oooc:=[$TILHyp2.D21]" office:value-type="currency" office:currency="EUR" office:value="-495.965842738498">
            <text:p>-496 €</text:p>
          </table:table-cell>
          <table:table-cell table:formula="oooc:=[$TIL_B1.D21]" office:value-type="currency" office:currency="EUR" office:value="0">
            <text:p>0 €</text:p>
          </table:table-cell>
          <table:table-cell table:formula="oooc:=[$TIL_B2.D21]" office:value-type="currency" office:currency="EUR" office:value="0">
            <text:p>0 €</text:p>
          </table:table-cell>
          <table:table-cell table:number-columns-repeated="242"/>
        </table:table-row>
        <table:table-row table:style-name="ro2">
          <table:table-cell office:value-type="string">
            <text:p>18.</text:p>
          </table:table-cell>
          <table:table-cell table:formula="oooc:=SUM([.F20:.I20])" office:value-type="currency" office:currency="EUR" office:value="3830.88251932788">
            <text:p>3'831 €</text:p>
          </table:table-cell>
          <table:table-cell table:formula="oooc:=SUM([.K20:.N20])" office:value-type="currency" office:currency="EUR" office:value="679.456480672124">
            <text:p>679 €</text:p>
          </table:table-cell>
          <table:table-cell table:formula="oooc:=([.B20]+[.C20])/12" office:value-type="currency" office:currency="EUR" office:value="375.861583333333">
            <text:p>376 €</text:p>
          </table:table-cell>
          <table:table-cell table:formula="oooc:=([.B20]+[.C20])/12" office:value-type="currency" office:currency="EUR" office:value="375.861583333333">
            <text:p>376 €</text:p>
          </table:table-cell>
          <table:table-cell table:formula="oooc:=[$TILHyp1.C22]" office:value-type="currency" office:currency="EUR" office:value="2034.9004091703">
            <text:p>2'035 €</text:p>
          </table:table-cell>
          <table:table-cell table:formula="oooc:=[$TILHyp2.C22]" office:value-type="currency" office:currency="EUR" office:value="1795.98211015758">
            <text:p>1'796 €</text:p>
          </table:table-cell>
          <table:table-cell table:formula="oooc:=[$TIL_B1.C22]" office:value-type="currency" office:currency="EUR" office:value="0">
            <text:p>0 €</text:p>
          </table:table-cell>
          <table:table-cell table:formula="oooc:=[$TIL_B2.C22]" office:value-type="currency" office:currency="EUR" office:value="0">
            <text:p>0 €</text:p>
          </table:table-cell>
          <table:table-cell/>
          <table:table-cell table:formula="oooc:=[$TILHyp1.D22]" office:value-type="currency" office:currency="EUR" office:value="1215.0995908297">
            <text:p>1'215 €</text:p>
          </table:table-cell>
          <table:table-cell table:formula="oooc:=[$TILHyp2.D22]" office:value-type="currency" office:currency="EUR" office:value="-535.643110157578">
            <text:p>-536 €</text:p>
          </table:table-cell>
          <table:table-cell table:formula="oooc:=[$TIL_B1.D22]" office:value-type="currency" office:currency="EUR" office:value="0">
            <text:p>0 €</text:p>
          </table:table-cell>
          <table:table-cell table:formula="oooc:=[$TIL_B2.D22]" office:value-type="currency" office:currency="EUR" office:value="0">
            <text:p>0 €</text:p>
          </table:table-cell>
          <table:table-cell table:number-columns-repeated="242"/>
        </table:table-row>
        <table:table-row table:style-name="ro2">
          <table:table-cell office:value-type="string">
            <text:p>19.</text:p>
          </table:table-cell>
          <table:table-cell table:formula="oooc:=SUM([.F21:.I21])" office:value-type="currency" office:currency="EUR" office:value="3776.52600087411">
            <text:p>3'777 €</text:p>
          </table:table-cell>
          <table:table-cell table:formula="oooc:=SUM([.K21:.N21])" office:value-type="currency" office:currency="EUR" office:value="733.812999125893">
            <text:p>734 €</text:p>
          </table:table-cell>
          <table:table-cell table:formula="oooc:=([.B21]+[.C21])/12" office:value-type="currency" office:currency="EUR" office:value="375.861583333333">
            <text:p>376 €</text:p>
          </table:table-cell>
          <table:table-cell table:formula="oooc:=([.B21]+[.C21])/12" office:value-type="currency" office:currency="EUR" office:value="375.861583333333">
            <text:p>376 €</text:p>
          </table:table-cell>
          <table:table-cell table:formula="oooc:=[$TILHyp1.C23]" office:value-type="currency" office:currency="EUR" office:value="1937.69244190392">
            <text:p>1'938 €</text:p>
          </table:table-cell>
          <table:table-cell table:formula="oooc:=[$TILHyp2.C23]" office:value-type="currency" office:currency="EUR" office:value="1838.83355897018">
            <text:p>1'839 €</text:p>
          </table:table-cell>
          <table:table-cell table:formula="oooc:=[$TIL_B1.C23]" office:value-type="currency" office:currency="EUR" office:value="0">
            <text:p>0 €</text:p>
          </table:table-cell>
          <table:table-cell table:formula="oooc:=[$TIL_B2.C23]" office:value-type="currency" office:currency="EUR" office:value="0">
            <text:p>0 €</text:p>
          </table:table-cell>
          <table:table-cell/>
          <table:table-cell table:formula="oooc:=[$TILHyp1.D23]" office:value-type="currency" office:currency="EUR" office:value="1312.30755809608">
            <text:p>1'312 €</text:p>
          </table:table-cell>
          <table:table-cell table:formula="oooc:=[$TILHyp2.D23]" office:value-type="currency" office:currency="EUR" office:value="-578.494558970184">
            <text:p>-578 €</text:p>
          </table:table-cell>
          <table:table-cell table:formula="oooc:=[$TIL_B1.D23]" office:value-type="currency" office:currency="EUR" office:value="0">
            <text:p>0 €</text:p>
          </table:table-cell>
          <table:table-cell table:formula="oooc:=[$TIL_B2.D23]" office:value-type="currency" office:currency="EUR" office:value="0">
            <text:p>0 €</text:p>
          </table:table-cell>
          <table:table-cell table:number-columns-repeated="242"/>
        </table:table-row>
        <table:table-row table:style-name="ro2">
          <table:table-cell office:value-type="string">
            <text:p>20.</text:p>
          </table:table-cell>
          <table:table-cell table:formula="oooc:=SUM([.F22:.I22])" office:value-type="currency" office:currency="EUR" office:value="3717.82096094404">
            <text:p>3'718 €</text:p>
          </table:table-cell>
          <table:table-cell table:formula="oooc:=SUM([.K22:.N22])" office:value-type="currency" office:currency="EUR" office:value="792.518039055964">
            <text:p>793 €</text:p>
          </table:table-cell>
          <table:table-cell table:formula="oooc:=([.B22]+[.C22])/12" office:value-type="currency" office:currency="EUR" office:value="375.861583333333">
            <text:p>376 €</text:p>
          </table:table-cell>
          <table:table-cell table:formula="oooc:=([.B22]+[.C22])/12" office:value-type="currency" office:currency="EUR" office:value="375.861583333333">
            <text:p>376 €</text:p>
          </table:table-cell>
          <table:table-cell table:formula="oooc:=[$TILHyp1.C24]" office:value-type="currency" office:currency="EUR" office:value="1832.70783725624">
            <text:p>1'833 €</text:p>
          </table:table-cell>
          <table:table-cell table:formula="oooc:=[$TILHyp2.C24]" office:value-type="currency" office:currency="EUR" office:value="1885.1131236878">
            <text:p>1'885 €</text:p>
          </table:table-cell>
          <table:table-cell table:formula="oooc:=[$TIL_B1.C24]" office:value-type="currency" office:currency="EUR" office:value="0">
            <text:p>0 €</text:p>
          </table:table-cell>
          <table:table-cell table:formula="oooc:=[$TIL_B2.C24]" office:value-type="currency" office:currency="EUR" office:value="0">
            <text:p>0 €</text:p>
          </table:table-cell>
          <table:table-cell/>
          <table:table-cell table:formula="oooc:=[$TILHyp1.D24]" office:value-type="currency" office:currency="EUR" office:value="1417.29216274376">
            <text:p>1'417 €</text:p>
          </table:table-cell>
          <table:table-cell table:formula="oooc:=[$TILHyp2.D24]" office:value-type="currency" office:currency="EUR" office:value="-624.774123687799">
            <text:p>-625 €</text:p>
          </table:table-cell>
          <table:table-cell table:formula="oooc:=[$TIL_B1.D24]" office:value-type="currency" office:currency="EUR" office:value="0">
            <text:p>0 €</text:p>
          </table:table-cell>
          <table:table-cell table:formula="oooc:=[$TIL_B2.D24]" office:value-type="currency" office:currency="EUR" office:value="0">
            <text:p>0 €</text:p>
          </table:table-cell>
          <table:table-cell table:number-columns-repeated="242"/>
        </table:table-row>
        <table:table-row table:style-name="ro2">
          <table:table-cell office:value-type="string">
            <text:p>21.</text:p>
          </table:table-cell>
          <table:table-cell table:formula="oooc:=SUM([.F23:.I23])" office:value-type="currency" office:currency="EUR" office:value="3654.41951781956">
            <text:p>3'654 €</text:p>
          </table:table-cell>
          <table:table-cell table:formula="oooc:=SUM([.K23:.N23])" office:value-type="currency" office:currency="EUR" office:value="855.919482180442">
            <text:p>856 €</text:p>
          </table:table-cell>
          <table:table-cell table:formula="oooc:=([.B23]+[.C23])/12" office:value-type="currency" office:currency="EUR" office:value="375.861583333333">
            <text:p>376 €</text:p>
          </table:table-cell>
          <table:table-cell table:formula="oooc:=([.B23]+[.C23])/12" office:value-type="currency" office:currency="EUR" office:value="375.861583333333">
            <text:p>376 €</text:p>
          </table:table-cell>
          <table:table-cell table:formula="oooc:=[$TILHyp1.C25]" office:value-type="currency" office:currency="EUR" office:value="1719.32446423674">
            <text:p>1'719 €</text:p>
          </table:table-cell>
          <table:table-cell table:formula="oooc:=[$TILHyp2.C25]" office:value-type="currency" office:currency="EUR" office:value="1935.09505358282">
            <text:p>1'935 €</text:p>
          </table:table-cell>
          <table:table-cell table:formula="oooc:=[$TIL_B1.C25]" office:value-type="currency" office:currency="EUR" office:value="0">
            <text:p>0 €</text:p>
          </table:table-cell>
          <table:table-cell table:formula="oooc:=[$TIL_B2.C25]" office:value-type="currency" office:currency="EUR" office:value="0">
            <text:p>0 €</text:p>
          </table:table-cell>
          <table:table-cell/>
          <table:table-cell table:formula="oooc:=[$TILHyp1.D25]" office:value-type="currency" office:currency="EUR" office:value="1530.67553576326">
            <text:p>1'531 €</text:p>
          </table:table-cell>
          <table:table-cell table:formula="oooc:=[$TILHyp2.D25]" office:value-type="currency" office:currency="EUR" office:value="-674.756053582823">
            <text:p>-675 €</text:p>
          </table:table-cell>
          <table:table-cell table:formula="oooc:=[$TIL_B1.D25]" office:value-type="currency" office:currency="EUR" office:value="0">
            <text:p>0 €</text:p>
          </table:table-cell>
          <table:table-cell table:formula="oooc:=[$TIL_B2.D25]" office:value-type="currency" office:currency="EUR" office:value="0">
            <text:p>0 €</text:p>
          </table:table-cell>
          <table:table-cell table:number-columns-repeated="242"/>
        </table:table-row>
        <table:table-row table:style-name="ro2">
          <table:table-cell office:value-type="string">
            <text:p>22.</text:p>
          </table:table-cell>
          <table:table-cell table:formula="oooc:=SUM([.F24:.I24])" office:value-type="currency" office:currency="EUR" office:value="3585.94595924512">
            <text:p>3'586 €</text:p>
          </table:table-cell>
          <table:table-cell table:formula="oooc:=SUM([.K24:.N24])" office:value-type="currency" office:currency="EUR" office:value="924.393040754877">
            <text:p>924 €</text:p>
          </table:table-cell>
          <table:table-cell table:formula="oooc:=([.B24]+[.C24])/12" office:value-type="currency" office:currency="EUR" office:value="375.861583333333">
            <text:p>376 €</text:p>
          </table:table-cell>
          <table:table-cell table:formula="oooc:=([.B24]+[.C24])/12" office:value-type="currency" office:currency="EUR" office:value="375.861583333333">
            <text:p>376 €</text:p>
          </table:table-cell>
          <table:table-cell table:formula="oooc:=[$TILHyp1.C26]" office:value-type="currency" office:currency="EUR" office:value="1596.87042137567">
            <text:p>1'597 €</text:p>
          </table:table-cell>
          <table:table-cell table:formula="oooc:=[$TILHyp2.C26]" office:value-type="currency" office:currency="EUR" office:value="1989.07553786945">
            <text:p>1'989 €</text:p>
          </table:table-cell>
          <table:table-cell table:formula="oooc:=[$TIL_B1.C26]" office:value-type="currency" office:currency="EUR" office:value="0">
            <text:p>0 €</text:p>
          </table:table-cell>
          <table:table-cell table:formula="oooc:=[$TIL_B2.C26]" office:value-type="currency" office:currency="EUR" office:value="0">
            <text:p>0 €</text:p>
          </table:table-cell>
          <table:table-cell/>
          <table:table-cell table:formula="oooc:=[$TILHyp1.D26]" office:value-type="currency" office:currency="EUR" office:value="1653.12957862433">
            <text:p>1'653 €</text:p>
          </table:table-cell>
          <table:table-cell table:formula="oooc:=[$TILHyp2.D26]" office:value-type="currency" office:currency="EUR" office:value="-728.736537869449">
            <text:p>-729 €</text:p>
          </table:table-cell>
          <table:table-cell table:formula="oooc:=[$TIL_B1.D26]" office:value-type="currency" office:currency="EUR" office:value="0">
            <text:p>0 €</text:p>
          </table:table-cell>
          <table:table-cell table:formula="oooc:=[$TIL_B2.D26]" office:value-type="currency" office:currency="EUR" office:value="0">
            <text:p>0 €</text:p>
          </table:table-cell>
          <table:table-cell table:number-columns-repeated="242"/>
        </table:table-row>
        <table:table-row table:style-name="ro2">
          <table:table-cell office:value-type="string">
            <text:p>23.</text:p>
          </table:table-cell>
          <table:table-cell table:formula="oooc:=SUM([.F25:.I25])" office:value-type="currency" office:currency="EUR" office:value="3511.99451598473">
            <text:p>3'512 €</text:p>
          </table:table-cell>
          <table:table-cell table:formula="oooc:=SUM([.K25:.N25])" office:value-type="currency" office:currency="EUR" office:value="998.344484015267">
            <text:p>998 €</text:p>
          </table:table-cell>
          <table:table-cell table:formula="oooc:=([.B25]+[.C25])/12" office:value-type="currency" office:currency="EUR" office:value="375.861583333333">
            <text:p>376 €</text:p>
          </table:table-cell>
          <table:table-cell table:formula="oooc:=([.B25]+[.C25])/12" office:value-type="currency" office:currency="EUR" office:value="375.861583333333">
            <text:p>376 €</text:p>
          </table:table-cell>
          <table:table-cell table:formula="oooc:=[$TILHyp1.C27]" office:value-type="currency" office:currency="EUR" office:value="1464.62005508573">
            <text:p>1'465 €</text:p>
          </table:table-cell>
          <table:table-cell table:formula="oooc:=[$TILHyp2.C27]" office:value-type="currency" office:currency="EUR" office:value="2047.374460899">
            <text:p>2'047 €</text:p>
          </table:table-cell>
          <table:table-cell table:formula="oooc:=[$TIL_B1.C27]" office:value-type="currency" office:currency="EUR" office:value="0">
            <text:p>0 €</text:p>
          </table:table-cell>
          <table:table-cell table:formula="oooc:=[$TIL_B2.C27]" office:value-type="currency" office:currency="EUR" office:value="0">
            <text:p>0 €</text:p>
          </table:table-cell>
          <table:table-cell/>
          <table:table-cell table:formula="oooc:=[$TILHyp1.D27]" office:value-type="currency" office:currency="EUR" office:value="1785.37994491427">
            <text:p>1'785 €</text:p>
          </table:table-cell>
          <table:table-cell table:formula="oooc:=[$TILHyp2.D27]" office:value-type="currency" office:currency="EUR" office:value="-787.035460899005">
            <text:p>-787 €</text:p>
          </table:table-cell>
          <table:table-cell table:formula="oooc:=[$TIL_B1.D27]" office:value-type="currency" office:currency="EUR" office:value="0">
            <text:p>0 €</text:p>
          </table:table-cell>
          <table:table-cell table:formula="oooc:=[$TIL_B2.D27]" office:value-type="currency" office:currency="EUR" office:value="0">
            <text:p>0 €</text:p>
          </table:table-cell>
          <table:table-cell table:number-columns-repeated="242"/>
        </table:table-row>
        <table:table-row table:style-name="ro2">
          <table:table-cell office:value-type="string">
            <text:p>24.</text:p>
          </table:table-cell>
          <table:table-cell table:formula="oooc:=SUM([.F26:.I26])" office:value-type="currency" office:currency="EUR" office:value="3432.12695726351">
            <text:p>3'432 €</text:p>
          </table:table-cell>
          <table:table-cell table:formula="oooc:=SUM([.K26:.N26])" office:value-type="currency" office:currency="EUR" office:value="1078.21204273649">
            <text:p>1'078 €</text:p>
          </table:table-cell>
          <table:table-cell table:formula="oooc:=([.B26]+[.C26])/12" office:value-type="currency" office:currency="EUR" office:value="375.861583333333">
            <text:p>376 €</text:p>
          </table:table-cell>
          <table:table-cell table:formula="oooc:=([.B26]+[.C26])/12" office:value-type="currency" office:currency="EUR" office:value="375.861583333333">
            <text:p>376 €</text:p>
          </table:table-cell>
          <table:table-cell table:formula="oooc:=[$TILHyp1.C28]" office:value-type="currency" office:currency="EUR" office:value="1321.78965949259">
            <text:p>1'322 €</text:p>
          </table:table-cell>
          <table:table-cell table:formula="oooc:=[$TILHyp2.C28]" office:value-type="currency" office:currency="EUR" office:value="2110.33729777093">
            <text:p>2'110 €</text:p>
          </table:table-cell>
          <table:table-cell table:formula="oooc:=[$TIL_B1.C28]" office:value-type="currency" office:currency="EUR" office:value="0">
            <text:p>0 €</text:p>
          </table:table-cell>
          <table:table-cell table:formula="oooc:=[$TIL_B2.C28]" office:value-type="currency" office:currency="EUR" office:value="0">
            <text:p>0 €</text:p>
          </table:table-cell>
          <table:table-cell/>
          <table:table-cell table:formula="oooc:=[$TILHyp1.D28]" office:value-type="currency" office:currency="EUR" office:value="1928.21034050741">
            <text:p>1'928 €</text:p>
          </table:table-cell>
          <table:table-cell table:formula="oooc:=[$TILHyp2.D28]" office:value-type="currency" office:currency="EUR" office:value="-849.998297770925">
            <text:p>-850 €</text:p>
          </table:table-cell>
          <table:table-cell table:formula="oooc:=[$TIL_B1.D28]" office:value-type="currency" office:currency="EUR" office:value="0">
            <text:p>0 €</text:p>
          </table:table-cell>
          <table:table-cell table:formula="oooc:=[$TIL_B2.D28]" office:value-type="currency" office:currency="EUR" office:value="0">
            <text:p>0 €</text:p>
          </table:table-cell>
          <table:table-cell table:number-columns-repeated="242"/>
        </table:table-row>
        <table:table-row table:style-name="ro2">
          <table:table-cell office:value-type="string">
            <text:p>25.</text:p>
          </table:table-cell>
          <table:table-cell table:formula="oooc:=SUM([.F27:.I27])" office:value-type="currency" office:currency="EUR" office:value="3345.86999384459">
            <text:p>3'346 €</text:p>
          </table:table-cell>
          <table:table-cell table:formula="oooc:=SUM([.K27:.N27])" office:value-type="currency" office:currency="EUR" office:value="1164.46900615541">
            <text:p>1'164 €</text:p>
          </table:table-cell>
          <table:table-cell table:formula="oooc:=([.B27]+[.C27])/12" office:value-type="currency" office:currency="EUR" office:value="375.861583333333">
            <text:p>376 €</text:p>
          </table:table-cell>
          <table:table-cell table:formula="oooc:=([.B27]+[.C27])/12" office:value-type="currency" office:currency="EUR" office:value="375.861583333333">
            <text:p>376 €</text:p>
          </table:table-cell>
          <table:table-cell table:formula="oooc:=[$TILHyp1.C29]" office:value-type="currency" office:currency="EUR" office:value="1167.53283225199">
            <text:p>1'168 €</text:p>
          </table:table-cell>
          <table:table-cell table:formula="oooc:=[$TILHyp2.C29]" office:value-type="currency" office:currency="EUR" office:value="2178.3371615926">
            <text:p>2'178 €</text:p>
          </table:table-cell>
          <table:table-cell table:formula="oooc:=[$TIL_B1.C29]" office:value-type="currency" office:currency="EUR" office:value="0">
            <text:p>0 €</text:p>
          </table:table-cell>
          <table:table-cell table:formula="oooc:=[$TIL_B2.C29]" office:value-type="currency" office:currency="EUR" office:value="0">
            <text:p>0 €</text:p>
          </table:table-cell>
          <table:table-cell/>
          <table:table-cell table:formula="oooc:=[$TILHyp1.D29]" office:value-type="currency" office:currency="EUR" office:value="2082.46716774801">
            <text:p>2'082 €</text:p>
          </table:table-cell>
          <table:table-cell table:formula="oooc:=[$TILHyp2.D29]" office:value-type="currency" office:currency="EUR" office:value="-917.998161592599">
            <text:p>-918 €</text:p>
          </table:table-cell>
          <table:table-cell table:formula="oooc:=[$TIL_B1.D29]" office:value-type="currency" office:currency="EUR" office:value="0">
            <text:p>0 €</text:p>
          </table:table-cell>
          <table:table-cell table:formula="oooc:=[$TIL_B2.D29]" office:value-type="currency" office:currency="EUR" office:value="0">
            <text:p>0 €</text:p>
          </table:table-cell>
          <table:table-cell table:number-columns-repeated="242"/>
        </table:table-row>
        <table:table-row table:style-name="ro2">
          <table:table-cell office:value-type="string">
            <text:p>26.</text:p>
          </table:table-cell>
          <table:table-cell table:formula="oooc:=SUM([.F28:.I28])" office:value-type="currency" office:currency="EUR" office:value="3252.71247335216">
            <text:p>3'253 €</text:p>
          </table:table-cell>
          <table:table-cell table:formula="oooc:=SUM([.K28:.N28])" office:value-type="currency" office:currency="EUR" office:value="1257.62652664784">
            <text:p>1'258 €</text:p>
          </table:table-cell>
          <table:table-cell table:formula="oooc:=([.B28]+[.C28])/12" office:value-type="currency" office:currency="EUR" office:value="375.861583333333">
            <text:p>376 €</text:p>
          </table:table-cell>
          <table:table-cell table:formula="oooc:=([.B28]+[.C28])/12" office:value-type="currency" office:currency="EUR" office:value="375.861583333333">
            <text:p>376 €</text:p>
          </table:table-cell>
          <table:table-cell table:formula="oooc:=[$TILHyp1.C30]" office:value-type="currency" office:currency="EUR" office:value="1000.93545883215">
            <text:p>1'001 €</text:p>
          </table:table-cell>
          <table:table-cell table:formula="oooc:=[$TILHyp2.C30]" office:value-type="currency" office:currency="EUR" office:value="2251.77701452001">
            <text:p>2'252 €</text:p>
          </table:table-cell>
          <table:table-cell table:formula="oooc:=[$TIL_B1.C30]" office:value-type="currency" office:currency="EUR" office:value="0">
            <text:p>0 €</text:p>
          </table:table-cell>
          <table:table-cell table:formula="oooc:=[$TIL_B2.C30]" office:value-type="currency" office:currency="EUR" office:value="0">
            <text:p>0 €</text:p>
          </table:table-cell>
          <table:table-cell/>
          <table:table-cell table:formula="oooc:=[$TILHyp1.D30]" office:value-type="currency" office:currency="EUR" office:value="2249.06454116785">
            <text:p>2'249 €</text:p>
          </table:table-cell>
          <table:table-cell table:formula="oooc:=[$TILHyp2.D30]" office:value-type="currency" office:currency="EUR" office:value="-991.438014520007">
            <text:p>-991 €</text:p>
          </table:table-cell>
          <table:table-cell table:formula="oooc:=[$TIL_B1.D30]" office:value-type="currency" office:currency="EUR" office:value="0">
            <text:p>0 €</text:p>
          </table:table-cell>
          <table:table-cell table:formula="oooc:=[$TIL_B2.D30]" office:value-type="currency" office:currency="EUR" office:value="0">
            <text:p>0 €</text:p>
          </table:table-cell>
          <table:table-cell table:number-columns-repeated="242"/>
        </table:table-row>
        <table:table-row table:style-name="ro2">
          <table:table-cell office:value-type="string">
            <text:p>27.</text:p>
          </table:table-cell>
          <table:table-cell table:formula="oooc:=SUM([.F29:.I29])" office:value-type="currency" office:currency="EUR" office:value="3152.10235122033">
            <text:p>3'152 €</text:p>
          </table:table-cell>
          <table:table-cell table:formula="oooc:=SUM([.K29:.N29])" office:value-type="currency" office:currency="EUR" office:value="1358.23664877967">
            <text:p>1'358 €</text:p>
          </table:table-cell>
          <table:table-cell table:formula="oooc:=([.B29]+[.C29])/12" office:value-type="currency" office:currency="EUR" office:value="375.861583333333">
            <text:p>376 €</text:p>
          </table:table-cell>
          <table:table-cell table:formula="oooc:=([.B29]+[.C29])/12" office:value-type="currency" office:currency="EUR" office:value="375.861583333333">
            <text:p>376 €</text:p>
          </table:table-cell>
          <table:table-cell table:formula="oooc:=[$TILHyp1.C31]" office:value-type="currency" office:currency="EUR" office:value="821.010295538725">
            <text:p>821 €</text:p>
          </table:table-cell>
          <table:table-cell table:formula="oooc:=[$TILHyp2.C31]" office:value-type="currency" office:currency="EUR" office:value="2331.09205568161">
            <text:p>2'331 €</text:p>
          </table:table-cell>
          <table:table-cell table:formula="oooc:=[$TIL_B1.C31]" office:value-type="currency" office:currency="EUR" office:value="0">
            <text:p>0 €</text:p>
          </table:table-cell>
          <table:table-cell table:formula="oooc:=[$TIL_B2.C31]" office:value-type="currency" office:currency="EUR" office:value="0">
            <text:p>0 €</text:p>
          </table:table-cell>
          <table:table-cell/>
          <table:table-cell table:formula="oooc:=[$TILHyp1.D31]" office:value-type="currency" office:currency="EUR" office:value="2428.98970446127">
            <text:p>2'429 €</text:p>
          </table:table-cell>
          <table:table-cell table:formula="oooc:=[$TILHyp2.D31]" office:value-type="currency" office:currency="EUR" office:value="-1070.75305568161">
            <text:p>-1'071 €</text:p>
          </table:table-cell>
          <table:table-cell table:formula="oooc:=[$TIL_B1.D31]" office:value-type="currency" office:currency="EUR" office:value="0">
            <text:p>0 €</text:p>
          </table:table-cell>
          <table:table-cell table:formula="oooc:=[$TIL_B2.D31]" office:value-type="currency" office:currency="EUR" office:value="0">
            <text:p>0 €</text:p>
          </table:table-cell>
          <table:table-cell table:number-columns-repeated="242"/>
        </table:table-row>
        <table:table-row table:style-name="ro2">
          <table:table-cell office:value-type="string">
            <text:p>28.</text:p>
          </table:table-cell>
          <table:table-cell table:formula="oooc:=SUM([.F30:.I30])" office:value-type="currency" office:currency="EUR" office:value="3043.44341931796">
            <text:p>3'043 €</text:p>
          </table:table-cell>
          <table:table-cell table:formula="oooc:=SUM([.K30:.N30])" office:value-type="currency" office:currency="EUR" office:value="1466.89558068204">
            <text:p>1'467 €</text:p>
          </table:table-cell>
          <table:table-cell table:formula="oooc:=([.B30]+[.C30])/12" office:value-type="currency" office:currency="EUR" office:value="375.861583333333">
            <text:p>376 €</text:p>
          </table:table-cell>
          <table:table-cell table:formula="oooc:=([.B30]+[.C30])/12" office:value-type="currency" office:currency="EUR" office:value="375.861583333333">
            <text:p>376 €</text:p>
          </table:table-cell>
          <table:table-cell table:formula="oooc:=[$TILHyp1.C32]" office:value-type="currency" office:currency="EUR" office:value="626.691119181823">
            <text:p>627 €</text:p>
          </table:table-cell>
          <table:table-cell table:formula="oooc:=[$TILHyp2.C32]" office:value-type="currency" office:currency="EUR" office:value="2416.75230013614">
            <text:p>2'417 €</text:p>
          </table:table-cell>
          <table:table-cell table:formula="oooc:=[$TIL_B1.C32]" office:value-type="currency" office:currency="EUR" office:value="0">
            <text:p>0 €</text:p>
          </table:table-cell>
          <table:table-cell table:formula="oooc:=[$TIL_B2.C32]" office:value-type="currency" office:currency="EUR" office:value="0">
            <text:p>0 €</text:p>
          </table:table-cell>
          <table:table-cell/>
          <table:table-cell table:formula="oooc:=[$TILHyp1.D32]" office:value-type="currency" office:currency="EUR" office:value="2623.30888081818">
            <text:p>2'623 €</text:p>
          </table:table-cell>
          <table:table-cell table:formula="oooc:=[$TILHyp2.D32]" office:value-type="currency" office:currency="EUR" office:value="-1156.41330013614">
            <text:p>-1'156 €</text:p>
          </table:table-cell>
          <table:table-cell table:formula="oooc:=[$TIL_B1.D32]" office:value-type="currency" office:currency="EUR" office:value="0">
            <text:p>0 €</text:p>
          </table:table-cell>
          <table:table-cell table:formula="oooc:=[$TIL_B2.D32]" office:value-type="currency" office:currency="EUR" office:value="0">
            <text:p>0 €</text:p>
          </table:table-cell>
          <table:table-cell table:number-columns-repeated="242"/>
        </table:table-row>
        <table:table-row table:style-name="ro2">
          <table:table-cell office:value-type="string">
            <text:p>29.</text:p>
          </table:table-cell>
          <table:table-cell table:formula="oooc:=SUM([.F31:.I31])" office:value-type="currency" office:currency="EUR" office:value="2926.0917728634">
            <text:p>2'926 €</text:p>
          </table:table-cell>
          <table:table-cell table:formula="oooc:=SUM([.K31:.N31])" office:value-type="currency" office:currency="EUR" office:value="1584.2472271366">
            <text:p>1'584 €</text:p>
          </table:table-cell>
          <table:table-cell table:formula="oooc:=([.B31]+[.C31])/12" office:value-type="currency" office:currency="EUR" office:value="375.861583333333">
            <text:p>376 €</text:p>
          </table:table-cell>
          <table:table-cell table:formula="oooc:=([.B31]+[.C31])/12" office:value-type="currency" office:currency="EUR" office:value="375.861583333333">
            <text:p>376 €</text:p>
          </table:table-cell>
          <table:table-cell table:formula="oooc:=[$TILHyp1.C33]" office:value-type="currency" office:currency="EUR" office:value="416.826408716369">
            <text:p>417 €</text:p>
          </table:table-cell>
          <table:table-cell table:formula="oooc:=[$TILHyp2.C33]" office:value-type="currency" office:currency="EUR" office:value="2509.26536414703">
            <text:p>2'509 €</text:p>
          </table:table-cell>
          <table:table-cell table:formula="oooc:=[$TIL_B1.C33]" office:value-type="currency" office:currency="EUR" office:value="0">
            <text:p>0 €</text:p>
          </table:table-cell>
          <table:table-cell table:formula="oooc:=[$TIL_B2.C33]" office:value-type="currency" office:currency="EUR" office:value="0">
            <text:p>0 €</text:p>
          </table:table-cell>
          <table:table-cell/>
          <table:table-cell table:formula="oooc:=[$TILHyp1.D33]" office:value-type="currency" office:currency="EUR" office:value="2833.17359128363">
            <text:p>2'833 €</text:p>
          </table:table-cell>
          <table:table-cell table:formula="oooc:=[$TILHyp2.D33]" office:value-type="currency" office:currency="EUR" office:value="-1248.92636414703">
            <text:p>-1'249 €</text:p>
          </table:table-cell>
          <table:table-cell table:formula="oooc:=[$TIL_B1.D33]" office:value-type="currency" office:currency="EUR" office:value="0">
            <text:p>0 €</text:p>
          </table:table-cell>
          <table:table-cell table:formula="oooc:=[$TIL_B2.D33]" office:value-type="currency" office:currency="EUR" office:value="0">
            <text:p>0 €</text:p>
          </table:table-cell>
          <table:table-cell table:number-columns-repeated="242"/>
        </table:table-row>
        <table:table-row table:style-name="ro2">
          <table:table-cell office:value-type="string">
            <text:p>30.</text:p>
          </table:table-cell>
          <table:table-cell table:formula="oooc:=SUM([.F32:.I32])" office:value-type="currency" office:currency="EUR" office:value="2799.35199469247">
            <text:p>2'799 €</text:p>
          </table:table-cell>
          <table:table-cell table:formula="oooc:=SUM([.K32:.N32])" office:value-type="currency" office:currency="EUR" office:value="1710.98700530753">
            <text:p>1'711 €</text:p>
          </table:table-cell>
          <table:table-cell table:formula="oooc:=([.B32]+[.C32])/12" office:value-type="currency" office:currency="EUR" office:value="375.861583333333">
            <text:p>376 €</text:p>
          </table:table-cell>
          <table:table-cell table:formula="oooc:=([.B32]+[.C32])/12" office:value-type="currency" office:currency="EUR" office:value="375.861583333333">
            <text:p>376 €</text:p>
          </table:table-cell>
          <table:table-cell table:formula="oooc:=[$TILHyp1.C34]" office:value-type="currency" office:currency="EUR" office:value="190.172521413679">
            <text:p>190 €</text:p>
          </table:table-cell>
          <table:table-cell table:formula="oooc:=[$TILHyp2.C34]" office:value-type="currency" office:currency="EUR" office:value="2609.17947327879">
            <text:p>2'609 €</text:p>
          </table:table-cell>
          <table:table-cell table:formula="oooc:=[$TIL_B1.C34]" office:value-type="currency" office:currency="EUR" office:value="0">
            <text:p>0 €</text:p>
          </table:table-cell>
          <table:table-cell table:formula="oooc:=[$TIL_B2.C34]" office:value-type="currency" office:currency="EUR" office:value="0">
            <text:p>0 €</text:p>
          </table:table-cell>
          <table:table-cell/>
          <table:table-cell table:formula="oooc:=[$TILHyp1.D34]" office:value-type="currency" office:currency="EUR" office:value="3059.82747858632">
            <text:p>3'060 €</text:p>
          </table:table-cell>
          <table:table-cell table:formula="oooc:=[$TILHyp2.D34]" office:value-type="currency" office:currency="EUR" office:value="-1348.84047327879">
            <text:p>-1'349 €</text:p>
          </table:table-cell>
          <table:table-cell table:formula="oooc:=[$TIL_B1.D34]" office:value-type="currency" office:currency="EUR" office:value="0">
            <text:p>0 €</text:p>
          </table:table-cell>
          <table:table-cell table:formula="oooc:=[$TIL_B2.D34]" office:value-type="currency" office:currency="EUR" office:value="0">
            <text:p>0 €</text:p>
          </table:table-cell>
          <table:table-cell table:number-columns-repeated="242"/>
        </table:table-row>
        <table:table-row table:style-name="ro2">
          <table:table-cell office:value-type="string">
            <text:p>31.</text:p>
          </table:table-cell>
          <table:table-cell table:formula="oooc:=SUM([.F33:.I33])" office:value-type="currency" office:currency="EUR" office:value="2717.08671114109">
            <text:p>2'717 €</text:p>
          </table:table-cell>
          <table:table-cell table:formula="oooc:=SUM([.K33:.N33])" office:value-type="currency" office:currency="EUR" office:value="-1456.74771114109">
            <text:p>-1'457 €</text:p>
          </table:table-cell>
          <table:table-cell table:formula="oooc:=([.B33]+[.C33])/12" office:value-type="currency" office:currency="EUR" office:value="105.02825">
            <text:p>105 €</text:p>
          </table:table-cell>
          <table:table-cell table:formula="oooc:=([.B33]+[.C33])/12" office:value-type="currency" office:currency="EUR" office:value="105.02825">
            <text:p>105 €</text:p>
          </table:table-cell>
          <table:table-cell table:formula="oooc:=[$TILHyp1.C35]" office:value-type="currency" office:currency="EUR" office:value="0">
            <text:p>0 €</text:p>
          </table:table-cell>
          <table:table-cell table:formula="oooc:=[$TILHyp2.C35]" office:value-type="currency" office:currency="EUR" office:value="2717.08671114109">
            <text:p>2'717 €</text:p>
          </table:table-cell>
          <table:table-cell table:formula="oooc:=[$TIL_B1.C35]" office:value-type="currency" office:currency="EUR" office:value="0">
            <text:p>0 €</text:p>
          </table:table-cell>
          <table:table-cell table:formula="oooc:=[$TIL_B2.C35]" office:value-type="currency" office:currency="EUR" office:value="0">
            <text:p>0 €</text:p>
          </table:table-cell>
          <table:table-cell/>
          <table:table-cell table:formula="oooc:=[$TILHyp1.D35]" office:value-type="currency" office:currency="EUR" office:value="0">
            <text:p>0 €</text:p>
          </table:table-cell>
          <table:table-cell table:formula="oooc:=[$TILHyp2.D35]" office:value-type="currency" office:currency="EUR" office:value="-1456.74771114109">
            <text:p>-1'457 €</text:p>
          </table:table-cell>
          <table:table-cell table:formula="oooc:=[$TIL_B1.D35]" office:value-type="currency" office:currency="EUR" office:value="0">
            <text:p>0 €</text:p>
          </table:table-cell>
          <table:table-cell table:formula="oooc:=[$TIL_B2.D35]" office:value-type="currency" office:currency="EUR" office:value="0">
            <text:p>0 €</text:p>
          </table:table-cell>
          <table:table-cell table:number-columns-repeated="242"/>
        </table:table-row>
        <table:table-row table:style-name="ro2">
          <table:table-cell office:value-type="string">
            <text:p>32.</text:p>
          </table:table-cell>
          <table:table-cell table:formula="oooc:=SUM([.F34:.I34])" office:value-type="currency" office:currency="EUR" office:value="2833.62652803238">
            <text:p>2'834 €</text:p>
          </table:table-cell>
          <table:table-cell table:formula="oooc:=SUM([.K34:.N34])" office:value-type="currency" office:currency="EUR" office:value="-1573.28752803238">
            <text:p>-1'573 €</text:p>
          </table:table-cell>
          <table:table-cell table:formula="oooc:=([.B34]+[.C34])/12" office:value-type="currency" office:currency="EUR" office:value="105.02825">
            <text:p>105 €</text:p>
          </table:table-cell>
          <table:table-cell table:formula="oooc:=([.B34]+[.C34])/12" office:value-type="currency" office:currency="EUR" office:value="105.02825">
            <text:p>105 €</text:p>
          </table:table-cell>
          <table:table-cell table:formula="oooc:=[$TILHyp1.C36]" office:value-type="currency" office:currency="EUR" office:value="0">
            <text:p>0 €</text:p>
          </table:table-cell>
          <table:table-cell table:formula="oooc:=[$TILHyp2.C36]" office:value-type="currency" office:currency="EUR" office:value="2833.62652803238">
            <text:p>2'834 €</text:p>
          </table:table-cell>
          <table:table-cell table:formula="oooc:=[$TIL_B1.C36]" office:value-type="currency" office:currency="EUR" office:value="0">
            <text:p>0 €</text:p>
          </table:table-cell>
          <table:table-cell table:formula="oooc:=[$TIL_B2.C36]" office:value-type="currency" office:currency="EUR" office:value="0">
            <text:p>0 €</text:p>
          </table:table-cell>
          <table:table-cell/>
          <table:table-cell table:formula="oooc:=[$TILHyp1.D36]" office:value-type="currency" office:currency="EUR" office:value="0">
            <text:p>0 €</text:p>
          </table:table-cell>
          <table:table-cell table:formula="oooc:=[$TILHyp2.D36]" office:value-type="currency" office:currency="EUR" office:value="-1573.28752803238">
            <text:p>-1'573 €</text:p>
          </table:table-cell>
          <table:table-cell table:formula="oooc:=[$TIL_B1.D36]" office:value-type="currency" office:currency="EUR" office:value="0">
            <text:p>0 €</text:p>
          </table:table-cell>
          <table:table-cell table:formula="oooc:=[$TIL_B2.D36]" office:value-type="currency" office:currency="EUR" office:value="0">
            <text:p>0 €</text:p>
          </table:table-cell>
          <table:table-cell table:number-columns-repeated="242"/>
        </table:table-row>
        <table:table-row table:style-name="ro2">
          <table:table-cell office:value-type="string">
            <text:p>33.</text:p>
          </table:table-cell>
          <table:table-cell table:formula="oooc:=SUM([.F35:.I35])" office:value-type="currency" office:currency="EUR" office:value="2959.48953027497">
            <text:p>2'959 €</text:p>
          </table:table-cell>
          <table:table-cell table:formula="oooc:=SUM([.K35:.N35])" office:value-type="currency" office:currency="EUR" office:value="-1699.15053027497">
            <text:p>-1'699 €</text:p>
          </table:table-cell>
          <table:table-cell table:formula="oooc:=([.B35]+[.C35])/12" office:value-type="currency" office:currency="EUR" office:value="105.02825">
            <text:p>105 €</text:p>
          </table:table-cell>
          <table:table-cell table:formula="oooc:=([.B35]+[.C35])/12" office:value-type="currency" office:currency="EUR" office:value="105.02825">
            <text:p>105 €</text:p>
          </table:table-cell>
          <table:table-cell table:formula="oooc:=[$TILHyp1.C37]" office:value-type="currency" office:currency="EUR" office:value="0">
            <text:p>0 €</text:p>
          </table:table-cell>
          <table:table-cell table:formula="oooc:=[$TILHyp2.C37]" office:value-type="currency" office:currency="EUR" office:value="2959.48953027497">
            <text:p>2'959 €</text:p>
          </table:table-cell>
          <table:table-cell table:formula="oooc:=[$TIL_B1.C37]" office:value-type="currency" office:currency="EUR" office:value="0">
            <text:p>0 €</text:p>
          </table:table-cell>
          <table:table-cell table:formula="oooc:=[$TIL_B2.C37]" office:value-type="currency" office:currency="EUR" office:value="0">
            <text:p>0 €</text:p>
          </table:table-cell>
          <table:table-cell/>
          <table:table-cell table:formula="oooc:=[$TILHyp1.D37]" office:value-type="currency" office:currency="EUR" office:value="0">
            <text:p>0 €</text:p>
          </table:table-cell>
          <table:table-cell table:formula="oooc:=[$TILHyp2.D37]" office:value-type="currency" office:currency="EUR" office:value="-1699.15053027497">
            <text:p>-1'699 €</text:p>
          </table:table-cell>
          <table:table-cell table:formula="oooc:=[$TIL_B1.D37]" office:value-type="currency" office:currency="EUR" office:value="0">
            <text:p>0 €</text:p>
          </table:table-cell>
          <table:table-cell table:formula="oooc:=[$TIL_B2.D37]" office:value-type="currency" office:currency="EUR" office:value="0">
            <text:p>0 €</text:p>
          </table:table-cell>
          <table:table-cell table:number-columns-repeated="242"/>
        </table:table-row>
        <table:table-row table:style-name="ro2">
          <table:table-cell office:value-type="string">
            <text:p>34.</text:p>
          </table:table-cell>
          <table:table-cell table:formula="oooc:=SUM([.F36:.I36])" office:value-type="currency" office:currency="EUR" office:value="3095.42157269697">
            <text:p>3'095 €</text:p>
          </table:table-cell>
          <table:table-cell table:formula="oooc:=SUM([.K36:.N36])" office:value-type="currency" office:currency="EUR" office:value="-1835.08257269697">
            <text:p>-1'835 €</text:p>
          </table:table-cell>
          <table:table-cell table:formula="oooc:=([.B36]+[.C36])/12" office:value-type="currency" office:currency="EUR" office:value="105.02825">
            <text:p>105 €</text:p>
          </table:table-cell>
          <table:table-cell table:formula="oooc:=([.B36]+[.C36])/12" office:value-type="currency" office:currency="EUR" office:value="105.02825">
            <text:p>105 €</text:p>
          </table:table-cell>
          <table:table-cell table:formula="oooc:=[$TILHyp1.C38]" office:value-type="currency" office:currency="EUR" office:value="0">
            <text:p>0 €</text:p>
          </table:table-cell>
          <table:table-cell table:formula="oooc:=[$TILHyp2.C38]" office:value-type="currency" office:currency="EUR" office:value="3095.42157269697">
            <text:p>3'095 €</text:p>
          </table:table-cell>
          <table:table-cell table:formula="oooc:=[$TIL_B1.C38]" office:value-type="currency" office:currency="EUR" office:value="0">
            <text:p>0 €</text:p>
          </table:table-cell>
          <table:table-cell table:formula="oooc:=[$TIL_B2.C38]" office:value-type="currency" office:currency="EUR" office:value="0">
            <text:p>0 €</text:p>
          </table:table-cell>
          <table:table-cell/>
          <table:table-cell table:formula="oooc:=[$TILHyp1.D38]" office:value-type="currency" office:currency="EUR" office:value="0">
            <text:p>0 €</text:p>
          </table:table-cell>
          <table:table-cell table:formula="oooc:=[$TILHyp2.D38]" office:value-type="currency" office:currency="EUR" office:value="-1835.08257269697">
            <text:p>-1'835 €</text:p>
          </table:table-cell>
          <table:table-cell table:formula="oooc:=[$TIL_B1.D38]" office:value-type="currency" office:currency="EUR" office:value="0">
            <text:p>0 €</text:p>
          </table:table-cell>
          <table:table-cell table:formula="oooc:=[$TIL_B2.D38]" office:value-type="currency" office:currency="EUR" office:value="0">
            <text:p>0 €</text:p>
          </table:table-cell>
          <table:table-cell table:number-columns-repeated="242"/>
        </table:table-row>
        <table:table-row table:style-name="ro2">
          <table:table-cell office:value-type="string">
            <text:p>35.</text:p>
          </table:table-cell>
          <table:table-cell table:formula="oooc:=SUM([.F37:.I37])" office:value-type="currency" office:currency="EUR" office:value="3242.22817851273">
            <text:p>3'242 €</text:p>
          </table:table-cell>
          <table:table-cell table:formula="oooc:=SUM([.K37:.N37])" office:value-type="currency" office:currency="EUR" office:value="-1981.88917851273">
            <text:p>-1'982 €</text:p>
          </table:table-cell>
          <table:table-cell table:formula="oooc:=([.B37]+[.C37])/12" office:value-type="currency" office:currency="EUR" office:value="105.02825">
            <text:p>105 €</text:p>
          </table:table-cell>
          <table:table-cell table:formula="oooc:=([.B37]+[.C37])/12" office:value-type="currency" office:currency="EUR" office:value="105.02825">
            <text:p>105 €</text:p>
          </table:table-cell>
          <table:table-cell table:style-name="ce102" table:formula="oooc:=[$TILHyp1.C39]" office:value-type="currency" office:currency="EUR" office:value="0">
            <text:p>0 €</text:p>
          </table:table-cell>
          <table:table-cell table:style-name="ce75" table:formula="oooc:=[$TILHyp2.C39]" office:value-type="currency" office:currency="EUR" office:value="3242.22817851273">
            <text:p>3'242 €</text:p>
          </table:table-cell>
          <table:table-cell table:formula="oooc:=[$TIL_B1.C39]" office:value-type="currency" office:currency="EUR" office:value="0">
            <text:p>0 €</text:p>
          </table:table-cell>
          <table:table-cell table:formula="oooc:=[$TIL_B2.C39]" office:value-type="currency" office:currency="EUR" office:value="0">
            <text:p>0 €</text:p>
          </table:table-cell>
          <table:table-cell/>
          <table:table-cell table:style-name="ce102" table:formula="oooc:=[$TILHyp1.D39]" office:value-type="currency" office:currency="EUR" office:value="0">
            <text:p>0 €</text:p>
          </table:table-cell>
          <table:table-cell table:style-name="ce75" table:formula="oooc:=[$TILHyp2.D39]" office:value-type="currency" office:currency="EUR" office:value="-1981.88917851273">
            <text:p>-1'982 €</text:p>
          </table:table-cell>
          <table:table-cell table:formula="oooc:=[$TIL_B1.D39]" office:value-type="currency" office:currency="EUR" office:value="0">
            <text:p>0 €</text:p>
          </table:table-cell>
          <table:table-cell table:formula="oooc:=[$TIL_B2.D39]" office:value-type="currency" office:currency="EUR" office:value="0">
            <text:p>0 €</text:p>
          </table:table-cell>
          <table:table-cell table:number-columns-repeated="242"/>
        </table:table-row>
      </table:table>
      <table:table table:name="Dia_Belastung" table:style-name="ta2" table:print="false">
        <office:forms form:automatic-focus="false" form:apply-design-mode="false"/>
        <table:table-column table:style-name="co4" table:default-cell-style-name="Default"/>
        <table:table-row table:style-name="ro2">
          <table:table-cell>
            <draw:frame table:end-cell-address="Dia_Belastung.I22" table:end-x="1.423cm" table:end-y="0.451cm" draw:z-index="0" svg:width="19.431cm" svg:height="9.934cm" svg:x="0.056cm" svg:y="0cm">
              <draw:object draw:notify-on-update-of-ranges="Verlauf.D2:Verlauf.D37 Verlauf.A3:Verlauf.A37" xlink:href="./Object 1" xlink:type="simple" xlink:show="embed" xlink:actuate="onLoad"/>
              <draw:image xlink:href="./ObjectReplacements/Object 1" xlink:type="simple" xlink:show="embed" xlink:actuate="onLoad"/>
            </draw:frame>
          </table:table-cell>
        </table:table-row>
      </table:table>
      <table:table table:name="Dia_ZinsTilg" table:style-name="ta2" table:print="false">
        <office:forms form:automatic-focus="false" form:apply-design-mode="false"/>
        <table:table-column table:style-name="co4" table:default-cell-style-name="Default"/>
        <table:table-row table:style-name="ro2">
          <table:table-cell>
            <draw:frame table:end-cell-address="Dia_ZinsTilg.J27" table:end-x="0.806cm" table:end-y="0.13cm" draw:z-index="0" svg:width="21.1cm" svg:height="11.871cm" svg:x="0.028cm" svg:y="0cm">
              <draw:object draw:notify-on-update-of-ranges="Verlauf.A2:Verlauf.C37" xlink:href="./Object 2" xlink:type="simple" xlink:show="embed" xlink:actuate="onLoad"/>
              <draw:image xlink:href="./ObjectReplacements/Object 2" xlink:type="simple" xlink:show="embed" xlink:actuate="onLoad"/>
            </draw:frame>
          </table:table-cell>
        </table:table-row>
      </table:table>
      <table:named-expressions>
        <table:named-range table:name="Hypo1" table:base-cell-address="$Finanzierung.$G$17" table:cell-range-address="$Finanzierung.$G$16"/>
        <table:named-range table:name="Zins1" table:base-cell-address="$Finanzierung.$G$17" table:cell-range-address="$Finanzierung.$H$16"/>
        <table:named-range table:name="Hypo2" table:base-cell-address="$Finanzierung.$G$17" table:cell-range-address="$Finanzierung.$G$17"/>
        <table:named-range table:name="Zins2" table:base-cell-address="$Finanzierung.$G$17" table:cell-range-address="$Finanzierung.$H$17"/>
        <table:named-range table:name="Bank1" table:base-cell-address="$Finanzierung.$G$17" table:cell-range-address="$Finanzierung.$G$18"/>
        <table:named-range table:name="ZinsBank1" table:base-cell-address="$Finanzierung.$G$17" table:cell-range-address="$Finanzierung.$H$18"/>
        <table:named-range table:name="Bank2" table:base-cell-address="$Finanzierung.$G$20" table:cell-range-address="$Finanzierung.$G$19"/>
        <table:named-range table:name="ZinsBank2" table:base-cell-address="$Finanzierung.$G$20" table:cell-range-address="$Finanzierung.$H$19"/>
        <table:named-range table:name="Monate" table:base-cell-address="$TILHyp1.$B$2" table:cell-range-address="$TILHyp1.$B$2"/>
        <table:named-range table:name="Hyp1Belast" table:base-cell-address="$Finanzierung.$K$17" table:cell-range-address="$Finanzierung.$K$16"/>
        <table:named-range table:name="Hyp2Belast" table:base-cell-address="$Finanzierung.$K$17" table:cell-range-address="$Finanzierung.$K$17"/>
        <table:named-range table:name="Bank1Belast" table:base-cell-address="$Finanzierung.$K$17" table:cell-range-address="$Finanzierung.$K$18"/>
        <table:named-range table:name="Bank2Belast" table:base-cell-address="$Finanzierung.$K$17" table:cell-range-address="$Finanzierung.$K$19"/>
        <table:named-range table:name="TIL1" table:base-cell-address="$Finanzierung.$K$25" table:cell-range-address="$Finanzierung.$K$23"/>
        <table:named-range table:name="TIL2" table:base-cell-address="$Finanzierung.$K$25" table:cell-range-address="$Finanzierung.$K$24"/>
        <table:named-range table:name="TIL3" table:base-cell-address="$Finanzierung.$K$25" table:cell-range-address="$Finanzierung.$K$25"/>
        <table:named-range table:name="TIL4" table:base-cell-address="$Finanzierung.$K$25" table:cell-range-address="$Finanzierung.$K$26"/>
        <table:named-range table:name="Restschuld" table:base-cell-address="$TILHyp1.$E$4" table:cell-range-address="$TILHyp1.$F$5:.$F$40"/>
        <table:named-range table:name="Restschuld1" table:base-cell-address="$TILHyp2.$E$39" table:cell-range-address="$TILHyp2.$F$5:.$F$40"/>
        <table:named-range table:name="Restschuld2" table:base-cell-address="$TIL_B1.$E$39" table:cell-range-address="$TIL_B1.$E$5:.$E$40"/>
        <table:named-range table:name="Restschuld3" table:base-cell-address="$TIL_B2.$E$39" table:cell-range-address="$TIL_B2.$E$5:.$E$4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 svg:font-family="'Andale Sans UI'" style:font-pitch="variable"/>
    <style:font-face style:name="Lucida Sans Unicode" svg:font-family="'Lucida Sans Unicode'" style:font-pitch="variable"/>
    <style:font-face style:name="Tahoma" svg:font-family="Tahoma" style:font-pitch="variable"/>
    <style:font-face style:name="Albany" svg:font-family="Albany" style:font-family-generic="swiss"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lbany" fo:language="de" fo:country="DE" style:font-name-asian="Andale Sans UI" style:language-asian="none" style:country-asian="none" style:font-name-complex="Tahoma" style:language-complex="none"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fo:color="#000000" fo:font-family="'Times New Roman'" style:font-family-generic="roman" fo:font-size="12pt" fo:language="de" fo:country="DE" style:font-size-asian="24pt" style:language-asian="none" style:country-asian="none" style:font-size-complex="24pt" style:language-complex="none"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DM</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number:currency-style style:name="N110">
      <number:number number:decimal-places="0" number:min-integer-digits="1"/>
      <number:text> </number:text>
      <number:currency-symbol>€</number:currency-symbol>
    </number:currency-style>
    <number:currency-style style:name="N112P0" style:volatile="true">
      <number:number number:decimal-places="0" number:min-integer-digits="1" number:grouping="true"/>
      <number:text> </number:text>
      <number:currency-symbol>€</number:currency-symbol>
    </number:currency-style>
    <number:currency-style style:name="N112">
      <style:text-properties fo:color="#ff0000"/>
      <number:text>-</number:text>
      <number:number number:decimal-places="0" number:min-integer-digits="1" number:grouping="true"/>
      <number:text> </number:text>
      <number:currency-symbol>€</number:currency-symbol>
      <style:map style:condition="value()&gt;=0" style:apply-style-name="N112P0"/>
    </number:currency-style>
    <number:currency-style style:name="N114P0" style:volatile="true">
      <number:number number:decimal-places="2" number:min-integer-digits="1" number:grouping="true"/>
      <number:text> </number:text>
      <number:currency-symbol>€</number:currency-symbol>
    </number:currency-style>
    <number:currency-style style:name="N114">
      <style:text-properties fo:color="#ff0000"/>
      <number:text>-</number:text>
      <number:number number:decimal-places="2" number:min-integer-digits="1" number:grouping="true"/>
      <number:text> </number:text>
      <number:currency-symbol>€</number:currency-symbol>
      <style:map style:condition="value()&gt;=0" style:apply-style-name="N114P0"/>
    </number:currency-style>
    <number:date-style style:name="N115">
      <number:day number:style="long"/>
      <number:month number:style="long"/>
      <number:year/>
    </number:date-style>
    <number:number-style style:name="N116">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draw:marker draw:name="Linienende_20_1" draw:display-name="Linienende 1" svg:viewBox="0 0 20 30" svg:d="m10 0-10 30h20z"/>
  </office:styles>
  <office:automatic-styles>
    <style:page-layout style:name="pm1">
      <style:page-layout-properties fo:page-width="21.001cm" fo:page-height="29.7cm" style:num-format="1" style:print-orientation="portrait" fo:margin-top="1cm" fo:margin-bottom="1cm" fo:margin-left="1.499cm" fo:margin-right="1cm" style:scale-to-pages="1"/>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pm2">
      <style:page-layout-properties fo:page-width="21.001cm" fo:page-height="29.7cm" style:num-format="1" style:print-orientation="portrait" style:scale-to-pages="1"/>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4-08">08.04.2006</text:date>, <text:time>18:43:5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ypothekenberechnung</dc:title>
    <dc:description>Der Urheber dieser Vorlage ist Jörg Leistikow, E-Mail: j.leistikow@web.de 

Copyright 2006. Alle Rechte vorbehalten.


Diese Vorlage ist freie Software, steht unter der GNU LGPL Lizenz und darf entsprechend dieser verwendet und verbreitet werden.
Der Lizenztext ist zu finden unter http://www.gnu.org/copyleft/lesser.html.
Eine deutsche Übersetzung unter http://www.gnu.org/copyleft/lesser.de.html.

Die Vorlage wird verteilt in der Hoffnung, dass sie Nutzen für den Anwender bringt, aber OHNE JEDE GARANTIE. Es bestehen weder Gewährleistungsansprüche irgendwelcher Art noch die Zusicherung irgendwelcher Eigenschaften. Bitte lesen Sie den Lizenztext der GNU LGPL für detailierte Informationen.

This template is free software; you can redistribute it and/or modify it under the terms of the GNU Lesser General Public License version 2.1, as published by the Free Software Foundation.

The complete licensing terms of the GNU LGPL can be found at http://www.gnu.org/copyleft/lesser.html

This library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library; if not, write to the Free Software Foundation, Inc., 59 Temple Place, Suite 330, Boston, MA  02111-1307  USA</dc:description>
    <meta:initial-creator>Jörg Leistikow</meta:initial-creator>
    <meta:creation-date>2006-02-17T16:06:32</meta:creation-date>
    <dc:date>2006-04-08T18:43:54</dc:date>
    <dc:language>de-DE</dc:language>
    <meta:editing-cycles>0</meta:editing-cycles>
    <meta:editing-duration>PT0S</meta:editing-duration>
    <meta:user-defined meta:name="Info 1"/>
    <meta:user-defined meta:name="Info 2"/>
    <meta:user-defined meta:name="Info 3"/>
    <meta:user-defined meta:name="Info 4"/>
    <meta:document-statistic meta:table-count="8" meta:cell-count="1578" meta:object-count="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solid" svg:stroke-width="0cm" svg:stroke-color="#000000" draw:fill="solid" draw:fill-color="#ffffff" draw:fill-image-width="1cm" draw:fill-image-height="1cm"/>
    </style:style>
    <style:style style:name="ch2" style:family="chart">
      <style:chart-properties style:direction="ltr"/>
      <style:graphic-properties draw:stroke="none" svg:stroke-width="0cm" svg:stroke-color="#000000" draw:fill="none" draw:fill-color="#ffffff" draw:fill-image-width="1cm" draw:fill-image-height="1cm"/>
      <style:text-properties fo:color="#000000" fo:font-family="Arial" style:font-family-generic="swiss" style:font-pitch="variable" fo:font-size="11pt" style:font-family-asian="'Andale Sans UI'" style:font-pitch-asian="variable" style:font-size-asian="13pt" style:font-family-complex="Tahoma" style:font-pitch-complex="variable" style:font-size-complex="13pt"/>
    </style:style>
    <style:style style:name="ch3" style:family="chart">
      <style:chart-properties chart:japanese-candle-stick="false" chart:stock-with-volume="false" chart:three-dimensional="false" chart:deep="false" chart:lines="tru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false" chart:label-arrangement="automatic" chart:visible="true" style:rotation-angle="0" style:direction="ltr"/>
      <style:graphic-properties draw:stroke="none" svg:stroke-width="0cm" svg:stroke-color="#000000"/>
      <style:text-properties fo:color="#000000" fo:font-family="Arial" style:font-family-generic="swiss" style:font-pitch="variable" fo:font-size="8pt" style:font-family-asian="'Andale Sans UI'" style:font-pitch-asian="variable" style:font-size-asian="9.89999961853027pt" style:font-family-complex="Tahoma" style:font-pitch-complex="variable" style:font-size-complex="9.89999961853027pt"/>
    </style:style>
    <style:style style:name="ch5" style:family="chart">
      <style:chart-properties style:rotation-angle="90" style:direction="ltr"/>
      <style:graphic-properties draw:stroke="none" svg:stroke-width="0cm" svg:stroke-color="#000000" draw:fill="none" draw:fill-color="#ffffff"/>
      <style:text-properties fo:color="#000000" fo:font-family="Arial" style:font-family-generic="swiss" style:font-pitch="variable" fo:font-size="11pt" style:font-family-asian="'Andale Sans UI'" style:font-pitch-asian="variable" style:font-size-asian="9pt" style:font-family-complex="Tahoma" style:font-pitch-complex="variable" style:font-size-complex="9pt"/>
    </style:style>
    <style:style style:name="ch6" style:family="chart">
      <style:graphic-properties draw:stroke="solid" svg:stroke-width="0cm" svg:stroke-color="#000000"/>
    </style:style>
    <style:style style:name="ch7" style:family="chart" style:data-style-name="N0">
      <style:chart-properties chart:display-label="true" chart:tick-marks-major-inner="false" chart:tick-marks-major-outer="true" chart:tick-marks-minor-inner="false" chart:tick-marks-minor-outer="false" chart:logarithmic="false" chart:origin="0" chart:gap-width="100" chart:overlap="0" chart:text-overlap="false" text:line-break="false" chart:label-arrangement="side-by-side" chart:visible="true" style:rotation-angle="0" style:direction="ltr"/>
      <style:graphic-properties draw:stroke="solid" svg:stroke-width="0cm" svg:stroke-color="#000000"/>
      <style:text-properties fo:color="#000000" fo:font-family="Arial" style:font-family-generic="swiss" style:font-pitch="variable" fo:font-size="10pt" style:font-family-asian="'Andale Sans UI'" style:font-pitch-asian="variable" style:font-size-asian="9.89999961853027pt" style:font-family-complex="Tahoma" style:font-pitch-complex="variable" style:font-size-complex="9.89999961853027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1cm" svg:stroke-color="#0066cc" draw:marker-start-width="0.5cm" draw:marker-end-width="0.5cm" draw:fill="solid" draw:fill-color="#9999ff" draw:fill-image-width="1cm" draw:fill-image-height="1cm"/>
      <style:text-properties fo:color="#000000" fo:font-family="Arial" style:font-family-generic="swiss" style:font-pitch="variable" fo:font-size="9pt" style:font-family-asian="'Andale Sans UI'" style:font-pitch-asian="variable" style:font-size-asian="8.5pt" style:font-family-complex="Tahoma" style:font-pitch-complex="variable" style:font-size-complex="8.5pt"/>
    </style:style>
    <style:style style:name="ch9" style:family="chart">
      <style:graphic-properties draw:stroke="none" svg:stroke-width="0cm" svg:stroke-color="#000000" draw:fill="solid" draw:fill-color="#cccccc" draw:fill-image-width="1cm" draw:fill-image-height="1cm"/>
    </style:style>
    <style:style style:name="ch10" style:family="chart">
      <style:graphic-properties draw:stroke="none" svg:stroke-width="0cm" svg:stroke-color="#000000" draw:fill="solid" draw:fill-color="#999999"/>
    </style:style>
  </office:automatic-styles>
  <office:body>
    <office:chart>
      <chart:chart svg:width="19.433cm" svg:height="9.936cm" chart:class="chart:line" chart:style-name="ch1">
        <chart:title svg:x="8.163cm" svg:y="0.198cm" chart:style-name="ch2">
          <text:p>Belastungsverlauf</text:p>
        </chart:title>
        <chart:plot-area chart:style-name="ch3" table:cell-range-address="Verlauf.$D$2:.$D$37 Verlauf.$A$3:.$A$37" chart:data-source-has-labels="both" chart:table-number-list="5 5" svg:x="0.388cm" svg:y="1.039cm" svg:width="18.656cm" svg:height="8.698cm">
          <chart:axis chart:dimension="x" chart:name="primary-x" chart:style-name="ch4">
            <chart:title svg:x="3.853cm" svg:y="-9.906cm" chart:style-name="ch5">
              <text:p>Jahr</text:p>
            </chart:title>
            <chart:categories table:cell-range-address="local-table.A2:.A36"/>
            <chart:grid chart:style-name="ch6" chart:class="major"/>
          </chart:axis>
          <chart:axis chart:dimension="y" chart:name="primary-y" chart:style-name="ch7">
            <chart:title svg:x="0.387cm" svg:y="5.652cm" chart:style-name="ch5">
              <text:p>Belastung</text:p>
            </chart:title>
            <chart:grid chart:style-name="ch6" chart:class="major"/>
          </chart:axis>
          <chart:series chart:style-name="ch8">
            <chart:data-point chart:repeated="35"/>
          </chart:series>
          <chart:wall chart:style-name="ch9"/>
          <chart:floor chart:style-name="ch10"/>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Belast./Mon.</text:p>
              </table:table-cell>
            </table:table-row>
          </table:table-header-rows>
          <table:table-rows>
            <table:table-row>
              <table:table-cell office:value-type="string">
                <text:p>1.</text:p>
              </table:table-cell>
              <table:table-cell office:value-type="float" office:value="205.43075">
                <text:p>205.43075</text:p>
              </table:table-cell>
            </table:table-row>
            <table:table-row>
              <table:table-cell office:value-type="string">
                <text:p>2.</text:p>
              </table:table-cell>
              <table:table-cell office:value-type="float" office:value="205.43075">
                <text:p>205.43075</text:p>
              </table:table-cell>
            </table:table-row>
            <table:table-row>
              <table:table-cell office:value-type="string">
                <text:p>3.</text:p>
              </table:table-cell>
              <table:table-cell office:value-type="float" office:value="205.43075">
                <text:p>205.43075</text:p>
              </table:table-cell>
            </table:table-row>
            <table:table-row>
              <table:table-cell office:value-type="string">
                <text:p>4.</text:p>
              </table:table-cell>
              <table:table-cell office:value-type="float" office:value="205.43075">
                <text:p>205.43075</text:p>
              </table:table-cell>
            </table:table-row>
            <table:table-row>
              <table:table-cell office:value-type="string">
                <text:p>5.</text:p>
              </table:table-cell>
              <table:table-cell office:value-type="float" office:value="205.43075">
                <text:p>205.43075</text:p>
              </table:table-cell>
            </table:table-row>
            <table:table-row>
              <table:table-cell office:value-type="string">
                <text:p>6.</text:p>
              </table:table-cell>
              <table:table-cell office:value-type="float" office:value="205.43075">
                <text:p>205.43075</text:p>
              </table:table-cell>
            </table:table-row>
            <table:table-row>
              <table:table-cell office:value-type="string">
                <text:p>7.</text:p>
              </table:table-cell>
              <table:table-cell office:value-type="float" office:value="205.43075">
                <text:p>205.43075</text:p>
              </table:table-cell>
            </table:table-row>
            <table:table-row>
              <table:table-cell office:value-type="string">
                <text:p>8.</text:p>
              </table:table-cell>
              <table:table-cell office:value-type="float" office:value="205.43075">
                <text:p>205.43075</text:p>
              </table:table-cell>
            </table:table-row>
            <table:table-row>
              <table:table-cell office:value-type="string">
                <text:p>9.</text:p>
              </table:table-cell>
              <table:table-cell office:value-type="float" office:value="375.861583333333">
                <text:p>375.861583333333</text:p>
              </table:table-cell>
            </table:table-row>
            <table:table-row>
              <table:table-cell office:value-type="string">
                <text:p>10.</text:p>
              </table:table-cell>
              <table:table-cell office:value-type="float" office:value="375.861583333333">
                <text:p>375.861583333333</text:p>
              </table:table-cell>
            </table:table-row>
            <table:table-row>
              <table:table-cell office:value-type="string">
                <text:p>11.</text:p>
              </table:table-cell>
              <table:table-cell office:value-type="float" office:value="375.861583333333">
                <text:p>375.861583333333</text:p>
              </table:table-cell>
            </table:table-row>
            <table:table-row>
              <table:table-cell office:value-type="string">
                <text:p>12.</text:p>
              </table:table-cell>
              <table:table-cell office:value-type="float" office:value="375.861583333333">
                <text:p>375.861583333333</text:p>
              </table:table-cell>
            </table:table-row>
            <table:table-row>
              <table:table-cell office:value-type="string">
                <text:p>13.</text:p>
              </table:table-cell>
              <table:table-cell office:value-type="float" office:value="375.861583333333">
                <text:p>375.861583333333</text:p>
              </table:table-cell>
            </table:table-row>
            <table:table-row>
              <table:table-cell office:value-type="string">
                <text:p>14.</text:p>
              </table:table-cell>
              <table:table-cell office:value-type="float" office:value="375.861583333333">
                <text:p>375.861583333333</text:p>
              </table:table-cell>
            </table:table-row>
            <table:table-row>
              <table:table-cell office:value-type="string">
                <text:p>15.</text:p>
              </table:table-cell>
              <table:table-cell office:value-type="float" office:value="375.861583333333">
                <text:p>375.861583333333</text:p>
              </table:table-cell>
            </table:table-row>
            <table:table-row>
              <table:table-cell office:value-type="string">
                <text:p>16.</text:p>
              </table:table-cell>
              <table:table-cell office:value-type="float" office:value="375.861583333333">
                <text:p>375.861583333333</text:p>
              </table:table-cell>
            </table:table-row>
            <table:table-row>
              <table:table-cell office:value-type="string">
                <text:p>17.</text:p>
              </table:table-cell>
              <table:table-cell office:value-type="float" office:value="375.861583333333">
                <text:p>375.861583333333</text:p>
              </table:table-cell>
            </table:table-row>
            <table:table-row>
              <table:table-cell office:value-type="string">
                <text:p>18.</text:p>
              </table:table-cell>
              <table:table-cell office:value-type="float" office:value="375.861583333333">
                <text:p>375.861583333333</text:p>
              </table:table-cell>
            </table:table-row>
            <table:table-row>
              <table:table-cell office:value-type="string">
                <text:p>19.</text:p>
              </table:table-cell>
              <table:table-cell office:value-type="float" office:value="375.861583333333">
                <text:p>375.861583333333</text:p>
              </table:table-cell>
            </table:table-row>
            <table:table-row>
              <table:table-cell office:value-type="string">
                <text:p>20.</text:p>
              </table:table-cell>
              <table:table-cell office:value-type="float" office:value="375.861583333333">
                <text:p>375.861583333333</text:p>
              </table:table-cell>
            </table:table-row>
            <table:table-row>
              <table:table-cell office:value-type="string">
                <text:p>21.</text:p>
              </table:table-cell>
              <table:table-cell office:value-type="float" office:value="375.861583333333">
                <text:p>375.861583333333</text:p>
              </table:table-cell>
            </table:table-row>
            <table:table-row>
              <table:table-cell office:value-type="string">
                <text:p>22.</text:p>
              </table:table-cell>
              <table:table-cell office:value-type="float" office:value="375.861583333333">
                <text:p>375.861583333333</text:p>
              </table:table-cell>
            </table:table-row>
            <table:table-row>
              <table:table-cell office:value-type="string">
                <text:p>23.</text:p>
              </table:table-cell>
              <table:table-cell office:value-type="float" office:value="375.861583333333">
                <text:p>375.861583333333</text:p>
              </table:table-cell>
            </table:table-row>
            <table:table-row>
              <table:table-cell office:value-type="string">
                <text:p>24.</text:p>
              </table:table-cell>
              <table:table-cell office:value-type="float" office:value="375.861583333333">
                <text:p>375.861583333333</text:p>
              </table:table-cell>
            </table:table-row>
            <table:table-row>
              <table:table-cell office:value-type="string">
                <text:p>25.</text:p>
              </table:table-cell>
              <table:table-cell office:value-type="float" office:value="375.861583333333">
                <text:p>375.861583333333</text:p>
              </table:table-cell>
            </table:table-row>
            <table:table-row>
              <table:table-cell office:value-type="string">
                <text:p>26.</text:p>
              </table:table-cell>
              <table:table-cell office:value-type="float" office:value="375.861583333333">
                <text:p>375.861583333333</text:p>
              </table:table-cell>
            </table:table-row>
            <table:table-row>
              <table:table-cell office:value-type="string">
                <text:p>27.</text:p>
              </table:table-cell>
              <table:table-cell office:value-type="float" office:value="375.861583333333">
                <text:p>375.861583333333</text:p>
              </table:table-cell>
            </table:table-row>
            <table:table-row>
              <table:table-cell office:value-type="string">
                <text:p>28.</text:p>
              </table:table-cell>
              <table:table-cell office:value-type="float" office:value="375.861583333333">
                <text:p>375.861583333333</text:p>
              </table:table-cell>
            </table:table-row>
            <table:table-row>
              <table:table-cell office:value-type="string">
                <text:p>29.</text:p>
              </table:table-cell>
              <table:table-cell office:value-type="float" office:value="375.861583333333">
                <text:p>375.861583333333</text:p>
              </table:table-cell>
            </table:table-row>
            <table:table-row>
              <table:table-cell office:value-type="string">
                <text:p>30.</text:p>
              </table:table-cell>
              <table:table-cell office:value-type="float" office:value="375.861583333333">
                <text:p>375.861583333333</text:p>
              </table:table-cell>
            </table:table-row>
            <table:table-row>
              <table:table-cell office:value-type="string">
                <text:p>31.</text:p>
              </table:table-cell>
              <table:table-cell office:value-type="float" office:value="105.02825">
                <text:p>105.02825</text:p>
              </table:table-cell>
            </table:table-row>
            <table:table-row>
              <table:table-cell office:value-type="string">
                <text:p>32.</text:p>
              </table:table-cell>
              <table:table-cell office:value-type="float" office:value="105.02825">
                <text:p>105.02825</text:p>
              </table:table-cell>
            </table:table-row>
            <table:table-row>
              <table:table-cell office:value-type="string">
                <text:p>33.</text:p>
              </table:table-cell>
              <table:table-cell office:value-type="float" office:value="105.02825">
                <text:p>105.02825</text:p>
              </table:table-cell>
            </table:table-row>
            <table:table-row>
              <table:table-cell office:value-type="string">
                <text:p>34.</text:p>
              </table:table-cell>
              <table:table-cell office:value-type="float" office:value="105.02825">
                <text:p>105.02825</text:p>
              </table:table-cell>
            </table:table-row>
            <table:table-row>
              <table:table-cell office:value-type="string">
                <text:p>35.</text:p>
              </table:table-cell>
              <table:table-cell office:value-type="float" office:value="105.02825">
                <text:p>105.02825</text:p>
              </table:table-cell>
            </table:table-row>
          </table:table-rows>
        </table:table>
      </chart:chart>
    </office:char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draw:fill="solid" draw:fill-color="#ffffff"/>
    </style:style>
    <style:style style:name="ch2" style:family="chart">
      <style:chart-properties style:direction="ltr"/>
      <style:graphic-properties draw:stroke="none" svg:stroke-width="0cm" svg:stroke-color="#000000" draw:fill="none" draw:fill-color="#ffffff"/>
      <style:text-properties fo:color="#000000" fo:font-family="Arial" style:font-family-generic="swiss" style:font-pitch="variable" fo:font-size="22pt" style:font-family-asian="'Andale Sans UI'" style:font-pitch-asian="variable" style:font-size-asian="13.6000003814697pt" style:font-family-complex="Tahoma" style:font-pitch-complex="variable" style:font-size-complex="13.6000003814697pt"/>
    </style:style>
    <style:style style:name="ch3" style:family="chart">
      <style:chart-properties chart:japanese-candle-stick="false" chart:stock-with-volume="false" chart:three-dimensional="true" chart:deep="false" chart:lines="tru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graphic-properties draw:stroke="none" svg:stroke-width="0cm" svg:stroke-color="#000000" draw:marker-start="" draw:marker-start-width="0.2cm" draw:marker-start-center="false" draw:marker-end="" draw:marker-end-width="0.2cm" draw:marker-end-center="false" svg:stroke-opacity="100%" draw:stroke-linejoin="round" draw:secondary-fill-color="#99ccff" draw:gradient-step-count="0" draw:fill-hatch-solid="false" draw:opacity="100%" draw:opacity-name="" draw:fill-image-width="0cm" draw:fill-image-height="0cm" draw:fill-image-ref-point-x="0%" draw:fill-image-ref-point-y="0%" draw:fill-image-ref-point="center" draw:tile-repeat-offset="0% vertical"/>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color="#000000" fo:font-family="Arial" style:font-family-generic="swiss" style:font-pitch="variable" fo:font-size="11.5pt" style:font-family-asian="'Andale Sans UI'" style:font-pitch-asian="variable" style:font-size-asian="11.8000001907349pt" style:font-family-complex="Tahoma" style:font-pitch-complex="variable" style:font-size-complex="11.8000001907349pt"/>
    </style:style>
    <style:style style:name="ch5" style:family="chart">
      <style:chart-properties style:direction="ltr"/>
      <style:graphic-properties draw:stroke="none" svg:stroke-width="0cm" svg:stroke-color="#000000" draw:fill="none" draw:fill-color="#ffffff"/>
      <style:text-properties fo:color="#000000" fo:font-family="Arial" style:font-family-generic="swiss" style:font-pitch="variable" fo:font-size="14.6999998092651pt" style:font-family-asian="'Andale Sans UI'" style:font-pitch-asian="variable" style:font-size-asian="9.39999961853027pt" style:font-family-complex="Tahoma" style:font-pitch-complex="variable" style:font-size-complex="9.39999961853027pt"/>
    </style:style>
    <style:style style:name="ch6" style:family="chart">
      <style:graphic-properties draw:stroke="solid" svg:stroke-width="0cm" svg:stroke-color="#000000"/>
    </style:style>
    <style:style style:name="ch7"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color="#000000" fo:font-family="Arial" style:font-family-generic="swiss" style:font-pitch="variable" fo:font-size="11.5pt" style:font-family-asian="'Andale Sans UI'" style:font-pitch-asian="variable" style:font-size-asian="11.8000001907349pt" style:font-family-complex="Tahoma" style:font-pitch-complex="variable" style:font-size-complex="11.8000001907349pt"/>
    </style:style>
    <style:style style:name="ch8" style:family="chart">
      <style:chart-properties style:rotation-angle="90" style:direction="ltr"/>
      <style:graphic-properties draw:stroke="none" svg:stroke-width="0cm" svg:stroke-color="#000000" draw:fill="none" draw:fill-color="#ffffff"/>
      <style:text-properties fo:color="#000000" fo:font-family="Arial" style:font-family-generic="swiss" style:font-pitch="variable" fo:font-size="14.6999998092651pt" style:font-family-asian="'Andale Sans UI'" style:font-pitch-asian="variable" style:font-size-asian="9.39999961853027pt" style:font-family-complex="Tahoma" style:font-pitch-complex="variable" style:font-size-complex="9.39999961853027pt"/>
    </style:style>
    <style:style style:name="ch9" style:family="chart" style:data-style-name="N0">
      <style:chart-properties chart:display-label="true" chart:tick-marks-major-inner="false" chart:tick-marks-major-outer="true" chart:logarithmic="false" chart:text-overlap="false" text:line-break="false" chart:label-arrangement="side-by-side" chart:visible="true" style:direction="ltr"/>
      <style:graphic-properties draw:stroke="solid" svg:stroke-width="0cm" svg:stroke-color="#000000"/>
      <style:text-properties fo:color="#000000" fo:font-family="Arial" style:font-family-generic="swiss" style:font-pitch="variable" fo:font-size="11.5pt" style:font-family-asian="'Andale Sans UI'" style:font-pitch-asian="variable" style:font-size-asian="11.8000001907349pt" style:font-family-complex="Tahoma" style:font-pitch-complex="variable" style:font-size-complex="11.8000001907349pt"/>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none" svg:stroke-width="0cm" svg:stroke-color="#000000" draw:marker-start="" draw:marker-start-width="0.2cm" draw:marker-start-center="false" draw:marker-end="" draw:marker-end-width="0.2cm" draw:marker-end-center="false" svg:stroke-opacity="100%" draw:stroke-linejoin="round" draw:fill="solid" draw:fill-color="#9999ff" draw:secondary-fill-color="#99ccff" draw:gradient-step-count="0" draw:fill-hatch-solid="false" draw:opacity="100%" draw:opacity-name="" draw:fill-image-width="0cm" draw:fill-image-height="0cm" draw:fill-image-ref-point-x="0%" draw:fill-image-ref-point-y="0%" draw:fill-image-ref-point="center" draw:tile-repeat-offset="0% vertical" dr3d:edge-rounding="5%" dr3d:backface-culling="disabled"/>
      <style:text-properties fo:color="#000000" fo:font-family="Arial" style:font-family-generic="swiss" style:font-pitch="variable" fo:font-size="9.39999961853027pt" style:font-family-asian="'Andale Sans UI'" style:font-pitch-asian="variable" style:font-size-asian="10.1999998092651pt" style:font-family-complex="Tahoma" style:font-pitch-complex="variable" style:font-size-complex="10.1999998092651pt"/>
    </style:style>
    <style:style style:name="ch11"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none" svg:stroke-width="0cm" svg:stroke-color="#000000" draw:marker-start="" draw:marker-start-width="0.2cm" draw:marker-start-center="false" draw:marker-end="" draw:marker-end-width="0.2cm" draw:marker-end-center="false" svg:stroke-opacity="100%" draw:stroke-linejoin="round" draw:fill="solid" draw:fill-color="#993366" draw:secondary-fill-color="#99ccff" draw:gradient-step-count="0" draw:fill-hatch-solid="false" draw:opacity="100%" draw:opacity-name="" draw:fill-image-width="0cm" draw:fill-image-height="0cm" draw:fill-image-ref-point-x="0%" draw:fill-image-ref-point-y="0%" draw:fill-image-ref-point="center" draw:tile-repeat-offset="0% vertical" dr3d:edge-rounding="5%" dr3d:backface-culling="disabled"/>
      <style:text-properties fo:color="#000000" fo:font-family="Arial" style:font-family-generic="swiss" style:font-pitch="variable" fo:font-size="9.39999961853027pt" style:font-family-asian="'Andale Sans UI'" style:font-pitch-asian="variable" style:font-size-asian="10.1999998092651pt" style:font-family-complex="Tahoma" style:font-pitch-complex="variable" style:font-size-complex="10.1999998092651pt"/>
    </style:style>
    <style:style style:name="ch12" style:family="chart">
      <style:graphic-properties draw:stroke="none" svg:stroke-width="0cm" svg:stroke-color="#000000" draw:fill="none" draw:fill-color="#ffffff"/>
    </style:style>
    <style:style style:name="ch13" style:family="chart">
      <style:graphic-properties draw:stroke="none" svg:stroke-width="0cm" svg:stroke-color="#000000" draw:fill="solid" draw:fill-color="#999999"/>
    </style:style>
  </office:automatic-styles>
  <office:body>
    <office:chart>
      <chart:chart svg:width="21.101cm" svg:height="11.872cm" chart:class="chart:line" chart:style-name="ch1">
        <chart:title svg:x="6.192cm" svg:y="0.236cm" chart:style-name="ch2">
          <text:p>Zins-/und Tilgungsverlauf</text:p>
        </chart:title>
        <chart:plot-area chart:style-name="ch3" table:cell-range-address="Verlauf.$A$2:.$C$37" chart:data-source-has-labels="both" chart:table-number-list="5" svg:x="0.419cm" svg:y="1.585cm" svg:width="20.26cm" svg:height="10.048cm" dr3d:vrp="(17980.7850008345 10415.9103702603 24506.1538210437)" dr3d:vpn="(0.416176653696948 0.17363937962709 0.892550479670663)" dr3d:vup="(-0.0733793391750355 0.984809304303488 -0.157372509478358)" dr3d:projection="perspective" dr3d:distance="4.105cm" dr3d:focal-length="8cm" dr3d:shadow-slant="0" dr3d:shade-mode="gouraud" dr3d:ambient-color="#666666" dr3d:lighting-mode="false">
          <dr3d:light dr3d:diffuse-color="#cccccc" dr3d:direction="(0.577350269189626 0.577350269189626 0.577350269189626)" dr3d:enabled="false" dr3d:specular="true"/>
          <dr3d:light dr3d:diffuse-color="#cccccc" dr3d:direction="(0.577350269189626 0.577350269189626 0.577350269189626)"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chart:axis chart:dimension="x" chart:name="primary-x" chart:style-name="ch4">
            <chart:title svg:x="10.034cm" svg:y="11.015cm" chart:style-name="ch5">
              <text:p>Jahr</text:p>
            </chart:title>
            <chart:categories table:cell-range-address="local-table.A2:.A36"/>
            <chart:grid chart:style-name="ch6" chart:class="major"/>
          </chart:axis>
          <chart:axis chart:dimension="y" chart:name="primary-y" chart:style-name="ch7">
            <chart:title svg:x="0.001cm" svg:y="7.713cm" chart:style-name="ch8">
              <text:p>Betrag [€]</text:p>
            </chart:title>
            <chart:grid chart:style-name="ch6" chart:class="major"/>
          </chart:axis>
          <chart:axis chart:dimension="z" chart:name="primary-z" chart:style-name="ch9">
            <chart:grid chart:style-name="ch6" chart:class="major"/>
          </chart:axis>
          <chart:series chart:style-name="ch10">
            <chart:data-point chart:repeated="35"/>
          </chart:series>
          <chart:series chart:style-name="ch11">
            <chart:data-point chart:repeated="3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insen</text:p>
              </table:table-cell>
              <table:table-cell office:value-type="string">
                <text:p>Tilgung</text:p>
              </table:table-cell>
            </table:table-row>
          </table:table-header-rows>
          <table:table-rows>
            <table:table-row>
              <table:table-cell office:value-type="string">
                <text:p>1.</text:p>
              </table:table-cell>
              <table:table-cell office:value-type="float" office:value="3188.8">
                <text:p>3188.8</text:p>
              </table:table-cell>
              <table:table-cell office:value-type="float" office:value="1321.539">
                <text:p>1321.539</text:p>
              </table:table-cell>
            </table:table-row>
            <table:table-row>
              <table:table-cell office:value-type="string">
                <text:p>2.</text:p>
              </table:table-cell>
              <table:table-cell office:value-type="float" office:value="3143.8">
                <text:p>3143.8</text:p>
              </table:table-cell>
              <table:table-cell office:value-type="float" office:value="1366.539">
                <text:p>1366.539</text:p>
              </table:table-cell>
            </table:table-row>
            <table:table-row>
              <table:table-cell office:value-type="string">
                <text:p>3.</text:p>
              </table:table-cell>
              <table:table-cell office:value-type="float" office:value="3085.93844">
                <text:p>3085.93844</text:p>
              </table:table-cell>
              <table:table-cell office:value-type="float" office:value="1424.40056">
                <text:p>1424.40056</text:p>
              </table:table-cell>
            </table:table-row>
            <table:table-row>
              <table:table-cell office:value-type="string">
                <text:p>4.</text:p>
              </table:table-cell>
              <table:table-cell office:value-type="float" office:value="3026.05188">
                <text:p>3026.05188</text:p>
              </table:table-cell>
              <table:table-cell office:value-type="float" office:value="1484.28712">
                <text:p>1484.28712</text:p>
              </table:table-cell>
            </table:table-row>
            <table:table-row>
              <table:table-cell office:value-type="string">
                <text:p>5.</text:p>
              </table:table-cell>
              <table:table-cell office:value-type="float" office:value="2898.5692478">
                <text:p>2898.5692478</text:p>
              </table:table-cell>
              <table:table-cell office:value-type="float" office:value="1611.7697522">
                <text:p>1611.7697522</text:p>
              </table:table-cell>
            </table:table-row>
            <table:table-row>
              <table:table-cell office:value-type="string">
                <text:p>6.</text:p>
              </table:table-cell>
              <table:table-cell office:value-type="float" office:value="2827.912252087">
                <text:p>2827.912252087</text:p>
              </table:table-cell>
              <table:table-cell office:value-type="float" office:value="1682.426747913">
                <text:p>1682.426747913</text:p>
              </table:table-cell>
            </table:table-row>
            <table:table-row>
              <table:table-cell office:value-type="string">
                <text:p>7.</text:p>
              </table:table-cell>
              <table:table-cell office:value-type="float" office:value="2754.15059729236">
                <text:p>2754.15059729236</text:p>
              </table:table-cell>
              <table:table-cell office:value-type="float" office:value="1756.18840270765">
                <text:p>1756.18840270765</text:p>
              </table:table-cell>
            </table:table-row>
            <table:table-row>
              <table:table-cell office:value-type="string">
                <text:p>8.</text:p>
              </table:table-cell>
              <table:table-cell office:value-type="float" office:value="2677.14756998641">
                <text:p>2677.14756998641</text:p>
              </table:table-cell>
              <table:table-cell office:value-type="float" office:value="1833.19143001359">
                <text:p>1833.19143001359</text:p>
              </table:table-cell>
            </table:table-row>
            <table:table-row>
              <table:table-cell office:value-type="string">
                <text:p>9.</text:p>
              </table:table-cell>
              <table:table-cell office:value-type="float" office:value="2596.76042448433">
                <text:p>2596.76042448433</text:p>
              </table:table-cell>
              <table:table-cell office:value-type="float" office:value="1913.57857551567">
                <text:p>1913.57857551567</text:p>
              </table:table-cell>
            </table:table-row>
            <table:table-row>
              <table:table-cell office:value-type="string">
                <text:p>10.</text:p>
              </table:table-cell>
              <table:table-cell office:value-type="float" office:value="2512.8401161886">
                <text:p>2512.8401161886</text:p>
              </table:table-cell>
              <table:table-cell office:value-type="float" office:value="1997.4988838114">
                <text:p>1997.4988838114</text:p>
              </table:table-cell>
            </table:table-row>
            <table:table-row>
              <table:table-cell office:value-type="string">
                <text:p>11.</text:p>
              </table:table-cell>
              <table:table-cell office:value-type="float" office:value="3211.6718281563">
                <text:p>3211.6718281563</text:p>
              </table:table-cell>
              <table:table-cell office:value-type="float" office:value="1298.6671718437">
                <text:p>1298.6671718437</text:p>
              </table:table-cell>
            </table:table-row>
            <table:table-row>
              <table:table-cell office:value-type="string">
                <text:p>12.</text:p>
              </table:table-cell>
              <table:table-cell office:value-type="float" office:value="3164.17079677562">
                <text:p>3164.17079677562</text:p>
              </table:table-cell>
              <table:table-cell office:value-type="float" office:value="1346.16820322438">
                <text:p>1346.16820322438</text:p>
              </table:table-cell>
            </table:table-row>
            <table:table-row>
              <table:table-cell office:value-type="string">
                <text:p>13.</text:p>
              </table:table-cell>
              <table:table-cell office:value-type="float" office:value="3115.40733829099">
                <text:p>3115.40733829099</text:p>
              </table:table-cell>
              <table:table-cell office:value-type="float" office:value="1394.93166170901">
                <text:p>1394.93166170901</text:p>
              </table:table-cell>
            </table:table-row>
            <table:table-row>
              <table:table-cell office:value-type="string">
                <text:p>14.</text:p>
              </table:table-cell>
              <table:table-cell office:value-type="float" office:value="3065.39465302739">
                <text:p>3065.39465302739</text:p>
              </table:table-cell>
              <table:table-cell office:value-type="float" office:value="1444.94434697261">
                <text:p>1444.94434697261</text:p>
              </table:table-cell>
            </table:table-row>
            <table:table-row>
              <table:table-cell office:value-type="string">
                <text:p>15.</text:p>
              </table:table-cell>
              <table:table-cell office:value-type="float" office:value="3014.15213608799">
                <text:p>3014.15213608799</text:p>
              </table:table-cell>
              <table:table-cell office:value-type="float" office:value="1496.18686391201">
                <text:p>1496.18686391201</text:p>
              </table:table-cell>
            </table:table-row>
            <table:table-row>
              <table:table-cell office:value-type="string">
                <text:p>16.</text:p>
              </table:table-cell>
              <table:table-cell office:value-type="float" office:value="3927.81458241416">
                <text:p>3927.81458241416</text:p>
              </table:table-cell>
              <table:table-cell office:value-type="float" office:value="582.52441758584">
                <text:p>582.52441758584</text:p>
              </table:table-cell>
            </table:table-row>
            <table:table-row>
              <table:table-cell office:value-type="string">
                <text:p>17.</text:p>
              </table:table-cell>
              <table:table-cell office:value-type="float" office:value="3881.21262900729">
                <text:p>3881.21262900729</text:p>
              </table:table-cell>
              <table:table-cell office:value-type="float" office:value="629.126370992707">
                <text:p>629.126370992707</text:p>
              </table:table-cell>
            </table:table-row>
            <table:table-row>
              <table:table-cell office:value-type="string">
                <text:p>18.</text:p>
              </table:table-cell>
              <table:table-cell office:value-type="float" office:value="3830.88251932788">
                <text:p>3830.88251932788</text:p>
              </table:table-cell>
              <table:table-cell office:value-type="float" office:value="679.456480672124">
                <text:p>679.456480672124</text:p>
              </table:table-cell>
            </table:table-row>
            <table:table-row>
              <table:table-cell office:value-type="string">
                <text:p>19.</text:p>
              </table:table-cell>
              <table:table-cell office:value-type="float" office:value="3776.52600087411">
                <text:p>3776.52600087411</text:p>
              </table:table-cell>
              <table:table-cell office:value-type="float" office:value="733.812999125893">
                <text:p>733.812999125893</text:p>
              </table:table-cell>
            </table:table-row>
            <table:table-row>
              <table:table-cell office:value-type="string">
                <text:p>20.</text:p>
              </table:table-cell>
              <table:table-cell office:value-type="float" office:value="3717.82096094404">
                <text:p>3717.82096094404</text:p>
              </table:table-cell>
              <table:table-cell office:value-type="float" office:value="792.518039055964">
                <text:p>792.518039055964</text:p>
              </table:table-cell>
            </table:table-row>
            <table:table-row>
              <table:table-cell office:value-type="string">
                <text:p>21.</text:p>
              </table:table-cell>
              <table:table-cell office:value-type="float" office:value="3654.41951781956">
                <text:p>3654.41951781956</text:p>
              </table:table-cell>
              <table:table-cell office:value-type="float" office:value="855.919482180442">
                <text:p>855.919482180442</text:p>
              </table:table-cell>
            </table:table-row>
            <table:table-row>
              <table:table-cell office:value-type="string">
                <text:p>22.</text:p>
              </table:table-cell>
              <table:table-cell office:value-type="float" office:value="3585.94595924512">
                <text:p>3585.94595924512</text:p>
              </table:table-cell>
              <table:table-cell office:value-type="float" office:value="924.393040754877">
                <text:p>924.393040754877</text:p>
              </table:table-cell>
            </table:table-row>
            <table:table-row>
              <table:table-cell office:value-type="string">
                <text:p>23.</text:p>
              </table:table-cell>
              <table:table-cell office:value-type="float" office:value="3511.99451598473">
                <text:p>3511.99451598473</text:p>
              </table:table-cell>
              <table:table-cell office:value-type="float" office:value="998.344484015267">
                <text:p>998.344484015267</text:p>
              </table:table-cell>
            </table:table-row>
            <table:table-row>
              <table:table-cell office:value-type="string">
                <text:p>24.</text:p>
              </table:table-cell>
              <table:table-cell office:value-type="float" office:value="3432.12695726351">
                <text:p>3432.12695726351</text:p>
              </table:table-cell>
              <table:table-cell office:value-type="float" office:value="1078.21204273649">
                <text:p>1078.21204273649</text:p>
              </table:table-cell>
            </table:table-row>
            <table:table-row>
              <table:table-cell office:value-type="string">
                <text:p>25.</text:p>
              </table:table-cell>
              <table:table-cell office:value-type="float" office:value="3345.86999384459">
                <text:p>3345.86999384459</text:p>
              </table:table-cell>
              <table:table-cell office:value-type="float" office:value="1164.46900615541">
                <text:p>1164.46900615541</text:p>
              </table:table-cell>
            </table:table-row>
            <table:table-row>
              <table:table-cell office:value-type="string">
                <text:p>26.</text:p>
              </table:table-cell>
              <table:table-cell office:value-type="float" office:value="3252.71247335216">
                <text:p>3252.71247335216</text:p>
              </table:table-cell>
              <table:table-cell office:value-type="float" office:value="1257.62652664784">
                <text:p>1257.62652664784</text:p>
              </table:table-cell>
            </table:table-row>
            <table:table-row>
              <table:table-cell office:value-type="string">
                <text:p>27.</text:p>
              </table:table-cell>
              <table:table-cell office:value-type="float" office:value="3152.10235122033">
                <text:p>3152.10235122033</text:p>
              </table:table-cell>
              <table:table-cell office:value-type="float" office:value="1358.23664877967">
                <text:p>1358.23664877967</text:p>
              </table:table-cell>
            </table:table-row>
            <table:table-row>
              <table:table-cell office:value-type="string">
                <text:p>28.</text:p>
              </table:table-cell>
              <table:table-cell office:value-type="float" office:value="3043.44341931796">
                <text:p>3043.44341931796</text:p>
              </table:table-cell>
              <table:table-cell office:value-type="float" office:value="1466.89558068204">
                <text:p>1466.89558068204</text:p>
              </table:table-cell>
            </table:table-row>
            <table:table-row>
              <table:table-cell office:value-type="string">
                <text:p>29.</text:p>
              </table:table-cell>
              <table:table-cell office:value-type="float" office:value="2926.0917728634">
                <text:p>2926.0917728634</text:p>
              </table:table-cell>
              <table:table-cell office:value-type="float" office:value="1584.2472271366">
                <text:p>1584.2472271366</text:p>
              </table:table-cell>
            </table:table-row>
            <table:table-row>
              <table:table-cell office:value-type="string">
                <text:p>30.</text:p>
              </table:table-cell>
              <table:table-cell office:value-type="float" office:value="2799.35199469247">
                <text:p>2799.35199469247</text:p>
              </table:table-cell>
              <table:table-cell office:value-type="float" office:value="1710.98700530753">
                <text:p>1710.98700530753</text:p>
              </table:table-cell>
            </table:table-row>
            <table:table-row>
              <table:table-cell office:value-type="string">
                <text:p>31.</text:p>
              </table:table-cell>
              <table:table-cell office:value-type="float" office:value="2717.08671114109">
                <text:p>2717.08671114109</text:p>
              </table:table-cell>
              <table:table-cell office:value-type="float" office:value="-1456.74771114109">
                <text:p>-1456.74771114109</text:p>
              </table:table-cell>
            </table:table-row>
            <table:table-row>
              <table:table-cell office:value-type="string">
                <text:p>32.</text:p>
              </table:table-cell>
              <table:table-cell office:value-type="float" office:value="2833.62652803238">
                <text:p>2833.62652803238</text:p>
              </table:table-cell>
              <table:table-cell office:value-type="float" office:value="-1573.28752803238">
                <text:p>-1573.28752803238</text:p>
              </table:table-cell>
            </table:table-row>
            <table:table-row>
              <table:table-cell office:value-type="string">
                <text:p>33.</text:p>
              </table:table-cell>
              <table:table-cell office:value-type="float" office:value="2959.48953027497">
                <text:p>2959.48953027497</text:p>
              </table:table-cell>
              <table:table-cell office:value-type="float" office:value="-1699.15053027497">
                <text:p>-1699.15053027497</text:p>
              </table:table-cell>
            </table:table-row>
            <table:table-row>
              <table:table-cell office:value-type="string">
                <text:p>34.</text:p>
              </table:table-cell>
              <table:table-cell office:value-type="float" office:value="3095.42157269697">
                <text:p>3095.42157269697</text:p>
              </table:table-cell>
              <table:table-cell office:value-type="float" office:value="-1835.08257269697">
                <text:p>-1835.08257269697</text:p>
              </table:table-cell>
            </table:table-row>
            <table:table-row>
              <table:table-cell office:value-type="string">
                <text:p>35.</text:p>
              </table:table-cell>
              <table:table-cell office:value-type="float" office:value="3242.22817851273">
                <text:p>3242.22817851273</text:p>
              </table:table-cell>
              <table:table-cell office:value-type="float" office:value="-1981.88917851273">
                <text:p>-1981.88917851273</text:p>
              </table:table-cell>
            </table:table-row>
          </table:table-rows>
        </table:table>
      </chart:chart>
    </office:char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